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Roman" svg:font-family="NimbusRoman"/>
    <style:font-face style:name="NimbusRomanRegular" svg:font-family="NimbusRomanRegular"/>
    <style:font-face style:name="OpenSymbol" svg:font-family="OpenSymbol"/>
    <style:font-face style:name="DejaVu Sans" svg:font-family="'DejaVu Sans'" style:font-family-generic="roman" style:font-pitch="variable"/>
    <style:font-face style:name="DejaVu Serif" svg:font-family="'DejaVu Serif'" style:font-family-generic="roman" style:font-pitch="variable"/>
    <style:font-face style:name="DejaVu Sans1" svg:font-family="'DejaVu 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solid" draw:fill-color="#ffffff"/>
    </style:style>
    <style:style style:name="gr3" style:family="graphic" style:parent-style-name="standard">
      <style:graphic-properties draw:stroke="none" draw:fill="none" draw:textarea-horizontal-align="left" draw:textarea-vertical-align="top" draw:auto-grow-height="true" draw:auto-grow-width="true" fo:min-height="0.493cm" fo:min-width="0.493cm" fo:padding-top="0cm" fo:padding-bottom="0cm" fo:padding-left="0cm" fo:padding-right="0cm"/>
    </style:style>
    <style:style style:name="gr4" style:family="graphic" style:parent-style-name="standard">
      <style:graphic-properties draw:stroke="none" draw:fill="none" draw:textarea-horizontal-align="left" draw:textarea-vertical-align="top" draw:auto-grow-height="true" draw:auto-grow-width="true" fo:min-height="1.551cm" fo:min-width="1.551cm" fo:padding-top="0cm" fo:padding-bottom="0cm" fo:padding-left="0cm" fo:padding-right="0cm"/>
    </style:style>
    <style:style style:name="gr5" style:family="graphic" style:parent-style-name="standard">
      <style:graphic-properties draw:stroke="none" draw:fill="none" draw:textarea-horizontal-align="left" draw:textarea-vertical-align="top" draw:auto-grow-height="true" draw:auto-grow-width="true" fo:min-height="1.128cm" fo:min-width="1.128cm" fo:padding-top="0cm" fo:padding-bottom="0cm" fo:padding-left="0cm" fo:padding-right="0cm"/>
    </style:style>
    <style:style style:name="gr6" style:family="graphic" style:parent-style-name="standard">
      <style:graphic-properties draw:stroke="solid" svg:stroke-width="0.105cm" svg:stroke-color="#000000" draw:stroke-linejoin="miter" svg:stroke-linecap="square" draw:fill="none" fo:padding-top="0.052cm" fo:padding-bottom="0.052cm" fo:padding-left="0.052cm" fo:padding-right="0.052cm"/>
    </style:style>
    <style:style style:name="gr7" style:family="graphic" style:parent-style-name="standard">
      <style:graphic-properties draw:stroke="none" draw:fill="none" draw:textarea-horizontal-align="left" draw:textarea-vertical-align="top" draw:auto-grow-height="true" draw:auto-grow-width="true" fo:min-height="0.846cm" fo:min-width="0.846cm" fo:padding-top="0cm" fo:padding-bottom="0cm" fo:padding-left="0cm" fo:padding-right="0cm"/>
    </style:style>
    <style:style style:name="gr8" style:family="graphic" style:parent-style-name="standard">
      <style:graphic-properties draw:stroke="solid" svg:stroke-width="0.025cm" svg:stroke-color="#000000" draw:stroke-linejoin="miter" svg:stroke-linecap="square" draw:fill="none" fo:padding-top="0.012cm" fo:padding-bottom="0.012cm" fo:padding-left="0.012cm" fo:padding-right="0.012cm"/>
    </style:style>
    <style:style style:name="gr9" style:family="graphic" style:parent-style-name="standard">
      <style:graphic-properties draw:stroke="none" draw:fill="solid" draw:fill-color="#000000"/>
    </style:style>
    <style:style style:name="gr10" style:family="graphic" style:parent-style-name="standard">
      <style:graphic-properties draw:stroke="none" draw:fill="none" draw:textarea-horizontal-align="left" draw:textarea-vertical-align="top" draw:auto-grow-height="true" draw:auto-grow-width="true" fo:min-height="0.987cm" fo:min-width="0.987cm" fo:padding-top="0cm" fo:padding-bottom="0cm" fo:padding-left="0cm" fo:padding-right="0cm"/>
    </style:style>
    <style:style style:name="gr11" style:family="graphic" style:parent-style-name="standard">
      <style:graphic-properties draw:stroke="solid" svg:stroke-width="0.105cm" svg:stroke-color="#ff0000" draw:stroke-linejoin="miter" svg:stroke-linecap="square" draw:fill="none" fo:padding-top="0.052cm" fo:padding-bottom="0.052cm" fo:padding-left="0.052cm" fo:padding-right="0.052cm"/>
    </style:style>
    <style:style style:name="gr12" style:family="graphic" style:parent-style-name="standard">
      <style:graphic-properties draw:stroke="solid" svg:stroke-width="0.025cm" svg:stroke-color="#ff0000" draw:stroke-linejoin="miter" svg:stroke-linecap="square" draw:fill="none" fo:padding-top="0.012cm" fo:padding-bottom="0.012cm" fo:padding-left="0.012cm" fo:padding-right="0.012cm"/>
    </style:style>
    <style:style style:name="gr13" style:family="graphic" style:parent-style-name="standard">
      <style:graphic-properties draw:stroke="none" draw:fill="solid" draw:fill-color="#ff0000"/>
    </style:style>
    <style:style style:name="gr14" style:family="graphic" style:parent-style-name="standard">
      <style:graphic-properties draw:stroke="solid" svg:stroke-width="0.043cm" svg:stroke-color="#000000" draw:stroke-linejoin="miter" svg:stroke-linecap="square" draw:fill="none" fo:padding-top="0.021cm" fo:padding-bottom="0.021cm" fo:padding-left="0.021cm" fo:padding-right="0.021cm"/>
    </style:style>
    <style:style style:name="gr15" style:family="graphic" style:parent-style-name="standard">
      <style:graphic-properties draw:stroke="none" draw:fill="none" draw:textarea-horizontal-align="left" draw:textarea-vertical-align="top" draw:auto-grow-height="true" draw:auto-grow-width="true" fo:min-height="0.705cm" fo:min-width="0.705cm" fo:padding-top="0cm" fo:padding-bottom="0cm" fo:padding-left="0cm" fo:padding-right="0cm"/>
    </style:style>
    <style:style style:name="gr16" style:family="graphic" style:parent-style-name="standard">
      <style:graphic-properties draw:stroke="none" draw:fill="none" draw:textarea-horizontal-align="left" draw:textarea-vertical-align="top" draw:auto-grow-height="true" draw:auto-grow-width="true" fo:min-height="0.652cm" fo:min-width="0.652cm" fo:padding-top="0cm" fo:padding-bottom="0cm" fo:padding-left="0cm" fo:padding-right="0cm"/>
    </style:style>
    <style:style style:name="gr17" style:family="graphic" style:parent-style-name="standard">
      <style:graphic-properties draw:stroke="none" draw:fill="none" draw:textarea-horizontal-align="left" draw:textarea-vertical-align="top" draw:auto-grow-height="true" draw:auto-grow-width="true" fo:min-height="1.107cm" fo:min-width="1.107cm" fo:padding-top="0cm" fo:padding-bottom="0cm" fo:padding-left="0cm" fo:padding-right="0cm"/>
    </style:style>
    <style:style style:name="gr18" style:family="graphic" style:parent-style-name="standard">
      <style:graphic-properties draw:stroke="none" draw:fill="none" draw:textarea-horizontal-align="left" draw:textarea-vertical-align="top" draw:auto-grow-height="true" draw:auto-grow-width="true" fo:min-height="0.638cm" fo:min-width="0.638cm" fo:padding-top="0cm" fo:padding-bottom="0cm" fo:padding-left="0cm" fo:padding-right="0cm"/>
    </style:style>
    <style:style style:name="gr19" style:family="graphic" style:parent-style-name="standard">
      <style:graphic-properties draw:stroke="none" draw:fill="solid" draw:fill-color="#00cc99"/>
    </style:style>
    <style:style style:name="gr20" style:family="graphic" style:parent-style-name="standard">
      <style:graphic-properties draw:stroke="solid" svg:stroke-width="0.034cm" svg:stroke-color="#000000" draw:stroke-linejoin="miter" svg:stroke-linecap="square" draw:fill="none" fo:padding-top="0.017cm" fo:padding-bottom="0.017cm" fo:padding-left="0.017cm" fo:padding-right="0.017cm"/>
    </style:style>
    <style:style style:name="gr21" style:family="graphic" style:parent-style-name="standard">
      <style:graphic-properties draw:stroke="none" draw:fill="none" draw:textarea-horizontal-align="left" draw:textarea-vertical-align="top" draw:auto-grow-height="true" draw:auto-grow-width="true" fo:min-height="1.093cm" fo:min-width="1.093cm" fo:padding-top="0cm" fo:padding-bottom="0cm" fo:padding-left="0cm" fo:padding-right="0cm"/>
    </style:style>
    <style:style style:name="gr22" style:family="graphic" style:parent-style-name="standard">
      <style:graphic-properties draw:stroke="none" draw:fill="none" draw:textarea-horizontal-align="left" draw:textarea-vertical-align="top" draw:auto-grow-height="true" draw:auto-grow-width="true" fo:min-height="0.634cm" fo:min-width="0.634cm" fo:padding-top="0cm" fo:padding-bottom="0cm" fo:padding-left="0cm" fo:padding-right="0cm"/>
    </style:style>
    <style:style style:name="P1" style:family="paragraph">
      <loext:graphic-properties draw:fill="solid" draw:fill-color="#ffffff"/>
    </style:style>
    <style:style style:name="P2" style:family="paragraph">
      <style:paragraph-properties fo:text-align="start" style:writing-mode="lr-tb"/>
    </style:style>
    <style:style style:name="P3" style:family="paragraph">
      <loext:graphic-properties draw:fill="none"/>
      <style:text-properties fo:font-size="14pt" style:font-size-asian="14pt" style:font-size-complex="14pt"/>
    </style:style>
    <style:style style:name="P4" style:family="paragraph">
      <loext:graphic-properties draw:fill="none"/>
      <style:text-properties fo:font-size="44pt" style:font-size-asian="44pt" style:font-size-complex="44pt"/>
    </style:style>
    <style:style style:name="P5" style:family="paragraph">
      <loext:graphic-properties draw:fill="none"/>
      <style:text-properties fo:font-size="32pt" style:font-size-asian="32pt" style:font-size-complex="32pt"/>
    </style:style>
    <style:style style:name="P6" style:family="paragraph">
      <loext:graphic-properties draw:fill="none"/>
    </style:style>
    <style:style style:name="P7" style:family="paragraph">
      <loext:graphic-properties draw:fill="none"/>
      <style:text-properties fo:font-size="24pt" style:font-size-asian="24pt" style:font-size-complex="24pt"/>
    </style:style>
    <style:style style:name="P8" style:family="paragraph">
      <loext:graphic-properties draw:fill="solid" draw:fill-color="#000000"/>
    </style:style>
    <style:style style:name="P9" style:family="paragraph">
      <loext:graphic-properties draw:fill="none"/>
      <style:text-properties fo:font-size="28pt" style:font-size-asian="28pt" style:font-size-complex="28pt"/>
    </style:style>
    <style:style style:name="P10" style:family="paragraph">
      <loext:graphic-properties draw:fill="solid" draw:fill-color="#ff0000"/>
    </style:style>
    <style:style style:name="P11" style:family="paragraph">
      <loext:graphic-properties draw:fill="none"/>
      <style:text-properties fo:font-size="20pt" style:font-size-asian="20pt" style:font-size-complex="20pt"/>
    </style:style>
    <style:style style:name="P12" style:family="paragraph">
      <loext:graphic-properties draw:fill="none"/>
      <style:text-properties fo:font-size="18.5pt" style:font-size-asian="18.5pt" style:font-size-complex="18.5pt"/>
    </style:style>
    <style:style style:name="P13" style:family="paragraph">
      <loext:graphic-properties draw:fill="none"/>
      <style:text-properties fo:font-size="31.3999996185303pt" style:font-size-asian="31.3999996185303pt" style:font-size-complex="31.3999996185303pt"/>
    </style:style>
    <style:style style:name="P14" style:family="paragraph">
      <loext:graphic-properties draw:fill="none"/>
      <style:text-properties fo:font-size="18.1000003814697pt" style:font-size-asian="18.1000003814697pt" style:font-size-complex="18.1000003814697pt"/>
    </style:style>
    <style:style style:name="P15" style:family="paragraph">
      <loext:graphic-properties draw:fill="solid" draw:fill-color="#00cc99"/>
    </style:style>
    <style:style style:name="P16" style:family="paragraph">
      <loext:graphic-properties draw:fill="none"/>
      <style:text-properties fo:font-size="31pt" style:font-size-asian="31pt" style:font-size-complex="31pt"/>
    </style:style>
    <style:style style:name="P17" style:family="paragraph">
      <loext:graphic-properties draw:fill="none"/>
      <style:text-properties fo:font-size="18pt" style:font-size-asian="18pt" style:font-size-complex="18pt"/>
    </style:style>
    <style:style style:name="T1" style:family="text">
      <style:text-properties fo:color="#000000" style:font-name="NimbusRomanRegular" fo:font-size="14pt" style:font-size-asian="14pt" style:font-name-complex="NimbusRomanRegular" style:font-size-complex="14pt"/>
    </style:style>
    <style:style style:name="T2" style:family="text">
      <style:text-properties fo:color="#000000" style:font-name="NimbusRomanRegular" fo:font-size="44pt" style:font-size-asian="44pt" style:font-name-complex="NimbusRomanRegular" style:font-size-complex="44pt"/>
    </style:style>
    <style:style style:name="T3" style:family="text">
      <style:text-properties fo:color="#000000" style:font-name="NimbusRomanRegular" fo:font-size="32pt" style:font-size-asian="32pt" style:font-name-complex="NimbusRomanRegular" style:font-size-complex="32pt"/>
    </style:style>
    <style:style style:name="T4" style:family="text">
      <style:text-properties fo:color="#ff0000" style:font-name="NimbusRomanRegular" fo:font-size="32pt" style:font-size-asian="32pt" style:font-name-complex="NimbusRomanRegular" style:font-size-complex="32pt"/>
    </style:style>
    <style:style style:name="T5" style:family="text">
      <style:text-properties fo:color="#000000" style:font-name="NimbusRomanRegular" fo:font-size="24pt" style:font-size-asian="24pt" style:font-name-complex="NimbusRomanRegular" style:font-size-complex="24pt"/>
    </style:style>
    <style:style style:name="T6" style:family="text">
      <style:text-properties fo:color="#ff0000" style:font-name="NimbusRomanRegular" fo:font-size="24pt" style:font-size-asian="24pt" style:font-name-complex="NimbusRomanRegular" style:font-size-complex="24pt"/>
    </style:style>
    <style:style style:name="T7" style:family="text">
      <style:text-properties fo:color="#000000" style:font-name="NimbusRoman" fo:font-size="32pt" style:font-size-asian="32pt" style:font-name-complex="NimbusRoman" style:font-size-complex="32pt"/>
    </style:style>
    <style:style style:name="T8" style:family="text">
      <style:text-properties fo:color="#000000" style:font-name="NimbusRomanRegular" fo:font-size="28pt" style:font-size-asian="28pt" style:font-name-complex="NimbusRomanRegular" style:font-size-complex="28pt"/>
    </style:style>
    <style:style style:name="T9" style:family="text">
      <style:text-properties fo:color="#000000" style:font-name="NimbusRoman" fo:font-size="28pt" style:font-size-asian="28pt" style:font-name-complex="NimbusRoman" style:font-size-complex="28pt"/>
    </style:style>
    <style:style style:name="T10" style:family="text">
      <style:text-properties fo:color="#3333cc" style:font-name="NimbusRomanRegular" fo:font-size="20pt" style:font-size-asian="20pt" style:font-name-complex="NimbusRomanRegular" style:font-size-complex="20pt"/>
    </style:style>
    <style:style style:name="T11" style:family="text">
      <style:text-properties fo:color="#0000ff" style:font-name="NimbusRomanRegular" fo:font-size="20pt" style:font-size-asian="20pt" style:font-name-complex="NimbusRomanRegular" style:font-size-complex="20pt"/>
    </style:style>
    <style:style style:name="T12" style:family="text">
      <style:text-properties fo:color="#3333cc" style:font-name="OpenSymbol" fo:font-size="20pt" style:font-size-asian="20pt" style:font-name-complex="OpenSymbol" style:font-size-complex="20pt"/>
    </style:style>
    <style:style style:name="T13" style:family="text">
      <style:text-properties fo:color="#000000" style:font-name="NimbusRomanRegular" fo:font-size="20pt" style:font-size-asian="20pt" style:font-name-complex="NimbusRomanRegular" style:font-size-complex="20pt"/>
    </style:style>
    <style:style style:name="T14" style:family="text">
      <style:text-properties fo:color="#ff0000" style:font-name="NimbusRomanRegular" fo:font-size="20pt" style:font-size-asian="20pt" style:font-name-complex="NimbusRomanRegular" style:font-size-complex="20pt"/>
    </style:style>
    <style:style style:name="T15" style:family="text">
      <style:text-properties fo:color="#ff0000" style:font-name="NimbusRoman" fo:font-size="32pt" style:font-size-asian="32pt" style:font-name-complex="NimbusRoman" style:font-size-complex="32pt"/>
    </style:style>
    <style:style style:name="T16" style:family="text">
      <style:text-properties fo:color="#ff0000" style:font-name="NimbusRomanRegular" fo:font-size="18.5pt" style:font-size-asian="18.5pt" style:font-name-complex="NimbusRomanRegular" style:font-size-complex="18.5pt"/>
    </style:style>
    <style:style style:name="T17" style:family="text">
      <style:text-properties fo:color="#000000" style:font-name="NimbusRomanRegular" fo:font-size="31.3999996185303pt" style:font-size-asian="31.3999996185303pt" style:font-name-complex="NimbusRomanRegular" style:font-size-complex="31.3999996185303pt"/>
    </style:style>
    <style:style style:name="T18" style:family="text">
      <style:text-properties fo:color="#ff0000" style:font-name="NimbusRomanRegular" fo:font-size="31.3999996185303pt" style:font-size-asian="31.3999996185303pt" style:font-name-complex="NimbusRomanRegular" style:font-size-complex="31.3999996185303pt"/>
    </style:style>
    <style:style style:name="T19" style:family="text">
      <style:text-properties fo:color="#ff0000" style:font-name="NimbusRomanRegular" fo:font-size="18.1000003814697pt" style:font-size-asian="18.1000003814697pt" style:font-name-complex="NimbusRomanRegular" style:font-size-complex="18.1000003814697pt"/>
    </style:style>
    <style:style style:name="T20" style:family="text">
      <style:text-properties fo:color="#000000" style:font-name="NimbusRomanRegular" fo:font-size="18.1000003814697pt" style:font-size-asian="18.1000003814697pt" style:font-name-complex="NimbusRomanRegular" style:font-size-complex="18.1000003814697pt"/>
    </style:style>
    <style:style style:name="T21" style:family="text">
      <style:text-properties fo:color="#000000" style:font-name="OpenSymbol" fo:font-size="31.3999996185303pt" style:font-size-asian="31.3999996185303pt" style:font-name-complex="OpenSymbol" style:font-size-complex="31.3999996185303pt"/>
    </style:style>
    <style:style style:name="T22" style:family="text">
      <style:text-properties fo:color="#000000" style:font-name="NimbusRoman" fo:font-size="31.3999996185303pt" style:font-size-asian="31.3999996185303pt" style:font-name-complex="NimbusRoman" style:font-size-complex="31.3999996185303pt"/>
    </style:style>
    <style:style style:name="T23" style:family="text">
      <style:text-properties fo:color="#000000" style:font-name="NimbusRomanRegular" fo:font-size="18.5pt" style:font-size-asian="18.5pt" style:font-name-complex="NimbusRomanRegular" style:font-size-complex="18.5pt"/>
    </style:style>
    <style:style style:name="T24" style:family="text">
      <style:text-properties fo:color="#000000" style:font-name="OpenSymbol" fo:font-size="32pt" style:font-size-asian="32pt" style:font-name-complex="OpenSymbol" style:font-size-complex="32pt"/>
    </style:style>
    <style:style style:name="T25" style:family="text">
      <style:text-properties fo:color="#3333cc" style:font-name="NimbusRoman" fo:font-size="32pt" style:font-size-asian="32pt" style:font-name-complex="NimbusRoman" style:font-size-complex="32pt"/>
    </style:style>
    <style:style style:name="T26" style:family="text">
      <style:text-properties fo:color="#000000" style:font-name="NimbusRomanRegular" fo:font-size="31pt" style:font-size-asian="31pt" style:font-name-complex="NimbusRomanRegular" style:font-size-complex="31pt"/>
    </style:style>
    <style:style style:name="T27" style:family="text">
      <style:text-properties fo:color="#000000" style:font-name="NimbusRomanRegular" fo:font-size="18pt" style:font-size-asian="18pt" style:font-name-complex="NimbusRomanRegular" style:font-size-complex="18pt"/>
    </style:style>
    <style:style style:name="T28" style:family="text">
      <style:text-properties fo:color="#000000" style:font-name="OpenSymbol" fo:font-size="31pt" style:font-size-asian="31pt" style:font-name-complex="OpenSymbol" style:font-size-complex="31pt"/>
    </style:style>
    <style:style style:name="T29" style:family="text">
      <style:text-properties fo:color="#000000" style:font-name="NimbusRoman" fo:font-size="31pt" style:font-size-asian="31pt" style:font-name-complex="NimbusRoman" style:font-size-complex="31pt"/>
    </style:style>
    <style:style style:name="T30" style:family="text">
      <style:text-properties fo:color="#000000" style:font-name="OpenSymbol" fo:font-size="18pt" style:font-size-asian="18pt" style:font-name-complex="OpenSymbol"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19.05cm" svg:height="25.4cm" svg:x="0cm" svg:y="0cm" svg:viewBox="0 0 19051 25401" draw:points="0,0 19051,0 19051,25401 0,25401">
          <text:p/>
        </draw:polygon>
        <draw:polygon draw:style-name="gr2" draw:text-style-name="P1" draw:layer="layout" svg:width="19.05cm" svg:height="25.4cm" svg:x="0cm" svg:y="0cm" svg:viewBox="0 0 19051 25401" draw:points="0,0 19051,0 19051,25401 0,25401">
          <text:p>1/STR/MOT/XPL/1/A</text:p>
        </draw:polygon>
        <draw:frame draw:style-name="gr3" draw:text-style-name="P3" draw:layer="layout" svg:width="6.106cm" svg:height="0.573cm" svg:x="6.872cm" svg:y="23.308cm">
          <draw:text-box>
            <text:p text:style-name="P2"><text:span text:style-name="T1">TCSS </text:span><text:span text:style-name="T1">342 AVL </text:span><text:span text:style-name="T1">Trees </text:span><text:span text:style-name="T1">v1.0</text:span></text:p>
          </draw:text-box>
        </draw:frame>
        <draw:frame draw:style-name="gr3" draw:text-style-name="P3" draw:layer="layout" svg:width="0.493cm" svg:height="0.573cm" svg:x="17.12cm" svg:y="23.308cm">
          <draw:text-box>
            <text:p text:style-name="P2"><text:span text:style-name="T1">1</text:span></text:p>
          </draw:text-box>
        </draw:frame>
        <draw:frame draw:style-name="gr4" draw:text-style-name="P4" draw:layer="layout" svg:width="7.436cm" svg:height="1.804cm" svg:x="1.52cm" svg:y="1.085cm">
          <draw:text-box>
            <text:p text:style-name="P2"><text:span text:style-name="T2">AV</text:span><text:span text:style-name="T2">L </text:span><text:span text:style-name="T2">Tre</text:span><text:span text:style-name="T2">es</text:span></text:p>
          </draw:text-box>
        </draw:frame>
        <draw:frame draw:style-name="gr5" draw:text-style-name="P5" draw:layer="layout" svg:width="1.128cm" svg:height="1.309cm" svg:x="1.732cm" svg:y="3.987cm">
          <draw:text-box>
            <text:p text:style-name="P2"><text:span text:style-name="T3">•</text:span></text:p>
          </draw:text-box>
        </draw:frame>
        <draw:frame draw:style-name="gr5" draw:text-style-name="P5" draw:layer="layout" svg:width="13.299cm" svg:height="1.309cm" svg:x="2.685cm" svg:y="4.233cm">
          <draw:text-box>
            <text:p text:style-name="P2"><text:span text:style-name="T3">Mot</text:span><text:span text:style-name="T3">ivat</text:span><text:span text:style-name="T3">ion: </text:span><text:span text:style-name="T3">we </text:span><text:span text:style-name="T3">wan</text:span><text:span text:style-name="T3">t to </text:span></text:p>
          </draw:text-box>
        </draw:frame>
        <draw:frame draw:style-name="gr5" draw:text-style-name="P5" draw:layer="layout" svg:width="18.748cm" svg:height="1.309cm" svg:x="2.685cm" svg:y="5.592cm">
          <draw:text-box>
            <text:p text:style-name="P2"><text:span text:style-name="T4">gua</text:span><text:span text:style-name="T4">rant</text:span><text:span text:style-name="T4">ee</text:span><text:span text:style-name="T3"> </text:span><text:span text:style-name="T3">O(l</text:span><text:span text:style-name="T3">og </text:span><text:span text:style-name="T3">n) </text:span><text:span text:style-name="T3">run</text:span><text:span text:style-name="T3">nin</text:span><text:span text:style-name="T3">g </text:span><text:span text:style-name="T3">tim</text:span><text:span text:style-name="T3">e </text:span></text:p>
          </draw:text-box>
        </draw:frame>
        <draw:frame draw:style-name="gr5" draw:text-style-name="P5" draw:layer="layout" svg:width="14.755cm" svg:height="1.309cm" svg:x="2.685cm" svg:y="6.946cm">
          <draw:text-box>
            <text:p text:style-name="P2"><text:span text:style-name="T3">on </text:span><text:span text:style-name="T3">the </text:span><text:span text:style-name="T3">find</text:span><text:span text:style-name="T3">/ins</text:span><text:span text:style-name="T3">ert/</text:span><text:span text:style-name="T3">rem</text:span><text:span text:style-name="T3">ove </text:span></text:p>
          </draw:text-box>
        </draw:frame>
        <draw:frame draw:style-name="gr5" draw:text-style-name="P5" draw:layer="layout" svg:width="6.373cm" svg:height="1.309cm" svg:x="2.685cm" svg:y="8.301cm">
          <draw:text-box>
            <text:p text:style-name="P2"><text:span text:style-name="T3">ope</text:span><text:span text:style-name="T3">rati</text:span><text:span text:style-name="T3">ons</text:span><text:span text:style-name="T3">.</text:span></text:p>
          </draw:text-box>
        </draw:frame>
        <draw:frame draw:style-name="gr5" draw:text-style-name="P5" draw:layer="layout" svg:width="1.128cm" svg:height="1.309cm" svg:x="1.732cm" svg:y="9.694cm">
          <draw:text-box>
            <text:p text:style-name="P2"><text:span text:style-name="T3">•</text:span></text:p>
          </draw:text-box>
        </draw:frame>
        <draw:frame draw:style-name="gr5" draw:text-style-name="P5" draw:layer="layout" svg:width="16.631cm" svg:height="1.309cm" svg:x="2.685cm" svg:y="9.941cm">
          <draw:text-box>
            <text:p text:style-name="P2"><text:span text:style-name="T3">Ide</text:span><text:span text:style-name="T3">a: </text:span><text:span text:style-name="T3">kee</text:span><text:span text:style-name="T3">p </text:span><text:span text:style-name="T3">the </text:span><text:span text:style-name="T3">tree </text:span><text:span text:style-name="T3">bal</text:span><text:span text:style-name="T3">anc</text:span><text:span text:style-name="T3">ed </text:span></text:p>
          </draw:text-box>
        </draw:frame>
        <draw:frame draw:style-name="gr5" draw:text-style-name="P5" draw:layer="layout" svg:width="11.906cm" svg:height="1.309cm" svg:x="2.685cm" svg:y="11.296cm">
          <draw:text-box>
            <text:p text:style-name="P2"><text:span text:style-name="T3">afte</text:span><text:span text:style-name="T3">r </text:span><text:span text:style-name="T3">eac</text:span><text:span text:style-name="T3">h </text:span><text:span text:style-name="T3">ope</text:span><text:span text:style-name="T3">rati</text:span><text:span text:style-name="T3">on.</text:span></text:p>
          </draw:text-box>
        </draw:frame>
        <draw:frame draw:style-name="gr5" draw:text-style-name="P5" draw:layer="layout" svg:width="1.128cm" svg:height="1.309cm" svg:x="1.732cm" svg:y="14.326cm">
          <draw:text-box>
            <text:p text:style-name="P2"><text:span text:style-name="T3">•</text:span></text:p>
          </draw:text-box>
        </draw:frame>
        <draw:frame draw:style-name="gr5" draw:text-style-name="P5" draw:layer="layout" svg:width="16.986cm" svg:height="1.309cm" svg:x="2.685cm" svg:y="14.573cm">
          <draw:text-box>
            <text:p text:style-name="P2"><text:span text:style-name="T3">Sol</text:span><text:span text:style-name="T3">utio</text:span><text:span text:style-name="T3">n: </text:span><text:span text:style-name="T3">AVL </text:span><text:span text:style-name="T3">(Ad</text:span><text:span text:style-name="T3">elso</text:span><text:span text:style-name="T3">n-</text:span><text:span text:style-name="T3">Vels</text:span><text:span text:style-name="T3">kii </text:span></text:p>
          </draw:text-box>
        </draw:frame>
        <draw:frame draw:style-name="gr5" draw:text-style-name="P5" draw:layer="layout" svg:width="10.166cm" svg:height="1.309cm" svg:x="2.685cm" svg:y="15.928cm">
          <draw:text-box>
            <text:p text:style-name="P2"><text:span text:style-name="T3">and </text:span><text:span text:style-name="T3">Lan</text:span><text:span text:style-name="T3">dis) </text:span><text:span text:style-name="T3">tree</text:span><text:span text:style-name="T3">s.</text:span></text:p>
          </draw:text-box>
        </draw:frame>
        <draw:frame draw:style-name="gr5" draw:text-style-name="P5" draw:layer="layout" svg:width="1.128cm" svg:height="1.309cm" svg:x="1.732cm" svg:y="17.318cm">
          <draw:text-box>
            <text:p text:style-name="P2"><text:span text:style-name="T4">•</text:span></text:p>
          </draw:text-box>
        </draw:frame>
        <draw:frame draw:style-name="gr5" draw:text-style-name="P5" draw:layer="layout" svg:width="16.063cm" svg:height="1.309cm" svg:x="2.685cm" svg:y="17.565cm">
          <draw:text-box>
            <text:p text:style-name="P2"><text:span text:style-name="T4">AVL </text:span><text:span text:style-name="T4">tree </text:span><text:span text:style-name="T4">pro</text:span><text:span text:style-name="T4">pert</text:span><text:span text:style-name="T4">y:</text:span><text:span text:style-name="T3"> </text:span><text:span text:style-name="T3">for </text:span><text:span text:style-name="T3">eve</text:span><text:span text:style-name="T3">ry </text:span></text:p>
          </draw:text-box>
        </draw:frame>
        <draw:frame draw:style-name="gr5" draw:text-style-name="P5" draw:layer="layout" svg:width="17.393cm" svg:height="1.309cm" svg:x="2.685cm" svg:y="18.923cm">
          <draw:text-box>
            <text:p text:style-name="P2"><text:span text:style-name="T3">nod</text:span><text:span text:style-name="T3">e in </text:span><text:span text:style-name="T3">the </text:span><text:span text:style-name="T3">tree</text:span><text:span text:style-name="T3">, </text:span><text:span text:style-name="T3">the </text:span><text:span text:style-name="T3">hei</text:span><text:span text:style-name="T3">ght </text:span><text:span text:style-name="T3">of </text:span></text:p>
          </draw:text-box>
        </draw:frame>
        <draw:frame draw:style-name="gr5" draw:text-style-name="P5" draw:layer="layout" svg:width="19.06cm" svg:height="1.309cm" svg:x="2.685cm" svg:y="20.278cm">
          <draw:text-box>
            <text:p text:style-name="P2"><text:span text:style-name="T3">the </text:span><text:span text:style-name="T3">left </text:span><text:span text:style-name="T3">and </text:span><text:span text:style-name="T3">righ</text:span><text:span text:style-name="T3">t </text:span><text:span text:style-name="T3">sub</text:span><text:span text:style-name="T3">tree</text:span><text:span text:style-name="T3">s </text:span><text:span text:style-name="T3">diff</text:span><text:span text:style-name="T3">ers </text:span></text:p>
          </draw:text-box>
        </draw:frame>
        <draw:frame draw:style-name="gr5" draw:text-style-name="P5" draw:layer="layout" svg:width="7.508cm" svg:height="1.309cm" svg:x="2.685cm" svg:y="21.636cm">
          <draw:text-box>
            <text:p text:style-name="P2"><text:span text:style-name="T3">by </text:span><text:span text:style-name="T3">at </text:span><text:span text:style-name="T3">mo</text:span><text:span text:style-name="T3">st </text:span><text:span text:style-name="T3">1.</text:span></text:p>
          </draw:text-box>
        </draw:frame>
      </draw:page>
      <draw:page draw:name="page2" draw:style-name="dp1" draw:master-page-name="master-page3">
        <draw:polygon draw:style-name="gr1" draw:text-style-name="P1" draw:layer="layout" svg:width="19.05cm" svg:height="25.4cm" svg:x="0cm" svg:y="0cm" svg:viewBox="0 0 19051 25401" draw:points="0,0 19051,0 19051,25401 0,25401">
          <text:p/>
        </draw:polygon>
        <draw:polygon draw:style-name="gr2" draw:text-style-name="P1" draw:layer="layout" svg:width="19.05cm" svg:height="25.4cm" svg:x="0cm" svg:y="0cm" svg:viewBox="0 0 19051 25401" draw:points="0,0 19051,0 19051,25401 0,25401">
          <text:p>2/EXP/TRE/VIS/1/A</text:p>
        </draw:polygon>
        <draw:frame draw:style-name="gr3" draw:text-style-name="P3" draw:layer="layout" svg:width="6.106cm" svg:height="0.573cm" svg:x="6.872cm" svg:y="23.308cm">
          <draw:text-box>
            <text:p text:style-name="P2"><text:span text:style-name="T1">TCSS </text:span><text:span text:style-name="T1">342 AVL </text:span><text:span text:style-name="T1">Trees </text:span><text:span text:style-name="T1">v1.0</text:span></text:p>
          </draw:text-box>
        </draw:frame>
        <draw:path draw:style-name="gr6" draw:text-style-name="P6" draw:layer="layout" svg:width="1.058cm" svg:height="1.058cm" svg:x="5.503cm" svg:y="8.678cm" svg:viewBox="0 0 1059 1059" svg:d="M530 0c300 0 529 229 529 530 0 300-229 529-529 529-301 0-530-229-530-529 0-301 229-530 530-530z">
          <text:p/>
        </draw:path>
        <draw:polygon draw:style-name="gr6" draw:text-style-name="P6" draw:layer="layout" svg:width="0cm" svg:height="0cm" svg:x="5.503cm" svg:y="8.678cm" svg:viewBox="0 0 0 0" draw:points="0,0">
          <text:p/>
        </draw:polygon>
        <draw:polygon draw:style-name="gr6" draw:text-style-name="P6" draw:layer="layout" svg:width="0cm" svg:height="0cm" svg:x="6.561cm" svg:y="9.736cm" svg:viewBox="0 0 0 0" draw:points="0,0">
          <text:p/>
        </draw:polygon>
        <draw:frame draw:style-name="gr3" draw:text-style-name="P3" draw:layer="layout" svg:width="0.493cm" svg:height="0.573cm" svg:x="17.12cm" svg:y="23.308cm">
          <draw:text-box>
            <text:p text:style-name="P2"><text:span text:style-name="T1">2</text:span></text:p>
          </draw:text-box>
        </draw:frame>
        <draw:path draw:style-name="gr6" draw:text-style-name="P6" draw:layer="layout" svg:width="1.058cm" svg:height="1.058cm" svg:x="13.335cm" svg:y="6.42cm" svg:viewBox="0 0 1059 1059" svg:d="M529 0c300 0 530 229 530 530 0 300-230 529-530 529s-529-229-529-529c0-301 229-530 529-530z">
          <text:p/>
        </draw:path>
        <draw:polygon draw:style-name="gr6" draw:text-style-name="P6" draw:layer="layout" svg:width="0cm" svg:height="0cm" svg:x="13.335cm" svg:y="6.42cm" svg:viewBox="0 0 0 0" draw:points="0,0">
          <text:p/>
        </draw:polygon>
        <draw:polygon draw:style-name="gr6" draw:text-style-name="P6" draw:layer="layout" svg:width="0cm" svg:height="0cm" svg:x="14.393cm" svg:y="7.478cm" svg:viewBox="0 0 0 0" draw:points="0,0">
          <text:p/>
        </draw:polygon>
        <draw:frame draw:style-name="gr7" draw:text-style-name="P7" draw:layer="layout" svg:width="0.846cm" svg:height="0.983cm" svg:x="5.821cm" svg:y="8.76cm">
          <draw:text-box>
            <text:p text:style-name="P2"><text:span text:style-name="T5">3</text:span></text:p>
          </draw:text-box>
        </draw:frame>
        <draw:path draw:style-name="gr6" draw:text-style-name="P6" draw:layer="layout" svg:width="1.059cm" svg:height="1.058cm" svg:x="10.371cm" svg:y="6.42cm" svg:viewBox="0 0 1060 1059" svg:d="M529 0c301 0 531 229 531 530 0 300-230 529-531 529-300 0-529-229-529-529 0-301 229-530 529-530z">
          <text:p/>
        </draw:path>
        <draw:polygon draw:style-name="gr6" draw:text-style-name="P6" draw:layer="layout" svg:width="0cm" svg:height="0cm" svg:x="10.371cm" svg:y="6.42cm" svg:viewBox="0 0 0 0" draw:points="0,0">
          <text:p/>
        </draw:polygon>
        <draw:polygon draw:style-name="gr6" draw:text-style-name="P6" draw:layer="layout" svg:width="0cm" svg:height="0cm" svg:x="11.43cm" svg:y="7.478cm" svg:viewBox="0 0 0 0" draw:points="0,0">
          <text:p/>
        </draw:polygon>
        <draw:frame draw:style-name="gr7" draw:text-style-name="P7" draw:layer="layout" svg:width="1.077cm" svg:height="0.983cm" svg:x="13.441cm" svg:y="6.503cm">
          <draw:text-box>
            <text:p text:style-name="P2"><text:span text:style-name="T5">11</text:span></text:p>
          </draw:text-box>
        </draw:frame>
        <draw:path draw:style-name="gr6" draw:text-style-name="P6" draw:layer="layout" svg:width="1.059cm" svg:height="1.058cm" svg:x="4.021cm" svg:y="6.35cm" svg:viewBox="0 0 1060 1059" svg:d="M529 0c301 0 531 229 531 530 0 300-230 529-531 529-300 0-529-229-529-529 0-301 229-530 529-530z">
          <text:p/>
        </draw:path>
        <draw:polygon draw:style-name="gr6" draw:text-style-name="P6" draw:layer="layout" svg:width="0cm" svg:height="0cm" svg:x="4.021cm" svg:y="6.35cm" svg:viewBox="0 0 0 0" draw:points="0,0">
          <text:p/>
        </draw:polygon>
        <draw:polygon draw:style-name="gr6" draw:text-style-name="P6" draw:layer="layout" svg:width="0cm" svg:height="0cm" svg:x="5.08cm" svg:y="7.408cm" svg:viewBox="0 0 0 0" draw:points="0,0">
          <text:p/>
        </draw:polygon>
        <draw:frame draw:style-name="gr7" draw:text-style-name="P7" draw:layer="layout" svg:width="0.846cm" svg:height="0.983cm" svg:x="10.689cm" svg:y="6.503cm">
          <draw:text-box>
            <text:p text:style-name="P2"><text:span text:style-name="T5">7</text:span></text:p>
          </draw:text-box>
        </draw:frame>
        <draw:path draw:style-name="gr6" draw:text-style-name="P6" draw:layer="layout" svg:width="1.058cm" svg:height="1.058cm" svg:x="11.853cm" svg:y="3.951cm" svg:viewBox="0 0 1059 1059" svg:d="M530 0c300 0 529 229 529 529 0 301-229 530-529 530-301 0-530-229-530-530 0-300 229-529 530-529z">
          <text:p/>
        </draw:path>
        <draw:polygon draw:style-name="gr6" draw:text-style-name="P6" draw:layer="layout" svg:width="0cm" svg:height="0cm" svg:x="11.853cm" svg:y="3.951cm" svg:viewBox="0 0 0 0" draw:points="0,0">
          <text:p/>
        </draw:polygon>
        <draw:polygon draw:style-name="gr6" draw:text-style-name="P6" draw:layer="layout" svg:width="0cm" svg:height="0cm" svg:x="12.911cm" svg:y="5.009cm" svg:viewBox="0 0 0 0" draw:points="0,0">
          <text:p/>
        </draw:polygon>
        <draw:frame draw:style-name="gr7" draw:text-style-name="P7" draw:layer="layout" svg:width="0.846cm" svg:height="0.983cm" svg:x="4.339cm" svg:y="6.432cm">
          <draw:text-box>
            <text:p text:style-name="P2"><text:span text:style-name="T5">1</text:span></text:p>
          </draw:text-box>
        </draw:frame>
        <draw:path draw:style-name="gr6" draw:text-style-name="P6" draw:layer="layout" svg:width="1.059cm" svg:height="1.058cm" svg:x="5.926cm" svg:y="3.951cm" svg:viewBox="0 0 1060 1059" svg:d="M529 0c300 0 531 229 531 529 0 301-231 530-531 530s-529-229-529-530c0-300 229-529 529-529z">
          <text:p/>
        </draw:path>
        <draw:polygon draw:style-name="gr6" draw:text-style-name="P6" draw:layer="layout" svg:width="0cm" svg:height="0cm" svg:x="5.926cm" svg:y="3.951cm" svg:viewBox="0 0 0 0" draw:points="0,0">
          <text:p/>
        </draw:polygon>
        <draw:polygon draw:style-name="gr6" draw:text-style-name="P6" draw:layer="layout" svg:width="0cm" svg:height="0cm" svg:x="6.985cm" svg:y="5.009cm" svg:viewBox="0 0 0 0" draw:points="0,0">
          <text:p/>
        </draw:polygon>
        <draw:frame draw:style-name="gr7" draw:text-style-name="P7" draw:layer="layout" svg:width="0.846cm" svg:height="0.983cm" svg:x="12.171cm" svg:y="4.033cm">
          <draw:text-box>
            <text:p text:style-name="P2"><text:span text:style-name="T5">8</text:span></text:p>
          </draw:text-box>
        </draw:frame>
        <draw:path draw:style-name="gr6" draw:text-style-name="P6" draw:layer="layout" svg:width="1.058cm" svg:height="1.059cm" svg:x="8.89cm" svg:y="1.481cm" svg:viewBox="0 0 1059 1060" svg:d="M530 0c300 0 529 230 529 530s-229 530-529 530-530-230-530-530 230-530 530-530z">
          <text:p/>
        </draw:path>
        <draw:polygon draw:style-name="gr6" draw:text-style-name="P6" draw:layer="layout" svg:width="0cm" svg:height="0cm" svg:x="8.89cm" svg:y="1.481cm" svg:viewBox="0 0 0 0" draw:points="0,0">
          <text:p/>
        </draw:polygon>
        <draw:polygon draw:style-name="gr6" draw:text-style-name="P6" draw:layer="layout" svg:width="0cm" svg:height="0cm" svg:x="9.948cm" svg:y="2.54cm" svg:viewBox="0 0 0 0" draw:points="0,0">
          <text:p/>
        </draw:polygon>
        <draw:frame draw:style-name="gr7" draw:text-style-name="P7" draw:layer="layout" svg:width="0.846cm" svg:height="0.983cm" svg:x="6.244cm" svg:y="4.033cm">
          <draw:text-box>
            <text:p text:style-name="P2"><text:span text:style-name="T5">4</text:span></text:p>
          </draw:text-box>
        </draw:frame>
        <draw:line draw:style-name="gr8" draw:text-style-name="P6" draw:layer="layout" svg:x1="9.046cm" svg:y1="2.384cm" svg:x2="6.625cm" svg:y2="3.849cm">
          <text:p/>
        </draw:line>
        <draw:polygon draw:style-name="gr9" draw:text-style-name="P8" draw:layer="layout" svg:width="0.233cm" svg:height="0.198cm" svg:x="6.455cm" svg:y="3.753cm" svg:viewBox="0 0 234 199" draw:points="0,199 124,0 234,181">
          <text:p/>
        </draw:polygon>
        <draw:line draw:style-name="gr8" draw:text-style-name="P6" draw:layer="layout" svg:x1="9.793cm" svg:y1="2.384cm" svg:x2="12.217cm" svg:y2="3.849cm">
          <text:p/>
        </draw:line>
        <draw:polygon draw:style-name="gr9" draw:text-style-name="P8" draw:layer="layout" svg:width="0.233cm" svg:height="0.198cm" svg:x="12.149cm" svg:y="3.753cm" svg:viewBox="0 0 234 199" draw:points="234,199 0,181 111,0">
          <text:p/>
        </draw:polygon>
        <draw:line draw:style-name="gr8" draw:text-style-name="P6" draw:layer="layout" svg:x1="12.009cm" svg:y1="4.854cm" svg:x2="11.013cm" svg:y2="6.262cm">
          <text:p/>
        </draw:line>
        <draw:polygon draw:style-name="gr9" draw:text-style-name="P8" draw:layer="layout" svg:width="0.208cm" svg:height="0.233cm" svg:x="10.9cm" svg:y="6.187cm" svg:viewBox="0 0 209 234" draw:points="0,234 37,0 209,124">
          <text:p/>
        </draw:polygon>
        <draw:line draw:style-name="gr8" draw:text-style-name="P6" draw:layer="layout" svg:x1="12.756cm" svg:y1="4.854cm" svg:x2="13.752cm" svg:y2="6.262cm">
          <text:p/>
        </draw:line>
        <draw:polygon draw:style-name="gr9" draw:text-style-name="P8" draw:layer="layout" svg:width="0.208cm" svg:height="0.233cm" svg:x="13.656cm" svg:y="6.187cm" svg:viewBox="0 0 209 234" draw:points="209,234 0,124 172,0">
          <text:p/>
        </draw:polygon>
        <draw:line draw:style-name="gr8" draw:text-style-name="P6" draw:layer="layout" svg:x1="6.082cm" svg:y1="4.854cm" svg:x2="4.691cm" svg:y2="6.213cm">
          <text:p/>
        </draw:line>
        <draw:polygon draw:style-name="gr9" draw:text-style-name="P8" draw:layer="layout" svg:width="0.226cm" svg:height="0.223cm" svg:x="4.55cm" svg:y="6.127cm" svg:viewBox="0 0 227 224" draw:points="0,224 79,0 227,152">
          <text:p/>
        </draw:polygon>
        <draw:line draw:style-name="gr8" draw:text-style-name="P6" draw:layer="layout" svg:x1="4.924cm" svg:y1="7.253cm" svg:x2="5.913cm" svg:y2="8.524cm">
          <text:p/>
        </draw:line>
        <draw:polygon draw:style-name="gr9" draw:text-style-name="P8" draw:layer="layout" svg:width="0.212cm" svg:height="0.229cm" svg:x="5.82cm" svg:y="8.449cm" svg:viewBox="0 0 213 230" draw:points="213,230 0,127 166,0">
          <text:p/>
        </draw:polygon>
        <draw:path draw:style-name="gr6" draw:text-style-name="P6" draw:layer="layout" svg:width="1.058cm" svg:height="1.058cm" svg:x="5.503cm" svg:y="18.415cm" svg:viewBox="0 0 1059 1059" svg:d="M530 0c300 0 529 230 529 530s-229 529-529 529c-301 0-530-229-530-529s229-530 530-530z">
          <text:p/>
        </draw:path>
        <draw:polygon draw:style-name="gr6" draw:text-style-name="P6" draw:layer="layout" svg:width="0cm" svg:height="0cm" svg:x="5.503cm" svg:y="18.415cm" svg:viewBox="0 0 0 0" draw:points="0,0">
          <text:p/>
        </draw:polygon>
        <draw:polygon draw:style-name="gr6" draw:text-style-name="P6" draw:layer="layout" svg:width="0cm" svg:height="0cm" svg:x="6.561cm" svg:y="19.473cm" svg:viewBox="0 0 0 0" draw:points="0,0">
          <text:p/>
        </draw:polygon>
        <draw:frame draw:style-name="gr7" draw:text-style-name="P7" draw:layer="layout" svg:width="0.846cm" svg:height="0.983cm" svg:x="9.208cm" svg:y="1.564cm">
          <draw:text-box>
            <text:p text:style-name="P2"><text:span text:style-name="T5">6</text:span></text:p>
          </draw:text-box>
        </draw:frame>
        <draw:path draw:style-name="gr6" draw:text-style-name="P6" draw:layer="layout" svg:width="1.058cm" svg:height="1.058cm" svg:x="13.335cm" svg:y="16.157cm" svg:viewBox="0 0 1059 1059" svg:d="M529 0c300 0 530 229 530 530 0 300-230 529-530 529s-529-229-529-529c0-301 229-530 529-530z">
          <text:p/>
        </draw:path>
        <draw:polygon draw:style-name="gr6" draw:text-style-name="P6" draw:layer="layout" svg:width="0cm" svg:height="0cm" svg:x="13.335cm" svg:y="16.157cm" svg:viewBox="0 0 0 0" draw:points="0,0">
          <text:p/>
        </draw:polygon>
        <draw:polygon draw:style-name="gr6" draw:text-style-name="P6" draw:layer="layout" svg:width="0cm" svg:height="0cm" svg:x="14.393cm" svg:y="17.215cm" svg:viewBox="0 0 0 0" draw:points="0,0">
          <text:p/>
        </draw:polygon>
        <draw:frame draw:style-name="gr7" draw:text-style-name="P7" draw:layer="layout" svg:width="0.846cm" svg:height="0.983cm" svg:x="5.821cm" svg:y="18.497cm">
          <draw:text-box>
            <text:p text:style-name="P2"><text:span text:style-name="T5">3</text:span></text:p>
          </draw:text-box>
        </draw:frame>
        <draw:path draw:style-name="gr6" draw:text-style-name="P6" draw:layer="layout" svg:width="1.059cm" svg:height="1.058cm" svg:x="10.371cm" svg:y="16.157cm" svg:viewBox="0 0 1060 1059" svg:d="M529 0c301 0 531 229 531 530 0 300-230 529-531 529-300 0-529-229-529-529 0-301 229-530 529-530z">
          <text:p/>
        </draw:path>
        <draw:polygon draw:style-name="gr6" draw:text-style-name="P6" draw:layer="layout" svg:width="0cm" svg:height="0cm" svg:x="10.371cm" svg:y="16.157cm" svg:viewBox="0 0 0 0" draw:points="0,0">
          <text:p/>
        </draw:polygon>
        <draw:polygon draw:style-name="gr6" draw:text-style-name="P6" draw:layer="layout" svg:width="0cm" svg:height="0cm" svg:x="11.43cm" svg:y="17.215cm" svg:viewBox="0 0 0 0" draw:points="0,0">
          <text:p/>
        </draw:polygon>
        <draw:frame draw:style-name="gr7" draw:text-style-name="P7" draw:layer="layout" svg:width="1.077cm" svg:height="0.983cm" svg:x="13.441cm" svg:y="16.239cm">
          <draw:text-box>
            <text:p text:style-name="P2"><text:span text:style-name="T5">11</text:span></text:p>
          </draw:text-box>
        </draw:frame>
        <draw:path draw:style-name="gr6" draw:text-style-name="P6" draw:layer="layout" svg:width="1.059cm" svg:height="1.059cm" svg:x="4.021cm" svg:y="16.086cm" svg:viewBox="0 0 1060 1060" svg:d="M529 0c301 0 531 229 531 530 0 300-230 530-531 530-300 0-529-230-529-530 0-301 229-530 529-530z">
          <text:p/>
        </draw:path>
        <draw:polygon draw:style-name="gr6" draw:text-style-name="P6" draw:layer="layout" svg:width="0cm" svg:height="0cm" svg:x="4.021cm" svg:y="16.086cm" svg:viewBox="0 0 0 0" draw:points="0,0">
          <text:p/>
        </draw:polygon>
        <draw:polygon draw:style-name="gr6" draw:text-style-name="P6" draw:layer="layout" svg:width="0cm" svg:height="0cm" svg:x="5.08cm" svg:y="17.145cm" svg:viewBox="0 0 0 0" draw:points="0,0">
          <text:p/>
        </draw:polygon>
        <draw:frame draw:style-name="gr7" draw:text-style-name="P7" draw:layer="layout" svg:width="0.846cm" svg:height="0.983cm" svg:x="10.689cm" svg:y="16.239cm">
          <draw:text-box>
            <text:p text:style-name="P2"><text:span text:style-name="T5">7</text:span></text:p>
          </draw:text-box>
        </draw:frame>
        <draw:path draw:style-name="gr6" draw:text-style-name="P6" draw:layer="layout" svg:width="1.058cm" svg:height="1.059cm" svg:x="11.853cm" svg:y="13.687cm" svg:viewBox="0 0 1059 1060" svg:d="M530 0c300 0 529 230 529 529 0 301-229 531-529 531-301 0-530-230-530-531 0-299 229-529 530-529z">
          <text:p/>
        </draw:path>
        <draw:polygon draw:style-name="gr6" draw:text-style-name="P6" draw:layer="layout" svg:width="0cm" svg:height="0cm" svg:x="11.853cm" svg:y="13.687cm" svg:viewBox="0 0 0 0" draw:points="0,0">
          <text:p/>
        </draw:polygon>
        <draw:polygon draw:style-name="gr6" draw:text-style-name="P6" draw:layer="layout" svg:width="0cm" svg:height="0cm" svg:x="12.911cm" svg:y="14.746cm" svg:viewBox="0 0 0 0" draw:points="0,0">
          <text:p/>
        </draw:polygon>
        <draw:frame draw:style-name="gr7" draw:text-style-name="P7" draw:layer="layout" svg:width="0.846cm" svg:height="0.983cm" svg:x="4.339cm" svg:y="16.169cm">
          <draw:text-box>
            <text:p text:style-name="P2"><text:span text:style-name="T5">1</text:span></text:p>
          </draw:text-box>
        </draw:frame>
        <draw:path draw:style-name="gr6" draw:text-style-name="P6" draw:layer="layout" svg:width="1.059cm" svg:height="1.059cm" svg:x="5.926cm" svg:y="13.687cm" svg:viewBox="0 0 1060 1060" svg:d="M529 0c300 0 531 230 531 529 0 301-231 531-531 531s-529-230-529-531c0-299 229-529 529-529z">
          <text:p/>
        </draw:path>
        <draw:polygon draw:style-name="gr6" draw:text-style-name="P6" draw:layer="layout" svg:width="0cm" svg:height="0cm" svg:x="5.926cm" svg:y="13.687cm" svg:viewBox="0 0 0 0" draw:points="0,0">
          <text:p/>
        </draw:polygon>
        <draw:polygon draw:style-name="gr6" draw:text-style-name="P6" draw:layer="layout" svg:width="0cm" svg:height="0cm" svg:x="6.985cm" svg:y="14.746cm" svg:viewBox="0 0 0 0" draw:points="0,0">
          <text:p/>
        </draw:polygon>
        <draw:frame draw:style-name="gr7" draw:text-style-name="P7" draw:layer="layout" svg:width="0.846cm" svg:height="0.983cm" svg:x="12.171cm" svg:y="13.77cm">
          <draw:text-box>
            <text:p text:style-name="P2"><text:span text:style-name="T5">8</text:span></text:p>
          </draw:text-box>
        </draw:frame>
        <draw:path draw:style-name="gr6" draw:text-style-name="P6" draw:layer="layout" svg:width="1.058cm" svg:height="1.058cm" svg:x="8.89cm" svg:y="11.218cm" svg:viewBox="0 0 1059 1059" svg:d="M530 0c300 0 529 229 529 529s-229 530-529 530-530-230-530-530 230-529 530-529z">
          <text:p/>
        </draw:path>
        <draw:polygon draw:style-name="gr6" draw:text-style-name="P6" draw:layer="layout" svg:width="0cm" svg:height="0cm" svg:x="8.89cm" svg:y="11.218cm" svg:viewBox="0 0 0 0" draw:points="0,0">
          <text:p/>
        </draw:polygon>
        <draw:polygon draw:style-name="gr6" draw:text-style-name="P6" draw:layer="layout" svg:width="0cm" svg:height="0cm" svg:x="9.948cm" svg:y="12.276cm" svg:viewBox="0 0 0 0" draw:points="0,0">
          <text:p/>
        </draw:polygon>
        <draw:frame draw:style-name="gr7" draw:text-style-name="P7" draw:layer="layout" svg:width="0.846cm" svg:height="0.983cm" svg:x="6.244cm" svg:y="13.77cm">
          <draw:text-box>
            <text:p text:style-name="P2"><text:span text:style-name="T5">4</text:span></text:p>
          </draw:text-box>
        </draw:frame>
        <draw:line draw:style-name="gr8" draw:text-style-name="P6" draw:layer="layout" svg:x1="9.046cm" svg:y1="12.121cm" svg:x2="6.625cm" svg:y2="13.586cm">
          <text:p/>
        </draw:line>
        <draw:polygon draw:style-name="gr9" draw:text-style-name="P8" draw:layer="layout" svg:width="0.233cm" svg:height="0.197cm" svg:x="6.455cm" svg:y="13.49cm" svg:viewBox="0 0 234 198" draw:points="0,198 124,0 234,181">
          <text:p/>
        </draw:polygon>
        <draw:line draw:style-name="gr8" draw:text-style-name="P6" draw:layer="layout" svg:x1="9.793cm" svg:y1="12.121cm" svg:x2="12.217cm" svg:y2="13.586cm">
          <text:p/>
        </draw:line>
        <draw:polygon draw:style-name="gr9" draw:text-style-name="P8" draw:layer="layout" svg:width="0.233cm" svg:height="0.197cm" svg:x="12.149cm" svg:y="13.49cm" svg:viewBox="0 0 234 198" draw:points="234,198 0,181 111,0">
          <text:p/>
        </draw:polygon>
        <draw:line draw:style-name="gr8" draw:text-style-name="P6" draw:layer="layout" svg:x1="12.009cm" svg:y1="14.59cm" svg:x2="11.013cm" svg:y2="15.999cm">
          <text:p/>
        </draw:line>
        <draw:polygon draw:style-name="gr9" draw:text-style-name="P8" draw:layer="layout" svg:width="0.208cm" svg:height="0.233cm" svg:x="10.9cm" svg:y="15.924cm" svg:viewBox="0 0 209 234" draw:points="0,234 37,0 209,120">
          <text:p/>
        </draw:polygon>
        <draw:line draw:style-name="gr8" draw:text-style-name="P6" draw:layer="layout" svg:x1="12.756cm" svg:y1="14.59cm" svg:x2="13.752cm" svg:y2="15.999cm">
          <text:p/>
        </draw:line>
        <draw:polygon draw:style-name="gr9" draw:text-style-name="P8" draw:layer="layout" svg:width="0.208cm" svg:height="0.233cm" svg:x="13.656cm" svg:y="15.924cm" svg:viewBox="0 0 209 234" draw:points="209,234 0,120 172,0">
          <text:p/>
        </draw:polygon>
        <draw:line draw:style-name="gr8" draw:text-style-name="P6" draw:layer="layout" svg:x1="6.082cm" svg:y1="14.59cm" svg:x2="4.691cm" svg:y2="15.95cm">
          <text:p/>
        </draw:line>
        <draw:polygon draw:style-name="gr9" draw:text-style-name="P8" draw:layer="layout" svg:width="0.226cm" svg:height="0.222cm" svg:x="4.55cm" svg:y="15.864cm" svg:viewBox="0 0 227 223" draw:points="0,223 79,0 227,153">
          <text:p/>
        </draw:polygon>
        <draw:line draw:style-name="gr8" draw:text-style-name="P6" draw:layer="layout" svg:x1="4.924cm" svg:y1="16.989cm" svg:x2="5.913cm" svg:y2="18.26cm">
          <text:p/>
        </draw:line>
        <draw:polygon draw:style-name="gr9" draw:text-style-name="P8" draw:layer="layout" svg:width="0.212cm" svg:height="0.23cm" svg:x="5.82cm" svg:y="18.185cm" svg:viewBox="0 0 213 231" draw:points="213,231 0,128 166,0">
          <text:p/>
        </draw:polygon>
        <draw:path draw:style-name="gr6" draw:text-style-name="P6" draw:layer="layout" svg:width="1.058cm" svg:height="1.058cm" svg:x="4.445cm" svg:y="20.955cm" svg:viewBox="0 0 1059 1059" svg:d="M530 0c300 0 529 229 529 529 0 301-229 530-529 530-301 0-530-229-530-530 0-300 229-529 530-529z">
          <text:p/>
        </draw:path>
        <draw:polygon draw:style-name="gr6" draw:text-style-name="P6" draw:layer="layout" svg:width="0cm" svg:height="0cm" svg:x="4.445cm" svg:y="20.955cm" svg:viewBox="0 0 0 0" draw:points="0,0">
          <text:p/>
        </draw:polygon>
        <draw:polygon draw:style-name="gr6" draw:text-style-name="P6" draw:layer="layout" svg:width="0cm" svg:height="0cm" svg:x="5.503cm" svg:y="22.013cm" svg:viewBox="0 0 0 0" draw:points="0,0">
          <text:p/>
        </draw:polygon>
        <draw:frame draw:style-name="gr7" draw:text-style-name="P7" draw:layer="layout" svg:width="0.846cm" svg:height="0.983cm" svg:x="9.208cm" svg:y="11.3cm">
          <draw:text-box>
            <text:p text:style-name="P2"><text:span text:style-name="T5">6</text:span></text:p>
          </draw:text-box>
        </draw:frame>
        <draw:line draw:style-name="gr8" draw:text-style-name="P6" draw:layer="layout" svg:x1="6.033cm" svg:y1="19.473cm" svg:x2="5.425cm" svg:y2="20.931cm">
          <text:p/>
        </draw:line>
        <draw:polygon draw:style-name="gr9" draw:text-style-name="P8" draw:layer="layout" svg:width="0.194cm" svg:height="0.233cm" svg:x="5.33cm" svg:y="20.877cm" svg:viewBox="0 0 195 234" draw:points="19,234 0,0 195,81">
          <text:p/>
        </draw:polygon>
        <draw:frame draw:style-name="gr7" draw:text-style-name="P7" draw:layer="layout" svg:width="0.846cm" svg:height="0.983cm" svg:x="4.763cm" svg:y="21.037cm">
          <draw:text-box>
            <text:p text:style-name="P2"><text:span text:style-name="T5">2</text:span></text:p>
          </draw:text-box>
        </draw:frame>
        <draw:frame draw:style-name="gr7" draw:text-style-name="P7" draw:layer="layout" svg:width="3.55cm" svg:height="0.983cm" svg:x="10.037cm" svg:y="8.658cm">
          <draw:text-box>
            <text:p text:style-name="P2"><text:span text:style-name="T5">AVL </text:span><text:span text:style-name="T5">tree</text:span></text:p>
          </draw:text-box>
        </draw:frame>
        <draw:path draw:style-name="gr6" draw:text-style-name="P6" draw:layer="layout" svg:width="1.059cm" svg:height="1.058cm" svg:x="7.196cm" svg:y="6.138cm" svg:viewBox="0 0 1060 1059" svg:d="M529 0c301 0 531 229 531 529 0 301-230 530-531 530-300 0-529-229-529-530 0-300 229-529 529-529z">
          <text:p/>
        </draw:path>
        <draw:polygon draw:style-name="gr6" draw:text-style-name="P6" draw:layer="layout" svg:width="0cm" svg:height="0cm" svg:x="7.196cm" svg:y="6.138cm" svg:viewBox="0 0 0 0" draw:points="0,0">
          <text:p/>
        </draw:polygon>
        <draw:polygon draw:style-name="gr6" draw:text-style-name="P6" draw:layer="layout" svg:width="0cm" svg:height="0cm" svg:x="8.255cm" svg:y="7.196cm" svg:viewBox="0 0 0 0" draw:points="0,0">
          <text:p/>
        </draw:polygon>
        <draw:frame draw:style-name="gr7" draw:text-style-name="P7" draw:layer="layout" svg:width="6.534cm" svg:height="0.983cm" svg:x="9.402cm" svg:y="19.665cm">
          <draw:text-box>
            <text:p text:style-name="P2"><text:span text:style-name="T6">not </text:span><text:span text:style-name="T6">an </text:span><text:span text:style-name="T6">AVL </text:span><text:span text:style-name="T6">tree</text:span></text:p>
          </draw:text-box>
        </draw:frame>
        <draw:line draw:style-name="gr8" draw:text-style-name="P6" draw:layer="layout" svg:x1="6.829cm" svg:y1="4.854cm" svg:x2="7.613cm" svg:y2="5.977cm">
          <text:p/>
        </draw:line>
        <draw:polygon draw:style-name="gr9" draw:text-style-name="P8" draw:layer="layout" svg:width="0.204cm" svg:height="0.233cm" svg:x="7.521cm" svg:y="5.905cm" svg:viewBox="0 0 205 234" draw:points="205,234 0,121 170,0">
          <text:p/>
        </draw:polygon>
        <draw:path draw:style-name="gr6" draw:text-style-name="P6" draw:layer="layout" svg:width="1.059cm" svg:height="1.059cm" svg:x="7.196cm" svg:y="16.086cm" svg:viewBox="0 0 1060 1060" svg:d="M529 0c301 0 531 229 531 530 0 300-230 530-531 530-300 0-529-230-529-530 0-301 229-530 529-530z">
          <text:p/>
        </draw:path>
        <draw:polygon draw:style-name="gr6" draw:text-style-name="P6" draw:layer="layout" svg:width="0cm" svg:height="0cm" svg:x="7.196cm" svg:y="16.086cm" svg:viewBox="0 0 0 0" draw:points="0,0">
          <text:p/>
        </draw:polygon>
        <draw:polygon draw:style-name="gr6" draw:text-style-name="P6" draw:layer="layout" svg:width="0cm" svg:height="0cm" svg:x="8.255cm" svg:y="17.145cm" svg:viewBox="0 0 0 0" draw:points="0,0">
          <text:p/>
        </draw:polygon>
        <draw:frame draw:style-name="gr7" draw:text-style-name="P7" draw:layer="layout" svg:width="0.846cm" svg:height="0.983cm" svg:x="7.514cm" svg:y="6.22cm">
          <draw:text-box>
            <text:p text:style-name="P2"><text:span text:style-name="T5">5</text:span></text:p>
          </draw:text-box>
        </draw:frame>
        <draw:line draw:style-name="gr8" draw:text-style-name="P6" draw:layer="layout" svg:x1="6.829cm" svg:y1="14.59cm" svg:x2="7.624cm" svg:y2="15.918cm">
          <text:p/>
        </draw:line>
        <draw:polygon draw:style-name="gr9" draw:text-style-name="P8" draw:layer="layout" svg:width="0.197cm" svg:height="0.233cm" svg:x="7.528cm" svg:y="15.853cm" svg:viewBox="0 0 198 234" draw:points="198,234 0,107 181,0">
          <text:p/>
        </draw:polygon>
        <draw:frame draw:style-name="gr7" draw:text-style-name="P7" draw:layer="layout" svg:width="0.846cm" svg:height="0.983cm" svg:x="7.514cm" svg:y="16.169cm">
          <draw:text-box>
            <text:p text:style-name="P2"><text:span text:style-name="T5">5</text:span></text:p>
          </draw:text-box>
        </draw:frame>
      </draw:page>
      <draw:page draw:name="page3" draw:style-name="dp1" draw:master-page-name="master-page3">
        <draw:polygon draw:style-name="gr1" draw:text-style-name="P1" draw:layer="layout" svg:width="19.05cm" svg:height="25.4cm" svg:x="0cm" svg:y="0cm" svg:viewBox="0 0 19051 25401" draw:points="0,0 19051,0 19051,25401 0,25401">
          <text:p/>
        </draw:polygon>
        <draw:polygon draw:style-name="gr2" draw:text-style-name="P1" draw:layer="layout" svg:width="19.05cm" svg:height="25.4cm" svg:x="0cm" svg:y="0cm" svg:viewBox="0 0 19051 25401" draw:points="0,0 19051,0 19051,25401 0,25401">
          <text:p>3/STR/MAN/DEF/1/A</text:p>
        </draw:polygon>
        <draw:frame draw:style-name="gr3" draw:text-style-name="P3" draw:layer="layout" svg:width="6.106cm" svg:height="0.573cm" svg:x="6.872cm" svg:y="23.308cm">
          <draw:text-box>
            <text:p text:style-name="P2"><text:span text:style-name="T1">TCSS </text:span><text:span text:style-name="T1">342 AVL </text:span><text:span text:style-name="T1">Trees </text:span><text:span text:style-name="T1">v1.0</text:span></text:p>
          </draw:text-box>
        </draw:frame>
        <draw:frame draw:style-name="gr3" draw:text-style-name="P3" draw:layer="layout" svg:width="0.493cm" svg:height="0.573cm" svg:x="17.12cm" svg:y="23.308cm">
          <draw:text-box>
            <text:p text:style-name="P2"><text:span text:style-name="T1">3</text:span></text:p>
          </draw:text-box>
        </draw:frame>
        <draw:frame draw:style-name="gr4" draw:text-style-name="P4" draw:layer="layout" svg:width="16.719cm" svg:height="1.804cm" svg:x="1.52cm" svg:y="1.085cm">
          <draw:text-box>
            <text:p text:style-name="P2"><text:span text:style-name="T2">AV</text:span><text:span text:style-name="T2">L </text:span><text:span text:style-name="T2">tre</text:span><text:span text:style-name="T2">es: </text:span><text:span text:style-name="T2">fin</text:span><text:span text:style-name="T2">d, </text:span><text:span text:style-name="T2">ins</text:span><text:span text:style-name="T2">ert</text:span></text:p>
          </draw:text-box>
        </draw:frame>
        <draw:frame draw:style-name="gr5" draw:text-style-name="P5" draw:layer="layout" svg:width="1.128cm" svg:height="1.309cm" svg:x="1.732cm" svg:y="3.987cm">
          <draw:text-box>
            <text:p text:style-name="P2"><text:span text:style-name="T3">•</text:span></text:p>
          </draw:text-box>
        </draw:frame>
        <draw:frame draw:style-name="gr5" draw:text-style-name="P5" draw:layer="layout" svg:width="16.161cm" svg:height="1.309cm" svg:x="2.685cm" svg:y="4.233cm">
          <draw:text-box>
            <text:p text:style-name="P2"><text:span text:style-name="T3">AVL </text:span><text:span text:style-name="T3">tree </text:span><text:span text:style-name="T3">find </text:span><text:span text:style-name="T3">is </text:span><text:span text:style-name="T3">the </text:span><text:span text:style-name="T3">sa</text:span><text:span text:style-name="T3">me </text:span><text:span text:style-name="T3">as </text:span></text:p>
          </draw:text-box>
        </draw:frame>
        <draw:frame draw:style-name="gr5" draw:text-style-name="P5" draw:layer="layout" svg:width="5.023cm" svg:height="1.309cm" svg:x="2.685cm" svg:y="5.592cm">
          <draw:text-box>
            <text:p text:style-name="P2"><text:span text:style-name="T3">BST </text:span><text:span text:style-name="T3">find</text:span><text:span text:style-name="T3">.</text:span></text:p>
          </draw:text-box>
        </draw:frame>
        <draw:frame draw:style-name="gr5" draw:text-style-name="P5" draw:layer="layout" svg:width="1.128cm" svg:height="1.309cm" svg:x="1.732cm" svg:y="6.982cm">
          <draw:text-box>
            <text:p text:style-name="P2"><text:span text:style-name="T3">•</text:span></text:p>
          </draw:text-box>
        </draw:frame>
        <draw:frame draw:style-name="gr5" draw:text-style-name="P5" draw:layer="layout" svg:width="17.973cm" svg:height="1.309cm" svg:x="2.685cm" svg:y="7.229cm">
          <draw:text-box>
            <text:p text:style-name="P2"><text:span text:style-name="T3">AVL </text:span><text:span text:style-name="T3">inse</text:span><text:span text:style-name="T3">rt: </text:span><text:span text:style-name="T3">sa</text:span><text:span text:style-name="T3">me </text:span><text:span text:style-name="T3">as </text:span><text:span text:style-name="T3">BST </text:span><text:span text:style-name="T3">inse</text:span><text:span text:style-name="T3">rt, </text:span></text:p>
          </draw:text-box>
        </draw:frame>
        <draw:frame draw:style-name="gr5" draw:text-style-name="P5" draw:layer="layout" svg:width="17.075cm" svg:height="1.309cm" svg:x="2.685cm" svg:y="8.583cm">
          <draw:text-box>
            <text:p text:style-name="P2"><text:span text:style-name="T3">exc</text:span><text:span text:style-name="T3">ept </text:span><text:span text:style-name="T3">that </text:span><text:span text:style-name="T3">we </text:span><text:span text:style-name="T3">mig</text:span><text:span text:style-name="T3">ht </text:span><text:span text:style-name="T3">hav</text:span><text:span text:style-name="T3">e to </text:span></text:p>
          </draw:text-box>
        </draw:frame>
        <draw:frame draw:style-name="gr5" draw:text-style-name="P5" draw:layer="layout" svg:width="15.03cm" svg:height="1.309cm" svg:x="2.685cm" svg:y="9.941cm">
          <draw:text-box>
            <text:p text:style-name="P2"><text:span text:style-name="T3">“</text:span><text:span text:style-name="T3">fix</text:span><text:span text:style-name="T3">” </text:span><text:span text:style-name="T3">the </text:span><text:span text:style-name="T3">AVL </text:span><text:span text:style-name="T3">tree </text:span><text:span text:style-name="T3">afte</text:span><text:span text:style-name="T3">r an </text:span></text:p>
          </draw:text-box>
        </draw:frame>
        <draw:frame draw:style-name="gr5" draw:text-style-name="P5" draw:layer="layout" svg:width="3.583cm" svg:height="1.309cm" svg:x="2.685cm" svg:y="11.296cm">
          <draw:text-box>
            <text:p text:style-name="P2"><text:span text:style-name="T3">inse</text:span><text:span text:style-name="T3">rt.</text:span></text:p>
          </draw:text-box>
        </draw:frame>
        <draw:frame draw:style-name="gr5" draw:text-style-name="P5" draw:layer="layout" svg:width="1.128cm" svg:height="1.309cm" svg:x="1.732cm" svg:y="14.326cm">
          <draw:text-box>
            <text:p text:style-name="P2"><text:span text:style-name="T3">•</text:span></text:p>
          </draw:text-box>
        </draw:frame>
        <draw:frame draw:style-name="gr5" draw:text-style-name="P5" draw:layer="layout" svg:width="18.057cm" svg:height="1.309cm" svg:x="2.685cm" svg:y="14.573cm">
          <draw:text-box>
            <text:p text:style-name="P2"><text:span text:style-name="T3">The</text:span><text:span text:style-name="T3">se </text:span><text:span text:style-name="T3">ope</text:span><text:span text:style-name="T3">rati</text:span><text:span text:style-name="T3">ons </text:span><text:span text:style-name="T3">will </text:span><text:span text:style-name="T3">tak</text:span><text:span text:style-name="T3">e </text:span><text:span text:style-name="T3">tim</text:span><text:span text:style-name="T3">e </text:span></text:p>
          </draw:text-box>
        </draw:frame>
        <draw:frame draw:style-name="gr5" draw:text-style-name="P5" draw:layer="layout" svg:width="1.331cm" svg:height="1.309cm" svg:x="2.685cm" svg:y="15.928cm">
          <draw:text-box>
            <text:p text:style-name="P2"><text:span text:style-name="T3">O(</text:span></text:p>
          </draw:text-box>
        </draw:frame>
        <draw:frame draw:style-name="gr5" draw:text-style-name="P5" draw:layer="layout" svg:width="1.128cm" svg:height="1.128cm" svg:x="3.877cm" svg:y="16.205cm">
          <draw:text-box>
            <text:p text:style-name="P2"><text:span text:style-name="T7">d</text:span></text:p>
          </draw:text-box>
        </draw:frame>
        <draw:frame draw:style-name="gr5" draw:text-style-name="P5" draw:layer="layout" svg:width="4.989cm" svg:height="1.309cm" svg:x="4.445cm" svg:y="15.928cm">
          <draw:text-box>
            <text:p text:style-name="P2"><text:span text:style-name="T3">), </text:span><text:span text:style-name="T3">whe</text:span><text:span text:style-name="T3">re </text:span></text:p>
          </draw:text-box>
        </draw:frame>
        <draw:frame draw:style-name="gr5" draw:text-style-name="P5" draw:layer="layout" svg:width="1.128cm" svg:height="1.128cm" svg:x="8.431cm" svg:y="16.205cm">
          <draw:text-box>
            <text:p text:style-name="P2"><text:span text:style-name="T7">d</text:span></text:p>
          </draw:text-box>
        </draw:frame>
        <draw:frame draw:style-name="gr5" draw:text-style-name="P5" draw:layer="layout" svg:width="8.93cm" svg:height="1.309cm" svg:x="8.999cm" svg:y="15.928cm">
          <draw:text-box>
            <text:p text:style-name="P2"><text:span text:style-name="T3"><text:s/></text:span><text:span text:style-name="T3">is </text:span><text:span text:style-name="T3">the </text:span><text:span text:style-name="T3">dep</text:span><text:span text:style-name="T3">th </text:span><text:span text:style-name="T3">of </text:span></text:p>
          </draw:text-box>
        </draw:frame>
        <draw:frame draw:style-name="gr5" draw:text-style-name="P5" draw:layer="layout" svg:width="17.511cm" svg:height="1.309cm" svg:x="2.685cm" svg:y="17.283cm">
          <draw:text-box>
            <text:p text:style-name="P2"><text:span text:style-name="T3">the </text:span><text:span text:style-name="T3">nod</text:span><text:span text:style-name="T3">e </text:span><text:span text:style-name="T3">bei</text:span><text:span text:style-name="T3">ng </text:span><text:span text:style-name="T3">fou</text:span><text:span text:style-name="T3">nd/i</text:span><text:span text:style-name="T3">nse</text:span><text:span text:style-name="T3">rted</text:span><text:span text:style-name="T3">.</text:span></text:p>
          </draw:text-box>
        </draw:frame>
        <draw:frame draw:style-name="gr5" draw:text-style-name="P5" draw:layer="layout" svg:width="1.128cm" svg:height="1.309cm" svg:x="1.732cm" svg:y="18.676cm">
          <draw:text-box>
            <text:p text:style-name="P2"><text:span text:style-name="T3">•</text:span></text:p>
          </draw:text-box>
        </draw:frame>
        <draw:frame draw:style-name="gr5" draw:text-style-name="P5" draw:layer="layout" svg:width="18.269cm" svg:height="1.309cm" svg:x="2.685cm" svg:y="18.923cm">
          <draw:text-box>
            <text:p text:style-name="P2"><text:span text:style-name="T3">Wh</text:span><text:span text:style-name="T3">at </text:span><text:span text:style-name="T3">is </text:span><text:span text:style-name="T3">the </text:span><text:span text:style-name="T3">ma</text:span><text:span text:style-name="T3">xim</text:span><text:span text:style-name="T3">um </text:span><text:span text:style-name="T3">hei</text:span><text:span text:style-name="T3">ght </text:span><text:span text:style-name="T3">of </text:span></text:p>
          </draw:text-box>
        </draw:frame>
        <draw:frame draw:style-name="gr5" draw:text-style-name="P5" draw:layer="layout" svg:width="1.772cm" svg:height="1.309cm" svg:x="2.685cm" svg:y="20.278cm">
          <draw:text-box>
            <text:p text:style-name="P2"><text:span text:style-name="T3">an </text:span></text:p>
          </draw:text-box>
        </draw:frame>
        <draw:frame draw:style-name="gr5" draw:text-style-name="P5" draw:layer="layout" svg:width="1.128cm" svg:height="1.128cm" svg:x="4.039cm" svg:y="20.554cm">
          <draw:text-box>
            <text:p text:style-name="P2"><text:span text:style-name="T7">n</text:span></text:p>
          </draw:text-box>
        </draw:frame>
        <draw:frame draw:style-name="gr5" draw:text-style-name="P5" draw:layer="layout" svg:width="8.926cm" svg:height="1.309cm" svg:x="4.607cm" svg:y="20.278cm">
          <draw:text-box>
            <text:p text:style-name="P2"><text:span text:style-name="T3">-</text:span><text:span text:style-name="T3">nod</text:span><text:span text:style-name="T3">e </text:span><text:span text:style-name="T3">AVL </text:span><text:span text:style-name="T3">tree</text:span><text:span text:style-name="T3">?</text:span></text:p>
          </draw:text-box>
        </draw:frame>
      </draw:page>
      <draw:page draw:name="page4" draw:style-name="dp1" draw:master-page-name="master-page3">
        <draw:polygon draw:style-name="gr1" draw:text-style-name="P1" draw:layer="layout" svg:width="19.05cm" svg:height="25.4cm" svg:x="0cm" svg:y="0cm" svg:viewBox="0 0 19051 25401" draw:points="0,0 19051,0 19051,25401 0,25401">
          <text:p/>
        </draw:polygon>
        <draw:polygon draw:style-name="gr2" draw:text-style-name="P1" draw:layer="layout" svg:width="19.05cm" svg:height="25.4cm" svg:x="0cm" svg:y="0cm" svg:viewBox="0 0 19051 25401" draw:points="0,0 19051,0 19051,25401 0,25401">
          <text:p>4/EXP/MAN/XPL/1/A</text:p>
        </draw:polygon>
        <draw:frame draw:style-name="gr3" draw:text-style-name="P3" draw:layer="layout" svg:width="6.106cm" svg:height="0.573cm" svg:x="6.872cm" svg:y="23.308cm">
          <draw:text-box>
            <text:p text:style-name="P2"><text:span text:style-name="T1">TCSS </text:span><text:span text:style-name="T1">342 AVL </text:span><text:span text:style-name="T1">Trees </text:span><text:span text:style-name="T1">v1.0</text:span></text:p>
          </draw:text-box>
        </draw:frame>
        <draw:frame draw:style-name="gr3" draw:text-style-name="P3" draw:layer="layout" svg:width="0.493cm" svg:height="0.573cm" svg:x="17.12cm" svg:y="23.308cm">
          <draw:text-box>
            <text:p text:style-name="P2"><text:span text:style-name="T1">4</text:span></text:p>
          </draw:text-box>
        </draw:frame>
        <draw:frame draw:style-name="gr4" draw:text-style-name="P4" draw:layer="layout" svg:width="11.445cm" svg:height="1.804cm" svg:x="1.52cm" svg:y="1.085cm">
          <draw:text-box>
            <text:p text:style-name="P2"><text:span text:style-name="T2">AV</text:span><text:span text:style-name="T2">L </text:span><text:span text:style-name="T2">tre</text:span><text:span text:style-name="T2">e </text:span><text:span text:style-name="T2">ins</text:span><text:span text:style-name="T2">ert</text:span></text:p>
          </draw:text-box>
        </draw:frame>
        <draw:frame draw:style-name="gr5" draw:text-style-name="P5" draw:layer="layout" svg:width="1.128cm" svg:height="1.309cm" svg:x="1.305cm" svg:y="3.987cm">
          <draw:text-box>
            <text:p text:style-name="P2"><text:span text:style-name="T3">•</text:span></text:p>
          </draw:text-box>
        </draw:frame>
        <draw:frame draw:style-name="gr5" draw:text-style-name="P5" draw:layer="layout" svg:width="2.11cm" svg:height="1.309cm" svg:x="2.999cm" svg:y="4.233cm">
          <draw:text-box>
            <text:p text:style-name="P2"><text:span text:style-name="T3">Let </text:span></text:p>
          </draw:text-box>
        </draw:frame>
        <draw:frame draw:style-name="gr5" draw:text-style-name="P5" draw:layer="layout" svg:width="1.128cm" svg:height="1.128cm" svg:x="4.791cm" svg:y="4.51cm">
          <draw:text-box>
            <text:p text:style-name="P2"><text:span text:style-name="T7">x</text:span></text:p>
          </draw:text-box>
        </draw:frame>
        <draw:frame draw:style-name="gr5" draw:text-style-name="P5" draw:layer="layout" svg:width="16.255cm" svg:height="1.309cm" svg:x="5.295cm" svg:y="4.233cm">
          <draw:text-box>
            <text:p text:style-name="P2"><text:span text:style-name="T3"><text:s/></text:span><text:span text:style-name="T3">be </text:span><text:span text:style-name="T3">the </text:span><text:span text:style-name="T4">dee</text:span><text:span text:style-name="T4">pes</text:span><text:span text:style-name="T4">t</text:span><text:span text:style-name="T3"> </text:span><text:span text:style-name="T3">nod</text:span><text:span text:style-name="T3">e </text:span><text:span text:style-name="T3">whe</text:span><text:span text:style-name="T3">re </text:span></text:p>
          </draw:text-box>
        </draw:frame>
        <draw:frame draw:style-name="gr5" draw:text-style-name="P5" draw:layer="layout" svg:width="12.059cm" svg:height="1.309cm" svg:x="2.999cm" svg:y="5.454cm">
          <draw:text-box>
            <text:p text:style-name="P2"><text:span text:style-name="T3">an </text:span><text:span text:style-name="T3">imb</text:span><text:span text:style-name="T3">ala</text:span><text:span text:style-name="T3">nce </text:span><text:span text:style-name="T3">occ</text:span><text:span text:style-name="T3">urs.</text:span></text:p>
          </draw:text-box>
        </draw:frame>
        <draw:frame draw:style-name="gr5" draw:text-style-name="P5" draw:layer="layout" svg:width="1.128cm" svg:height="1.309cm" svg:x="1.305cm" svg:y="6.71cm">
          <draw:text-box>
            <text:p text:style-name="P2"><text:span text:style-name="T3">•</text:span></text:p>
          </draw:text-box>
        </draw:frame>
        <draw:frame draw:style-name="gr5" draw:text-style-name="P5" draw:layer="layout" svg:width="16.123cm" svg:height="1.309cm" svg:x="2.999cm" svg:y="6.957cm">
          <draw:text-box>
            <text:p text:style-name="P2"><text:span text:style-name="T3">Fou</text:span><text:span text:style-name="T3">r </text:span><text:span text:style-name="T3">cas</text:span><text:span text:style-name="T3">es </text:span><text:span text:style-name="T3">to </text:span><text:span text:style-name="T3">con</text:span><text:span text:style-name="T3">side</text:span><text:span text:style-name="T3">r. <text:s/></text:span><text:span text:style-name="T3">The </text:span></text:p>
          </draw:text-box>
        </draw:frame>
        <draw:frame draw:style-name="gr5" draw:text-style-name="P5" draw:layer="layout" svg:width="9.806cm" svg:height="1.309cm" svg:x="2.999cm" svg:y="8.178cm">
          <draw:text-box>
            <text:p text:style-name="P2"><text:span text:style-name="T3">inse</text:span><text:span text:style-name="T3">rtio</text:span><text:span text:style-name="T3">n is </text:span><text:span text:style-name="T3">in </text:span><text:span text:style-name="T3">the</text:span></text:p>
          </draw:text-box>
        </draw:frame>
        <draw:frame draw:style-name="gr10" draw:text-style-name="P9" draw:layer="layout" svg:width="0.987cm" svg:height="1.144cm" svg:x="2.575cm" svg:y="9.646cm">
          <draw:text-box>
            <text:p text:style-name="P2"><text:span text:style-name="T8">1.</text:span></text:p>
          </draw:text-box>
        </draw:frame>
        <draw:frame draw:style-name="gr10" draw:text-style-name="P9" draw:layer="layout" svg:width="15.001cm" svg:height="1.144cm" svg:x="4.057cm" svg:y="9.646cm">
          <draw:text-box>
            <text:p text:style-name="P2"><text:span text:style-name="T8">left </text:span><text:span text:style-name="T8">subt</text:span><text:span text:style-name="T8">ree </text:span><text:span text:style-name="T8">of </text:span><text:span text:style-name="T8">the </text:span><text:span text:style-name="T8">left </text:span><text:span text:style-name="T8">child </text:span><text:span text:style-name="T8">of </text:span></text:p>
          </draw:text-box>
        </draw:frame>
        <draw:frame draw:style-name="gr10" draw:text-style-name="P9" draw:layer="layout" svg:width="0.987cm" svg:height="0.987cm" svg:x="16.076cm" svg:y="9.888cm">
          <draw:text-box>
            <text:p text:style-name="P2"><text:span text:style-name="T9">x.</text:span></text:p>
          </draw:text-box>
        </draw:frame>
        <draw:frame draw:style-name="gr10" draw:text-style-name="P9" draw:layer="layout" svg:width="0.987cm" svg:height="1.144cm" svg:x="2.575cm" svg:y="10.958cm">
          <draw:text-box>
            <text:p text:style-name="P2"><text:span text:style-name="T8">2.</text:span></text:p>
          </draw:text-box>
        </draw:frame>
        <draw:frame draw:style-name="gr10" draw:text-style-name="P9" draw:layer="layout" svg:width="15.725cm" svg:height="1.144cm" svg:x="4.057cm" svg:y="10.958cm">
          <draw:text-box>
            <text:p text:style-name="P2"><text:span text:style-name="T8">right </text:span><text:span text:style-name="T8">subt</text:span><text:span text:style-name="T8">ree </text:span><text:span text:style-name="T8">of </text:span><text:span text:style-name="T8">the </text:span><text:span text:style-name="T8">left </text:span><text:span text:style-name="T8">child </text:span><text:span text:style-name="T8">of </text:span></text:p>
          </draw:text-box>
        </draw:frame>
        <draw:frame draw:style-name="gr10" draw:text-style-name="P9" draw:layer="layout" svg:width="0.987cm" svg:height="0.987cm" svg:x="16.626cm" svg:y="11.2cm">
          <draw:text-box>
            <text:p text:style-name="P2"><text:span text:style-name="T9">x.</text:span></text:p>
          </draw:text-box>
        </draw:frame>
        <draw:frame draw:style-name="gr10" draw:text-style-name="P9" draw:layer="layout" svg:width="0.987cm" svg:height="1.144cm" svg:x="2.575cm" svg:y="12.267cm">
          <draw:text-box>
            <text:p text:style-name="P2"><text:span text:style-name="T8">3.</text:span></text:p>
          </draw:text-box>
        </draw:frame>
        <draw:frame draw:style-name="gr10" draw:text-style-name="P9" draw:layer="layout" svg:width="15.725cm" svg:height="1.144cm" svg:x="4.057cm" svg:y="12.267cm">
          <draw:text-box>
            <text:p text:style-name="P2"><text:span text:style-name="T8">left </text:span><text:span text:style-name="T8">subt</text:span><text:span text:style-name="T8">ree </text:span><text:span text:style-name="T8">of </text:span><text:span text:style-name="T8">the </text:span><text:span text:style-name="T8">right </text:span><text:span text:style-name="T8">child </text:span><text:span text:style-name="T8">of </text:span></text:p>
          </draw:text-box>
        </draw:frame>
        <draw:frame draw:style-name="gr10" draw:text-style-name="P9" draw:layer="layout" svg:width="0.987cm" svg:height="0.987cm" svg:x="16.626cm" svg:y="12.509cm">
          <draw:text-box>
            <text:p text:style-name="P2"><text:span text:style-name="T9">x.</text:span></text:p>
          </draw:text-box>
        </draw:frame>
        <draw:frame draw:style-name="gr10" draw:text-style-name="P9" draw:layer="layout" svg:width="0.987cm" svg:height="1.144cm" svg:x="2.575cm" svg:y="13.575cm">
          <draw:text-box>
            <text:p text:style-name="P2"><text:span text:style-name="T8">4.</text:span></text:p>
          </draw:text-box>
        </draw:frame>
        <draw:frame draw:style-name="gr10" draw:text-style-name="P9" draw:layer="layout" svg:width="16.449cm" svg:height="1.144cm" svg:x="4.057cm" svg:y="13.575cm">
          <draw:text-box>
            <text:p text:style-name="P2"><text:span text:style-name="T8">right </text:span><text:span text:style-name="T8">subt</text:span><text:span text:style-name="T8">ree </text:span><text:span text:style-name="T8">of </text:span><text:span text:style-name="T8">the </text:span><text:span text:style-name="T8">right </text:span><text:span text:style-name="T8">child </text:span><text:span text:style-name="T8">of </text:span></text:p>
          </draw:text-box>
        </draw:frame>
        <draw:frame draw:style-name="gr10" draw:text-style-name="P9" draw:layer="layout" svg:width="0.987cm" svg:height="0.987cm" svg:x="17.177cm" svg:y="13.817cm">
          <draw:text-box>
            <text:p text:style-name="P2"><text:span text:style-name="T9">x.</text:span></text:p>
          </draw:text-box>
        </draw:frame>
        <draw:frame draw:style-name="gr5" draw:text-style-name="P5" draw:layer="layout" svg:width="19.31cm" svg:height="1.309cm" svg:x="1.305cm" svg:y="16.422cm">
          <draw:text-box>
            <text:p text:style-name="P2"><text:span text:style-name="T3">Ide</text:span><text:span text:style-name="T3">a: </text:span><text:span text:style-name="T3">Cas</text:span><text:span text:style-name="T3">es </text:span><text:span text:style-name="T3">1 &amp; </text:span><text:span text:style-name="T3">4 </text:span><text:span text:style-name="T3">are </text:span><text:span text:style-name="T3">solv</text:span><text:span text:style-name="T3">ed </text:span><text:span text:style-name="T3">by </text:span><text:span text:style-name="T3">a </text:span></text:p>
          </draw:text-box>
        </draw:frame>
        <draw:frame draw:style-name="gr5" draw:text-style-name="P5" draw:layer="layout" svg:width="8.494cm" svg:height="1.309cm" svg:x="2.999cm" svg:y="17.639cm">
          <draw:text-box>
            <text:p text:style-name="P2"><text:span text:style-name="T4">sing</text:span><text:span text:style-name="T4">le </text:span><text:span text:style-name="T4">rota</text:span><text:span text:style-name="T4">tion</text:span><text:span text:style-name="T3">.</text:span></text:p>
          </draw:text-box>
        </draw:frame>
        <draw:frame draw:style-name="gr5" draw:text-style-name="P5" draw:layer="layout" svg:width="20.335cm" svg:height="1.309cm" svg:x="1.305cm" svg:y="19.142cm">
          <draw:text-box>
            <text:p text:style-name="P2"><text:span text:style-name="T3">Cas</text:span><text:span text:style-name="T3">es </text:span><text:span text:style-name="T3">2 &amp; </text:span><text:span text:style-name="T3">3 </text:span><text:span text:style-name="T3">are </text:span><text:span text:style-name="T3">solv</text:span><text:span text:style-name="T3">ed </text:span><text:span text:style-name="T3">by </text:span><text:span text:style-name="T3">a </text:span><text:span text:style-name="T4">dou</text:span><text:span text:style-name="T4">ble </text:span></text:p>
          </draw:text-box>
        </draw:frame>
        <draw:frame draw:style-name="gr5" draw:text-style-name="P5" draw:layer="layout" svg:width="4.794cm" svg:height="1.309cm" svg:x="2.999cm" svg:y="20.362cm">
          <draw:text-box>
            <text:p text:style-name="P2"><text:span text:style-name="T4">rota</text:span><text:span text:style-name="T4">tion</text:span><text:span text:style-name="T3">.</text:span></text:p>
          </draw:text-box>
        </draw:frame>
      </draw:page>
      <draw:page draw:name="page5" draw:style-name="dp1" draw:master-page-name="master-page3">
        <draw:polygon draw:style-name="gr1" draw:text-style-name="P1" draw:layer="layout" svg:width="19.05cm" svg:height="25.4cm" svg:x="0cm" svg:y="0cm" svg:viewBox="0 0 19051 25401" draw:points="0,0 19051,0 19051,25401 0,25401">
          <text:p/>
        </draw:polygon>
        <draw:polygon draw:style-name="gr2" draw:text-style-name="P1" draw:layer="layout" svg:width="19.05cm" svg:height="25.4cm" svg:x="0cm" svg:y="0cm" svg:viewBox="0 0 19051 25401" draw:points="0,0 19051,0 19051,25401 0,25401">
          <text:p>5/EXP/MAN/VIS/6/A</text:p>
        </draw:polygon>
        <draw:frame draw:style-name="gr3" draw:text-style-name="P3" draw:layer="layout" svg:width="6.106cm" svg:height="0.573cm" svg:x="6.872cm" svg:y="23.308cm">
          <draw:text-box>
            <text:p text:style-name="P2"><text:span text:style-name="T1">TCSS </text:span><text:span text:style-name="T1">342 AVL </text:span><text:span text:style-name="T1">Trees </text:span><text:span text:style-name="T1">v1.0</text:span></text:p>
          </draw:text-box>
        </draw:frame>
        <draw:frame draw:style-name="gr3" draw:text-style-name="P3" draw:layer="layout" svg:width="0.493cm" svg:height="0.573cm" svg:x="17.12cm" svg:y="23.308cm">
          <draw:text-box>
            <text:p text:style-name="P2"><text:span text:style-name="T1">5</text:span></text:p>
          </draw:text-box>
        </draw:frame>
        <draw:path draw:style-name="gr6" draw:text-style-name="P6" draw:layer="layout" svg:width="1.058cm" svg:height="1.059cm" svg:x="13.758cm" svg:y="7.972cm" svg:viewBox="0 0 1059 1060" svg:d="M530 0c300 0 529 230 529 529 0 300-229 531-529 531-301 0-530-231-530-531 0-299 229-529 530-529z">
          <text:p/>
        </draw:path>
        <draw:polygon draw:style-name="gr6" draw:text-style-name="P6" draw:layer="layout" svg:width="0cm" svg:height="0cm" svg:x="13.758cm" svg:y="7.972cm" svg:viewBox="0 0 0 0" draw:points="0,0">
          <text:p/>
        </draw:polygon>
        <draw:polygon draw:style-name="gr6" draw:text-style-name="P6" draw:layer="layout" svg:width="0cm" svg:height="0cm" svg:x="14.816cm" svg:y="9.031cm" svg:viewBox="0 0 0 0" draw:points="0,0">
          <text:p/>
        </draw:polygon>
        <draw:frame draw:style-name="gr4" draw:text-style-name="P4" draw:layer="layout" svg:width="18.561cm" svg:height="1.804cm" svg:x="1.52cm" svg:y="1.085cm">
          <draw:text-box>
            <text:p text:style-name="P2"><text:span text:style-name="T2">Si</text:span><text:span text:style-name="T2">ng</text:span><text:span text:style-name="T2">le </text:span><text:span text:style-name="T2">rot</text:span><text:span text:style-name="T2">ati</text:span><text:span text:style-name="T2">on </text:span><text:span text:style-name="T2">ex</text:span><text:span text:style-name="T2">a</text:span><text:span text:style-name="T2">m</text:span><text:span text:style-name="T2">pl</text:span><text:span text:style-name="T2">e</text:span></text:p>
          </draw:text-box>
        </draw:frame>
        <draw:path draw:style-name="gr6" draw:text-style-name="P6" draw:layer="layout" svg:width="1.059cm" svg:height="1.059cm" svg:x="7.831cm" svg:y="7.972cm" svg:viewBox="0 0 1060 1060" svg:d="M530 0c300 0 530 230 530 529 0 300-230 531-530 531s-530-231-530-531c0-299 230-529 530-529z">
          <text:p/>
        </draw:path>
        <draw:polygon draw:style-name="gr6" draw:text-style-name="P6" draw:layer="layout" svg:width="0cm" svg:height="0cm" svg:x="7.831cm" svg:y="7.972cm" svg:viewBox="0 0 0 0" draw:points="0,0">
          <text:p/>
        </draw:polygon>
        <draw:polygon draw:style-name="gr6" draw:text-style-name="P6" draw:layer="layout" svg:width="0cm" svg:height="0cm" svg:x="8.89cm" svg:y="9.031cm" svg:viewBox="0 0 0 0" draw:points="0,0">
          <text:p/>
        </draw:polygon>
        <draw:frame draw:style-name="gr7" draw:text-style-name="P7" draw:layer="layout" svg:width="1.077cm" svg:height="0.983cm" svg:x="13.864cm" svg:y="8.055cm">
          <draw:text-box>
            <text:p text:style-name="P2"><text:span text:style-name="T5">21</text:span></text:p>
          </draw:text-box>
        </draw:frame>
        <draw:path draw:style-name="gr6" draw:text-style-name="P6" draw:layer="layout" svg:width="1.058cm" svg:height="1.059cm" svg:x="4.868cm" svg:y="7.972cm" svg:viewBox="0 0 1059 1060" svg:d="M529 0c300 0 530 230 530 529 0 300-230 531-530 531s-529-231-529-531c0-299 229-529 529-529z">
          <text:p/>
        </draw:path>
        <draw:polygon draw:style-name="gr6" draw:text-style-name="P6" draw:layer="layout" svg:width="0cm" svg:height="0cm" svg:x="4.868cm" svg:y="7.972cm" svg:viewBox="0 0 0 0" draw:points="0,0">
          <text:p/>
        </draw:polygon>
        <draw:polygon draw:style-name="gr6" draw:text-style-name="P6" draw:layer="layout" svg:width="0cm" svg:height="0cm" svg:x="5.926cm" svg:y="9.031cm" svg:viewBox="0 0 0 0" draw:points="0,0">
          <text:p/>
        </draw:polygon>
        <draw:frame draw:style-name="gr7" draw:text-style-name="P7" draw:layer="layout" svg:width="1.077cm" svg:height="0.983cm" svg:x="7.938cm" svg:y="8.055cm">
          <draw:text-box>
            <text:p text:style-name="P2"><text:span text:style-name="T5">10</text:span></text:p>
          </draw:text-box>
        </draw:frame>
        <draw:path draw:style-name="gr6" draw:text-style-name="P6" draw:layer="layout" svg:width="1.059cm" svg:height="1.058cm" svg:x="12.276cm" svg:y="5.503cm" svg:viewBox="0 0 1060 1059" svg:d="M529 0c300 0 531 229 531 530 0 300-231 529-531 529s-529-229-529-529c0-301 229-530 529-530z">
          <text:p/>
        </draw:path>
        <draw:polygon draw:style-name="gr6" draw:text-style-name="P6" draw:layer="layout" svg:width="0cm" svg:height="0cm" svg:x="12.276cm" svg:y="5.503cm" svg:viewBox="0 0 0 0" draw:points="0,0">
          <text:p/>
        </draw:polygon>
        <draw:polygon draw:style-name="gr6" draw:text-style-name="P6" draw:layer="layout" svg:width="0cm" svg:height="0cm" svg:x="13.335cm" svg:y="6.561cm" svg:viewBox="0 0 0 0" draw:points="0,0">
          <text:p/>
        </draw:polygon>
        <draw:frame draw:style-name="gr7" draw:text-style-name="P7" draw:layer="layout" svg:width="0.846cm" svg:height="0.983cm" svg:x="5.186cm" svg:y="8.055cm">
          <draw:text-box>
            <text:p text:style-name="P2"><text:span text:style-name="T5">3</text:span></text:p>
          </draw:text-box>
        </draw:frame>
        <draw:path draw:style-name="gr6" draw:text-style-name="P6" draw:layer="layout" svg:width="1.058cm" svg:height="1.058cm" svg:x="6.35cm" svg:y="5.503cm" svg:viewBox="0 0 1059 1059" svg:d="M530 0c300 0 529 229 529 530 0 300-229 529-529 529-301 0-530-229-530-529 0-301 229-530 530-530z">
          <text:p/>
        </draw:path>
        <draw:polygon draw:style-name="gr6" draw:text-style-name="P6" draw:layer="layout" svg:width="0cm" svg:height="0cm" svg:x="6.35cm" svg:y="5.503cm" svg:viewBox="0 0 0 0" draw:points="0,0">
          <text:p/>
        </draw:polygon>
        <draw:polygon draw:style-name="gr6" draw:text-style-name="P6" draw:layer="layout" svg:width="0cm" svg:height="0cm" svg:x="7.408cm" svg:y="6.561cm" svg:viewBox="0 0 0 0" draw:points="0,0">
          <text:p/>
        </draw:polygon>
        <draw:frame draw:style-name="gr7" draw:text-style-name="P7" draw:layer="layout" svg:width="1.077cm" svg:height="0.983cm" svg:x="12.383cm" svg:y="5.585cm">
          <draw:text-box>
            <text:p text:style-name="P2"><text:span text:style-name="T5">20</text:span></text:p>
          </draw:text-box>
        </draw:frame>
        <draw:path draw:style-name="gr6" draw:text-style-name="P6" draw:layer="layout" svg:width="1.059cm" svg:height="1.058cm" svg:x="9.101cm" svg:y="3.598cm" svg:viewBox="0 0 1060 1059" svg:d="M529 0c300 0 531 230 531 530s-231 529-531 529-529-229-529-529 229-530 529-530z">
          <text:p/>
        </draw:path>
        <draw:polygon draw:style-name="gr6" draw:text-style-name="P6" draw:layer="layout" svg:width="0cm" svg:height="0cm" svg:x="9.101cm" svg:y="3.598cm" svg:viewBox="0 0 0 0" draw:points="0,0">
          <text:p/>
        </draw:polygon>
        <draw:polygon draw:style-name="gr6" draw:text-style-name="P6" draw:layer="layout" svg:width="0cm" svg:height="0cm" svg:x="10.16cm" svg:y="4.656cm" svg:viewBox="0 0 0 0" draw:points="0,0">
          <text:p/>
        </draw:polygon>
        <draw:frame draw:style-name="gr7" draw:text-style-name="P7" draw:layer="layout" svg:width="0.846cm" svg:height="0.983cm" svg:x="6.668cm" svg:y="5.585cm">
          <draw:text-box>
            <text:p text:style-name="P2"><text:span text:style-name="T5">5</text:span></text:p>
          </draw:text-box>
        </draw:frame>
        <draw:line draw:style-name="gr8" draw:text-style-name="P6" draw:layer="layout" svg:x1="9.257cm" svg:y1="4.501cm" svg:x2="7.059cm" svg:y2="5.426cm">
          <text:p/>
        </draw:line>
        <draw:polygon draw:style-name="gr9" draw:text-style-name="P8" draw:layer="layout" svg:width="0.233cm" svg:height="0.194cm" svg:x="6.879cm" svg:y="5.323cm" svg:viewBox="0 0 234 195" draw:points="0,181 151,0 234,195">
          <text:p/>
        </draw:polygon>
        <draw:line draw:style-name="gr8" draw:text-style-name="P6" draw:layer="layout" svg:x1="10.004cm" svg:y1="4.501cm" svg:x2="12.623cm" svg:y2="5.437cm">
          <text:p/>
        </draw:line>
        <draw:polygon draw:style-name="gr9" draw:text-style-name="P8" draw:layer="layout" svg:width="0.232cm" svg:height="0.197cm" svg:x="12.573cm" svg:y="5.334cm" svg:viewBox="0 0 233 198" draw:points="233,170 0,198 70,0">
          <text:p/>
        </draw:polygon>
        <draw:line draw:style-name="gr8" draw:text-style-name="P6" draw:layer="layout" svg:x1="13.179cm" svg:y1="6.406cm" svg:x2="14.175cm" svg:y2="7.815cm">
          <text:p/>
        </draw:line>
        <draw:polygon draw:style-name="gr9" draw:text-style-name="P8" draw:layer="layout" svg:width="0.208cm" svg:height="0.233cm" svg:x="14.079cm" svg:y="7.739cm" svg:viewBox="0 0 209 234" draw:points="209,234 0,125 174,0">
          <text:p/>
        </draw:polygon>
        <draw:line draw:style-name="gr8" draw:text-style-name="P6" draw:layer="layout" svg:x1="6.506cm" svg:y1="6.406cm" svg:x2="5.51cm" svg:y2="7.815cm">
          <text:p/>
        </draw:line>
        <draw:polygon draw:style-name="gr9" draw:text-style-name="P8" draw:layer="layout" svg:width="0.208cm" svg:height="0.233cm" svg:x="5.397cm" svg:y="7.739cm" svg:viewBox="0 0 209 234" draw:points="0,234 35,0 209,125">
          <text:p/>
        </draw:polygon>
        <draw:line draw:style-name="gr8" draw:text-style-name="P6" draw:layer="layout" svg:x1="7.253cm" svg:y1="6.406cm" svg:x2="8.248cm" svg:y2="7.815cm">
          <text:p/>
        </draw:line>
        <draw:polygon draw:style-name="gr9" draw:text-style-name="P8" draw:layer="layout" svg:width="0.208cm" svg:height="0.233cm" svg:x="8.152cm" svg:y="7.739cm" svg:viewBox="0 0 209 234" draw:points="209,234 0,125 174,0">
          <text:p/>
        </draw:polygon>
        <draw:path draw:style-name="gr11" draw:text-style-name="P6" draw:layer="layout" svg:width="1.058cm" svg:height="1.059cm" svg:x="2.328cm" svg:y="12.558cm" svg:viewBox="0 0 1059 1060" svg:d="M530 0c300 0 529 230 529 530s-229 530-529 530c-301 0-530-230-530-530s229-530 530-530z">
          <text:p/>
        </draw:path>
        <draw:polygon draw:style-name="gr11" draw:text-style-name="P6" draw:layer="layout" svg:width="0cm" svg:height="0cm" svg:x="2.328cm" svg:y="12.558cm" svg:viewBox="0 0 0 0" draw:points="0,0">
          <text:p/>
        </draw:polygon>
        <draw:polygon draw:style-name="gr11" draw:text-style-name="P6" draw:layer="layout" svg:width="0cm" svg:height="0cm" svg:x="3.386cm" svg:y="13.617cm" svg:viewBox="0 0 0 0" draw:points="0,0">
          <text:p/>
        </draw:polygon>
        <draw:frame draw:style-name="gr7" draw:text-style-name="P7" draw:layer="layout" svg:width="1.077cm" svg:height="0.983cm" svg:x="9.208cm" svg:y="3.68cm">
          <draw:text-box>
            <text:p text:style-name="P2"><text:span text:style-name="T5">15</text:span></text:p>
          </draw:text-box>
        </draw:frame>
        <draw:path draw:style-name="gr6" draw:text-style-name="P6" draw:layer="layout" svg:width="1.058cm" svg:height="1.058cm" svg:x="3.598cm" svg:y="10.442cm" svg:viewBox="0 0 1059 1059" svg:d="M530 0c300 0 529 229 529 529 0 301-229 530-529 530s-530-229-530-530c0-300 230-529 530-529z">
          <text:p/>
        </draw:path>
        <draw:polygon draw:style-name="gr6" draw:text-style-name="P6" draw:layer="layout" svg:width="0cm" svg:height="0cm" svg:x="3.598cm" svg:y="10.442cm" svg:viewBox="0 0 0 0" draw:points="0,0">
          <text:p/>
        </draw:polygon>
        <draw:polygon draw:style-name="gr6" draw:text-style-name="P6" draw:layer="layout" svg:width="0cm" svg:height="0cm" svg:x="4.656cm" svg:y="11.5cm" svg:viewBox="0 0 0 0" draw:points="0,0">
          <text:p/>
        </draw:polygon>
        <draw:frame draw:style-name="gr7" draw:text-style-name="P7" draw:layer="layout" svg:width="0.846cm" svg:height="0.983cm" svg:x="2.646cm" svg:y="12.641cm">
          <draw:text-box>
            <text:p text:style-name="P2"><text:span text:style-name="T5">1</text:span></text:p>
          </draw:text-box>
        </draw:frame>
        <draw:line draw:style-name="gr8" draw:text-style-name="P6" draw:layer="layout" svg:x1="5.024cm" svg:y1="8.875cm" svg:x2="4.226cm" svg:y2="10.273cm">
          <text:p/>
        </draw:line>
        <draw:polygon draw:style-name="gr9" draw:text-style-name="P8" draw:layer="layout" svg:width="0.194cm" svg:height="0.233cm" svg:x="4.127cm" svg:y="10.209cm" svg:viewBox="0 0 195 234" draw:points="0,234 14,0 195,102">
          <text:p/>
        </draw:polygon>
        <draw:line draw:style-name="gr12" draw:text-style-name="P6" draw:layer="layout" svg:x1="3.754cm" svg:y1="11.345cm" svg:x2="2.973cm" svg:y2="12.401cm">
          <text:p/>
        </draw:line>
        <draw:polygon draw:style-name="gr13" draw:text-style-name="P10" draw:layer="layout" svg:width="0.208cm" svg:height="0.229cm" svg:x="2.857cm" svg:y="12.329cm" svg:viewBox="0 0 209 230" draw:points="0,230 39,0 209,124">
          <text:p/>
        </draw:polygon>
        <draw:path draw:style-name="gr6" draw:text-style-name="P6" draw:layer="layout" svg:width="1.059cm" svg:height="1.058cm" svg:x="5.573cm" svg:y="10.442cm" svg:viewBox="0 0 1060 1059" svg:d="M531 0c299 0 529 229 529 529 0 301-230 530-529 530-301 0-531-229-531-530 0-300 230-529 531-529z">
          <text:p/>
        </draw:path>
        <draw:polygon draw:style-name="gr6" draw:text-style-name="P6" draw:layer="layout" svg:width="0cm" svg:height="0cm" svg:x="5.573cm" svg:y="10.442cm" svg:viewBox="0 0 0 0" draw:points="0,0">
          <text:p/>
        </draw:polygon>
        <draw:polygon draw:style-name="gr6" draw:text-style-name="P6" draw:layer="layout" svg:width="0cm" svg:height="0cm" svg:x="6.632cm" svg:y="11.5cm" svg:viewBox="0 0 0 0" draw:points="0,0">
          <text:p/>
        </draw:polygon>
        <draw:frame draw:style-name="gr7" draw:text-style-name="P7" draw:layer="layout" svg:width="0.846cm" svg:height="0.983cm" svg:x="3.916cm" svg:y="10.524cm">
          <draw:text-box>
            <text:p text:style-name="P2"><text:span text:style-name="T5">2</text:span></text:p>
          </draw:text-box>
        </draw:frame>
        <draw:line draw:style-name="gr8" draw:text-style-name="P6" draw:layer="layout" svg:x1="5.771cm" svg:y1="8.875cm" svg:x2="6.061cm" svg:y2="10.252cm">
          <text:p/>
        </draw:line>
        <draw:polygon draw:style-name="gr9" draw:text-style-name="P8" draw:layer="layout" svg:width="0.205cm" svg:height="0.226cm" svg:x="5.958cm" svg:y="10.216cm" svg:viewBox="0 0 206 227" draw:points="146,227 0,43 206,0">
          <text:p/>
        </draw:polygon>
        <draw:path draw:style-name="gr6" draw:text-style-name="P6" draw:layer="layout" svg:width="1.058cm" svg:height="1.062cm" svg:x="10.816cm" svg:y="7.965cm" svg:viewBox="0 0 1059 1063" svg:d="M530 0c300 0 529 230 529 529 0 300-229 534-529 534-301 0-530-234-530-534 0-299 229-529 530-529z">
          <text:p/>
        </draw:path>
        <draw:polygon draw:style-name="gr6" draw:text-style-name="P6" draw:layer="layout" svg:width="0cm" svg:height="0cm" svg:x="10.816cm" svg:y="7.965cm" svg:viewBox="0 0 0 0" draw:points="0,0">
          <text:p/>
        </draw:polygon>
        <draw:polygon draw:style-name="gr6" draw:text-style-name="P6" draw:layer="layout" svg:width="0cm" svg:height="0cm" svg:x="11.874cm" svg:y="9.027cm" svg:viewBox="0 0 0 0" draw:points="0,0">
          <text:p/>
        </draw:polygon>
        <draw:frame draw:style-name="gr7" draw:text-style-name="P7" draw:layer="layout" svg:width="0.846cm" svg:height="0.983cm" svg:x="5.891cm" svg:y="10.524cm">
          <draw:text-box>
            <text:p text:style-name="P2"><text:span text:style-name="T5">4</text:span></text:p>
          </draw:text-box>
        </draw:frame>
        <draw:line draw:style-name="gr8" draw:text-style-name="P6" draw:layer="layout" svg:x1="12.432cm" svg:y1="6.406cm" svg:x2="11.458cm" svg:y2="7.807cm">
          <text:p/>
        </draw:line>
        <draw:polygon draw:style-name="gr9" draw:text-style-name="P8" draw:layer="layout" svg:width="0.208cm" svg:height="0.233cm" svg:x="11.345cm" svg:y="7.736cm" svg:viewBox="0 0 209 234" draw:points="0,234 35,0 209,121">
          <text:p/>
        </draw:polygon>
        <draw:path draw:style-name="gr6" draw:text-style-name="P6" draw:layer="layout" svg:width="1.058cm" svg:height="1.058cm" svg:x="13.758cm" svg:y="17.286cm" svg:viewBox="0 0 1059 1059" svg:d="M530 0c300 0 529 230 529 530s-229 529-529 529c-301 0-530-229-530-529s229-530 530-530z">
          <text:p/>
        </draw:path>
        <draw:polygon draw:style-name="gr6" draw:text-style-name="P6" draw:layer="layout" svg:width="0cm" svg:height="0cm" svg:x="13.758cm" svg:y="17.286cm" svg:viewBox="0 0 0 0" draw:points="0,0">
          <text:p/>
        </draw:polygon>
        <draw:polygon draw:style-name="gr6" draw:text-style-name="P6" draw:layer="layout" svg:width="0cm" svg:height="0cm" svg:x="14.816cm" svg:y="18.344cm" svg:viewBox="0 0 0 0" draw:points="0,0">
          <text:p/>
        </draw:polygon>
        <draw:frame draw:style-name="gr7" draw:text-style-name="P7" draw:layer="layout" svg:width="1.077cm" svg:height="0.983cm" svg:x="10.922cm" svg:y="8.051cm">
          <draw:text-box>
            <text:p text:style-name="P2"><text:span text:style-name="T5">17</text:span></text:p>
          </draw:text-box>
        </draw:frame>
        <draw:path draw:style-name="gr6" draw:text-style-name="P6" draw:layer="layout" svg:width="1.058cm" svg:height="1.058cm" svg:x="8.678cm" svg:y="19.473cm" svg:viewBox="0 0 1059 1059" svg:d="M530 0c300 0 529 230 529 530s-229 529-529 529c-301 0-530-229-530-529s229-530 530-530z">
          <text:p/>
        </draw:path>
        <draw:polygon draw:style-name="gr6" draw:text-style-name="P6" draw:layer="layout" svg:width="0cm" svg:height="0cm" svg:x="8.678cm" svg:y="19.473cm" svg:viewBox="0 0 0 0" draw:points="0,0">
          <text:p/>
        </draw:polygon>
        <draw:polygon draw:style-name="gr6" draw:text-style-name="P6" draw:layer="layout" svg:width="0cm" svg:height="0cm" svg:x="9.736cm" svg:y="20.531cm" svg:viewBox="0 0 0 0" draw:points="0,0">
          <text:p/>
        </draw:polygon>
        <draw:frame draw:style-name="gr7" draw:text-style-name="P7" draw:layer="layout" svg:width="1.077cm" svg:height="0.983cm" svg:x="13.864cm" svg:y="17.368cm">
          <draw:text-box>
            <text:p text:style-name="P2"><text:span text:style-name="T5">21</text:span></text:p>
          </draw:text-box>
        </draw:frame>
        <draw:path draw:style-name="gr6" draw:text-style-name="P6" draw:layer="layout" svg:width="1.059cm" svg:height="1.059cm" svg:x="5.926cm" svg:y="14.816cm" svg:viewBox="0 0 1060 1060" svg:d="M529 0c300 0 531 229 531 530 0 300-231 530-531 530s-529-230-529-530c0-301 229-530 529-530z">
          <text:p/>
        </draw:path>
        <draw:polygon draw:style-name="gr6" draw:text-style-name="P6" draw:layer="layout" svg:width="0cm" svg:height="0cm" svg:x="5.926cm" svg:y="14.816cm" svg:viewBox="0 0 0 0" draw:points="0,0">
          <text:p/>
        </draw:polygon>
        <draw:polygon draw:style-name="gr6" draw:text-style-name="P6" draw:layer="layout" svg:width="0cm" svg:height="0cm" svg:x="6.985cm" svg:y="15.875cm" svg:viewBox="0 0 0 0" draw:points="0,0">
          <text:p/>
        </draw:polygon>
        <draw:frame draw:style-name="gr7" draw:text-style-name="P7" draw:layer="layout" svg:width="1.077cm" svg:height="0.983cm" svg:x="8.784cm" svg:y="19.555cm">
          <draw:text-box>
            <text:p text:style-name="P2"><text:span text:style-name="T5">10</text:span></text:p>
          </draw:text-box>
        </draw:frame>
        <draw:path draw:style-name="gr6" draw:text-style-name="P6" draw:layer="layout" svg:width="1.059cm" svg:height="1.059cm" svg:x="12.276cm" svg:y="14.816cm" svg:viewBox="0 0 1060 1060" svg:d="M529 0c300 0 531 229 531 530 0 300-231 530-531 530s-529-230-529-530c0-301 229-530 529-530z">
          <text:p/>
        </draw:path>
        <draw:polygon draw:style-name="gr6" draw:text-style-name="P6" draw:layer="layout" svg:width="0cm" svg:height="0cm" svg:x="12.276cm" svg:y="14.816cm" svg:viewBox="0 0 0 0" draw:points="0,0">
          <text:p/>
        </draw:polygon>
        <draw:polygon draw:style-name="gr6" draw:text-style-name="P6" draw:layer="layout" svg:width="0cm" svg:height="0cm" svg:x="13.335cm" svg:y="15.875cm" svg:viewBox="0 0 0 0" draw:points="0,0">
          <text:p/>
        </draw:polygon>
        <draw:frame draw:style-name="gr7" draw:text-style-name="P7" draw:layer="layout" svg:width="0.846cm" svg:height="0.983cm" svg:x="6.244cm" svg:y="14.899cm">
          <draw:text-box>
            <text:p text:style-name="P2"><text:span text:style-name="T5">3</text:span></text:p>
          </draw:text-box>
        </draw:frame>
        <draw:path draw:style-name="gr6" draw:text-style-name="P6" draw:layer="layout" svg:width="1.058cm" svg:height="1.058cm" svg:x="7.549cm" svg:y="17.286cm" svg:viewBox="0 0 1059 1059" svg:d="M530 0c300 0 529 230 529 530s-229 529-529 529c-301 0-530-229-530-529s229-530 530-530z">
          <text:p/>
        </draw:path>
        <draw:polygon draw:style-name="gr6" draw:text-style-name="P6" draw:layer="layout" svg:width="0cm" svg:height="0cm" svg:x="7.549cm" svg:y="17.286cm" svg:viewBox="0 0 0 0" draw:points="0,0">
          <text:p/>
        </draw:polygon>
        <draw:polygon draw:style-name="gr6" draw:text-style-name="P6" draw:layer="layout" svg:width="0cm" svg:height="0cm" svg:x="8.607cm" svg:y="18.344cm" svg:viewBox="0 0 0 0" draw:points="0,0">
          <text:p/>
        </draw:polygon>
        <draw:frame draw:style-name="gr7" draw:text-style-name="P7" draw:layer="layout" svg:width="1.077cm" svg:height="0.983cm" svg:x="12.383cm" svg:y="14.899cm">
          <draw:text-box>
            <text:p text:style-name="P2"><text:span text:style-name="T5">20</text:span></text:p>
          </draw:text-box>
        </draw:frame>
        <draw:path draw:style-name="gr6" draw:text-style-name="P6" draw:layer="layout" svg:width="1.059cm" svg:height="1.059cm" svg:x="9.101cm" svg:y="12.911cm" svg:viewBox="0 0 1060 1060" svg:d="M529 0c300 0 531 229 531 530 0 300-231 530-531 530s-529-230-529-530c0-301 229-530 529-530z">
          <text:p/>
        </draw:path>
        <draw:polygon draw:style-name="gr6" draw:text-style-name="P6" draw:layer="layout" svg:width="0cm" svg:height="0cm" svg:x="9.101cm" svg:y="12.911cm" svg:viewBox="0 0 0 0" draw:points="0,0">
          <text:p/>
        </draw:polygon>
        <draw:polygon draw:style-name="gr6" draw:text-style-name="P6" draw:layer="layout" svg:width="0cm" svg:height="0cm" svg:x="10.16cm" svg:y="13.97cm" svg:viewBox="0 0 0 0" draw:points="0,0">
          <text:p/>
        </draw:polygon>
        <draw:frame draw:style-name="gr7" draw:text-style-name="P7" draw:layer="layout" svg:width="0.846cm" svg:height="0.983cm" svg:x="7.867cm" svg:y="17.368cm">
          <draw:text-box>
            <text:p text:style-name="P2"><text:span text:style-name="T5">5</text:span></text:p>
          </draw:text-box>
        </draw:frame>
        <draw:line draw:style-name="gr8" draw:text-style-name="P6" draw:layer="layout" svg:x1="9.257cm" svg:y1="13.814cm" svg:x2="7.006cm" svg:y2="14.888cm">
          <text:p/>
        </draw:line>
        <draw:polygon draw:style-name="gr9" draw:text-style-name="P8" draw:layer="layout" svg:width="0.237cm" svg:height="0.187cm" svg:x="6.829cm" svg:y="14.788cm" svg:viewBox="0 0 238 188" draw:points="0,183 146,0 238,188">
          <text:p/>
        </draw:polygon>
        <draw:line draw:style-name="gr8" draw:text-style-name="P6" draw:layer="layout" svg:x1="10.004cm" svg:y1="13.814cm" svg:x2="12.623cm" svg:y2="14.75cm">
          <text:p/>
        </draw:line>
        <draw:polygon draw:style-name="gr9" draw:text-style-name="P8" draw:layer="layout" svg:width="0.232cm" svg:height="0.197cm" svg:x="12.573cm" svg:y="14.647cm" svg:viewBox="0 0 233 198" draw:points="233,170 0,198 70,0">
          <text:p/>
        </draw:polygon>
        <draw:line draw:style-name="gr8" draw:text-style-name="P6" draw:layer="layout" svg:x1="13.179cm" svg:y1="15.719cm" svg:x2="14.175cm" svg:y2="17.128cm">
          <text:p/>
        </draw:line>
        <draw:polygon draw:style-name="gr9" draw:text-style-name="P8" draw:layer="layout" svg:width="0.208cm" svg:height="0.233cm" svg:x="14.079cm" svg:y="17.053cm" svg:viewBox="0 0 209 234" draw:points="209,234 0,123 174,0">
          <text:p/>
        </draw:polygon>
        <draw:line draw:style-name="gr12" draw:text-style-name="P6" draw:layer="layout" svg:x1="7.705cm" svg:y1="18.189cm" svg:x2="6.985cm" svg:y2="19.308cm">
          <text:p/>
        </draw:line>
        <draw:polygon draw:style-name="gr13" draw:text-style-name="P10" draw:layer="layout" svg:width="0.201cm" svg:height="0.233cm" svg:x="6.879cm" svg:y="19.24cm" svg:viewBox="0 0 202 234" draw:points="0,234 24,0 202,113">
          <text:p/>
        </draw:polygon>
        <draw:line draw:style-name="gr8" draw:text-style-name="P6" draw:layer="layout" svg:x1="8.452cm" svg:y1="18.189cm" svg:x2="9.109cm" svg:y2="19.305cm">
          <text:p/>
        </draw:line>
        <draw:polygon draw:style-name="gr9" draw:text-style-name="P8" draw:layer="layout" svg:width="0.198cm" svg:height="0.233cm" svg:x="9.009cm" svg:y="19.24cm" svg:viewBox="0 0 199 234" draw:points="199,234 0,106 185,0">
          <text:p/>
        </draw:polygon>
        <draw:path draw:style-name="gr6" draw:text-style-name="P6" draw:layer="layout" svg:width="1.059cm" svg:height="1.059cm" svg:x="3.386cm" svg:y="19.402cm" svg:viewBox="0 0 1060 1060" svg:d="M530 0c300 0 530 231 530 530 0 300-230 530-530 530-301 0-530-230-530-530 0-299 229-530 530-530z">
          <text:p/>
        </draw:path>
        <draw:polygon draw:style-name="gr6" draw:text-style-name="P6" draw:layer="layout" svg:width="0cm" svg:height="0cm" svg:x="3.386cm" svg:y="19.402cm" svg:viewBox="0 0 0 0" draw:points="0,0">
          <text:p/>
        </draw:polygon>
        <draw:polygon draw:style-name="gr6" draw:text-style-name="P6" draw:layer="layout" svg:width="0cm" svg:height="0cm" svg:x="4.445cm" svg:y="20.461cm" svg:viewBox="0 0 0 0" draw:points="0,0">
          <text:p/>
        </draw:polygon>
        <draw:frame draw:style-name="gr7" draw:text-style-name="P7" draw:layer="layout" svg:width="1.077cm" svg:height="0.983cm" svg:x="9.208cm" svg:y="12.994cm">
          <draw:text-box>
            <text:p text:style-name="P2"><text:span text:style-name="T5">15</text:span></text:p>
          </draw:text-box>
        </draw:frame>
        <draw:path draw:style-name="gr6" draw:text-style-name="P6" draw:layer="layout" svg:width="1.059cm" svg:height="1.058cm" svg:x="4.656cm" svg:y="17.286cm" svg:viewBox="0 0 1060 1059" svg:d="M530 0c300 0 530 230 530 530s-230 529-530 529-530-229-530-529 230-530 530-530z">
          <text:p/>
        </draw:path>
        <draw:polygon draw:style-name="gr6" draw:text-style-name="P6" draw:layer="layout" svg:width="0cm" svg:height="0cm" svg:x="4.656cm" svg:y="17.286cm" svg:viewBox="0 0 0 0" draw:points="0,0">
          <text:p/>
        </draw:polygon>
        <draw:polygon draw:style-name="gr6" draw:text-style-name="P6" draw:layer="layout" svg:width="0cm" svg:height="0cm" svg:x="5.715cm" svg:y="18.344cm" svg:viewBox="0 0 0 0" draw:points="0,0">
          <text:p/>
        </draw:polygon>
        <draw:frame draw:style-name="gr7" draw:text-style-name="P7" draw:layer="layout" svg:width="0.846cm" svg:height="0.983cm" svg:x="3.704cm" svg:y="19.485cm">
          <draw:text-box>
            <text:p text:style-name="P2"><text:span text:style-name="T5">1</text:span></text:p>
          </draw:text-box>
        </draw:frame>
        <draw:line draw:style-name="gr8" draw:text-style-name="P6" draw:layer="layout" svg:x1="6.082cm" svg:y1="15.719cm" svg:x2="5.284cm" svg:y2="17.117cm">
          <text:p/>
        </draw:line>
        <draw:polygon draw:style-name="gr9" draw:text-style-name="P8" draw:layer="layout" svg:width="0.194cm" svg:height="0.233cm" svg:x="5.185cm" svg:y="17.053cm" svg:viewBox="0 0 195 234" draw:points="0,234 14,0 195,102">
          <text:p/>
        </draw:polygon>
        <draw:line draw:style-name="gr8" draw:text-style-name="P6" draw:layer="layout" svg:x1="4.812cm" svg:y1="18.189cm" svg:x2="4.032cm" svg:y2="19.245cm">
          <text:p/>
        </draw:line>
        <draw:polygon draw:style-name="gr9" draw:text-style-name="P8" draw:layer="layout" svg:width="0.208cm" svg:height="0.229cm" svg:x="3.915cm" svg:y="19.173cm" svg:viewBox="0 0 209 230" draw:points="0,230 39,0 209,123">
          <text:p/>
        </draw:polygon>
        <draw:path draw:style-name="gr6" draw:text-style-name="P6" draw:layer="layout" svg:width="1.058cm" svg:height="1.058cm" svg:x="6.35cm" svg:y="19.473cm" svg:viewBox="0 0 1059 1059" svg:d="M530 0c300 0 529 230 529 530s-229 529-529 529c-301 0-530-229-530-529s229-530 530-530z">
          <text:p/>
        </draw:path>
        <draw:polygon draw:style-name="gr6" draw:text-style-name="P6" draw:layer="layout" svg:width="0cm" svg:height="0cm" svg:x="6.35cm" svg:y="19.473cm" svg:viewBox="0 0 0 0" draw:points="0,0">
          <text:p/>
        </draw:polygon>
        <draw:polygon draw:style-name="gr6" draw:text-style-name="P6" draw:layer="layout" svg:width="0cm" svg:height="0cm" svg:x="7.408cm" svg:y="20.531cm" svg:viewBox="0 0 0 0" draw:points="0,0">
          <text:p/>
        </draw:polygon>
        <draw:frame draw:style-name="gr7" draw:text-style-name="P7" draw:layer="layout" svg:width="0.846cm" svg:height="0.983cm" svg:x="4.974cm" svg:y="17.368cm">
          <draw:text-box>
            <text:p text:style-name="P2"><text:span text:style-name="T5">2</text:span></text:p>
          </draw:text-box>
        </draw:frame>
        <draw:line draw:style-name="gr8" draw:text-style-name="P6" draw:layer="layout" svg:x1="6.829cm" svg:y1="15.719cm" svg:x2="7.617cm" svg:y2="17.265cm">
          <text:p/>
        </draw:line>
        <draw:polygon draw:style-name="gr9" draw:text-style-name="P8" draw:layer="layout" svg:width="0.19cm" svg:height="0.237cm" svg:x="7.514cm" svg:y="17.204cm" svg:viewBox="0 0 191 238" draw:points="191,238 0,96 191,0">
          <text:p/>
        </draw:polygon>
        <draw:path draw:style-name="gr6" draw:text-style-name="P6" draw:layer="layout" svg:width="1.058cm" svg:height="1.058cm" svg:x="10.816cm" svg:y="17.282cm" svg:viewBox="0 0 1059 1059" svg:d="M530 0c300 0 529 230 529 530s-229 529-529 529c-301 0-530-229-530-529s229-530 530-530z">
          <text:p/>
        </draw:path>
        <draw:polygon draw:style-name="gr6" draw:text-style-name="P6" draw:layer="layout" svg:width="0cm" svg:height="0cm" svg:x="10.816cm" svg:y="17.282cm" svg:viewBox="0 0 0 0" draw:points="0,0">
          <text:p/>
        </draw:polygon>
        <draw:polygon draw:style-name="gr6" draw:text-style-name="P6" draw:layer="layout" svg:width="0cm" svg:height="0cm" svg:x="11.874cm" svg:y="18.34cm" svg:viewBox="0 0 0 0" draw:points="0,0">
          <text:p/>
        </draw:polygon>
        <draw:frame draw:style-name="gr7" draw:text-style-name="P7" draw:layer="layout" svg:width="0.846cm" svg:height="0.983cm" svg:x="6.668cm" svg:y="19.555cm">
          <draw:text-box>
            <text:p text:style-name="P2"><text:span text:style-name="T5">4</text:span></text:p>
          </draw:text-box>
        </draw:frame>
        <draw:line draw:style-name="gr8" draw:text-style-name="P6" draw:layer="layout" svg:x1="12.432cm" svg:y1="15.719cm" svg:x2="11.458cm" svg:y2="17.121cm">
          <text:p/>
        </draw:line>
        <draw:polygon draw:style-name="gr9" draw:text-style-name="P8" draw:layer="layout" svg:width="0.208cm" svg:height="0.233cm" svg:x="11.345cm" svg:y="17.049cm" svg:viewBox="0 0 209 234" draw:points="0,234 35,0 209,121">
          <text:p/>
        </draw:polygon>
        <draw:frame draw:style-name="gr7" draw:text-style-name="P7" draw:layer="layout" svg:width="1.077cm" svg:height="0.983cm" svg:x="10.922cm" svg:y="17.365cm">
          <draw:text-box>
            <text:p text:style-name="P2"><text:span text:style-name="T5">17</text:span></text:p>
          </draw:text-box>
        </draw:frame>
      </draw:page>
      <draw:page draw:name="page6" draw:style-name="dp1" draw:master-page-name="master-page3">
        <draw:polygon draw:style-name="gr1" draw:text-style-name="P1" draw:layer="layout" svg:width="19.05cm" svg:height="25.4cm" svg:x="0cm" svg:y="0cm" svg:viewBox="0 0 19051 25401" draw:points="0,0 19051,0 19051,25401 0,25401">
          <text:p/>
        </draw:polygon>
        <draw:polygon draw:style-name="gr1" draw:text-style-name="P1" draw:layer="layout" svg:width="19.05cm" svg:height="25.4cm" svg:x="0cm" svg:y="0cm" svg:viewBox="0 0 19051 25401" draw:points="0,0 19051,0 19051,25401 0,25401">
          <text:p/>
        </draw:polygon>
        <draw:frame draw:style-name="gr3" draw:text-style-name="P3" draw:layer="layout" svg:width="6.106cm" svg:height="0.573cm" svg:x="6.872cm" svg:y="23.308cm">
          <draw:text-box>
            <text:p text:style-name="P2"><text:span text:style-name="T1">TCSS </text:span><text:span text:style-name="T1">342 AVL </text:span><text:span text:style-name="T1">Trees </text:span><text:span text:style-name="T1">v1.0</text:span></text:p>
          </draw:text-box>
        </draw:frame>
        <draw:frame draw:style-name="gr3" draw:text-style-name="P3" draw:layer="layout" svg:width="0.493cm" svg:height="0.573cm" svg:x="17.12cm" svg:y="23.308cm">
          <draw:text-box>
            <text:p text:style-name="P2"><text:span text:style-name="T1">6</text:span></text:p>
          </draw:text-box>
        </draw:frame>
        <draw:line draw:style-name="gr14" draw:text-style-name="P6" draw:layer="layout" svg:x1="9.924cm" svg:y1="4.893cm" svg:x2="7.376cm" svg:y2="6.058cm">
          <text:p/>
        </draw:line>
        <draw:polygon draw:style-name="gr9" draw:text-style-name="P8" draw:layer="layout" svg:width="0.237cm" svg:height="0.191cm" svg:x="7.196cm" svg:y="5.954cm" svg:viewBox="0 0 238 192" draw:points="0,185 149,0 238,192">
          <text:p/>
        </draw:polygon>
        <draw:path draw:style-name="gr11" draw:text-style-name="P6" draw:layer="layout" svg:width="1.27cm" svg:height="1.27cm" svg:x="9.736cm" svg:y="3.81cm" svg:viewBox="0 0 1271 1271" svg:d="M635 0c360 0 636 275 636 636 0 359-276 635-636 635s-635-276-635-635c0-361 275-636 635-636z">
          <text:p/>
        </draw:path>
        <draw:polygon draw:style-name="gr11" draw:text-style-name="P6" draw:layer="layout" svg:width="0cm" svg:height="0cm" svg:x="9.736cm" svg:y="3.81cm" svg:viewBox="0 0 0 0" draw:points="0,0">
          <text:p/>
        </draw:polygon>
        <draw:polygon draw:style-name="gr11" draw:text-style-name="P6" draw:layer="layout" svg:width="0cm" svg:height="0cm" svg:x="11.006cm" svg:y="5.08cm" svg:viewBox="0 0 0 0" draw:points="0,0">
          <text:p/>
        </draw:polygon>
        <draw:frame draw:style-name="gr4" draw:text-style-name="P4" draw:layer="layout" svg:width="19.695cm" svg:height="1.804cm" svg:x="1.52cm" svg:y="1.085cm">
          <draw:text-box>
            <text:p text:style-name="P2"><text:span text:style-name="T2">Si</text:span><text:span text:style-name="T2">ng</text:span><text:span text:style-name="T2">le </text:span><text:span text:style-name="T2">rot</text:span><text:span text:style-name="T2">ati</text:span><text:span text:style-name="T2">on </text:span><text:span text:style-name="T2">in </text:span><text:span text:style-name="T2">ge</text:span><text:span text:style-name="T2">ne</text:span><text:span text:style-name="T2">ral</text:span></text:p>
          </draw:text-box>
        </draw:frame>
        <draw:line draw:style-name="gr8" draw:text-style-name="P6" draw:layer="layout" svg:x1="10.819cm" svg:y1="4.893cm" svg:x2="12.863cm" svg:y2="6.442cm">
          <text:p/>
        </draw:line>
        <draw:polygon draw:style-name="gr9" draw:text-style-name="P8" draw:layer="layout" svg:width="0.229cm" svg:height="0.211cm" svg:x="12.788cm" svg:y="6.35cm" svg:viewBox="0 0 230 212" draw:points="230,212 0,170 127,0">
          <text:p/>
        </draw:polygon>
        <draw:polygon draw:style-name="gr6" draw:text-style-name="P6" draw:layer="layout" svg:width="3.175cm" svg:height="2.54cm" svg:x="11.43cm" svg:y="6.561cm" svg:viewBox="0 0 3176 2541" draw:points="1587,0 3176,2541 0,2541">
          <text:p/>
        </draw:polygon>
        <draw:polygon draw:style-name="gr6" draw:text-style-name="P6" draw:layer="layout" svg:width="0cm" svg:height="0cm" svg:x="11.43cm" svg:y="6.561cm" svg:viewBox="0 0 0 0" draw:points="0,0">
          <text:p/>
        </draw:polygon>
        <draw:polygon draw:style-name="gr6" draw:text-style-name="P6" draw:layer="layout" svg:width="0cm" svg:height="0cm" svg:x="14.605cm" svg:y="9.101cm" svg:viewBox="0 0 0 0" draw:points="0,0">
          <text:p/>
        </draw:polygon>
        <draw:frame draw:style-name="gr7" draw:text-style-name="P7" draw:layer="layout" svg:width="0.846cm" svg:height="0.983cm" svg:x="10.185cm" svg:y="3.998cm">
          <draw:text-box>
            <text:p text:style-name="P2"><text:span text:style-name="T6">a</text:span></text:p>
          </draw:text-box>
        </draw:frame>
        <draw:polygon draw:style-name="gr6" draw:text-style-name="P6" draw:layer="layout" svg:width="3.175cm" svg:height="2.116cm" svg:x="7.408cm" svg:y="8.255cm" svg:viewBox="0 0 3176 2117" draw:points="1588,0 3176,2117 0,2117">
          <text:p/>
        </draw:polygon>
        <draw:polygon draw:style-name="gr6" draw:text-style-name="P6" draw:layer="layout" svg:width="0cm" svg:height="0cm" svg:x="7.408cm" svg:y="8.255cm" svg:viewBox="0 0 0 0" draw:points="0,0">
          <text:p/>
        </draw:polygon>
        <draw:polygon draw:style-name="gr6" draw:text-style-name="P6" draw:layer="layout" svg:width="0cm" svg:height="0cm" svg:x="10.583cm" svg:y="10.371cm" svg:viewBox="0 0 0 0" draw:points="0,0">
          <text:p/>
        </draw:polygon>
        <draw:frame draw:style-name="gr7" draw:text-style-name="P7" draw:layer="layout" svg:width="0.846cm" svg:height="0.983cm" svg:x="12.76cm" svg:y="7.808cm">
          <draw:text-box>
            <text:p text:style-name="P2"><text:span text:style-name="T5">Z</text:span></text:p>
          </draw:text-box>
        </draw:frame>
        <draw:path draw:style-name="gr6" draw:text-style-name="P6" draw:layer="layout" svg:width="1.27cm" svg:height="1.27cm" svg:x="6.561cm" svg:y="6.138cm" svg:viewBox="0 0 1271 1271" svg:d="M636 0c360 0 635 275 635 635 0 361-275 636-635 636-361 0-636-275-636-636 0-360 275-635 636-635z">
          <text:p/>
        </draw:path>
        <draw:polygon draw:style-name="gr6" draw:text-style-name="P6" draw:layer="layout" svg:width="0cm" svg:height="0cm" svg:x="6.561cm" svg:y="6.138cm" svg:viewBox="0 0 0 0" draw:points="0,0">
          <text:p/>
        </draw:polygon>
        <draw:polygon draw:style-name="gr6" draw:text-style-name="P6" draw:layer="layout" svg:width="0cm" svg:height="0cm" svg:x="7.831cm" svg:y="7.408cm" svg:viewBox="0 0 0 0" draw:points="0,0">
          <text:p/>
        </draw:polygon>
        <draw:frame draw:style-name="gr7" draw:text-style-name="P7" draw:layer="layout" svg:width="0.846cm" svg:height="0.983cm" svg:x="8.689cm" svg:y="9.219cm">
          <draw:text-box>
            <text:p text:style-name="P2"><text:span text:style-name="T5">Y</text:span></text:p>
          </draw:text-box>
        </draw:frame>
        <draw:line draw:style-name="gr8" draw:text-style-name="P6" draw:layer="layout" svg:x1="7.644cm" svg:y1="7.221cm" svg:x2="8.841cm" svg:y2="8.136cm">
          <text:p/>
        </draw:line>
        <draw:polygon draw:style-name="gr9" draw:text-style-name="P8" draw:layer="layout" svg:width="0.229cm" svg:height="0.212cm" svg:x="8.766cm" svg:y="8.043cm" svg:viewBox="0 0 230 213" draw:points="230,213 0,170 128,0">
          <text:p/>
        </draw:polygon>
        <draw:polygon draw:style-name="gr6" draw:text-style-name="P6" draw:layer="layout" svg:width="3.175cm" svg:height="3.386cm" svg:x="3.386cm" svg:y="8.255cm" svg:viewBox="0 0 3176 3387" draw:points="1589,0 3176,3387 0,3387">
          <text:p/>
        </draw:polygon>
        <draw:polygon draw:style-name="gr6" draw:text-style-name="P6" draw:layer="layout" svg:width="0cm" svg:height="0cm" svg:x="3.386cm" svg:y="8.255cm" svg:viewBox="0 0 0 0" draw:points="0,0">
          <text:p/>
        </draw:polygon>
        <draw:polygon draw:style-name="gr6" draw:text-style-name="P6" draw:layer="layout" svg:width="0cm" svg:height="0cm" svg:x="6.561cm" svg:y="11.641cm" svg:viewBox="0 0 0 0" draw:points="0,0">
          <text:p/>
        </draw:polygon>
        <draw:frame draw:style-name="gr7" draw:text-style-name="P7" draw:layer="layout" svg:width="0.846cm" svg:height="0.983cm" svg:x="6.985cm" svg:y="6.326cm">
          <draw:text-box>
            <text:p text:style-name="P2"><text:span text:style-name="T5">b</text:span></text:p>
          </draw:text-box>
        </draw:frame>
        <draw:line draw:style-name="gr8" draw:text-style-name="P6" draw:layer="layout" svg:x1="6.749cm" svg:y1="7.221cm" svg:x2="5.143cm" svg:y2="8.157cm">
          <text:p/>
        </draw:line>
        <draw:polygon draw:style-name="gr9" draw:text-style-name="P8" draw:layer="layout" svg:width="0.236cm" svg:height="0.198cm" svg:x="4.974cm" svg:y="8.057cm" svg:viewBox="0 0 237 199" draw:points="0,199 131,0 237,184">
          <text:p/>
        </draw:polygon>
        <draw:path draw:style-name="gr13" draw:text-style-name="P10" draw:layer="layout" svg:width="4.036cm" svg:height="4.18cm" svg:x="5.82cm" svg:y="2.963cm" svg:viewBox="0 0 4037 4181" svg:d="M834 1524l-25 81-21 81-18 85-10 81-11 85-3 84-4 85 4 88 7 85 10 81 14 85 22 84 21 78 28 81 28 78 36 77 35 74-367 247-46-99-42-98-39-99-35-106-29-106-24-106-18-109-14-106-11-113-3-109v-109l7-110 14-109 14-109 25-110 25-106 31-102-435-183 873-448 395 980zM319 0zM4037 4181z">
          <text:p/>
        </draw:path>
        <draw:polygon draw:style-name="gr8" draw:text-style-name="P6" draw:layer="layout" svg:width="1.267cm" svg:height="2.437cm" svg:x="5.82cm" svg:y="3.69cm" svg:viewBox="0 0 1268 2438" draw:points="833,797 808,878 787,959 769,1044 759,1125 748,1210 745,1294 741,1379 745,1467 752,1552 762,1633 776,1718 798,1802 819,1880 847,1961 875,2039 911,2116 946,2190 579,2438 533,2338 491,2240 452,2141 417,2035 388,1929 364,1823 346,1714 332,1608 321,1495 318,1386 318,1277 325,1167 339,1058 353,949 378,839 403,733 434,631 0,448 872,0 1268,980">
          <text:p/>
        </draw:polygon>
        <draw:polygon draw:style-name="gr8" draw:text-style-name="P6" draw:layer="layout" svg:width="0cm" svg:height="0cm" svg:x="6.138cm" svg:y="2.963cm" svg:viewBox="0 0 0 0" draw:points="0,0">
          <text:p/>
        </draw:polygon>
        <draw:polygon draw:style-name="gr8" draw:text-style-name="P6" draw:layer="layout" svg:width="0cm" svg:height="0cm" svg:x="9.856cm" svg:y="7.143cm" svg:viewBox="0 0 0 0" draw:points="0,0">
          <text:p/>
        </draw:polygon>
        <draw:frame draw:style-name="gr7" draw:text-style-name="P7" draw:layer="layout" svg:width="0.846cm" svg:height="0.983cm" svg:x="4.667cm" svg:y="10.066cm">
          <draw:text-box>
            <text:p text:style-name="P2"><text:span text:style-name="T5">X</text:span></text:p>
          </draw:text-box>
        </draw:frame>
        <draw:frame draw:style-name="gr15" draw:text-style-name="P11" draw:layer="layout" svg:width="1.492cm" svg:height="0.822cm" svg:x="2.579cm" svg:y="9.495cm">
          <draw:text-box>
            <text:p text:style-name="P2"><text:span text:style-name="T10">h+1</text:span></text:p>
          </draw:text-box>
        </draw:frame>
        <draw:frame draw:style-name="gr15" draw:text-style-name="P11" draw:layer="layout" svg:width="0.705cm" svg:height="0.822cm" svg:x="7.239cm" svg:y="8.86cm">
          <draw:text-box>
            <text:p text:style-name="P2"><text:span text:style-name="T11">h</text:span></text:p>
          </draw:text-box>
        </draw:frame>
        <draw:frame draw:style-name="gr15" draw:text-style-name="P11" draw:layer="layout" svg:width="0.705cm" svg:height="0.822cm" svg:x="14.224cm" svg:y="7.378cm">
          <draw:text-box>
            <text:p text:style-name="P2"><text:span text:style-name="T11">h</text:span></text:p>
          </draw:text-box>
        </draw:frame>
        <draw:frame draw:style-name="gr15" draw:text-style-name="P11" draw:layer="layout" svg:width="0.705cm" svg:height="0.822cm" svg:x="14.005cm" svg:y="10.553cm">
          <draw:text-box>
            <text:p text:style-name="P2"><text:span text:style-name="T10">h </text:span></text:p>
          </draw:text-box>
        </draw:frame>
        <draw:frame draw:style-name="gr15" draw:text-style-name="P11" draw:layer="layout" svg:width="0.705cm" svg:height="0.705cm" svg:x="14.542cm" svg:y="10.719cm">
          <draw:text-box>
            <text:p text:style-name="P2"><text:span text:style-name="T12"></text:span></text:p>
          </draw:text-box>
        </draw:frame>
        <draw:frame draw:style-name="gr15" draw:text-style-name="P11" draw:layer="layout" svg:width="0.705cm" svg:height="0.822cm" svg:x="15.102cm" svg:y="10.553cm">
          <draw:text-box>
            <text:p text:style-name="P2"><text:span text:style-name="T10"><text:s/></text:span></text:p>
          </draw:text-box>
        </draw:frame>
        <draw:path draw:style-name="gr13" draw:text-style-name="P10" draw:layer="layout" svg:width="0.635cm" svg:height="0.635cm" svg:x="5.291cm" svg:y="10.795cm" svg:viewBox="0 0 636 636" svg:d="M319 0c180 0 317 137 317 317 0 181-137 319-317 319s-319-138-319-319c0-180 139-317 319-317zM0 0zM636 636z">
          <text:p/>
        </draw:path>
        <draw:path draw:style-name="gr8" draw:text-style-name="P6" draw:layer="layout" svg:width="0.635cm" svg:height="0.635cm" svg:x="5.291cm" svg:y="10.795cm" svg:viewBox="0 0 636 636" svg:d="M319 0c180 0 317 137 317 317 0 181-137 319-317 319s-319-138-319-319c0-180 139-317 319-317z">
          <text:p/>
        </draw:path>
        <draw:polygon draw:style-name="gr8" draw:text-style-name="P6" draw:layer="layout" svg:width="0cm" svg:height="0cm" svg:x="5.291cm" svg:y="10.795cm" svg:viewBox="0 0 0 0" draw:points="0,0">
          <text:p/>
        </draw:polygon>
        <draw:polygon draw:style-name="gr8" draw:text-style-name="P6" draw:layer="layout" svg:width="0cm" svg:height="0cm" svg:x="5.926cm" svg:y="11.43cm" svg:viewBox="0 0 0 0" draw:points="0,0">
          <text:p/>
        </draw:polygon>
        <draw:frame draw:style-name="gr15" draw:text-style-name="P11" draw:layer="layout" svg:width="0.705cm" svg:height="0.822cm" svg:x="14.005cm" svg:y="11.4cm">
          <draw:text-box>
            <text:p text:style-name="P2"><text:span text:style-name="T10">-1</text:span></text:p>
          </draw:text-box>
        </draw:frame>
        <draw:frame draw:style-name="gr15" draw:text-style-name="P11" draw:layer="layout" svg:width="3.969cm" svg:height="0.822cm" svg:x="12.104cm" svg:y="3.568cm">
          <draw:text-box>
            <text:p text:style-name="P2"><text:span text:style-name="T13">height </text:span><text:span text:style-name="T14">h+2</text:span></text:p>
          </draw:text-box>
        </draw:frame>
        <draw:line draw:style-name="gr14" draw:text-style-name="P6" draw:layer="layout" svg:x1="10.771cm" svg:y1="18.651cm" svg:x2="9.563cm" svg:y2="19.763cm">
          <text:p/>
        </draw:line>
        <draw:polygon draw:style-name="gr9" draw:text-style-name="P8" draw:layer="layout" svg:width="0.225cm" svg:height="0.219cm" svg:x="9.419cm" svg:y="19.677cm" svg:viewBox="0 0 226 220" draw:points="0,220 84,0 226,157">
          <text:p/>
        </draw:polygon>
        <draw:path draw:style-name="gr6" draw:text-style-name="P6" draw:layer="layout" svg:width="1.27cm" svg:height="1.27cm" svg:x="10.583cm" svg:y="17.568cm" svg:viewBox="0 0 1271 1271" svg:d="M636 0c360 0 635 275 635 635 0 361-275 636-635 636s-636-275-636-636c0-360 276-635 636-635z">
          <text:p/>
        </draw:path>
        <draw:polygon draw:style-name="gr6" draw:text-style-name="P6" draw:layer="layout" svg:width="0cm" svg:height="0cm" svg:x="10.583cm" svg:y="17.568cm" svg:viewBox="0 0 0 0" draw:points="0,0">
          <text:p/>
        </draw:polygon>
        <draw:polygon draw:style-name="gr6" draw:text-style-name="P6" draw:layer="layout" svg:width="0cm" svg:height="0cm" svg:x="11.853cm" svg:y="18.838cm" svg:viewBox="0 0 0 0" draw:points="0,0">
          <text:p/>
        </draw:polygon>
        <draw:frame draw:style-name="gr15" draw:text-style-name="P11" draw:layer="layout" svg:width="4.519cm" svg:height="0.822cm" svg:x="12.104cm" svg:y="4.415cm">
          <draw:text-box>
            <text:p text:style-name="P2"><text:span text:style-name="T13">befor</text:span><text:span text:style-name="T13">e </text:span><text:span text:style-name="T13">insert</text:span></text:p>
          </draw:text-box>
        </draw:frame>
        <draw:line draw:style-name="gr8" draw:text-style-name="P6" draw:layer="layout" svg:x1="11.666cm" svg:y1="18.651cm" svg:x2="13.057cm" svg:y2="19.382cm">
          <text:p/>
        </draw:line>
        <draw:polygon draw:style-name="gr9" draw:text-style-name="P8" draw:layer="layout" svg:width="0.233cm" svg:height="0.191cm" svg:x="12.996cm" svg:y="19.282cm" svg:viewBox="0 0 234 192" draw:points="234,192 0,185 95,0">
          <text:p/>
        </draw:polygon>
        <draw:polygon draw:style-name="gr6" draw:text-style-name="P6" draw:layer="layout" svg:width="3.175cm" svg:height="2.54cm" svg:x="11.641cm" svg:y="19.473cm" svg:viewBox="0 0 3176 2541" draw:points="1588,0 3176,2541 0,2541">
          <text:p/>
        </draw:polygon>
        <draw:polygon draw:style-name="gr6" draw:text-style-name="P6" draw:layer="layout" svg:width="0cm" svg:height="0cm" svg:x="11.641cm" svg:y="19.473cm" svg:viewBox="0 0 0 0" draw:points="0,0">
          <text:p/>
        </draw:polygon>
        <draw:polygon draw:style-name="gr6" draw:text-style-name="P6" draw:layer="layout" svg:width="0cm" svg:height="0cm" svg:x="14.816cm" svg:y="22.013cm" svg:viewBox="0 0 0 0" draw:points="0,0">
          <text:p/>
        </draw:polygon>
        <draw:frame draw:style-name="gr7" draw:text-style-name="P7" draw:layer="layout" svg:width="0.846cm" svg:height="0.983cm" svg:x="11.031cm" svg:y="17.756cm">
          <draw:text-box>
            <text:p text:style-name="P2"><text:span text:style-name="T5">a</text:span></text:p>
          </draw:text-box>
        </draw:frame>
        <draw:polygon draw:style-name="gr6" draw:text-style-name="P6" draw:layer="layout" svg:width="3.175cm" svg:height="2.117cm" svg:x="7.831cm" svg:y="19.896cm" svg:viewBox="0 0 3176 2118" draw:points="1589,0 3176,2118 0,2118">
          <text:p/>
        </draw:polygon>
        <draw:polygon draw:style-name="gr6" draw:text-style-name="P6" draw:layer="layout" svg:width="0cm" svg:height="0cm" svg:x="7.831cm" svg:y="19.896cm" svg:viewBox="0 0 0 0" draw:points="0,0">
          <text:p/>
        </draw:polygon>
        <draw:polygon draw:style-name="gr6" draw:text-style-name="P6" draw:layer="layout" svg:width="0cm" svg:height="0cm" svg:x="11.006cm" svg:y="22.013cm" svg:viewBox="0 0 0 0" draw:points="0,0">
          <text:p/>
        </draw:polygon>
        <draw:frame draw:style-name="gr7" draw:text-style-name="P7" draw:layer="layout" svg:width="0.846cm" svg:height="0.983cm" svg:x="12.972cm" svg:y="20.72cm">
          <draw:text-box>
            <text:p text:style-name="P2"><text:span text:style-name="T5">Z</text:span></text:p>
          </draw:text-box>
        </draw:frame>
        <draw:path draw:style-name="gr6" draw:text-style-name="P6" draw:layer="layout" svg:width="1.27cm" svg:height="1.27cm" svg:x="7.831cm" svg:y="15.663cm" svg:viewBox="0 0 1271 1271" svg:d="M636 0c360 0 635 276 635 636s-275 635-635 635c-361 0-636-275-636-635s275-636 636-636z">
          <text:p/>
        </draw:path>
        <draw:polygon draw:style-name="gr6" draw:text-style-name="P6" draw:layer="layout" svg:width="0cm" svg:height="0cm" svg:x="7.831cm" svg:y="15.663cm" svg:viewBox="0 0 0 0" draw:points="0,0">
          <text:p/>
        </draw:polygon>
        <draw:polygon draw:style-name="gr6" draw:text-style-name="P6" draw:layer="layout" svg:width="0cm" svg:height="0cm" svg:x="9.101cm" svg:y="16.933cm" svg:viewBox="0 0 0 0" draw:points="0,0">
          <text:p/>
        </draw:polygon>
        <draw:frame draw:style-name="gr7" draw:text-style-name="P7" draw:layer="layout" svg:width="0.846cm" svg:height="0.983cm" svg:x="9.112cm" svg:y="20.861cm">
          <draw:text-box>
            <text:p text:style-name="P2"><text:span text:style-name="T5">Y</text:span></text:p>
          </draw:text-box>
        </draw:frame>
        <draw:line draw:style-name="gr8" draw:text-style-name="P6" draw:layer="layout" svg:x1="8.914cm" svg:y1="16.746cm" svg:x2="10.598cm" svg:y2="17.661cm">
          <text:p/>
        </draw:line>
        <draw:polygon draw:style-name="gr9" draw:text-style-name="P8" draw:layer="layout" svg:width="0.237cm" svg:height="0.194cm" svg:x="10.533cm" svg:y="17.561cm" svg:viewBox="0 0 238 195" draw:points="238,195 0,183 103,0">
          <text:p/>
        </draw:polygon>
        <draw:polygon draw:style-name="gr6" draw:text-style-name="P6" draw:layer="layout" svg:width="3.175cm" svg:height="3.387cm" svg:x="3.598cm" svg:y="18.626cm" svg:viewBox="0 0 3176 3388" draw:points="1588,0 3176,3388 0,3388">
          <text:p/>
        </draw:polygon>
        <draw:polygon draw:style-name="gr6" draw:text-style-name="P6" draw:layer="layout" svg:width="0cm" svg:height="0cm" svg:x="3.598cm" svg:y="18.626cm" svg:viewBox="0 0 0 0" draw:points="0,0">
          <text:p/>
        </draw:polygon>
        <draw:polygon draw:style-name="gr6" draw:text-style-name="P6" draw:layer="layout" svg:width="0cm" svg:height="0cm" svg:x="6.773cm" svg:y="22.013cm" svg:viewBox="0 0 0 0" draw:points="0,0">
          <text:p/>
        </draw:polygon>
        <draw:frame draw:style-name="gr7" draw:text-style-name="P7" draw:layer="layout" svg:width="0.846cm" svg:height="0.983cm" svg:x="8.255cm" svg:y="15.851cm">
          <draw:text-box>
            <text:p text:style-name="P2"><text:span text:style-name="T5">b</text:span></text:p>
          </draw:text-box>
        </draw:frame>
        <draw:line draw:style-name="gr8" draw:text-style-name="P6" draw:layer="layout" svg:x1="8.019cm" svg:y1="16.746cm" svg:x2="5.348cm" svg:y2="18.518cm">
          <text:p/>
        </draw:line>
        <draw:polygon draw:style-name="gr9" draw:text-style-name="P8" draw:layer="layout" svg:width="0.233cm" svg:height="0.204cm" svg:x="5.185cm" svg:y="18.422cm" svg:viewBox="0 0 234 205" draw:points="0,205 118,0 234,177">
          <text:p/>
        </draw:polygon>
        <draw:frame draw:style-name="gr7" draw:text-style-name="P7" draw:layer="layout" svg:width="0.846cm" svg:height="0.983cm" svg:x="4.879cm" svg:y="20.437cm">
          <draw:text-box>
            <text:p text:style-name="P2"><text:span text:style-name="T5">X</text:span></text:p>
          </draw:text-box>
        </draw:frame>
        <draw:frame draw:style-name="gr15" draw:text-style-name="P11" draw:layer="layout" svg:width="1.492cm" svg:height="0.822cm" svg:x="2.79cm" svg:y="20.078cm">
          <draw:text-box>
            <text:p text:style-name="P2"><text:span text:style-name="T10">h+1</text:span></text:p>
          </draw:text-box>
        </draw:frame>
        <draw:frame draw:style-name="gr15" draw:text-style-name="P11" draw:layer="layout" svg:width="0.705cm" svg:height="0.822cm" svg:x="7.874cm" svg:y="20.29cm">
          <draw:text-box>
            <text:p text:style-name="P2"><text:span text:style-name="T11">h</text:span></text:p>
          </draw:text-box>
        </draw:frame>
        <draw:frame draw:style-name="gr15" draw:text-style-name="P11" draw:layer="layout" svg:width="0.705cm" svg:height="0.822cm" svg:x="14.647cm" svg:y="20.29cm">
          <draw:text-box>
            <text:p text:style-name="P2"><text:span text:style-name="T11">h</text:span></text:p>
          </draw:text-box>
        </draw:frame>
        <draw:frame draw:style-name="gr15" draw:text-style-name="P11" draw:layer="layout" svg:width="3.969cm" svg:height="0.822cm" svg:x="11.892cm" svg:y="15.21cm">
          <draw:text-box>
            <text:p text:style-name="P2"><text:span text:style-name="T13">height </text:span><text:span text:style-name="T14">h+2</text:span></text:p>
          </draw:text-box>
        </draw:frame>
        <draw:frame draw:style-name="gr15" draw:text-style-name="P11" draw:layer="layout" svg:width="3.914cm" svg:height="0.822cm" svg:x="11.892cm" svg:y="16.056cm">
          <draw:text-box>
            <text:p text:style-name="P2"><text:span text:style-name="T13">after </text:span><text:span text:style-name="T13">insert</text:span></text:p>
          </draw:text-box>
        </draw:frame>
        <draw:frame draw:style-name="gr7" draw:text-style-name="P7" draw:layer="layout" svg:width="7.749cm" svg:height="0.983cm" svg:x="6.177cm" svg:y="13.103cm">
          <draw:text-box>
            <text:p text:style-name="P2"><text:span text:style-name="T5">X &lt; </text:span><text:span text:style-name="T5">b &lt; Y </text:span><text:span text:style-name="T5">&lt; a </text:span><text:span text:style-name="T5">&lt; Z</text:span></text:p>
          </draw:text-box>
        </draw:frame>
      </draw:page>
      <draw:page draw:name="page7" draw:style-name="dp1" draw:master-page-name="master-page3">
        <draw:polygon draw:style-name="gr1" draw:text-style-name="P1" draw:layer="layout" svg:width="19.05cm" svg:height="25.4cm" svg:x="0cm" svg:y="0cm" svg:viewBox="0 0 19051 25401" draw:points="0,0 19051,0 19051,25401 0,25401">
          <text:p/>
        </draw:polygon>
        <draw:polygon draw:style-name="gr1" draw:text-style-name="P1" draw:layer="layout" svg:width="19.05cm" svg:height="25.4cm" svg:x="0cm" svg:y="0cm" svg:viewBox="0 0 19051 25401" draw:points="0,0 19051,0 19051,25401 0,25401">
          <text:p/>
        </draw:polygon>
        <draw:frame draw:style-name="gr3" draw:text-style-name="P3" draw:layer="layout" svg:width="6.106cm" svg:height="0.573cm" svg:x="6.872cm" svg:y="23.308cm">
          <draw:text-box>
            <text:p text:style-name="P2"><text:span text:style-name="T1">TCSS </text:span><text:span text:style-name="T1">342 AVL </text:span><text:span text:style-name="T1">Trees </text:span><text:span text:style-name="T1">v1.0</text:span></text:p>
          </draw:text-box>
        </draw:frame>
        <draw:frame draw:style-name="gr3" draw:text-style-name="P3" draw:layer="layout" svg:width="0.493cm" svg:height="0.573cm" svg:x="17.12cm" svg:y="23.308cm">
          <draw:text-box>
            <text:p text:style-name="P2"><text:span text:style-name="T1">7</text:span></text:p>
          </draw:text-box>
        </draw:frame>
        <draw:line draw:style-name="gr14" draw:text-style-name="P6" draw:layer="layout" svg:x1="9.501cm" svg:y1="4.893cm" svg:x2="6.949cm" svg:y2="6.058cm">
          <text:p/>
        </draw:line>
        <draw:polygon draw:style-name="gr9" draw:text-style-name="P8" draw:layer="layout" svg:width="0.236cm" svg:height="0.191cm" svg:x="6.773cm" svg:y="5.954cm" svg:viewBox="0 0 237 192" draw:points="0,185 148,0 237,192">
          <text:p/>
        </draw:polygon>
        <draw:path draw:style-name="gr11" draw:text-style-name="P6" draw:layer="layout" svg:width="1.27cm" svg:height="1.27cm" svg:x="9.313cm" svg:y="3.81cm" svg:viewBox="0 0 1271 1271" svg:d="M636 0c360 0 635 275 635 636 0 359-275 635-635 635s-636-276-636-635c0-361 276-636 636-636z">
          <text:p/>
        </draw:path>
        <draw:polygon draw:style-name="gr11" draw:text-style-name="P6" draw:layer="layout" svg:width="0cm" svg:height="0cm" svg:x="9.313cm" svg:y="3.81cm" svg:viewBox="0 0 0 0" draw:points="0,0">
          <text:p/>
        </draw:polygon>
        <draw:polygon draw:style-name="gr11" draw:text-style-name="P6" draw:layer="layout" svg:width="0cm" svg:height="0cm" svg:x="10.583cm" svg:y="5.08cm" svg:viewBox="0 0 0 0" draw:points="0,0">
          <text:p/>
        </draw:polygon>
        <draw:frame draw:style-name="gr4" draw:text-style-name="P4" draw:layer="layout" svg:width="9.281cm" svg:height="1.804cm" svg:x="1.52cm" svg:y="1.085cm">
          <draw:text-box>
            <text:p text:style-name="P2"><text:span text:style-name="T2">Ca</text:span><text:span text:style-name="T2">se</text:span><text:span text:style-name="T2">s 2 </text:span><text:span text:style-name="T2">&amp; </text:span><text:span text:style-name="T2">3</text:span></text:p>
          </draw:text-box>
        </draw:frame>
        <draw:line draw:style-name="gr8" draw:text-style-name="P6" draw:layer="layout" svg:x1="10.396cm" svg:y1="4.893cm" svg:x2="12.439cm" svg:y2="6.446cm">
          <text:p/>
        </draw:line>
        <draw:polygon draw:style-name="gr9" draw:text-style-name="P8" draw:layer="layout" svg:width="0.23cm" svg:height="0.211cm" svg:x="12.364cm" svg:y="6.35cm" svg:viewBox="0 0 231 212" draw:points="231,212 0,170 128,0">
          <text:p/>
        </draw:polygon>
        <draw:polygon draw:style-name="gr6" draw:text-style-name="P6" draw:layer="layout" svg:width="3.175cm" svg:height="2.54cm" svg:x="11.006cm" svg:y="6.561cm" svg:viewBox="0 0 3176 2541" draw:points="1589,0 3176,2541 0,2541">
          <text:p/>
        </draw:polygon>
        <draw:polygon draw:style-name="gr6" draw:text-style-name="P6" draw:layer="layout" svg:width="0cm" svg:height="0cm" svg:x="11.006cm" svg:y="6.561cm" svg:viewBox="0 0 0 0" draw:points="0,0">
          <text:p/>
        </draw:polygon>
        <draw:polygon draw:style-name="gr6" draw:text-style-name="P6" draw:layer="layout" svg:width="0cm" svg:height="0cm" svg:x="14.181cm" svg:y="9.101cm" svg:viewBox="0 0 0 0" draw:points="0,0">
          <text:p/>
        </draw:polygon>
        <draw:frame draw:style-name="gr7" draw:text-style-name="P7" draw:layer="layout" svg:width="0.846cm" svg:height="0.983cm" svg:x="9.761cm" svg:y="3.998cm">
          <draw:text-box>
            <text:p text:style-name="P2"><text:span text:style-name="T6">a</text:span></text:p>
          </draw:text-box>
        </draw:frame>
        <draw:polygon draw:style-name="gr6" draw:text-style-name="P6" draw:layer="layout" svg:width="3.175cm" svg:height="3.386cm" svg:x="6.985cm" svg:y="8.255cm" svg:viewBox="0 0 3176 3387" draw:points="1588,0 3176,3387 0,3387">
          <text:p/>
        </draw:polygon>
        <draw:polygon draw:style-name="gr6" draw:text-style-name="P6" draw:layer="layout" svg:width="0cm" svg:height="0cm" svg:x="6.985cm" svg:y="8.255cm" svg:viewBox="0 0 0 0" draw:points="0,0">
          <text:p/>
        </draw:polygon>
        <draw:polygon draw:style-name="gr6" draw:text-style-name="P6" draw:layer="layout" svg:width="0cm" svg:height="0cm" svg:x="10.16cm" svg:y="11.641cm" svg:viewBox="0 0 0 0" draw:points="0,0">
          <text:p/>
        </draw:polygon>
        <draw:frame draw:style-name="gr7" draw:text-style-name="P7" draw:layer="layout" svg:width="0.846cm" svg:height="0.983cm" svg:x="12.337cm" svg:y="7.808cm">
          <draw:text-box>
            <text:p text:style-name="P2"><text:span text:style-name="T5">Z</text:span></text:p>
          </draw:text-box>
        </draw:frame>
        <draw:path draw:style-name="gr6" draw:text-style-name="P6" draw:layer="layout" svg:width="1.27cm" svg:height="1.27cm" svg:x="6.138cm" svg:y="6.138cm" svg:viewBox="0 0 1271 1271" svg:d="M635 0c361 0 636 275 636 635 0 361-275 636-636 636-360 0-635-275-635-636 0-360 275-635 635-635z">
          <text:p/>
        </draw:path>
        <draw:polygon draw:style-name="gr6" draw:text-style-name="P6" draw:layer="layout" svg:width="0cm" svg:height="0cm" svg:x="6.138cm" svg:y="6.138cm" svg:viewBox="0 0 0 0" draw:points="0,0">
          <text:p/>
        </draw:polygon>
        <draw:polygon draw:style-name="gr6" draw:text-style-name="P6" draw:layer="layout" svg:width="0cm" svg:height="0cm" svg:x="7.408cm" svg:y="7.408cm" svg:viewBox="0 0 0 0" draw:points="0,0">
          <text:p/>
        </draw:polygon>
        <draw:frame draw:style-name="gr7" draw:text-style-name="P7" draw:layer="layout" svg:width="0.846cm" svg:height="0.983cm" svg:x="8.266cm" svg:y="10.066cm">
          <draw:text-box>
            <text:p text:style-name="P2"><text:span text:style-name="T5">Y</text:span></text:p>
          </draw:text-box>
        </draw:frame>
        <draw:line draw:style-name="gr8" draw:text-style-name="P6" draw:layer="layout" svg:x1="7.221cm" svg:y1="7.221cm" svg:x2="8.418cm" svg:y2="8.136cm">
          <text:p/>
        </draw:line>
        <draw:polygon draw:style-name="gr9" draw:text-style-name="P8" draw:layer="layout" svg:width="0.229cm" svg:height="0.212cm" svg:x="8.343cm" svg:y="8.043cm" svg:viewBox="0 0 230 213" draw:points="230,213 0,170 128,0">
          <text:p/>
        </draw:polygon>
        <draw:polygon draw:style-name="gr6" draw:text-style-name="P6" draw:layer="layout" svg:width="3.175cm" svg:height="2.116cm" svg:x="2.963cm" svg:y="8.255cm" svg:viewBox="0 0 3176 2117" draw:points="1587,0 3176,2117 0,2117">
          <text:p/>
        </draw:polygon>
        <draw:polygon draw:style-name="gr6" draw:text-style-name="P6" draw:layer="layout" svg:width="0cm" svg:height="0cm" svg:x="2.963cm" svg:y="8.255cm" svg:viewBox="0 0 0 0" draw:points="0,0">
          <text:p/>
        </draw:polygon>
        <draw:polygon draw:style-name="gr6" draw:text-style-name="P6" draw:layer="layout" svg:width="0cm" svg:height="0cm" svg:x="6.138cm" svg:y="10.371cm" svg:viewBox="0 0 0 0" draw:points="0,0">
          <text:p/>
        </draw:polygon>
        <draw:frame draw:style-name="gr7" draw:text-style-name="P7" draw:layer="layout" svg:width="0.846cm" svg:height="0.983cm" svg:x="6.562cm" svg:y="6.326cm">
          <draw:text-box>
            <text:p text:style-name="P2"><text:span text:style-name="T5">b</text:span></text:p>
          </draw:text-box>
        </draw:frame>
        <draw:line draw:style-name="gr8" draw:text-style-name="P6" draw:layer="layout" svg:x1="6.326cm" svg:y1="7.221cm" svg:x2="4.72cm" svg:y2="8.157cm">
          <text:p/>
        </draw:line>
        <draw:polygon draw:style-name="gr9" draw:text-style-name="P8" draw:layer="layout" svg:width="0.233cm" svg:height="0.198cm" svg:x="4.55cm" svg:y="8.057cm" svg:viewBox="0 0 234 199" draw:points="0,199 131,0 234,184">
          <text:p/>
        </draw:polygon>
        <draw:path draw:style-name="gr13" draw:text-style-name="P10" draw:layer="layout" svg:width="4.036cm" svg:height="4.18cm" svg:x="5.397cm" svg:y="2.963cm" svg:viewBox="0 0 4037 4181" svg:d="M834 1524l-25 81-21 81-18 85-14 81-7 85-7 84v85l3 88 7 85 11 81 14 85 18 84 24 78 25 81 32 78 32 77 38 74-367 247-46-99-46-98-39-99-32-106-28-106-25-106-21-109-14-106-7-113-3-109v-109l7-110 10-109 18-109 21-110 28-106 32-102-434-183 872-448 395 980zM318 0zM4037 4181z">
          <text:p/>
        </draw:path>
        <draw:polygon draw:style-name="gr8" draw:text-style-name="P6" draw:layer="layout" svg:width="1.266cm" svg:height="2.437cm" svg:x="5.397cm" svg:y="3.69cm" svg:viewBox="0 0 1267 2438" draw:points="834,797 809,878 788,959 770,1044 756,1125 749,1210 742,1294 742,1379 745,1467 752,1552 763,1633 777,1718 795,1802 819,1880 844,1961 876,2039 908,2116 946,2190 580,2438 534,2338 488,2240 449,2141 417,2035 389,1929 364,1823 343,1714 329,1608 322,1495 319,1386 319,1277 326,1167 336,1058 354,949 375,839 403,733 435,631 0,448 872,0 1267,980">
          <text:p/>
        </draw:polygon>
        <draw:polygon draw:style-name="gr8" draw:text-style-name="P6" draw:layer="layout" svg:width="0cm" svg:height="0cm" svg:x="5.715cm" svg:y="2.963cm" svg:viewBox="0 0 0 0" draw:points="0,0">
          <text:p/>
        </draw:polygon>
        <draw:polygon draw:style-name="gr8" draw:text-style-name="P6" draw:layer="layout" svg:width="0cm" svg:height="0cm" svg:x="9.433cm" svg:y="7.143cm" svg:viewBox="0 0 0 0" draw:points="0,0">
          <text:p/>
        </draw:polygon>
        <draw:frame draw:style-name="gr7" draw:text-style-name="P7" draw:layer="layout" svg:width="0.846cm" svg:height="0.983cm" svg:x="4.244cm" svg:y="9.219cm">
          <draw:text-box>
            <text:p text:style-name="P2"><text:span text:style-name="T5">X</text:span></text:p>
          </draw:text-box>
        </draw:frame>
        <draw:frame draw:style-name="gr15" draw:text-style-name="P11" draw:layer="layout" svg:width="0.705cm" svg:height="0.822cm" svg:x="2.79cm" svg:y="8.86cm">
          <draw:text-box>
            <text:p text:style-name="P2"><text:span text:style-name="T10">h</text:span></text:p>
          </draw:text-box>
        </draw:frame>
        <draw:frame draw:style-name="gr15" draw:text-style-name="P11" draw:layer="layout" svg:width="1.492cm" svg:height="0.822cm" svg:x="9.775cm" svg:y="9.706cm">
          <draw:text-box>
            <text:p text:style-name="P2"><text:span text:style-name="T11">h+1</text:span></text:p>
          </draw:text-box>
        </draw:frame>
        <draw:frame draw:style-name="gr15" draw:text-style-name="P11" draw:layer="layout" svg:width="0.705cm" svg:height="0.822cm" svg:x="13.801cm" svg:y="7.378cm">
          <draw:text-box>
            <text:p text:style-name="P2"><text:span text:style-name="T11">h</text:span></text:p>
          </draw:text-box>
        </draw:frame>
        <draw:frame draw:style-name="gr15" draw:text-style-name="P11" draw:layer="layout" svg:width="0.705cm" svg:height="0.822cm" svg:x="13.585cm" svg:y="10.553cm">
          <draw:text-box>
            <text:p text:style-name="P2"><text:span text:style-name="T10">h </text:span></text:p>
          </draw:text-box>
        </draw:frame>
        <draw:frame draw:style-name="gr15" draw:text-style-name="P11" draw:layer="layout" svg:width="0.705cm" svg:height="0.705cm" svg:x="14.118cm" svg:y="10.719cm">
          <draw:text-box>
            <text:p text:style-name="P2"><text:span text:style-name="T12"></text:span></text:p>
          </draw:text-box>
        </draw:frame>
        <draw:frame draw:style-name="gr15" draw:text-style-name="P11" draw:layer="layout" svg:width="0.705cm" svg:height="0.822cm" svg:x="14.683cm" svg:y="10.553cm">
          <draw:text-box>
            <text:p text:style-name="P2"><text:span text:style-name="T10"><text:s/></text:span></text:p>
          </draw:text-box>
        </draw:frame>
        <draw:path draw:style-name="gr13" draw:text-style-name="P10" draw:layer="layout" svg:width="0.635cm" svg:height="0.635cm" svg:x="7.831cm" svg:y="10.795cm" svg:viewBox="0 0 636 636" svg:d="M319 0c180 0 317 137 317 317 0 181-137 319-317 319s-319-138-319-319c0-180 139-317 319-317zM0 0zM636 636z">
          <text:p/>
        </draw:path>
        <draw:path draw:style-name="gr8" draw:text-style-name="P6" draw:layer="layout" svg:width="0.635cm" svg:height="0.635cm" svg:x="7.831cm" svg:y="10.795cm" svg:viewBox="0 0 636 636" svg:d="M319 0c180 0 317 137 317 317 0 181-137 319-317 319s-319-138-319-319c0-180 139-317 319-317z">
          <text:p/>
        </draw:path>
        <draw:polygon draw:style-name="gr8" draw:text-style-name="P6" draw:layer="layout" svg:width="0cm" svg:height="0cm" svg:x="7.831cm" svg:y="10.795cm" svg:viewBox="0 0 0 0" draw:points="0,0">
          <text:p/>
        </draw:polygon>
        <draw:polygon draw:style-name="gr8" draw:text-style-name="P6" draw:layer="layout" svg:width="0cm" svg:height="0cm" svg:x="8.466cm" svg:y="11.43cm" svg:viewBox="0 0 0 0" draw:points="0,0">
          <text:p/>
        </draw:polygon>
        <draw:frame draw:style-name="gr15" draw:text-style-name="P11" draw:layer="layout" svg:width="0.705cm" svg:height="0.822cm" svg:x="13.585cm" svg:y="11.4cm">
          <draw:text-box>
            <text:p text:style-name="P2"><text:span text:style-name="T10">-1</text:span></text:p>
          </draw:text-box>
        </draw:frame>
        <draw:frame draw:style-name="gr15" draw:text-style-name="P11" draw:layer="layout" svg:width="3.969cm" svg:height="0.822cm" svg:x="11.68cm" svg:y="3.568cm">
          <draw:text-box>
            <text:p text:style-name="P2"><text:span text:style-name="T13">height </text:span><text:span text:style-name="T14">h+2</text:span></text:p>
          </draw:text-box>
        </draw:frame>
        <draw:frame draw:style-name="gr15" draw:text-style-name="P11" draw:layer="layout" svg:width="4.519cm" svg:height="0.822cm" svg:x="11.68cm" svg:y="4.415cm">
          <draw:text-box>
            <text:p text:style-name="P2"><text:span text:style-name="T13">befor</text:span><text:span text:style-name="T13">e </text:span><text:span text:style-name="T13">insert</text:span></text:p>
          </draw:text-box>
        </draw:frame>
        <draw:line draw:style-name="gr14" draw:text-style-name="P6" draw:layer="layout" svg:x1="11.194cm" svg:y1="16.111cm" svg:x2="9.38cm" svg:y2="17.054cm">
          <text:p/>
        </draw:line>
        <draw:polygon draw:style-name="gr9" draw:text-style-name="P8" draw:layer="layout" svg:width="0.236cm" svg:height="0.191cm" svg:x="9.207cm" svg:y="16.954cm" svg:viewBox="0 0 237 192" draw:points="0,192 139,0 237,188">
          <text:p/>
        </draw:polygon>
        <draw:path draw:style-name="gr6" draw:text-style-name="P6" draw:layer="layout" svg:width="1.27cm" svg:height="1.27cm" svg:x="11.006cm" svg:y="15.028cm" svg:viewBox="0 0 1271 1271" svg:d="M635 0c360 0 636 275 636 635 0 361-276 636-636 636s-635-275-635-636c0-360 275-635 635-635z">
          <text:p/>
        </draw:path>
        <draw:polygon draw:style-name="gr6" draw:text-style-name="P6" draw:layer="layout" svg:width="0cm" svg:height="0cm" svg:x="11.006cm" svg:y="15.028cm" svg:viewBox="0 0 0 0" draw:points="0,0">
          <text:p/>
        </draw:polygon>
        <draw:polygon draw:style-name="gr6" draw:text-style-name="P6" draw:layer="layout" svg:width="0cm" svg:height="0cm" svg:x="12.276cm" svg:y="16.298cm" svg:viewBox="0 0 0 0" draw:points="0,0">
          <text:p/>
        </draw:polygon>
        <draw:frame draw:style-name="gr7" draw:text-style-name="P7" draw:layer="layout" svg:width="8.104cm" svg:height="0.983cm" svg:x="6.177cm" svg:y="21.57cm">
          <draw:text-box>
            <text:p text:style-name="P2"><text:span text:style-name="T5">singl</text:span><text:span text:style-name="T5">e </text:span><text:span text:style-name="T5">rotati</text:span><text:span text:style-name="T5">on </text:span><text:span text:style-name="T6">fails</text:span></text:p>
          </draw:text-box>
        </draw:frame>
        <draw:line draw:style-name="gr8" draw:text-style-name="P6" draw:layer="layout" svg:x1="12.089cm" svg:y1="16.111cm" svg:x2="13.48cm" svg:y2="16.842cm">
          <text:p/>
        </draw:line>
        <draw:polygon draw:style-name="gr9" draw:text-style-name="P8" draw:layer="layout" svg:width="0.233cm" svg:height="0.191cm" svg:x="13.419cm" svg:y="16.742cm" svg:viewBox="0 0 234 192" draw:points="234,192 0,185 95,0">
          <text:p/>
        </draw:polygon>
        <draw:polygon draw:style-name="gr6" draw:text-style-name="P6" draw:layer="layout" svg:width="3.175cm" svg:height="2.54cm" svg:x="12.065cm" svg:y="16.933cm" svg:viewBox="0 0 3176 2541" draw:points="1587,0 3176,2541 0,2541">
          <text:p/>
        </draw:polygon>
        <draw:polygon draw:style-name="gr6" draw:text-style-name="P6" draw:layer="layout" svg:width="0cm" svg:height="0cm" svg:x="12.065cm" svg:y="16.933cm" svg:viewBox="0 0 0 0" draw:points="0,0">
          <text:p/>
        </draw:polygon>
        <draw:polygon draw:style-name="gr6" draw:text-style-name="P6" draw:layer="layout" svg:width="0cm" svg:height="0cm" svg:x="15.24cm" svg:y="19.473cm" svg:viewBox="0 0 0 0" draw:points="0,0">
          <text:p/>
        </draw:polygon>
        <draw:frame draw:style-name="gr7" draw:text-style-name="P7" draw:layer="layout" svg:width="0.846cm" svg:height="0.983cm" svg:x="11.455cm" svg:y="15.216cm">
          <draw:text-box>
            <text:p text:style-name="P2"><text:span text:style-name="T5">a</text:span></text:p>
          </draw:text-box>
        </draw:frame>
        <draw:polygon draw:style-name="gr6" draw:text-style-name="P6" draw:layer="layout" svg:width="3.175cm" svg:height="3.386cm" svg:x="7.62cm" svg:y="17.145cm" svg:viewBox="0 0 3176 3387" draw:points="1588,0 3176,3387 0,3387">
          <text:p/>
        </draw:polygon>
        <draw:polygon draw:style-name="gr6" draw:text-style-name="P6" draw:layer="layout" svg:width="0cm" svg:height="0cm" svg:x="7.62cm" svg:y="17.145cm" svg:viewBox="0 0 0 0" draw:points="0,0">
          <text:p/>
        </draw:polygon>
        <draw:polygon draw:style-name="gr6" draw:text-style-name="P6" draw:layer="layout" svg:width="0cm" svg:height="0cm" svg:x="10.795cm" svg:y="20.531cm" svg:viewBox="0 0 0 0" draw:points="0,0">
          <text:p/>
        </draw:polygon>
        <draw:frame draw:style-name="gr7" draw:text-style-name="P7" draw:layer="layout" svg:width="0.846cm" svg:height="0.983cm" svg:x="13.395cm" svg:y="18.18cm">
          <draw:text-box>
            <text:p text:style-name="P2"><text:span text:style-name="T5">Z</text:span></text:p>
          </draw:text-box>
        </draw:frame>
        <draw:path draw:style-name="gr6" draw:text-style-name="P6" draw:layer="layout" svg:width="1.27cm" svg:height="1.27cm" svg:x="7.831cm" svg:y="12.911cm" svg:viewBox="0 0 1271 1271" svg:d="M636 0c360 0 635 275 635 636 0 360-275 635-635 635-361 0-636-275-636-635 0-361 275-636 636-636z">
          <text:p/>
        </draw:path>
        <draw:polygon draw:style-name="gr6" draw:text-style-name="P6" draw:layer="layout" svg:width="0cm" svg:height="0cm" svg:x="7.831cm" svg:y="12.911cm" svg:viewBox="0 0 0 0" draw:points="0,0">
          <text:p/>
        </draw:polygon>
        <draw:polygon draw:style-name="gr6" draw:text-style-name="P6" draw:layer="layout" svg:width="0cm" svg:height="0cm" svg:x="9.101cm" svg:y="14.181cm" svg:viewBox="0 0 0 0" draw:points="0,0">
          <text:p/>
        </draw:polygon>
        <draw:frame draw:style-name="gr7" draw:text-style-name="P7" draw:layer="layout" svg:width="0.846cm" svg:height="0.983cm" svg:x="8.901cm" svg:y="18.956cm">
          <draw:text-box>
            <text:p text:style-name="P2"><text:span text:style-name="T5">Y</text:span></text:p>
          </draw:text-box>
        </draw:frame>
        <draw:line draw:style-name="gr8" draw:text-style-name="P6" draw:layer="layout" svg:x1="8.914cm" svg:y1="13.994cm" svg:x2="11.021cm" svg:y2="15.124cm">
          <text:p/>
        </draw:line>
        <draw:polygon draw:style-name="gr9" draw:text-style-name="P8" draw:layer="layout" svg:width="0.236cm" svg:height="0.194cm" svg:x="10.957cm" svg:y="15.021cm" svg:viewBox="0 0 237 195" draw:points="237,195 0,188 100,0">
          <text:p/>
        </draw:polygon>
        <draw:polygon draw:style-name="gr6" draw:text-style-name="P6" draw:layer="layout" svg:width="3.175cm" svg:height="2.116cm" svg:x="4.021cm" svg:y="15.875cm" svg:viewBox="0 0 3176 2117" draw:points="1589,0 3176,2117 0,2117">
          <text:p/>
        </draw:polygon>
        <draw:polygon draw:style-name="gr6" draw:text-style-name="P6" draw:layer="layout" svg:width="0cm" svg:height="0cm" svg:x="4.021cm" svg:y="15.875cm" svg:viewBox="0 0 0 0" draw:points="0,0">
          <text:p/>
        </draw:polygon>
        <draw:polygon draw:style-name="gr6" draw:text-style-name="P6" draw:layer="layout" svg:width="0cm" svg:height="0cm" svg:x="7.196cm" svg:y="17.991cm" svg:viewBox="0 0 0 0" draw:points="0,0">
          <text:p/>
        </draw:polygon>
        <draw:frame draw:style-name="gr7" draw:text-style-name="P7" draw:layer="layout" svg:width="0.846cm" svg:height="0.983cm" svg:x="8.255cm" svg:y="13.1cm">
          <draw:text-box>
            <text:p text:style-name="P2"><text:span text:style-name="T5">b</text:span></text:p>
          </draw:text-box>
        </draw:frame>
        <draw:line draw:style-name="gr8" draw:text-style-name="P6" draw:layer="layout" svg:x1="8.019cm" svg:y1="13.994cm" svg:x2="5.764cm" svg:y2="15.756cm">
          <text:p/>
        </draw:line>
        <draw:polygon draw:style-name="gr9" draw:text-style-name="P8" draw:layer="layout" svg:width="0.229cm" svg:height="0.212cm" svg:x="5.609cm" svg:y="15.663cm" svg:viewBox="0 0 230 213" draw:points="0,213 103,0 230,167">
          <text:p/>
        </draw:polygon>
        <draw:frame draw:style-name="gr7" draw:text-style-name="P7" draw:layer="layout" svg:width="0.846cm" svg:height="0.983cm" svg:x="5.302cm" svg:y="16.839cm">
          <draw:text-box>
            <text:p text:style-name="P2"><text:span text:style-name="T5">X</text:span></text:p>
          </draw:text-box>
        </draw:frame>
        <draw:frame draw:style-name="gr15" draw:text-style-name="P11" draw:layer="layout" svg:width="0.705cm" svg:height="0.822cm" svg:x="4.06cm" svg:y="16.268cm">
          <draw:text-box>
            <text:p text:style-name="P2"><text:span text:style-name="T10">h</text:span></text:p>
          </draw:text-box>
        </draw:frame>
        <draw:frame draw:style-name="gr15" draw:text-style-name="P11" draw:layer="layout" svg:width="1.492cm" svg:height="0.822cm" svg:x="10.199cm" svg:y="17.961cm">
          <draw:text-box>
            <text:p text:style-name="P2"><text:span text:style-name="T11">h+1</text:span></text:p>
          </draw:text-box>
        </draw:frame>
        <draw:frame draw:style-name="gr15" draw:text-style-name="P11" draw:layer="layout" svg:width="0.705cm" svg:height="0.822cm" svg:x="14.859cm" svg:y="17.75cm">
          <draw:text-box>
            <text:p text:style-name="P2"><text:span text:style-name="T11">h</text:span></text:p>
          </draw:text-box>
        </draw:frame>
      </draw:page>
      <draw:page draw:name="page8" draw:style-name="dp1" draw:master-page-name="master-page3">
        <draw:polygon draw:style-name="gr1" draw:text-style-name="P1" draw:layer="layout" svg:width="19.05cm" svg:height="25.4cm" svg:x="0cm" svg:y="0cm" svg:viewBox="0 0 19051 25401" draw:points="0,0 19051,0 19051,25401 0,25401">
          <text:p/>
        </draw:polygon>
        <draw:polygon draw:style-name="gr1" draw:text-style-name="P1" draw:layer="layout" svg:width="19.05cm" svg:height="25.4cm" svg:x="0cm" svg:y="0cm" svg:viewBox="0 0 19051 25401" draw:points="0,0 19051,0 19051,25401 0,25401">
          <text:p/>
        </draw:polygon>
        <draw:frame draw:style-name="gr3" draw:text-style-name="P3" draw:layer="layout" svg:width="6.106cm" svg:height="0.573cm" svg:x="6.872cm" svg:y="23.308cm">
          <draw:text-box>
            <text:p text:style-name="P2"><text:span text:style-name="T1">TCSS </text:span><text:span text:style-name="T1">342 AVL </text:span><text:span text:style-name="T1">Trees </text:span><text:span text:style-name="T1">v1.0</text:span></text:p>
          </draw:text-box>
        </draw:frame>
        <draw:frame draw:style-name="gr3" draw:text-style-name="P3" draw:layer="layout" svg:width="0.493cm" svg:height="0.573cm" svg:x="17.12cm" svg:y="23.308cm">
          <draw:text-box>
            <text:p text:style-name="P2"><text:span text:style-name="T1">8</text:span></text:p>
          </draw:text-box>
        </draw:frame>
        <draw:path draw:style-name="gr6" draw:text-style-name="P6" draw:layer="layout" svg:width="1.058cm" svg:height="1.058cm" svg:x="8.255cm" svg:y="7.549cm" svg:viewBox="0 0 1059 1059" svg:d="M529 0c301 0 530 229 530 530 0 300-229 529-530 529-300 0-529-229-529-529 0-301 229-530 529-530z">
          <text:p/>
        </draw:path>
        <draw:polygon draw:style-name="gr6" draw:text-style-name="P6" draw:layer="layout" svg:width="0cm" svg:height="0cm" svg:x="8.255cm" svg:y="7.549cm" svg:viewBox="0 0 0 0" draw:points="0,0">
          <text:p/>
        </draw:polygon>
        <draw:polygon draw:style-name="gr6" draw:text-style-name="P6" draw:layer="layout" svg:width="0cm" svg:height="0cm" svg:x="9.313cm" svg:y="8.607cm" svg:viewBox="0 0 0 0" draw:points="0,0">
          <text:p/>
        </draw:polygon>
        <draw:frame draw:style-name="gr4" draw:text-style-name="P4" draw:layer="layout" svg:width="17.943cm" svg:height="1.804cm" svg:x="1.52cm" svg:y="1.085cm">
          <draw:text-box>
            <text:p text:style-name="P2"><text:span text:style-name="T2">Do</text:span><text:span text:style-name="T2">ub</text:span><text:span text:style-name="T2">le </text:span><text:span text:style-name="T2">rot</text:span><text:span text:style-name="T2">ati</text:span><text:span text:style-name="T2">on</text:span><text:span text:style-name="T2">, </text:span><text:span text:style-name="T2">st</text:span><text:span text:style-name="T2">ep </text:span><text:span text:style-name="T2">1</text:span></text:p>
          </draw:text-box>
        </draw:frame>
        <draw:path draw:style-name="gr11" draw:text-style-name="P6" draw:layer="layout" svg:width="1.059cm" svg:height="1.058cm" svg:x="5.291cm" svg:y="7.549cm" svg:viewBox="0 0 1060 1059" svg:d="M530 0c300 0 530 229 530 530 0 300-230 529-530 529-301 0-530-229-530-529 0-301 229-530 530-530z">
          <text:p/>
        </draw:path>
        <draw:polygon draw:style-name="gr11" draw:text-style-name="P6" draw:layer="layout" svg:width="0cm" svg:height="0cm" svg:x="5.291cm" svg:y="7.549cm" svg:viewBox="0 0 0 0" draw:points="0,0">
          <text:p/>
        </draw:polygon>
        <draw:polygon draw:style-name="gr11" draw:text-style-name="P6" draw:layer="layout" svg:width="0cm" svg:height="0cm" svg:x="6.35cm" svg:y="8.607cm" svg:viewBox="0 0 0 0" draw:points="0,0">
          <text:p/>
        </draw:polygon>
        <draw:frame draw:style-name="gr7" draw:text-style-name="P7" draw:layer="layout" svg:width="1.077cm" svg:height="0.983cm" svg:x="8.361cm" svg:y="7.632cm">
          <draw:text-box>
            <text:p text:style-name="P2"><text:span text:style-name="T5">10</text:span></text:p>
          </draw:text-box>
        </draw:frame>
        <draw:path draw:style-name="gr6" draw:text-style-name="P6" draw:layer="layout" svg:width="1.058cm" svg:height="1.058cm" svg:x="12.7cm" svg:y="5.08cm" svg:viewBox="0 0 1059 1059" svg:d="M530 0c300 0 529 229 529 529 0 301-229 530-529 530-301 0-530-229-530-530 0-300 229-529 530-529z">
          <text:p/>
        </draw:path>
        <draw:polygon draw:style-name="gr6" draw:text-style-name="P6" draw:layer="layout" svg:width="0cm" svg:height="0cm" svg:x="12.7cm" svg:y="5.08cm" svg:viewBox="0 0 0 0" draw:points="0,0">
          <text:p/>
        </draw:polygon>
        <draw:polygon draw:style-name="gr6" draw:text-style-name="P6" draw:layer="layout" svg:width="0cm" svg:height="0cm" svg:x="13.758cm" svg:y="6.138cm" svg:viewBox="0 0 0 0" draw:points="0,0">
          <text:p/>
        </draw:polygon>
        <draw:frame draw:style-name="gr7" draw:text-style-name="P7" draw:layer="layout" svg:width="0.846cm" svg:height="0.983cm" svg:x="5.609cm" svg:y="7.632cm">
          <draw:text-box>
            <text:p text:style-name="P2"><text:span text:style-name="T5">4</text:span></text:p>
          </draw:text-box>
        </draw:frame>
        <draw:path draw:style-name="gr11" draw:text-style-name="P6" draw:layer="layout" svg:width="1.058cm" svg:height="1.058cm" svg:x="6.773cm" svg:y="5.08cm" svg:viewBox="0 0 1059 1059" svg:d="M530 0c300 0 529 229 529 529 0 301-229 530-529 530s-530-229-530-530c0-300 230-529 530-529z">
          <text:p/>
        </draw:path>
        <draw:polygon draw:style-name="gr11" draw:text-style-name="P6" draw:layer="layout" svg:width="0cm" svg:height="0cm" svg:x="6.773cm" svg:y="5.08cm" svg:viewBox="0 0 0 0" draw:points="0,0">
          <text:p/>
        </draw:polygon>
        <draw:polygon draw:style-name="gr11" draw:text-style-name="P6" draw:layer="layout" svg:width="0cm" svg:height="0cm" svg:x="7.831cm" svg:y="6.138cm" svg:viewBox="0 0 0 0" draw:points="0,0">
          <text:p/>
        </draw:polygon>
        <draw:frame draw:style-name="gr7" draw:text-style-name="P7" draw:layer="layout" svg:width="1.077cm" svg:height="0.983cm" svg:x="12.806cm" svg:y="5.162cm">
          <draw:text-box>
            <text:p text:style-name="P2"><text:span text:style-name="T5">17</text:span></text:p>
          </draw:text-box>
        </draw:frame>
        <draw:path draw:style-name="gr6" draw:text-style-name="P6" draw:layer="layout" svg:width="1.058cm" svg:height="1.058cm" svg:x="9.525cm" svg:y="3.175cm" svg:viewBox="0 0 1059 1059" svg:d="M530 0c300 0 529 229 529 530 0 300-229 529-529 529-301 0-530-229-530-529 0-301 229-530 530-530z">
          <text:p/>
        </draw:path>
        <draw:polygon draw:style-name="gr6" draw:text-style-name="P6" draw:layer="layout" svg:width="0cm" svg:height="0cm" svg:x="9.525cm" svg:y="3.175cm" svg:viewBox="0 0 0 0" draw:points="0,0">
          <text:p/>
        </draw:polygon>
        <draw:polygon draw:style-name="gr6" draw:text-style-name="P6" draw:layer="layout" svg:width="0cm" svg:height="0cm" svg:x="10.583cm" svg:y="4.233cm" svg:viewBox="0 0 0 0" draw:points="0,0">
          <text:p/>
        </draw:polygon>
        <draw:frame draw:style-name="gr7" draw:text-style-name="P7" draw:layer="layout" svg:width="0.846cm" svg:height="0.983cm" svg:x="7.091cm" svg:y="5.162cm">
          <draw:text-box>
            <text:p text:style-name="P2"><text:span text:style-name="T5">8</text:span></text:p>
          </draw:text-box>
        </draw:frame>
        <draw:line draw:style-name="gr8" draw:text-style-name="P6" draw:layer="layout" svg:x1="9.681cm" svg:y1="4.078cm" svg:x2="7.482cm" svg:y2="5.003cm">
          <text:p/>
        </draw:line>
        <draw:polygon draw:style-name="gr9" draw:text-style-name="P8" draw:layer="layout" svg:width="0.233cm" svg:height="0.191cm" svg:x="7.302cm" svg:y="4.903cm" svg:viewBox="0 0 234 192" draw:points="0,178 156,0 234,192">
          <text:p/>
        </draw:polygon>
        <draw:line draw:style-name="gr8" draw:text-style-name="P6" draw:layer="layout" svg:x1="10.428cm" svg:y1="4.078cm" svg:x2="13.046cm" svg:y2="5.013cm">
          <text:p/>
        </draw:line>
        <draw:polygon draw:style-name="gr9" draw:text-style-name="P8" draw:layer="layout" svg:width="0.233cm" svg:height="0.198cm" svg:x="12.996cm" svg:y="4.91cm" svg:viewBox="0 0 234 199" draw:points="234,171 0,199 70,0">
          <text:p/>
        </draw:polygon>
        <draw:line draw:style-name="gr12" draw:text-style-name="P6" draw:layer="layout" svg:x1="6.88cm" svg:y1="11.006cm" svg:x2="6.865cm" svg:y2="11.032cm">
          <text:p/>
        </draw:line>
        <draw:line draw:style-name="gr12" draw:text-style-name="P6" draw:layer="layout" svg:x1="6.851cm" svg:y1="11.052cm" svg:x2="6.836cm" svg:y2="11.078cm">
          <text:p/>
        </draw:line>
        <draw:line draw:style-name="gr12" draw:text-style-name="P6" draw:layer="layout" svg:x1="6.823cm" svg:y1="11.098cm" svg:x2="6.808cm" svg:y2="11.124cm">
          <text:p/>
        </draw:line>
        <draw:line draw:style-name="gr12" draw:text-style-name="P6" draw:layer="layout" svg:x1="6.795cm" svg:y1="11.144cm" svg:x2="6.78cm" svg:y2="11.169cm">
          <text:p/>
        </draw:line>
        <draw:line draw:style-name="gr12" draw:text-style-name="P6" draw:layer="layout" svg:x1="6.767cm" svg:y1="11.193cm" svg:x2="6.755cm" svg:y2="11.215cm">
          <text:p/>
        </draw:line>
        <draw:line draw:style-name="gr12" draw:text-style-name="P6" draw:layer="layout" svg:x1="6.742cm" svg:y1="11.239cm" svg:x2="6.727cm" svg:y2="11.261cm">
          <text:p/>
        </draw:line>
        <draw:line draw:style-name="gr12" draw:text-style-name="P6" draw:layer="layout" svg:x1="6.714cm" svg:y1="11.285cm" svg:x2="6.699cm" svg:y2="11.307cm">
          <text:p/>
        </draw:line>
        <draw:line draw:style-name="gr12" draw:text-style-name="P6" draw:layer="layout" svg:x1="6.686cm" svg:y1="11.331cm" svg:x2="6.671cm" svg:y2="11.353cm">
          <text:p/>
        </draw:line>
        <draw:line draw:style-name="gr12" draw:text-style-name="P6" draw:layer="layout" svg:x1="6.657cm" svg:y1="11.377cm" svg:x2="6.642cm" svg:y2="11.399cm">
          <text:p/>
        </draw:line>
        <draw:line draw:style-name="gr12" draw:text-style-name="P6" draw:layer="layout" svg:x1="6.629cm" svg:y1="11.422cm" svg:x2="6.614cm" svg:y2="11.448cm">
          <text:p/>
        </draw:line>
        <draw:line draw:style-name="gr12" draw:text-style-name="P6" draw:layer="layout" svg:x1="6.601cm" svg:y1="11.468cm" svg:x2="6.586cm" svg:y2="11.494cm">
          <text:p/>
        </draw:line>
        <draw:line draw:style-name="gr12" draw:text-style-name="P6" draw:layer="layout" svg:x1="6.573cm" svg:y1="11.514cm" svg:x2="6.561cm" svg:y2="11.54cm">
          <text:p/>
        </draw:line>
        <draw:line draw:style-name="gr12" draw:text-style-name="P6" draw:layer="layout" svg:x1="6.548cm" svg:y1="11.56cm" svg:x2="6.533cm" svg:y2="11.586cm">
          <text:p/>
        </draw:line>
        <draw:line draw:style-name="gr12" draw:text-style-name="P6" draw:layer="layout" svg:x1="6.52cm" svg:y1="11.606cm" svg:x2="6.505cm" svg:y2="11.632cm">
          <text:p/>
        </draw:line>
        <draw:line draw:style-name="gr12" draw:text-style-name="P6" draw:layer="layout" svg:x1="6.492cm" svg:y1="11.652cm" svg:x2="6.477cm" svg:y2="11.677cm">
          <text:p/>
        </draw:line>
        <draw:line draw:style-name="gr12" draw:text-style-name="P6" draw:layer="layout" svg:x1="6.463cm" svg:y1="11.701cm" svg:x2="6.448cm" svg:y2="11.723cm">
          <text:p/>
        </draw:line>
        <draw:line draw:style-name="gr12" draw:text-style-name="P6" draw:layer="layout" svg:x1="6.435cm" svg:y1="11.747cm" svg:x2="6.42cm" svg:y2="11.769cm">
          <text:p/>
        </draw:line>
        <draw:line draw:style-name="gr12" draw:text-style-name="P6" draw:layer="layout" svg:x1="6.407cm" svg:y1="11.793cm" svg:x2="6.392cm" svg:y2="11.815cm">
          <text:p/>
        </draw:line>
        <draw:line draw:style-name="gr12" draw:text-style-name="P6" draw:layer="layout" svg:x1="6.382cm" svg:y1="11.839cm" svg:x2="6.367cm" svg:y2="11.861cm">
          <text:p/>
        </draw:line>
        <draw:line draw:style-name="gr12" draw:text-style-name="P6" draw:layer="layout" svg:x1="6.354cm" svg:y1="11.885cm" svg:x2="6.346cm" svg:y2="11.896cm">
          <text:p/>
        </draw:line>
        <draw:polygon draw:style-name="gr13" draw:text-style-name="P10" draw:layer="layout" svg:width="0.197cm" svg:height="0.233cm" svg:x="6.244cm" svg:y="11.832cm" svg:viewBox="0 0 198 234" draw:points="0,234 17,0 198,106">
          <text:p/>
        </draw:polygon>
        <draw:line draw:style-name="gr8" draw:text-style-name="P6" draw:layer="layout" svg:x1="6.929cm" svg:y1="5.983cm" svg:x2="5.933cm" svg:y2="7.391cm">
          <text:p/>
        </draw:line>
        <draw:polygon draw:style-name="gr9" draw:text-style-name="P8" draw:layer="layout" svg:width="0.208cm" svg:height="0.233cm" svg:x="5.82cm" svg:y="7.316cm" svg:viewBox="0 0 209 234" draw:points="0,234 36,0 209,120">
          <text:p/>
        </draw:polygon>
        <draw:line draw:style-name="gr8" draw:text-style-name="P6" draw:layer="layout" svg:x1="7.676cm" svg:y1="5.983cm" svg:x2="8.672cm" svg:y2="7.391cm">
          <text:p/>
        </draw:line>
        <draw:polygon draw:style-name="gr9" draw:text-style-name="P8" draw:layer="layout" svg:width="0.208cm" svg:height="0.233cm" svg:x="8.576cm" svg:y="7.316cm" svg:viewBox="0 0 209 234" draw:points="209,234 0,120 173,0">
          <text:p/>
        </draw:polygon>
        <draw:path draw:style-name="gr6" draw:text-style-name="P6" draw:layer="layout" svg:width="1.059cm" svg:height="1.059cm" svg:x="4.021cm" svg:y="10.018cm" svg:viewBox="0 0 1060 1060" svg:d="M529 0c301 0 531 231 531 531 0 299-230 529-531 529-300 0-529-230-529-529 0-300 229-531 529-531z">
          <text:p/>
        </draw:path>
        <draw:polygon draw:style-name="gr6" draw:text-style-name="P6" draw:layer="layout" svg:width="0cm" svg:height="0cm" svg:x="4.021cm" svg:y="10.018cm" svg:viewBox="0 0 0 0" draw:points="0,0">
          <text:p/>
        </draw:polygon>
        <draw:polygon draw:style-name="gr6" draw:text-style-name="P6" draw:layer="layout" svg:width="0cm" svg:height="0cm" svg:x="5.08cm" svg:y="11.077cm" svg:viewBox="0 0 0 0" draw:points="0,0">
          <text:p/>
        </draw:polygon>
        <draw:frame draw:style-name="gr7" draw:text-style-name="P7" draw:layer="layout" svg:width="1.077cm" svg:height="0.983cm" svg:x="9.631cm" svg:y="3.257cm">
          <draw:text-box>
            <text:p text:style-name="P2"><text:span text:style-name="T5">15</text:span></text:p>
          </draw:text-box>
        </draw:frame>
        <draw:line draw:style-name="gr8" draw:text-style-name="P6" draw:layer="layout" svg:x1="5.447cm" svg:y1="8.452cm" svg:x2="4.649cm" svg:y2="9.85cm">
          <text:p/>
        </draw:line>
        <draw:polygon draw:style-name="gr9" draw:text-style-name="P8" draw:layer="layout" svg:width="0.194cm" svg:height="0.232cm" svg:x="4.55cm" svg:y="9.786cm" svg:viewBox="0 0 195 233" draw:points="0,233 15,0 195,103">
          <text:p/>
        </draw:polygon>
        <draw:path draw:style-name="gr6" draw:text-style-name="P6" draw:layer="layout" svg:width="1.058cm" svg:height="1.058cm" svg:x="6.35cm" svg:y="9.948cm" svg:viewBox="0 0 1059 1059" svg:d="M530 0c300 0 529 230 529 530s-229 529-529 529c-301 0-530-229-530-529s229-530 530-530z">
          <text:p/>
        </draw:path>
        <draw:polygon draw:style-name="gr6" draw:text-style-name="P6" draw:layer="layout" svg:width="0cm" svg:height="0cm" svg:x="6.35cm" svg:y="9.948cm" svg:viewBox="0 0 0 0" draw:points="0,0">
          <text:p/>
        </draw:polygon>
        <draw:polygon draw:style-name="gr6" draw:text-style-name="P6" draw:layer="layout" svg:width="0cm" svg:height="0cm" svg:x="7.408cm" svg:y="11.006cm" svg:viewBox="0 0 0 0" draw:points="0,0">
          <text:p/>
        </draw:polygon>
        <draw:frame draw:style-name="gr7" draw:text-style-name="P7" draw:layer="layout" svg:width="0.846cm" svg:height="0.983cm" svg:x="4.339cm" svg:y="10.101cm">
          <draw:text-box>
            <text:p text:style-name="P2"><text:span text:style-name="T5">3</text:span></text:p>
          </draw:text-box>
        </draw:frame>
        <draw:line draw:style-name="gr8" draw:text-style-name="P6" draw:layer="layout" svg:x1="6.194cm" svg:y1="8.452cm" svg:x2="6.799cm" svg:y2="9.769cm">
          <text:p/>
        </draw:line>
        <draw:polygon draw:style-name="gr9" draw:text-style-name="P8" draw:layer="layout" svg:width="0.191cm" svg:height="0.237cm" svg:x="6.695cm" svg:y="9.711cm" svg:viewBox="0 0 192 238" draw:points="185,238 0,90 192,0">
          <text:p/>
        </draw:polygon>
        <draw:path draw:style-name="gr6" draw:text-style-name="P6" draw:layer="layout" svg:width="1.058cm" svg:height="1.059cm" svg:x="11.239cm" svg:y="7.545cm" svg:viewBox="0 0 1059 1060" svg:d="M529 0c300 0 530 230 530 531 0 299-230 529-530 529s-529-230-529-529c0-301 229-531 529-531z">
          <text:p/>
        </draw:path>
        <draw:polygon draw:style-name="gr6" draw:text-style-name="P6" draw:layer="layout" svg:width="0cm" svg:height="0cm" svg:x="11.239cm" svg:y="7.545cm" svg:viewBox="0 0 0 0" draw:points="0,0">
          <text:p/>
        </draw:polygon>
        <draw:polygon draw:style-name="gr6" draw:text-style-name="P6" draw:layer="layout" svg:width="0cm" svg:height="0cm" svg:x="12.297cm" svg:y="8.604cm" svg:viewBox="0 0 0 0" draw:points="0,0">
          <text:p/>
        </draw:polygon>
        <draw:frame draw:style-name="gr7" draw:text-style-name="P7" draw:layer="layout" svg:width="0.846cm" svg:height="0.983cm" svg:x="6.668cm" svg:y="10.03cm">
          <draw:text-box>
            <text:p text:style-name="P2"><text:span text:style-name="T5">6</text:span></text:p>
          </draw:text-box>
        </draw:frame>
        <draw:line draw:style-name="gr8" draw:text-style-name="P6" draw:layer="layout" svg:x1="12.856cm" svg:y1="5.983cm" svg:x2="11.881cm" svg:y2="7.384cm">
          <text:p/>
        </draw:line>
        <draw:polygon draw:style-name="gr9" draw:text-style-name="P8" draw:layer="layout" svg:width="0.208cm" svg:height="0.232cm" svg:x="11.768cm" svg:y="7.313cm" svg:viewBox="0 0 209 233" draw:points="0,233 35,0 209,120">
          <text:p/>
        </draw:polygon>
        <draw:path draw:style-name="gr11" draw:text-style-name="P6" draw:layer="layout" svg:width="0.106cm" svg:height="0.01cm" svg:x="6.244cm" svg:y="12.065cm" svg:viewBox="0 0 107 11" svg:d="M0 0c36 0 71 3 107 11">
          <text:p/>
        </draw:path>
        <draw:path draw:style-name="gr11" draw:text-style-name="P6" draw:layer="layout" svg:width="0.092cm" svg:height="0.05cm" svg:x="6.448cm" svg:y="12.103cm" svg:viewBox="0 0 93 51" svg:d="M0 0c32 14 65 33 93 51">
          <text:p/>
        </draw:path>
        <draw:path draw:style-name="gr11" draw:text-style-name="P6" draw:layer="layout" svg:width="0.067cm" svg:height="0.081cm" svg:x="6.621cm" svg:y="12.22cm" svg:viewBox="0 0 68 82" svg:d="M0 0c25 24 51 49 68 82">
          <text:p/>
        </draw:path>
        <draw:path draw:style-name="gr11" draw:text-style-name="P6" draw:layer="layout" svg:width="0.032cm" svg:height="0.102cm" svg:x="6.734cm" svg:y="12.393cm" svg:viewBox="0 0 33 103" svg:d="M0 0c15 35 26 67 33 103">
          <text:p/>
        </draw:path>
        <draw:path draw:style-name="gr11" draw:text-style-name="P6" draw:layer="layout" svg:width="0.011cm" svg:height="0.102cm" svg:x="6.762cm" svg:y="12.601cm" svg:viewBox="0 0 12 103" svg:d="M12 0c0 35-4 70-12 103">
          <text:p/>
        </draw:path>
        <draw:path draw:style-name="gr11" draw:text-style-name="P6" draw:layer="layout" svg:width="0.05cm" svg:height="0.092cm" svg:x="6.681cm" svg:y="12.805cm" svg:viewBox="0 0 51 93" svg:d="M51 0c-15 32-32 64-51 93">
          <text:p/>
        </draw:path>
        <draw:path draw:style-name="gr11" draw:text-style-name="P6" draw:layer="layout" svg:width="0.081cm" svg:height="0.064cm" svg:x="6.533cm" svg:y="12.978cm" svg:viewBox="0 0 82 65" svg:d="M82 0c-26 25-54 47-82 65">
          <text:p/>
        </draw:path>
        <draw:path draw:style-name="gr11" draw:text-style-name="P6" draw:layer="layout" svg:width="0.103cm" svg:height="0.028cm" svg:x="6.335cm" svg:y="13.088cm" svg:viewBox="0 0 104 29" svg:d="M104 0c-32 15-68 22-104 29">
          <text:p/>
        </draw:path>
        <draw:path draw:style-name="gr11" draw:text-style-name="P6" draw:layer="layout" svg:width="0.103cm" svg:height="0.011cm" svg:x="6.127cm" svg:y="13.112cm" svg:viewBox="0 0 104 12" svg:d="M104 12c-36 0-72-7-104-12">
          <text:p/>
        </draw:path>
        <draw:path draw:style-name="gr11" draw:text-style-name="P6" draw:layer="layout" svg:width="0.092cm" svg:height="0.049cm" svg:x="5.933cm" svg:y="13.028cm" svg:viewBox="0 0 93 50" svg:d="M93 50c-32-14-60-29-93-50">
          <text:p/>
        </draw:path>
        <draw:path draw:style-name="gr11" draw:text-style-name="P6" draw:layer="layout" svg:width="0.064cm" svg:height="0.085cm" svg:x="5.792cm" svg:y="12.876cm" svg:viewBox="0 0 65 86" svg:d="M65 86c-25-29-47-57-65-86">
          <text:p/>
        </draw:path>
        <draw:path draw:style-name="gr11" draw:text-style-name="P6" draw:layer="layout" svg:width="0.024cm" svg:height="0.103cm" svg:x="5.722cm" svg:y="12.678cm" svg:viewBox="0 0 25 104" svg:d="M25 104c-10-32-21-67-25-104">
          <text:p/>
        </draw:path>
        <draw:path draw:style-name="gr11" draw:text-style-name="P6" draw:layer="layout" svg:width="0.014cm" svg:height="0.106cm" svg:x="5.715cm" svg:y="12.47cm" svg:viewBox="0 0 15 107" svg:d="M0 107c3-40 8-75 15-107">
          <text:p/>
        </draw:path>
        <draw:path draw:style-name="gr11" draw:text-style-name="P6" draw:layer="layout" svg:width="0.053cm" svg:height="0.091cm" svg:x="5.76cm" svg:y="12.28cm" svg:viewBox="0 0 54 92" svg:d="M0 92c14-31 32-64 54-92">
          <text:p/>
        </draw:path>
        <draw:path draw:style-name="gr11" draw:text-style-name="P6" draw:layer="layout" svg:width="0.081cm" svg:height="0.063cm" svg:x="5.884cm" svg:y="12.139cm" svg:viewBox="0 0 82 64" svg:d="M0 64c25-26 53-47 82-64">
          <text:p/>
        </draw:path>
        <draw:path draw:style-name="gr11" draw:text-style-name="P6" draw:layer="layout" svg:width="0.103cm" svg:height="0.024cm" svg:x="6.06cm" svg:y="12.072cm" svg:viewBox="0 0 104 25" svg:d="M0 25c37-15 68-22 104-25">
          <text:p/>
        </draw:path>
        <draw:frame draw:style-name="gr7" draw:text-style-name="P7" draw:layer="layout" svg:width="1.077cm" svg:height="0.983cm" svg:x="11.345cm" svg:y="7.628cm">
          <draw:text-box>
            <text:p text:style-name="P2"><text:span text:style-name="T5">16</text:span></text:p>
          </draw:text-box>
        </draw:frame>
        <draw:path draw:style-name="gr6" draw:text-style-name="P6" draw:layer="layout" svg:width="1.058cm" svg:height="1.058cm" svg:x="8.255cm" svg:y="17.921cm" svg:viewBox="0 0 1059 1059" svg:d="M529 0c301 0 530 229 530 529 0 301-229 530-530 530-300 0-529-229-529-530 0-300 229-529 529-529z">
          <text:p/>
        </draw:path>
        <draw:polygon draw:style-name="gr6" draw:text-style-name="P6" draw:layer="layout" svg:width="0cm" svg:height="0cm" svg:x="8.255cm" svg:y="17.921cm" svg:viewBox="0 0 0 0" draw:points="0,0">
          <text:p/>
        </draw:polygon>
        <draw:polygon draw:style-name="gr6" draw:text-style-name="P6" draw:layer="layout" svg:width="0cm" svg:height="0cm" svg:x="9.313cm" svg:y="18.979cm" svg:viewBox="0 0 0 0" draw:points="0,0">
          <text:p/>
        </draw:polygon>
        <draw:frame draw:style-name="gr7" draw:text-style-name="P7" draw:layer="layout" svg:width="0.846cm" svg:height="0.983cm" svg:x="6.033cm" svg:y="12.147cm">
          <draw:text-box>
            <text:p text:style-name="P2"><text:span text:style-name="T5">5</text:span></text:p>
          </draw:text-box>
        </draw:frame>
        <draw:path draw:style-name="gr6" draw:text-style-name="P6" draw:layer="layout" svg:width="1.059cm" svg:height="1.058cm" svg:x="5.291cm" svg:y="17.78cm" svg:viewBox="0 0 1060 1059" svg:d="M530 0c300 0 530 229 530 529 0 301-230 530-530 530-301 0-530-229-530-530 0-300 229-529 530-529z">
          <text:p/>
        </draw:path>
        <draw:polygon draw:style-name="gr6" draw:text-style-name="P6" draw:layer="layout" svg:width="0cm" svg:height="0cm" svg:x="5.291cm" svg:y="17.78cm" svg:viewBox="0 0 0 0" draw:points="0,0">
          <text:p/>
        </draw:polygon>
        <draw:polygon draw:style-name="gr6" draw:text-style-name="P6" draw:layer="layout" svg:width="0cm" svg:height="0cm" svg:x="6.35cm" svg:y="18.838cm" svg:viewBox="0 0 0 0" draw:points="0,0">
          <text:p/>
        </draw:polygon>
        <draw:frame draw:style-name="gr7" draw:text-style-name="P7" draw:layer="layout" svg:width="1.077cm" svg:height="0.983cm" svg:x="8.361cm" svg:y="18.003cm">
          <draw:text-box>
            <text:p text:style-name="P2"><text:span text:style-name="T5">10</text:span></text:p>
          </draw:text-box>
        </draw:frame>
        <draw:path draw:style-name="gr6" draw:text-style-name="P6" draw:layer="layout" svg:width="1.058cm" svg:height="1.059cm" svg:x="12.7cm" svg:y="15.451cm" svg:viewBox="0 0 1059 1060" svg:d="M530 0c300 0 529 229 529 529s-229 531-529 531c-301 0-530-231-530-531s229-529 530-529z">
          <text:p/>
        </draw:path>
        <draw:polygon draw:style-name="gr6" draw:text-style-name="P6" draw:layer="layout" svg:width="0cm" svg:height="0cm" svg:x="12.7cm" svg:y="15.451cm" svg:viewBox="0 0 0 0" draw:points="0,0">
          <text:p/>
        </draw:polygon>
        <draw:polygon draw:style-name="gr6" draw:text-style-name="P6" draw:layer="layout" svg:width="0cm" svg:height="0cm" svg:x="13.758cm" svg:y="16.51cm" svg:viewBox="0 0 0 0" draw:points="0,0">
          <text:p/>
        </draw:polygon>
        <draw:frame draw:style-name="gr7" draw:text-style-name="P7" draw:layer="layout" svg:width="0.846cm" svg:height="0.983cm" svg:x="5.609cm" svg:y="17.862cm">
          <draw:text-box>
            <text:p text:style-name="P2"><text:span text:style-name="T5">6</text:span></text:p>
          </draw:text-box>
        </draw:frame>
        <draw:path draw:style-name="gr6" draw:text-style-name="P6" draw:layer="layout" svg:width="1.058cm" svg:height="1.059cm" svg:x="6.773cm" svg:y="15.451cm" svg:viewBox="0 0 1059 1060" svg:d="M530 0c300 0 529 229 529 529s-229 531-529 531-530-231-530-531 230-529 530-529z">
          <text:p/>
        </draw:path>
        <draw:polygon draw:style-name="gr6" draw:text-style-name="P6" draw:layer="layout" svg:width="0cm" svg:height="0cm" svg:x="6.773cm" svg:y="15.451cm" svg:viewBox="0 0 0 0" draw:points="0,0">
          <text:p/>
        </draw:polygon>
        <draw:polygon draw:style-name="gr6" draw:text-style-name="P6" draw:layer="layout" svg:width="0cm" svg:height="0cm" svg:x="7.831cm" svg:y="16.51cm" svg:viewBox="0 0 0 0" draw:points="0,0">
          <text:p/>
        </draw:polygon>
        <draw:frame draw:style-name="gr7" draw:text-style-name="P7" draw:layer="layout" svg:width="1.077cm" svg:height="0.983cm" svg:x="12.806cm" svg:y="15.534cm">
          <draw:text-box>
            <text:p text:style-name="P2"><text:span text:style-name="T5">17</text:span></text:p>
          </draw:text-box>
        </draw:frame>
        <draw:path draw:style-name="gr6" draw:text-style-name="P6" draw:layer="layout" svg:width="1.058cm" svg:height="1.059cm" svg:x="9.525cm" svg:y="13.546cm" svg:viewBox="0 0 1059 1060" svg:d="M530 0c300 0 529 229 529 529 0 301-229 531-529 531-301 0-530-230-530-531 0-300 229-529 530-529z">
          <text:p/>
        </draw:path>
        <draw:polygon draw:style-name="gr6" draw:text-style-name="P6" draw:layer="layout" svg:width="0cm" svg:height="0cm" svg:x="9.525cm" svg:y="13.546cm" svg:viewBox="0 0 0 0" draw:points="0,0">
          <text:p/>
        </draw:polygon>
        <draw:polygon draw:style-name="gr6" draw:text-style-name="P6" draw:layer="layout" svg:width="0cm" svg:height="0cm" svg:x="10.583cm" svg:y="14.605cm" svg:viewBox="0 0 0 0" draw:points="0,0">
          <text:p/>
        </draw:polygon>
        <draw:frame draw:style-name="gr7" draw:text-style-name="P7" draw:layer="layout" svg:width="0.846cm" svg:height="0.983cm" svg:x="7.091cm" svg:y="15.534cm">
          <draw:text-box>
            <text:p text:style-name="P2"><text:span text:style-name="T5">8</text:span></text:p>
          </draw:text-box>
        </draw:frame>
        <draw:line draw:style-name="gr8" draw:text-style-name="P6" draw:layer="layout" svg:x1="9.681cm" svg:y1="14.449cm" svg:x2="7.482cm" svg:y2="15.378cm">
          <text:p/>
        </draw:line>
        <draw:polygon draw:style-name="gr9" draw:text-style-name="P8" draw:layer="layout" svg:width="0.233cm" svg:height="0.19cm" svg:x="7.302cm" svg:y="15.275cm" svg:viewBox="0 0 234 191" draw:points="0,177 156,0 234,191">
          <text:p/>
        </draw:polygon>
        <draw:line draw:style-name="gr8" draw:text-style-name="P6" draw:layer="layout" svg:x1="10.428cm" svg:y1="14.449cm" svg:x2="13.046cm" svg:y2="15.385cm">
          <text:p/>
        </draw:line>
        <draw:polygon draw:style-name="gr9" draw:text-style-name="P8" draw:layer="layout" svg:width="0.233cm" svg:height="0.197cm" svg:x="12.996cm" svg:y="15.282cm" svg:viewBox="0 0 234 198" draw:points="234,169 0,198 70,0">
          <text:p/>
        </draw:polygon>
        <draw:line draw:style-name="gr8" draw:text-style-name="P6" draw:layer="layout" svg:x1="4.713cm" svg:y1="20.588cm" svg:x2="5.479cm" svg:y2="21.446cm">
          <text:p/>
        </draw:line>
        <draw:polygon draw:style-name="gr9" draw:text-style-name="P8" draw:layer="layout" svg:width="0.219cm" svg:height="0.226cm" svg:x="5.39cm" svg:y="21.364cm" svg:viewBox="0 0 220 227" draw:points="220,227 0,138 155,0">
          <text:p/>
        </draw:polygon>
        <draw:line draw:style-name="gr8" draw:text-style-name="P6" draw:layer="layout" svg:x1="6.929cm" svg:y1="16.354cm" svg:x2="5.94cm" svg:y2="17.625cm">
          <text:p/>
        </draw:line>
        <draw:polygon draw:style-name="gr9" draw:text-style-name="P8" draw:layer="layout" svg:width="0.212cm" svg:height="0.23cm" svg:x="5.82cm" svg:y="17.55cm" svg:viewBox="0 0 213 231" draw:points="0,231 46,0 213,127">
          <text:p/>
        </draw:polygon>
        <draw:line draw:style-name="gr8" draw:text-style-name="P6" draw:layer="layout" svg:x1="7.676cm" svg:y1="16.354cm" svg:x2="8.672cm" svg:y2="17.763cm">
          <text:p/>
        </draw:line>
        <draw:polygon draw:style-name="gr9" draw:text-style-name="P8" draw:layer="layout" svg:width="0.208cm" svg:height="0.233cm" svg:x="8.576cm" svg:y="17.688cm" svg:viewBox="0 0 209 234" draw:points="209,234 0,124 173,0">
          <text:p/>
        </draw:polygon>
        <draw:path draw:style-name="gr6" draw:text-style-name="P6" draw:layer="layout" svg:width="1.058cm" svg:height="1.058cm" svg:x="3.81cm" svg:y="19.685cm" svg:viewBox="0 0 1059 1059" svg:d="M529 0c300 0 530 229 530 529s-230 530-530 530-529-230-529-530 229-529 529-529z">
          <text:p/>
        </draw:path>
        <draw:polygon draw:style-name="gr6" draw:text-style-name="P6" draw:layer="layout" svg:width="0cm" svg:height="0cm" svg:x="3.81cm" svg:y="19.685cm" svg:viewBox="0 0 0 0" draw:points="0,0">
          <text:p/>
        </draw:polygon>
        <draw:polygon draw:style-name="gr6" draw:text-style-name="P6" draw:layer="layout" svg:width="0cm" svg:height="0cm" svg:x="4.868cm" svg:y="20.743cm" svg:viewBox="0 0 0 0" draw:points="0,0">
          <text:p/>
        </draw:polygon>
        <draw:frame draw:style-name="gr7" draw:text-style-name="P7" draw:layer="layout" svg:width="1.077cm" svg:height="0.983cm" svg:x="9.631cm" svg:y="13.629cm">
          <draw:text-box>
            <text:p text:style-name="P2"><text:span text:style-name="T5">15</text:span></text:p>
          </draw:text-box>
        </draw:frame>
        <draw:line draw:style-name="gr8" draw:text-style-name="P6" draw:layer="layout" svg:x1="5.447cm" svg:y1="18.683cm" svg:x2="4.818cm" svg:y2="19.675cm">
          <text:p/>
        </draw:line>
        <draw:polygon draw:style-name="gr9" draw:text-style-name="P8" draw:layer="layout" svg:width="0.201cm" svg:height="0.233cm" svg:x="4.713cm" svg:y="19.607cm" svg:viewBox="0 0 202 234" draw:points="0,234 25,0 202,113">
          <text:p/>
        </draw:polygon>
        <draw:path draw:style-name="gr6" draw:text-style-name="P6" draw:layer="layout" svg:width="1.059cm" svg:height="1.058cm" svg:x="2.751cm" svg:y="21.59cm" svg:viewBox="0 0 1060 1059" svg:d="M529 0c300 0 531 230 531 530s-231 529-531 529-529-229-529-529 229-530 529-530z">
          <text:p/>
        </draw:path>
        <draw:polygon draw:style-name="gr6" draw:text-style-name="P6" draw:layer="layout" svg:width="0cm" svg:height="0cm" svg:x="2.751cm" svg:y="21.59cm" svg:viewBox="0 0 0 0" draw:points="0,0">
          <text:p/>
        </draw:polygon>
        <draw:polygon draw:style-name="gr6" draw:text-style-name="P6" draw:layer="layout" svg:width="0cm" svg:height="0cm" svg:x="3.81cm" svg:y="22.648cm" svg:viewBox="0 0 0 0" draw:points="0,0">
          <text:p/>
        </draw:polygon>
        <draw:frame draw:style-name="gr7" draw:text-style-name="P7" draw:layer="layout" svg:width="0.846cm" svg:height="0.983cm" svg:x="4.128cm" svg:y="19.767cm">
          <draw:text-box>
            <text:p text:style-name="P2"><text:span text:style-name="T5">4</text:span></text:p>
          </draw:text-box>
        </draw:frame>
        <draw:line draw:style-name="gr8" draw:text-style-name="P6" draw:layer="layout" svg:x1="3.966cm" svg:y1="20.588cm" svg:x2="3.393cm" svg:y2="21.428cm">
          <text:p/>
        </draw:line>
        <draw:polygon draw:style-name="gr9" draw:text-style-name="P8" draw:layer="layout" svg:width="0.205cm" svg:height="0.233cm" svg:x="3.28cm" svg:y="21.357cm" svg:viewBox="0 0 206 234" draw:points="0,234 32,0 206,121">
          <text:p/>
        </draw:polygon>
        <draw:path draw:style-name="gr6" draw:text-style-name="P6" draw:layer="layout" svg:width="1.058cm" svg:height="1.058cm" svg:x="11.239cm" svg:y="17.917cm" svg:viewBox="0 0 1059 1059" svg:d="M529 0c300 0 530 229 530 529 0 301-230 530-530 530s-529-229-529-530c0-300 229-529 529-529z">
          <text:p/>
        </draw:path>
        <draw:polygon draw:style-name="gr6" draw:text-style-name="P6" draw:layer="layout" svg:width="0cm" svg:height="0cm" svg:x="11.239cm" svg:y="17.917cm" svg:viewBox="0 0 0 0" draw:points="0,0">
          <text:p/>
        </draw:polygon>
        <draw:polygon draw:style-name="gr6" draw:text-style-name="P6" draw:layer="layout" svg:width="0cm" svg:height="0cm" svg:x="12.297cm" svg:y="18.975cm" svg:viewBox="0 0 0 0" draw:points="0,0">
          <text:p/>
        </draw:polygon>
        <draw:frame draw:style-name="gr7" draw:text-style-name="P7" draw:layer="layout" svg:width="0.846cm" svg:height="0.983cm" svg:x="3.069cm" svg:y="21.672cm">
          <draw:text-box>
            <text:p text:style-name="P2"><text:span text:style-name="T5">3</text:span></text:p>
          </draw:text-box>
        </draw:frame>
        <draw:line draw:style-name="gr8" draw:text-style-name="P6" draw:layer="layout" svg:x1="12.856cm" svg:y1="16.354cm" svg:x2="11.881cm" svg:y2="17.756cm">
          <text:p/>
        </draw:line>
        <draw:polygon draw:style-name="gr9" draw:text-style-name="P8" draw:layer="layout" svg:width="0.208cm" svg:height="0.233cm" svg:x="11.768cm" svg:y="17.684cm" svg:viewBox="0 0 209 234" draw:points="0,234 35,0 209,121">
          <text:p/>
        </draw:polygon>
        <draw:path draw:style-name="gr6" draw:text-style-name="P6" draw:layer="layout" svg:width="1.058cm" svg:height="1.058cm" svg:x="5.08cm" svg:y="21.59cm" svg:viewBox="0 0 1059 1059" svg:d="M529 0c301 0 530 230 530 530s-229 529-530 529c-300 0-529-229-529-529s229-530 529-530z">
          <text:p/>
        </draw:path>
        <draw:polygon draw:style-name="gr6" draw:text-style-name="P6" draw:layer="layout" svg:width="0cm" svg:height="0cm" svg:x="5.08cm" svg:y="21.59cm" svg:viewBox="0 0 0 0" draw:points="0,0">
          <text:p/>
        </draw:polygon>
        <draw:polygon draw:style-name="gr6" draw:text-style-name="P6" draw:layer="layout" svg:width="0cm" svg:height="0cm" svg:x="6.138cm" svg:y="22.648cm" svg:viewBox="0 0 0 0" draw:points="0,0">
          <text:p/>
        </draw:polygon>
        <draw:frame draw:style-name="gr7" draw:text-style-name="P7" draw:layer="layout" svg:width="1.077cm" svg:height="0.983cm" svg:x="11.345cm" svg:y="18cm">
          <draw:text-box>
            <text:p text:style-name="P2"><text:span text:style-name="T5">16</text:span></text:p>
          </draw:text-box>
        </draw:frame>
        <draw:path draw:style-name="gr13" draw:text-style-name="P10" draw:layer="layout" svg:width="4.554cm" svg:height="4.18cm" svg:x="3.171cm" svg:y="6.773cm" svg:viewBox="0 0 4555 4181" svg:d="M3822 1115l52 77 46 81 43 85 38 85 32 88 28 88 25 88 18 92 14 92 7 91 3 92v92l-7 95-14 88-14 92-21 92-28 88-32 88-35 85-43 85 286 130 50-95 42-103 35-102 32-102 28-106 18-106 14-109 7-106 4-106-4-109-11-110-17-105-21-106-25-106-35-102-39-103-43-98-49-99-56-92-60-95 465-282-988-198-212 928zM4450 0zM0 4181z">
          <text:p/>
        </draw:path>
        <draw:polygon draw:style-name="gr8" draw:text-style-name="P6" draw:layer="layout" svg:width="1.199cm" svg:height="2.54cm" svg:x="6.526cm" svg:y="7.242cm" svg:viewBox="0 0 1200 2541" draw:points="467,646 519,723 565,804 608,889 646,974 678,1062 706,1150 731,1238 749,1330 763,1422 770,1513 773,1605 773,1698 766,1793 752,1881 738,1973 717,2065 689,2153 657,2241 622,2326 579,2411 865,2541 915,2446 957,2343 992,2241 1024,2139 1052,2033 1070,1927 1084,1818 1091,1712 1095,1605 1091,1496 1080,1386 1063,1281 1042,1175 1017,1069 982,967 943,864 900,766 851,667 795,575 735,480 1200,198 213,0 0,928">
          <text:p/>
        </draw:polygon>
        <draw:polygon draw:style-name="gr8" draw:text-style-name="P6" draw:layer="layout" svg:width="0cm" svg:height="0cm" svg:x="7.62cm" svg:y="6.773cm" svg:viewBox="0 0 0 0" draw:points="0,0">
          <text:p/>
        </draw:polygon>
        <draw:polygon draw:style-name="gr8" draw:text-style-name="P6" draw:layer="layout" svg:width="0cm" svg:height="0cm" svg:x="3.171cm" svg:y="10.953cm" svg:viewBox="0 0 0 0" draw:points="0,0">
          <text:p/>
        </draw:polygon>
        <draw:frame draw:style-name="gr7" draw:text-style-name="P7" draw:layer="layout" svg:width="0.846cm" svg:height="0.983cm" svg:x="5.398cm" svg:y="21.672cm">
          <draw:text-box>
            <text:p text:style-name="P2"><text:span text:style-name="T5">5</text:span></text:p>
          </draw:text-box>
        </draw:frame>
      </draw:page>
      <draw:page draw:name="page9" draw:style-name="dp1" draw:master-page-name="master-page3">
        <draw:polygon draw:style-name="gr1" draw:text-style-name="P1" draw:layer="layout" svg:width="19.05cm" svg:height="25.4cm" svg:x="0cm" svg:y="0cm" svg:viewBox="0 0 19051 25401" draw:points="0,0 19051,0 19051,25401 0,25401">
          <text:p/>
        </draw:polygon>
        <draw:polygon draw:style-name="gr1" draw:text-style-name="P1" draw:layer="layout" svg:width="19.05cm" svg:height="25.4cm" svg:x="0cm" svg:y="0cm" svg:viewBox="0 0 19051 25401" draw:points="0,0 19051,0 19051,25401 0,25401">
          <text:p/>
        </draw:polygon>
        <draw:frame draw:style-name="gr3" draw:text-style-name="P3" draw:layer="layout" svg:width="6.106cm" svg:height="0.573cm" svg:x="6.872cm" svg:y="23.308cm">
          <draw:text-box>
            <text:p text:style-name="P2"><text:span text:style-name="T1">TCSS </text:span><text:span text:style-name="T1">342 AVL </text:span><text:span text:style-name="T1">Trees </text:span><text:span text:style-name="T1">v1.0</text:span></text:p>
          </draw:text-box>
        </draw:frame>
        <draw:frame draw:style-name="gr3" draw:text-style-name="P3" draw:layer="layout" svg:width="0.493cm" svg:height="0.573cm" svg:x="17.12cm" svg:y="23.308cm">
          <draw:text-box>
            <text:p text:style-name="P2"><text:span text:style-name="T1">9</text:span></text:p>
          </draw:text-box>
        </draw:frame>
        <draw:path draw:style-name="gr6" draw:text-style-name="P6" draw:layer="layout" svg:width="1.059cm" svg:height="1.058cm" svg:x="8.466cm" svg:y="7.549cm" svg:viewBox="0 0 1060 1059" svg:d="M530 0c300 0 530 229 530 530 0 300-230 529-530 529-301 0-530-229-530-529 0-301 229-530 530-530z">
          <text:p/>
        </draw:path>
        <draw:polygon draw:style-name="gr6" draw:text-style-name="P6" draw:layer="layout" svg:width="0cm" svg:height="0cm" svg:x="8.466cm" svg:y="7.549cm" svg:viewBox="0 0 0 0" draw:points="0,0">
          <text:p/>
        </draw:polygon>
        <draw:polygon draw:style-name="gr6" draw:text-style-name="P6" draw:layer="layout" svg:width="0cm" svg:height="0cm" svg:x="9.525cm" svg:y="8.607cm" svg:viewBox="0 0 0 0" draw:points="0,0">
          <text:p/>
        </draw:polygon>
        <draw:frame draw:style-name="gr4" draw:text-style-name="P4" draw:layer="layout" svg:width="17.943cm" svg:height="1.804cm" svg:x="1.52cm" svg:y="1.085cm">
          <draw:text-box>
            <text:p text:style-name="P2"><text:span text:style-name="T2">Do</text:span><text:span text:style-name="T2">ub</text:span><text:span text:style-name="T2">le </text:span><text:span text:style-name="T2">rot</text:span><text:span text:style-name="T2">ati</text:span><text:span text:style-name="T2">on</text:span><text:span text:style-name="T2">, </text:span><text:span text:style-name="T2">st</text:span><text:span text:style-name="T2">ep </text:span><text:span text:style-name="T2">2</text:span></text:p>
          </draw:text-box>
        </draw:frame>
        <draw:path draw:style-name="gr6" draw:text-style-name="P6" draw:layer="layout" svg:width="1.058cm" svg:height="1.058cm" svg:x="5.503cm" svg:y="7.408cm" svg:viewBox="0 0 1059 1059" svg:d="M530 0c300 0 529 229 529 530 0 300-229 529-529 529-301 0-530-229-530-529 0-301 229-530 530-530z">
          <text:p/>
        </draw:path>
        <draw:polygon draw:style-name="gr6" draw:text-style-name="P6" draw:layer="layout" svg:width="0cm" svg:height="0cm" svg:x="5.503cm" svg:y="7.408cm" svg:viewBox="0 0 0 0" draw:points="0,0">
          <text:p/>
        </draw:polygon>
        <draw:polygon draw:style-name="gr6" draw:text-style-name="P6" draw:layer="layout" svg:width="0cm" svg:height="0cm" svg:x="6.561cm" svg:y="8.466cm" svg:viewBox="0 0 0 0" draw:points="0,0">
          <text:p/>
        </draw:polygon>
        <draw:frame draw:style-name="gr7" draw:text-style-name="P7" draw:layer="layout" svg:width="1.077cm" svg:height="0.983cm" svg:x="8.573cm" svg:y="7.632cm">
          <draw:text-box>
            <text:p text:style-name="P2"><text:span text:style-name="T5">10</text:span></text:p>
          </draw:text-box>
        </draw:frame>
        <draw:path draw:style-name="gr6" draw:text-style-name="P6" draw:layer="layout" svg:width="1.059cm" svg:height="1.058cm" svg:x="12.911cm" svg:y="5.08cm" svg:viewBox="0 0 1060 1059" svg:d="M530 0c300 0 530 229 530 529 0 301-230 530-530 530-301 0-530-229-530-530 0-300 229-529 530-529z">
          <text:p/>
        </draw:path>
        <draw:polygon draw:style-name="gr6" draw:text-style-name="P6" draw:layer="layout" svg:width="0cm" svg:height="0cm" svg:x="12.911cm" svg:y="5.08cm" svg:viewBox="0 0 0 0" draw:points="0,0">
          <text:p/>
        </draw:polygon>
        <draw:polygon draw:style-name="gr6" draw:text-style-name="P6" draw:layer="layout" svg:width="0cm" svg:height="0cm" svg:x="13.97cm" svg:y="6.138cm" svg:viewBox="0 0 0 0" draw:points="0,0">
          <text:p/>
        </draw:polygon>
        <draw:frame draw:style-name="gr7" draw:text-style-name="P7" draw:layer="layout" svg:width="0.846cm" svg:height="0.983cm" svg:x="5.821cm" svg:y="7.49cm">
          <draw:text-box>
            <text:p text:style-name="P2"><text:span text:style-name="T5">6</text:span></text:p>
          </draw:text-box>
        </draw:frame>
        <draw:path draw:style-name="gr11" draw:text-style-name="P6" draw:layer="layout" svg:width="1.058cm" svg:height="1.058cm" svg:x="6.985cm" svg:y="5.08cm" svg:viewBox="0 0 1059 1059" svg:d="M529 0c300 0 530 229 530 529 0 301-230 530-530 530s-529-229-529-530c0-300 229-529 529-529z">
          <text:p/>
        </draw:path>
        <draw:polygon draw:style-name="gr11" draw:text-style-name="P6" draw:layer="layout" svg:width="0cm" svg:height="0cm" svg:x="6.985cm" svg:y="5.08cm" svg:viewBox="0 0 0 0" draw:points="0,0">
          <text:p/>
        </draw:polygon>
        <draw:polygon draw:style-name="gr11" draw:text-style-name="P6" draw:layer="layout" svg:width="0cm" svg:height="0cm" svg:x="8.043cm" svg:y="6.138cm" svg:viewBox="0 0 0 0" draw:points="0,0">
          <text:p/>
        </draw:polygon>
        <draw:frame draw:style-name="gr7" draw:text-style-name="P7" draw:layer="layout" svg:width="1.077cm" svg:height="0.983cm" svg:x="13.018cm" svg:y="5.162cm">
          <draw:text-box>
            <text:p text:style-name="P2"><text:span text:style-name="T5">17</text:span></text:p>
          </draw:text-box>
        </draw:frame>
        <draw:path draw:style-name="gr6" draw:text-style-name="P6" draw:layer="layout" svg:width="1.059cm" svg:height="1.058cm" svg:x="9.736cm" svg:y="3.175cm" svg:viewBox="0 0 1060 1059" svg:d="M530 0c300 0 530 229 530 530 0 300-230 529-530 529-301 0-530-229-530-529 0-301 229-530 530-530z">
          <text:p/>
        </draw:path>
        <draw:polygon draw:style-name="gr6" draw:text-style-name="P6" draw:layer="layout" svg:width="0cm" svg:height="0cm" svg:x="9.736cm" svg:y="3.175cm" svg:viewBox="0 0 0 0" draw:points="0,0">
          <text:p/>
        </draw:polygon>
        <draw:polygon draw:style-name="gr6" draw:text-style-name="P6" draw:layer="layout" svg:width="0cm" svg:height="0cm" svg:x="10.795cm" svg:y="4.233cm" svg:viewBox="0 0 0 0" draw:points="0,0">
          <text:p/>
        </draw:polygon>
        <draw:frame draw:style-name="gr7" draw:text-style-name="P7" draw:layer="layout" svg:width="0.846cm" svg:height="0.983cm" svg:x="7.303cm" svg:y="5.162cm">
          <draw:text-box>
            <text:p text:style-name="P2"><text:span text:style-name="T5">8</text:span></text:p>
          </draw:text-box>
        </draw:frame>
        <draw:line draw:style-name="gr8" draw:text-style-name="P6" draw:layer="layout" svg:x1="9.892cm" svg:y1="4.078cm" svg:x2="7.694cm" svg:y2="5.003cm">
          <text:p/>
        </draw:line>
        <draw:polygon draw:style-name="gr9" draw:text-style-name="P8" draw:layer="layout" svg:width="0.233cm" svg:height="0.191cm" svg:x="7.514cm" svg:y="4.903cm" svg:viewBox="0 0 234 192" draw:points="0,178 152,0 234,192">
          <text:p/>
        </draw:polygon>
        <draw:line draw:style-name="gr8" draw:text-style-name="P6" draw:layer="layout" svg:x1="10.639cm" svg:y1="4.078cm" svg:x2="13.258cm" svg:y2="5.013cm">
          <text:p/>
        </draw:line>
        <draw:polygon draw:style-name="gr9" draw:text-style-name="P8" draw:layer="layout" svg:width="0.232cm" svg:height="0.198cm" svg:x="13.208cm" svg:y="4.91cm" svg:viewBox="0 0 233 199" draw:points="233,171 0,199 70,0">
          <text:p/>
        </draw:polygon>
        <draw:line draw:style-name="gr8" draw:text-style-name="P6" draw:layer="layout" svg:x1="4.924cm" svg:y1="10.216cm" svg:x2="5.691cm" svg:y2="11.074cm">
          <text:p/>
        </draw:line>
        <draw:polygon draw:style-name="gr9" draw:text-style-name="P8" draw:layer="layout" svg:width="0.218cm" svg:height="0.226cm" svg:x="5.602cm" svg:y="10.992cm" svg:viewBox="0 0 219 227" draw:points="219,227 0,141 155,0">
          <text:p/>
        </draw:polygon>
        <draw:line draw:style-name="gr8" draw:text-style-name="P6" draw:layer="layout" svg:x1="7.141cm" svg:y1="5.983cm" svg:x2="6.152cm" svg:y2="7.254cm">
          <text:p/>
        </draw:line>
        <draw:polygon draw:style-name="gr9" draw:text-style-name="P8" draw:layer="layout" svg:width="0.212cm" svg:height="0.229cm" svg:x="6.032cm" svg:y="7.179cm" svg:viewBox="0 0 213 230" draw:points="0,230 46,0 213,128">
          <text:p/>
        </draw:polygon>
        <draw:line draw:style-name="gr8" draw:text-style-name="P6" draw:layer="layout" svg:x1="7.888cm" svg:y1="5.983cm" svg:x2="8.883cm" svg:y2="7.391cm">
          <text:p/>
        </draw:line>
        <draw:polygon draw:style-name="gr9" draw:text-style-name="P8" draw:layer="layout" svg:width="0.208cm" svg:height="0.233cm" svg:x="8.787cm" svg:y="7.316cm" svg:viewBox="0 0 209 234" draw:points="209,234 0,120 174,0">
          <text:p/>
        </draw:polygon>
        <draw:path draw:style-name="gr6" draw:text-style-name="P6" draw:layer="layout" svg:width="1.059cm" svg:height="1.058cm" svg:x="4.021cm" svg:y="9.313cm" svg:viewBox="0 0 1060 1059" svg:d="M529 0c301 0 531 229 531 529 0 301-230 530-531 530-300 0-529-229-529-530 0-300 229-529 529-529z">
          <text:p/>
        </draw:path>
        <draw:polygon draw:style-name="gr6" draw:text-style-name="P6" draw:layer="layout" svg:width="0cm" svg:height="0cm" svg:x="4.021cm" svg:y="9.313cm" svg:viewBox="0 0 0 0" draw:points="0,0">
          <text:p/>
        </draw:polygon>
        <draw:polygon draw:style-name="gr6" draw:text-style-name="P6" draw:layer="layout" svg:width="0cm" svg:height="0cm" svg:x="5.08cm" svg:y="10.371cm" svg:viewBox="0 0 0 0" draw:points="0,0">
          <text:p/>
        </draw:polygon>
        <draw:frame draw:style-name="gr7" draw:text-style-name="P7" draw:layer="layout" svg:width="1.077cm" svg:height="0.983cm" svg:x="9.843cm" svg:y="3.257cm">
          <draw:text-box>
            <text:p text:style-name="P2"><text:span text:style-name="T5">15</text:span></text:p>
          </draw:text-box>
        </draw:frame>
        <draw:line draw:style-name="gr8" draw:text-style-name="P6" draw:layer="layout" svg:x1="5.659cm" svg:y1="8.311cm" svg:x2="5.03cm" svg:y2="9.303cm">
          <text:p/>
        </draw:line>
        <draw:polygon draw:style-name="gr9" draw:text-style-name="P8" draw:layer="layout" svg:width="0.201cm" svg:height="0.233cm" svg:x="4.924cm" svg:y="9.235cm" svg:viewBox="0 0 202 234" draw:points="0,234 26,0 202,113">
          <text:p/>
        </draw:polygon>
        <draw:path draw:style-name="gr6" draw:text-style-name="P6" draw:layer="layout" svg:width="1.058cm" svg:height="1.058cm" svg:x="2.963cm" svg:y="11.218cm" svg:viewBox="0 0 1059 1059" svg:d="M529 0c301 0 530 229 530 529s-229 530-530 530c-300 0-529-230-529-530s229-529 529-529z">
          <text:p/>
        </draw:path>
        <draw:polygon draw:style-name="gr6" draw:text-style-name="P6" draw:layer="layout" svg:width="0cm" svg:height="0cm" svg:x="2.963cm" svg:y="11.218cm" svg:viewBox="0 0 0 0" draw:points="0,0">
          <text:p/>
        </draw:polygon>
        <draw:polygon draw:style-name="gr6" draw:text-style-name="P6" draw:layer="layout" svg:width="0cm" svg:height="0cm" svg:x="4.021cm" svg:y="12.276cm" svg:viewBox="0 0 0 0" draw:points="0,0">
          <text:p/>
        </draw:polygon>
        <draw:frame draw:style-name="gr7" draw:text-style-name="P7" draw:layer="layout" svg:width="0.846cm" svg:height="0.983cm" svg:x="4.339cm" svg:y="9.395cm">
          <draw:text-box>
            <text:p text:style-name="P2"><text:span text:style-name="T5">4</text:span></text:p>
          </draw:text-box>
        </draw:frame>
        <draw:line draw:style-name="gr8" draw:text-style-name="P6" draw:layer="layout" svg:x1="4.177cm" svg:y1="10.216cm" svg:x2="3.605cm" svg:y2="11.057cm">
          <text:p/>
        </draw:line>
        <draw:polygon draw:style-name="gr9" draw:text-style-name="P8" draw:layer="layout" svg:width="0.205cm" svg:height="0.233cm" svg:x="3.492cm" svg:y="10.985cm" svg:viewBox="0 0 206 234" draw:points="0,234 32,0 206,121">
          <text:p/>
        </draw:polygon>
        <draw:path draw:style-name="gr6" draw:text-style-name="P6" draw:layer="layout" svg:width="1.058cm" svg:height="1.059cm" svg:x="11.451cm" svg:y="7.545cm" svg:viewBox="0 0 1059 1060" svg:d="M529 0c301 0 530 230 530 531 0 299-229 529-530 529-300 0-529-230-529-529 0-301 229-531 529-531z">
          <text:p/>
        </draw:path>
        <draw:polygon draw:style-name="gr6" draw:text-style-name="P6" draw:layer="layout" svg:width="0cm" svg:height="0cm" svg:x="11.451cm" svg:y="7.545cm" svg:viewBox="0 0 0 0" draw:points="0,0">
          <text:p/>
        </draw:polygon>
        <draw:polygon draw:style-name="gr6" draw:text-style-name="P6" draw:layer="layout" svg:width="0cm" svg:height="0cm" svg:x="12.509cm" svg:y="8.604cm" svg:viewBox="0 0 0 0" draw:points="0,0">
          <text:p/>
        </draw:polygon>
        <draw:frame draw:style-name="gr7" draw:text-style-name="P7" draw:layer="layout" svg:width="0.846cm" svg:height="0.983cm" svg:x="3.281cm" svg:y="11.3cm">
          <draw:text-box>
            <text:p text:style-name="P2"><text:span text:style-name="T5">3</text:span></text:p>
          </draw:text-box>
        </draw:frame>
        <draw:line draw:style-name="gr8" draw:text-style-name="P6" draw:layer="layout" svg:x1="13.067cm" svg:y1="5.983cm" svg:x2="12.093cm" svg:y2="7.384cm">
          <text:p/>
        </draw:line>
        <draw:polygon draw:style-name="gr9" draw:text-style-name="P8" draw:layer="layout" svg:width="0.208cm" svg:height="0.232cm" svg:x="11.98cm" svg:y="7.313cm" svg:viewBox="0 0 209 233" draw:points="0,233 35,0 209,120">
          <text:p/>
        </draw:polygon>
        <draw:path draw:style-name="gr6" draw:text-style-name="P6" draw:layer="layout" svg:width="1.059cm" svg:height="1.058cm" svg:x="5.291cm" svg:y="11.218cm" svg:viewBox="0 0 1060 1059" svg:d="M530 0c300 0 530 229 530 529s-230 530-530 530c-301 0-530-230-530-530s229-529 530-529z">
          <text:p/>
        </draw:path>
        <draw:polygon draw:style-name="gr6" draw:text-style-name="P6" draw:layer="layout" svg:width="0cm" svg:height="0cm" svg:x="5.291cm" svg:y="11.218cm" svg:viewBox="0 0 0 0" draw:points="0,0">
          <text:p/>
        </draw:polygon>
        <draw:polygon draw:style-name="gr6" draw:text-style-name="P6" draw:layer="layout" svg:width="0cm" svg:height="0cm" svg:x="6.35cm" svg:y="12.276cm" svg:viewBox="0 0 0 0" draw:points="0,0">
          <text:p/>
        </draw:polygon>
        <draw:frame draw:style-name="gr7" draw:text-style-name="P7" draw:layer="layout" svg:width="1.077cm" svg:height="0.983cm" svg:x="11.557cm" svg:y="7.628cm">
          <draw:text-box>
            <text:p text:style-name="P2"><text:span text:style-name="T5">16</text:span></text:p>
          </draw:text-box>
        </draw:frame>
        <draw:path draw:style-name="gr13" draw:text-style-name="P10" draw:layer="layout" svg:width="2.713cm" svg:height="3.016cm" svg:x="4.656cm" svg:y="4.988cm" svg:viewBox="0 0 2714 3017" svg:d="M1182 815l-42 10-43 11-42 14-39 18-42 17-39 21-35 22-39 24-32 25-35 28-32 32-32 28-28 32-28 35-28 35-21 36-25 39-18 38-21 43-14 39-14 42-14 42-7 43-7 42-7 42-4 46v42 46l4 43 7 42 7 46 10 42 11 39 14 42 18 43 17 38 21 39 25 39 21 35 29 36 28 35 28 32 32 28 31 32-321 374-49-45-49-50-46-50-46-53-39-57-39-56-35-60-32-60-28-63-28-64-21-63-18-67-18-67-10-67-11-71-3-67-4-67 4-71 3-67 7-70 14-67 15-67 17-67 25-64 25-63 28-64 32-60 35-60 39-60 38-53 46-53 46-52 46-50 53-46 53-42 56-42 57-39 60-32 60-35 63-28 64-25 63-21 67-18 67-18-67-331 692 455-459 691zM0 303zM2714 3017z">
          <text:p/>
        </draw:path>
        <draw:polygon draw:style-name="gr8" draw:text-style-name="P6" draw:layer="layout" svg:width="1.708cm" svg:height="2.691cm" svg:x="4.656cm" svg:y="4.988cm" svg:viewBox="0 0 1709 2692" draw:points="1182,815 1140,825 1097,836 1055,850 1016,868 974,885 935,906 900,928 861,952 829,977 794,1005 762,1037 730,1065 702,1097 674,1132 646,1167 625,1203 600,1242 582,1280 561,1323 547,1362 533,1404 519,1446 512,1489 505,1531 498,1573 494,1619 494,1661 494,1707 498,1751 505,1793 512,1839 522,1881 533,1920 547,1962 565,2005 582,2043 603,2082 628,2121 649,2156 678,2192 706,2227 734,2259 766,2287 797,2319 476,2692 427,2647 378,2597 332,2548 286,2495 247,2438 208,2382 173,2322 141,2262 113,2199 85,2135 64,2072 46,2005 28,1938 18,1871 7,1800 4,1732 0,1665 4,1594 7,1527 14,1457 28,1390 43,1323 60,1256 85,1192 110,1129 138,1065 170,1005 205,945 244,885 282,832 328,779 374,727 420,677 473,631 526,589 582,547 639,508 699,476 759,441 822,413 886,388 949,367 1016,349 1083,331 1016,0 1709,455 1249,1146">
          <text:p/>
        </draw:polygon>
        <draw:polygon draw:style-name="gr8" draw:text-style-name="P6" draw:layer="layout" svg:width="0cm" svg:height="0cm" svg:x="4.656cm" svg:y="5.291cm" svg:viewBox="0 0 0 0" draw:points="0,0">
          <text:p/>
        </draw:polygon>
        <draw:polygon draw:style-name="gr8" draw:text-style-name="P6" draw:layer="layout" svg:width="0cm" svg:height="0cm" svg:x="7.369cm" svg:y="8.004cm" svg:viewBox="0 0 0 0" draw:points="0,0">
          <text:p/>
        </draw:polygon>
        <draw:path draw:style-name="gr6" draw:text-style-name="P6" draw:layer="layout" svg:width="1.058cm" svg:height="1.058cm" svg:x="9.313cm" svg:y="19.685cm" svg:viewBox="0 0 1059 1059" svg:d="M529 0c301 0 530 229 530 529s-229 530-530 530c-300 0-529-230-529-530s229-529 529-529z">
          <text:p/>
        </draw:path>
        <draw:polygon draw:style-name="gr6" draw:text-style-name="P6" draw:layer="layout" svg:width="0cm" svg:height="0cm" svg:x="9.313cm" svg:y="19.685cm" svg:viewBox="0 0 0 0" draw:points="0,0">
          <text:p/>
        </draw:polygon>
        <draw:polygon draw:style-name="gr6" draw:text-style-name="P6" draw:layer="layout" svg:width="0cm" svg:height="0cm" svg:x="10.371cm" svg:y="20.743cm" svg:viewBox="0 0 0 0" draw:points="0,0">
          <text:p/>
        </draw:polygon>
        <draw:frame draw:style-name="gr7" draw:text-style-name="P7" draw:layer="layout" svg:width="0.846cm" svg:height="0.983cm" svg:x="5.609cm" svg:y="11.3cm">
          <draw:text-box>
            <text:p text:style-name="P2"><text:span text:style-name="T5">5</text:span></text:p>
          </draw:text-box>
        </draw:frame>
        <draw:path draw:style-name="gr6" draw:text-style-name="P6" draw:layer="layout" svg:width="1.059cm" svg:height="1.058cm" svg:x="6.561cm" svg:y="15.875cm" svg:viewBox="0 0 1060 1059" svg:d="M530 0c300 0 530 229 530 530 0 300-230 529-530 529-301 0-530-229-530-529 0-301 229-530 530-530z">
          <text:p/>
        </draw:path>
        <draw:polygon draw:style-name="gr6" draw:text-style-name="P6" draw:layer="layout" svg:width="0cm" svg:height="0cm" svg:x="6.561cm" svg:y="15.875cm" svg:viewBox="0 0 0 0" draw:points="0,0">
          <text:p/>
        </draw:polygon>
        <draw:polygon draw:style-name="gr6" draw:text-style-name="P6" draw:layer="layout" svg:width="0cm" svg:height="0cm" svg:x="7.62cm" svg:y="16.933cm" svg:viewBox="0 0 0 0" draw:points="0,0">
          <text:p/>
        </draw:polygon>
        <draw:frame draw:style-name="gr7" draw:text-style-name="P7" draw:layer="layout" svg:width="1.077cm" svg:height="0.983cm" svg:x="9.419cm" svg:y="19.767cm">
          <draw:text-box>
            <text:p text:style-name="P2"><text:span text:style-name="T5">10</text:span></text:p>
          </draw:text-box>
        </draw:frame>
        <draw:path draw:style-name="gr6" draw:text-style-name="P6" draw:layer="layout" svg:width="1.058cm" svg:height="1.058cm" svg:x="13.335cm" svg:y="15.663cm" svg:viewBox="0 0 1059 1059" svg:d="M529 0c300 0 530 229 530 529 0 301-230 530-530 530s-529-229-529-530c0-300 229-529 529-529z">
          <text:p/>
        </draw:path>
        <draw:polygon draw:style-name="gr6" draw:text-style-name="P6" draw:layer="layout" svg:width="0cm" svg:height="0cm" svg:x="13.335cm" svg:y="15.663cm" svg:viewBox="0 0 0 0" draw:points="0,0">
          <text:p/>
        </draw:polygon>
        <draw:polygon draw:style-name="gr6" draw:text-style-name="P6" draw:layer="layout" svg:width="0cm" svg:height="0cm" svg:x="14.393cm" svg:y="16.721cm" svg:viewBox="0 0 0 0" draw:points="0,0">
          <text:p/>
        </draw:polygon>
        <draw:frame draw:style-name="gr7" draw:text-style-name="P7" draw:layer="layout" svg:width="0.846cm" svg:height="0.983cm" svg:x="6.879cm" svg:y="15.957cm">
          <draw:text-box>
            <text:p text:style-name="P2"><text:span text:style-name="T5">6</text:span></text:p>
          </draw:text-box>
        </draw:frame>
        <draw:path draw:style-name="gr6" draw:text-style-name="P6" draw:layer="layout" svg:width="1.058cm" svg:height="1.058cm" svg:x="8.255cm" svg:y="17.78cm" svg:viewBox="0 0 1059 1059" svg:d="M529 0c301 0 530 229 530 529 0 301-229 530-530 530-300 0-529-229-529-530 0-300 229-529 529-529z">
          <text:p/>
        </draw:path>
        <draw:polygon draw:style-name="gr6" draw:text-style-name="P6" draw:layer="layout" svg:width="0cm" svg:height="0cm" svg:x="8.255cm" svg:y="17.78cm" svg:viewBox="0 0 0 0" draw:points="0,0">
          <text:p/>
        </draw:polygon>
        <draw:polygon draw:style-name="gr6" draw:text-style-name="P6" draw:layer="layout" svg:width="0cm" svg:height="0cm" svg:x="9.313cm" svg:y="18.838cm" svg:viewBox="0 0 0 0" draw:points="0,0">
          <text:p/>
        </draw:polygon>
        <draw:frame draw:style-name="gr7" draw:text-style-name="P7" draw:layer="layout" svg:width="1.077cm" svg:height="0.983cm" svg:x="13.441cm" svg:y="15.745cm">
          <draw:text-box>
            <text:p text:style-name="P2"><text:span text:style-name="T5">17</text:span></text:p>
          </draw:text-box>
        </draw:frame>
        <draw:path draw:style-name="gr6" draw:text-style-name="P6" draw:layer="layout" svg:width="1.058cm" svg:height="1.058cm" svg:x="10.16cm" svg:y="13.758cm" svg:viewBox="0 0 1059 1059" svg:d="M529 0c300 0 530 229 530 530 0 300-230 529-530 529s-529-229-529-529c0-301 229-530 529-530z">
          <text:p/>
        </draw:path>
        <draw:polygon draw:style-name="gr6" draw:text-style-name="P6" draw:layer="layout" svg:width="0cm" svg:height="0cm" svg:x="10.16cm" svg:y="13.758cm" svg:viewBox="0 0 0 0" draw:points="0,0">
          <text:p/>
        </draw:polygon>
        <draw:polygon draw:style-name="gr6" draw:text-style-name="P6" draw:layer="layout" svg:width="0cm" svg:height="0cm" svg:x="11.218cm" svg:y="14.816cm" svg:viewBox="0 0 0 0" draw:points="0,0">
          <text:p/>
        </draw:polygon>
        <draw:frame draw:style-name="gr7" draw:text-style-name="P7" draw:layer="layout" svg:width="0.846cm" svg:height="0.983cm" svg:x="8.573cm" svg:y="17.862cm">
          <draw:text-box>
            <text:p text:style-name="P2"><text:span text:style-name="T5">8</text:span></text:p>
          </draw:text-box>
        </draw:frame>
        <draw:line draw:style-name="gr8" draw:text-style-name="P6" draw:layer="layout" svg:x1="10.316cm" svg:y1="14.661cm" svg:x2="7.641cm" svg:y2="15.946cm">
          <text:p/>
        </draw:line>
        <draw:polygon draw:style-name="gr9" draw:text-style-name="P8" draw:layer="layout" svg:width="0.237cm" svg:height="0.19cm" svg:x="7.464cm" svg:y="15.843cm" svg:viewBox="0 0 238 191" draw:points="0,188 145,0 238,191">
          <text:p/>
        </draw:polygon>
        <draw:line draw:style-name="gr8" draw:text-style-name="P6" draw:layer="layout" svg:x1="11.063cm" svg:y1="14.661cm" svg:x2="13.681cm" svg:y2="15.597cm">
          <text:p/>
        </draw:line>
        <draw:polygon draw:style-name="gr9" draw:text-style-name="P8" draw:layer="layout" svg:width="0.233cm" svg:height="0.197cm" svg:x="13.631cm" svg:y="15.494cm" svg:viewBox="0 0 234 198" draw:points="234,170 0,198 70,0">
          <text:p/>
        </draw:polygon>
        <draw:line draw:style-name="gr8" draw:text-style-name="P6" draw:layer="layout" svg:x1="5.983cm" svg:y1="18.683cm" svg:x2="6.749cm" svg:y2="19.541cm">
          <text:p/>
        </draw:line>
        <draw:polygon draw:style-name="gr9" draw:text-style-name="P8" draw:layer="layout" svg:width="0.219cm" svg:height="0.226cm" svg:x="6.66cm" svg:y="19.459cm" svg:viewBox="0 0 220 227" draw:points="220,227 0,138 155,0">
          <text:p/>
        </draw:polygon>
        <draw:line draw:style-name="gr8" draw:text-style-name="P6" draw:layer="layout" svg:x1="7.464cm" svg:y1="16.778cm" svg:x2="8.287cm" svg:y2="17.784cm">
          <text:p/>
        </draw:line>
        <draw:polygon draw:style-name="gr9" draw:text-style-name="P8" draw:layer="layout" svg:width="0.215cm" svg:height="0.23cm" svg:x="8.195cm" svg:y="17.705cm" svg:viewBox="0 0 216 231" draw:points="216,231 0,135 163,0">
          <text:p/>
        </draw:polygon>
        <draw:line draw:style-name="gr8" draw:text-style-name="P6" draw:layer="layout" svg:x1="9.158cm" svg:y1="18.683cm" svg:x2="9.734cm" svg:y2="19.523cm">
          <text:p/>
        </draw:line>
        <draw:polygon draw:style-name="gr9" draw:text-style-name="P8" draw:layer="layout" svg:width="0.205cm" svg:height="0.233cm" svg:x="9.637cm" svg:y="19.452cm" svg:viewBox="0 0 206 234" draw:points="206,234 0,120 174,0">
          <text:p/>
        </draw:polygon>
        <draw:path draw:style-name="gr6" draw:text-style-name="P6" draw:layer="layout" svg:width="1.058cm" svg:height="1.058cm" svg:x="5.08cm" svg:y="17.78cm" svg:viewBox="0 0 1059 1059" svg:d="M529 0c301 0 530 229 530 529 0 301-229 530-530 530-300 0-529-229-529-530 0-300 229-529 529-529z">
          <text:p/>
        </draw:path>
        <draw:polygon draw:style-name="gr6" draw:text-style-name="P6" draw:layer="layout" svg:width="0cm" svg:height="0cm" svg:x="5.08cm" svg:y="17.78cm" svg:viewBox="0 0 0 0" draw:points="0,0">
          <text:p/>
        </draw:polygon>
        <draw:polygon draw:style-name="gr6" draw:text-style-name="P6" draw:layer="layout" svg:width="0cm" svg:height="0cm" svg:x="6.138cm" svg:y="18.838cm" svg:viewBox="0 0 0 0" draw:points="0,0">
          <text:p/>
        </draw:polygon>
        <draw:frame draw:style-name="gr7" draw:text-style-name="P7" draw:layer="layout" svg:width="1.077cm" svg:height="0.983cm" svg:x="10.266cm" svg:y="13.84cm">
          <draw:text-box>
            <text:p text:style-name="P2"><text:span text:style-name="T5">15</text:span></text:p>
          </draw:text-box>
        </draw:frame>
        <draw:line draw:style-name="gr8" draw:text-style-name="P6" draw:layer="layout" svg:x1="6.717cm" svg:y1="16.778cm" svg:x2="6.088cm" svg:y2="17.77cm">
          <text:p/>
        </draw:line>
        <draw:polygon draw:style-name="gr9" draw:text-style-name="P8" draw:layer="layout" svg:width="0.201cm" svg:height="0.233cm" svg:x="5.983cm" svg:y="17.702cm" svg:viewBox="0 0 202 234" draw:points="0,234 24,0 202,114">
          <text:p/>
        </draw:polygon>
        <draw:path draw:style-name="gr6" draw:text-style-name="P6" draw:layer="layout" svg:width="1.059cm" svg:height="1.058cm" svg:x="4.021cm" svg:y="19.685cm" svg:viewBox="0 0 1060 1059" svg:d="M529 0c301 0 531 229 531 529s-230 530-531 530c-300 0-529-230-529-530s229-529 529-529z">
          <text:p/>
        </draw:path>
        <draw:polygon draw:style-name="gr6" draw:text-style-name="P6" draw:layer="layout" svg:width="0cm" svg:height="0cm" svg:x="4.021cm" svg:y="19.685cm" svg:viewBox="0 0 0 0" draw:points="0,0">
          <text:p/>
        </draw:polygon>
        <draw:polygon draw:style-name="gr6" draw:text-style-name="P6" draw:layer="layout" svg:width="0cm" svg:height="0cm" svg:x="5.08cm" svg:y="20.743cm" svg:viewBox="0 0 0 0" draw:points="0,0">
          <text:p/>
        </draw:polygon>
        <draw:frame draw:style-name="gr7" draw:text-style-name="P7" draw:layer="layout" svg:width="0.846cm" svg:height="0.983cm" svg:x="5.398cm" svg:y="17.862cm">
          <draw:text-box>
            <text:p text:style-name="P2"><text:span text:style-name="T5">4</text:span></text:p>
          </draw:text-box>
        </draw:frame>
        <draw:line draw:style-name="gr8" draw:text-style-name="P6" draw:layer="layout" svg:x1="5.236cm" svg:y1="18.683cm" svg:x2="4.663cm" svg:y2="19.523cm">
          <text:p/>
        </draw:line>
        <draw:polygon draw:style-name="gr9" draw:text-style-name="P8" draw:layer="layout" svg:width="0.205cm" svg:height="0.233cm" svg:x="4.55cm" svg:y="19.452cm" svg:viewBox="0 0 206 234" draw:points="0,234 32,0 206,120">
          <text:p/>
        </draw:polygon>
        <draw:path draw:style-name="gr6" draw:text-style-name="P6" draw:layer="layout" svg:width="1.058cm" svg:height="1.058cm" svg:x="11.853cm" svg:y="17.78cm" svg:viewBox="0 0 1059 1059" svg:d="M530 0c300 0 529 229 529 529 0 301-229 530-529 530-301 0-530-229-530-530 0-300 229-529 530-529z">
          <text:p/>
        </draw:path>
        <draw:polygon draw:style-name="gr6" draw:text-style-name="P6" draw:layer="layout" svg:width="0cm" svg:height="0cm" svg:x="11.853cm" svg:y="17.78cm" svg:viewBox="0 0 0 0" draw:points="0,0">
          <text:p/>
        </draw:polygon>
        <draw:polygon draw:style-name="gr6" draw:text-style-name="P6" draw:layer="layout" svg:width="0cm" svg:height="0cm" svg:x="12.911cm" svg:y="18.838cm" svg:viewBox="0 0 0 0" draw:points="0,0">
          <text:p/>
        </draw:polygon>
        <draw:frame draw:style-name="gr7" draw:text-style-name="P7" draw:layer="layout" svg:width="0.846cm" svg:height="0.983cm" svg:x="4.339cm" svg:y="19.767cm">
          <draw:text-box>
            <text:p text:style-name="P2"><text:span text:style-name="T5">3</text:span></text:p>
          </draw:text-box>
        </draw:frame>
        <draw:line draw:style-name="gr8" draw:text-style-name="P6" draw:layer="layout" svg:x1="13.491cm" svg:y1="16.566cm" svg:x2="12.516cm" svg:y2="17.636cm">
          <text:p/>
        </draw:line>
        <draw:polygon draw:style-name="gr9" draw:text-style-name="P8" draw:layer="layout" svg:width="0.219cm" svg:height="0.226cm" svg:x="12.382cm" svg:y="17.554cm" svg:viewBox="0 0 220 227" draw:points="0,227 64,0 220,142">
          <text:p/>
        </draw:polygon>
        <draw:path draw:style-name="gr6" draw:text-style-name="P6" draw:layer="layout" svg:width="1.058cm" svg:height="1.058cm" svg:x="6.35cm" svg:y="19.685cm" svg:viewBox="0 0 1059 1059" svg:d="M530 0c300 0 529 229 529 529s-229 530-529 530c-301 0-530-230-530-530s229-529 530-529z">
          <text:p/>
        </draw:path>
        <draw:polygon draw:style-name="gr6" draw:text-style-name="P6" draw:layer="layout" svg:width="0cm" svg:height="0cm" svg:x="6.35cm" svg:y="19.685cm" svg:viewBox="0 0 0 0" draw:points="0,0">
          <text:p/>
        </draw:polygon>
        <draw:polygon draw:style-name="gr6" draw:text-style-name="P6" draw:layer="layout" svg:width="0cm" svg:height="0cm" svg:x="7.408cm" svg:y="20.743cm" svg:viewBox="0 0 0 0" draw:points="0,0">
          <text:p/>
        </draw:polygon>
        <draw:frame draw:style-name="gr7" draw:text-style-name="P7" draw:layer="layout" svg:width="1.077cm" svg:height="0.983cm" svg:x="11.959cm" svg:y="17.862cm">
          <draw:text-box>
            <text:p text:style-name="P2"><text:span text:style-name="T5">16</text:span></text:p>
          </draw:text-box>
        </draw:frame>
        <draw:frame draw:style-name="gr7" draw:text-style-name="P7" draw:layer="layout" svg:width="0.846cm" svg:height="0.983cm" svg:x="6.668cm" svg:y="19.767cm">
          <draw:text-box>
            <text:p text:style-name="P2"><text:span text:style-name="T5">5</text:span></text:p>
          </draw:text-box>
        </draw:frame>
      </draw:page>
      <draw:page draw:name="page10" draw:style-name="dp1" draw:master-page-name="master-page3">
        <draw:polygon draw:style-name="gr1" draw:text-style-name="P1" draw:layer="layout" svg:width="19.05cm" svg:height="25.4cm" svg:x="0cm" svg:y="0cm" svg:viewBox="0 0 19051 25401" draw:points="0,0 19051,0 19051,25401 0,25401">
          <text:p/>
        </draw:polygon>
        <draw:polygon draw:style-name="gr1" draw:text-style-name="P1" draw:layer="layout" svg:width="19.05cm" svg:height="25.4cm" svg:x="0cm" svg:y="0cm" svg:viewBox="0 0 19051 25401" draw:points="0,0 19051,0 19051,25401 0,25401">
          <text:p/>
        </draw:polygon>
        <draw:frame draw:style-name="gr3" draw:text-style-name="P3" draw:layer="layout" svg:width="6.106cm" svg:height="0.573cm" svg:x="6.872cm" svg:y="23.308cm">
          <draw:text-box>
            <text:p text:style-name="P2"><text:span text:style-name="T1">TCSS </text:span><text:span text:style-name="T1">342 AVL </text:span><text:span text:style-name="T1">Trees </text:span><text:span text:style-name="T1">v1.0</text:span></text:p>
          </draw:text-box>
        </draw:frame>
        <draw:frame draw:style-name="gr3" draw:text-style-name="P3" draw:layer="layout" svg:width="0.629cm" svg:height="0.573cm" svg:x="16.873cm" svg:y="23.308cm">
          <draw:text-box>
            <text:p text:style-name="P2"><text:span text:style-name="T1">10</text:span></text:p>
          </draw:text-box>
        </draw:frame>
        <draw:line draw:style-name="gr14" draw:text-style-name="P6" draw:layer="layout" svg:x1="11.395cm" svg:y1="4.84cm" svg:x2="8.868cm" svg:y2="5.472cm">
          <text:p/>
        </draw:line>
        <draw:polygon draw:style-name="gr9" draw:text-style-name="P8" draw:layer="layout" svg:width="0.229cm" svg:height="0.201cm" svg:x="8.678cm" svg:y="5.365cm" svg:viewBox="0 0 230 202" draw:points="0,152 177,0 230,202">
          <text:p/>
        </draw:polygon>
        <draw:path draw:style-name="gr11" draw:text-style-name="P6" draw:layer="layout" svg:width="1.203cm" svg:height="1.206cm" svg:x="11.218cm" svg:y="3.81cm" svg:viewBox="0 0 1204 1207" svg:d="M604 0c339 0 600 261 600 604 0 342-261 603-600 603-342 0-604-261-604-603 0-343 262-604 604-604z">
          <text:p/>
        </draw:path>
        <draw:polygon draw:style-name="gr11" draw:text-style-name="P6" draw:layer="layout" svg:width="0cm" svg:height="0cm" svg:x="11.218cm" svg:y="3.81cm" svg:viewBox="0 0 0 0" draw:points="0,0">
          <text:p/>
        </draw:polygon>
        <draw:polygon draw:style-name="gr11" draw:text-style-name="P6" draw:layer="layout" svg:width="0cm" svg:height="0cm" svg:x="12.421cm" svg:y="5.02cm" svg:viewBox="0 0 0 0" draw:points="0,0">
          <text:p/>
        </draw:polygon>
        <draw:frame draw:style-name="gr4" draw:text-style-name="P4" draw:layer="layout" svg:width="20.428cm" svg:height="1.804cm" svg:x="1.305cm" svg:y="1.085cm">
          <draw:text-box>
            <text:p text:style-name="P2"><text:span text:style-name="T2">Do</text:span><text:span text:style-name="T2">ub</text:span><text:span text:style-name="T2">le </text:span><text:span text:style-name="T2">rot</text:span><text:span text:style-name="T2">ati</text:span><text:span text:style-name="T2">on </text:span><text:span text:style-name="T2">in </text:span><text:span text:style-name="T2">ge</text:span><text:span text:style-name="T2">ne</text:span><text:span text:style-name="T2">ral</text:span></text:p>
          </draw:text-box>
        </draw:frame>
        <draw:line draw:style-name="gr8" draw:text-style-name="P6" draw:layer="layout" svg:x1="12.244cm" svg:y1="4.84cm" svg:x2="15.293cm" svg:y2="5.666cm">
          <text:p/>
        </draw:line>
        <draw:polygon draw:style-name="gr9" draw:text-style-name="P8" draw:layer="layout" svg:width="0.229cm" svg:height="0.201cm" svg:x="15.25cm" svg:y="5.559cm" svg:viewBox="0 0 230 202" draw:points="230,156 0,202 57,0">
          <text:p/>
        </draw:polygon>
        <draw:polygon draw:style-name="gr6" draw:text-style-name="P6" draw:layer="layout" svg:width="3.019cm" svg:height="4.233cm" svg:x="13.97cm" svg:y="5.715cm" svg:viewBox="0 0 3020 4234" draw:points="1509,0 3020,4234 0,4234">
          <text:p/>
        </draw:polygon>
        <draw:polygon draw:style-name="gr6" draw:text-style-name="P6" draw:layer="layout" svg:width="0cm" svg:height="0cm" svg:x="13.97cm" svg:y="5.715cm" svg:viewBox="0 0 0 0" draw:points="0,0">
          <text:p/>
        </draw:polygon>
        <draw:polygon draw:style-name="gr6" draw:text-style-name="P6" draw:layer="layout" svg:width="0cm" svg:height="0cm" svg:x="16.989cm" svg:y="9.948cm" svg:viewBox="0 0 0 0" draw:points="0,0">
          <text:p/>
        </draw:polygon>
        <draw:frame draw:style-name="gr7" draw:text-style-name="P7" draw:layer="layout" svg:width="0.846cm" svg:height="0.983cm" svg:x="11.631cm" svg:y="3.966cm">
          <draw:text-box>
            <text:p text:style-name="P2"><text:span text:style-name="T6">a</text:span></text:p>
          </draw:text-box>
        </draw:frame>
        <draw:path draw:style-name="gr6" draw:text-style-name="P6" draw:layer="layout" svg:width="1.206cm" svg:height="1.203cm" svg:x="8.075cm" svg:y="5.517cm" svg:viewBox="0 0 1207 1204" svg:d="M603 0c342 0 604 257 604 600 0 342-262 604-604 604s-603-262-603-604c0-343 261-600 603-600z">
          <text:p/>
        </draw:path>
        <draw:polygon draw:style-name="gr6" draw:text-style-name="P6" draw:layer="layout" svg:width="0cm" svg:height="0cm" svg:x="8.075cm" svg:y="5.517cm" svg:viewBox="0 0 0 0" draw:points="0,0">
          <text:p/>
        </draw:polygon>
        <draw:polygon draw:style-name="gr6" draw:text-style-name="P6" draw:layer="layout" svg:width="0cm" svg:height="0cm" svg:x="9.281cm" svg:y="6.72cm" svg:viewBox="0 0 0 0" draw:points="0,0">
          <text:p/>
        </draw:polygon>
        <draw:frame draw:style-name="gr7" draw:text-style-name="P7" draw:layer="layout" svg:width="0.846cm" svg:height="0.983cm" svg:x="15.222cm" svg:y="8.09cm">
          <draw:text-box>
            <text:p text:style-name="P2"><text:span text:style-name="T5">Z</text:span></text:p>
          </draw:text-box>
        </draw:frame>
        <draw:line draw:style-name="gr8" draw:text-style-name="P6" draw:layer="layout" svg:x1="9.105cm" svg:y1="6.544cm" svg:x2="10.175cm" svg:y2="7.264cm">
          <text:p/>
        </draw:line>
        <draw:polygon draw:style-name="gr9" draw:text-style-name="P8" draw:layer="layout" svg:width="0.233cm" svg:height="0.205cm" svg:x="10.103cm" svg:y="7.168cm" svg:viewBox="0 0 234 206" draw:points="234,206 0,177 120,0">
          <text:p/>
        </draw:polygon>
        <draw:polygon draw:style-name="gr6" draw:text-style-name="P6" draw:layer="layout" svg:width="3.019cm" svg:height="3.489cm" svg:x="4.586cm" svg:y="7.729cm" svg:viewBox="0 0 3020 3490" draw:points="1510,0 3020,3490 0,3490">
          <text:p/>
        </draw:polygon>
        <draw:polygon draw:style-name="gr6" draw:text-style-name="P6" draw:layer="layout" svg:width="0cm" svg:height="0cm" svg:x="4.586cm" svg:y="7.729cm" svg:viewBox="0 0 0 0" draw:points="0,0">
          <text:p/>
        </draw:polygon>
        <draw:polygon draw:style-name="gr6" draw:text-style-name="P6" draw:layer="layout" svg:width="0cm" svg:height="0cm" svg:x="7.605cm" svg:y="11.218cm" svg:viewBox="0 0 0 0" draw:points="0,0">
          <text:p/>
        </draw:polygon>
        <draw:frame draw:style-name="gr7" draw:text-style-name="P7" draw:layer="layout" svg:width="0.846cm" svg:height="0.983cm" svg:x="8.467cm" svg:y="5.67cm">
          <draw:text-box>
            <text:p text:style-name="P2"><text:span text:style-name="T5">b</text:span></text:p>
          </draw:text-box>
        </draw:frame>
        <draw:line draw:style-name="gr8" draw:text-style-name="P6" draw:layer="layout" svg:x1="8.252cm" svg:y1="6.544cm" svg:x2="6.268cm" svg:y2="7.635cm">
          <text:p/>
        </draw:line>
        <draw:polygon draw:style-name="gr9" draw:text-style-name="P8" draw:layer="layout" svg:width="0.236cm" svg:height="0.194cm" svg:x="6.096cm" svg:y="7.535cm" svg:viewBox="0 0 237 195" draw:points="0,195 134,0 237,188">
          <text:p/>
        </draw:polygon>
        <draw:path draw:style-name="gr6" draw:text-style-name="P6" draw:layer="layout" svg:width="1.206cm" svg:height="1.21cm" svg:x="10.16cm" svg:y="7.196cm" svg:viewBox="0 0 1207 1211" svg:d="M604 0c342 0 603 261 603 603 0 344-261 608-603 608s-604-264-604-608c0-342 262-603 604-603z">
          <text:p/>
        </draw:path>
        <draw:polygon draw:style-name="gr6" draw:text-style-name="P6" draw:layer="layout" svg:width="0cm" svg:height="0cm" svg:x="10.16cm" svg:y="7.196cm" svg:viewBox="0 0 0 0" draw:points="0,0">
          <text:p/>
        </draw:polygon>
        <draw:polygon draw:style-name="gr6" draw:text-style-name="P6" draw:layer="layout" svg:width="0cm" svg:height="0cm" svg:x="11.37cm" svg:y="8.406cm" svg:viewBox="0 0 0 0" draw:points="0,0">
          <text:p/>
        </draw:polygon>
        <draw:frame draw:style-name="gr7" draw:text-style-name="P7" draw:layer="layout" svg:width="0.846cm" svg:height="0.983cm" svg:x="5.697cm" svg:y="9.611cm">
          <draw:text-box>
            <text:p text:style-name="P2"><text:span text:style-name="T5">W</text:span></text:p>
          </draw:text-box>
        </draw:frame>
        <draw:line draw:style-name="gr8" draw:text-style-name="P6" draw:layer="layout" svg:x1="10.337cm" svg:y1="8.226cm" svg:x2="9.45cm" svg:y2="9.169cm">
          <text:p/>
        </draw:line>
        <draw:polygon draw:style-name="gr9" draw:text-style-name="P8" draw:layer="layout" svg:width="0.219cm" svg:height="0.226cm" svg:x="9.316cm" svg:y="9.087cm" svg:viewBox="0 0 220 227" draw:points="0,227 67,0 220,146">
          <text:p/>
        </draw:polygon>
        <draw:line draw:style-name="gr8" draw:text-style-name="P6" draw:layer="layout" svg:x1="11.19cm" svg:y1="8.226cm" svg:x2="12.581cm" svg:y2="9.201cm">
          <text:p/>
        </draw:line>
        <draw:polygon draw:style-name="gr9" draw:text-style-name="P8" draw:layer="layout" svg:width="0.229cm" svg:height="0.205cm" svg:x="12.509cm" svg:y="9.108cm" svg:viewBox="0 0 230 206" draw:points="230,206 0,170 120,0">
          <text:p/>
        </draw:polygon>
        <draw:path draw:style-name="gr1" draw:text-style-name="P1" draw:layer="layout" svg:width="3.023cm" svg:height="2.963cm" svg:x="7.803cm" svg:y="9.313cm" svg:viewBox="0 0 3024 2964" svg:d="M1510 0l1514 2964h-3024zM0 0zM3024 2964z">
          <text:p/>
        </draw:path>
        <draw:polygon draw:style-name="gr6" draw:text-style-name="P6" draw:layer="layout" svg:width="3.023cm" svg:height="2.963cm" svg:x="7.803cm" svg:y="9.313cm" svg:viewBox="0 0 3024 2964" draw:points="1510,0 3024,2964 0,2964">
          <text:p/>
        </draw:polygon>
        <draw:polygon draw:style-name="gr6" draw:text-style-name="P6" draw:layer="layout" svg:width="0cm" svg:height="0cm" svg:x="7.803cm" svg:y="9.313cm" svg:viewBox="0 0 0 0" draw:points="0,0">
          <text:p/>
        </draw:polygon>
        <draw:polygon draw:style-name="gr6" draw:text-style-name="P6" draw:layer="layout" svg:width="0cm" svg:height="0cm" svg:x="10.826cm" svg:y="12.276cm" svg:viewBox="0 0 0 0" draw:points="0,0">
          <text:p/>
        </draw:polygon>
        <draw:frame draw:style-name="gr7" draw:text-style-name="P7" draw:layer="layout" svg:width="0.846cm" svg:height="0.983cm" svg:x="10.576cm" svg:y="7.353cm">
          <draw:text-box>
            <text:p text:style-name="P2"><text:span text:style-name="T5">c</text:span></text:p>
          </draw:text-box>
        </draw:frame>
        <draw:path draw:style-name="gr1" draw:text-style-name="P1" draw:layer="layout" svg:width="3.016cm" svg:height="1.905cm" svg:x="11.232cm" svg:y="9.313cm" svg:viewBox="0 0 3017 1906" svg:d="M1506 0l1511 1906h-3017zM0 0zM3017 1906z">
          <text:p/>
        </draw:path>
        <draw:polygon draw:style-name="gr6" draw:text-style-name="P6" draw:layer="layout" svg:width="3.016cm" svg:height="1.905cm" svg:x="11.232cm" svg:y="9.313cm" svg:viewBox="0 0 3017 1906" draw:points="1506,0 3017,1906 0,1906">
          <text:p/>
        </draw:polygon>
        <draw:polygon draw:style-name="gr6" draw:text-style-name="P6" draw:layer="layout" svg:width="0cm" svg:height="0cm" svg:x="11.232cm" svg:y="9.313cm" svg:viewBox="0 0 0 0" draw:points="0,0">
          <text:p/>
        </draw:polygon>
        <draw:polygon draw:style-name="gr6" draw:text-style-name="P6" draw:layer="layout" svg:width="0cm" svg:height="0cm" svg:x="14.248cm" svg:y="11.218cm" svg:viewBox="0 0 0 0" draw:points="0,0">
          <text:p/>
        </draw:polygon>
        <draw:frame draw:style-name="gr7" draw:text-style-name="P7" draw:layer="layout" svg:width="0.846cm" svg:height="0.983cm" svg:x="9.01cm" svg:y="10.842cm">
          <draw:text-box>
            <text:p text:style-name="P2"><text:span text:style-name="T5">X</text:span></text:p>
          </draw:text-box>
        </draw:frame>
        <draw:frame draw:style-name="gr7" draw:text-style-name="P7" draw:layer="layout" svg:width="0.846cm" svg:height="0.983cm" svg:x="12.435cm" svg:y="10.136cm">
          <draw:text-box>
            <text:p text:style-name="P2"><text:span text:style-name="T5">Y</text:span></text:p>
          </draw:text-box>
        </draw:frame>
        <draw:frame draw:style-name="gr15" draw:text-style-name="P11" draw:layer="layout" svg:width="1.153cm" svg:height="0.822cm" svg:x="10.834cm" svg:y="9.706cm">
          <draw:text-box>
            <text:p text:style-name="P2"><text:span text:style-name="T10">h-1</text:span></text:p>
          </draw:text-box>
        </draw:frame>
        <draw:frame draw:style-name="gr15" draw:text-style-name="P11" draw:layer="layout" svg:width="0.705cm" svg:height="0.822cm" svg:x="16.76cm" svg:y="7.378cm">
          <draw:text-box>
            <text:p text:style-name="P2"><text:span text:style-name="T10">h</text:span></text:p>
          </draw:text-box>
        </draw:frame>
        <draw:frame draw:style-name="gr15" draw:text-style-name="P11" draw:layer="layout" svg:width="0.705cm" svg:height="0.822cm" svg:x="4.276cm" svg:y="9.283cm">
          <draw:text-box>
            <text:p text:style-name="P2"><text:span text:style-name="T10">h</text:span></text:p>
          </draw:text-box>
        </draw:frame>
        <draw:path draw:style-name="gr13" draw:text-style-name="P10" draw:layer="layout" svg:width="0.635cm" svg:height="0.635cm" svg:x="9.736cm" svg:y="11.43cm" svg:viewBox="0 0 636 636" svg:d="M319 0c180 0 317 137 317 317 0 181-137 319-317 319s-319-138-319-319c0-180 139-317 319-317zM0 0zM636 636z">
          <text:p/>
        </draw:path>
        <draw:path draw:style-name="gr8" draw:text-style-name="P6" draw:layer="layout" svg:width="0.635cm" svg:height="0.635cm" svg:x="9.736cm" svg:y="11.43cm" svg:viewBox="0 0 636 636" svg:d="M319 0c180 0 317 137 317 317 0 181-137 319-317 319s-319-138-319-319c0-180 139-317 319-317z">
          <text:p/>
        </draw:path>
        <draw:polygon draw:style-name="gr8" draw:text-style-name="P6" draw:layer="layout" svg:width="0cm" svg:height="0cm" svg:x="9.736cm" svg:y="11.43cm" svg:viewBox="0 0 0 0" draw:points="0,0">
          <text:p/>
        </draw:polygon>
        <draw:polygon draw:style-name="gr8" draw:text-style-name="P6" draw:layer="layout" svg:width="0cm" svg:height="0cm" svg:x="10.371cm" svg:y="12.065cm" svg:viewBox="0 0 0 0" draw:points="0,0">
          <text:p/>
        </draw:polygon>
        <draw:frame draw:style-name="gr15" draw:text-style-name="P11" draw:layer="layout" svg:width="0.705cm" svg:height="0.822cm" svg:x="8.086cm" svg:y="10.13cm">
          <draw:text-box>
            <text:p text:style-name="P2"><text:span text:style-name="T10">h</text:span></text:p>
          </draw:text-box>
        </draw:frame>
        <draw:frame draw:style-name="gr15" draw:text-style-name="P11" draw:layer="layout" svg:width="3.969cm" svg:height="0.822cm" svg:x="2.579cm" svg:y="3.356cm">
          <draw:text-box>
            <text:p text:style-name="P2"><text:span text:style-name="T13">height </text:span><text:span text:style-name="T14">h+2</text:span></text:p>
          </draw:text-box>
        </draw:frame>
        <draw:line draw:style-name="gr14" draw:text-style-name="P6" draw:layer="layout" svg:x1="10.766cm" svg:y1="16.481cm" svg:x2="12.701cm" svg:y2="17.449cm">
          <text:p/>
        </draw:line>
        <draw:polygon draw:style-name="gr9" draw:text-style-name="P8" draw:layer="layout" svg:width="0.236cm" svg:height="0.187cm" svg:x="12.64cm" svg:y="17.346cm" svg:viewBox="0 0 237 188" draw:points="237,188 0,188 95,0">
          <text:p/>
        </draw:polygon>
        <draw:path draw:style-name="gr6" draw:text-style-name="P6" draw:layer="layout" svg:width="1.202cm" svg:height="1.21cm" svg:x="12.7cm" svg:y="17.356cm" svg:viewBox="0 0 1203 1211" svg:d="M603 0c338 0 600 262 600 604 0 343-262 607-600 607-342 0-603-264-603-607 0-342 261-604 603-604z">
          <text:p/>
        </draw:path>
        <draw:polygon draw:style-name="gr6" draw:text-style-name="P6" draw:layer="layout" svg:width="0cm" svg:height="0cm" svg:x="12.7cm" svg:y="17.356cm" svg:viewBox="0 0 0 0" draw:points="0,0">
          <text:p/>
        </draw:polygon>
        <draw:polygon draw:style-name="gr6" draw:text-style-name="P6" draw:layer="layout" svg:width="0cm" svg:height="0cm" svg:x="13.906cm" svg:y="18.566cm" svg:viewBox="0 0 0 0" draw:points="0,0">
          <text:p/>
        </draw:polygon>
        <draw:frame draw:style-name="gr15" draw:text-style-name="P11" draw:layer="layout" svg:width="4.519cm" svg:height="0.822cm" svg:x="2.579cm" svg:y="4.203cm">
          <draw:text-box>
            <text:p text:style-name="P2"><text:span text:style-name="T13">befor</text:span><text:span text:style-name="T13">e </text:span><text:span text:style-name="T13">insert</text:span></text:p>
          </draw:text-box>
        </draw:frame>
        <draw:line draw:style-name="gr8" draw:text-style-name="P6" draw:layer="layout" svg:x1="13.726cm" svg:y1="18.386cm" svg:x2="15.731cm" svg:y2="19.386cm">
          <text:p/>
        </draw:line>
        <draw:polygon draw:style-name="gr9" draw:text-style-name="P8" draw:layer="layout" svg:width="0.233cm" svg:height="0.187cm" svg:x="15.67cm" svg:y="19.286cm" svg:viewBox="0 0 234 188" draw:points="234,188 0,188 92,0">
          <text:p/>
        </draw:polygon>
        <draw:polygon draw:style-name="gr6" draw:text-style-name="P6" draw:layer="layout" svg:width="3.02cm" svg:height="3.387cm" svg:x="14.393cm" svg:y="19.473cm" svg:viewBox="0 0 3021 3388" draw:points="1510,0 3021,3388 0,3388">
          <text:p/>
        </draw:polygon>
        <draw:polygon draw:style-name="gr6" draw:text-style-name="P6" draw:layer="layout" svg:width="0cm" svg:height="0cm" svg:x="14.393cm" svg:y="19.473cm" svg:viewBox="0 0 0 0" draw:points="0,0">
          <text:p/>
        </draw:polygon>
        <draw:polygon draw:style-name="gr6" draw:text-style-name="P6" draw:layer="layout" svg:width="0cm" svg:height="0cm" svg:x="17.413cm" svg:y="22.86cm" svg:viewBox="0 0 0 0" draw:points="0,0">
          <text:p/>
        </draw:polygon>
        <draw:frame draw:style-name="gr7" draw:text-style-name="P7" draw:layer="layout" svg:width="0.846cm" svg:height="0.983cm" svg:x="13.113cm" svg:y="17.513cm">
          <draw:text-box>
            <text:p text:style-name="P2"><text:span text:style-name="T5">a</text:span></text:p>
          </draw:text-box>
        </draw:frame>
        <draw:path draw:style-name="gr6" draw:text-style-name="P6" draw:layer="layout" svg:width="1.206cm" svg:height="1.203cm" svg:x="6.773cm" svg:y="17.356cm" svg:viewBox="0 0 1207 1204" svg:d="M603 0c342 0 604 262 604 604 0 339-262 600-604 600s-603-261-603-600c0-342 261-604 603-604z">
          <text:p/>
        </draw:path>
        <draw:polygon draw:style-name="gr6" draw:text-style-name="P6" draw:layer="layout" svg:width="0cm" svg:height="0cm" svg:x="6.773cm" svg:y="17.356cm" svg:viewBox="0 0 0 0" draw:points="0,0">
          <text:p/>
        </draw:polygon>
        <draw:polygon draw:style-name="gr6" draw:text-style-name="P6" draw:layer="layout" svg:width="0cm" svg:height="0cm" svg:x="7.983cm" svg:y="18.563cm" svg:viewBox="0 0 0 0" draw:points="0,0">
          <text:p/>
        </draw:polygon>
        <draw:frame draw:style-name="gr7" draw:text-style-name="P7" draw:layer="layout" svg:width="0.846cm" svg:height="0.983cm" svg:x="15.646cm" svg:y="21.284cm">
          <draw:text-box>
            <text:p text:style-name="P2"><text:span text:style-name="T5">Z</text:span></text:p>
          </draw:text-box>
        </draw:frame>
        <draw:line draw:style-name="gr8" draw:text-style-name="P6" draw:layer="layout" svg:x1="9.914cm" svg:y1="16.481cm" svg:x2="7.979cm" svg:y2="17.445cm">
          <text:p/>
        </draw:line>
        <draw:polygon draw:style-name="gr9" draw:text-style-name="P8" draw:layer="layout" svg:width="0.236cm" svg:height="0.187cm" svg:x="7.803cm" svg:y="17.346cm" svg:viewBox="0 0 237 188" draw:points="0,188 142,0 237,188">
          <text:p/>
        </draw:polygon>
        <draw:polygon draw:style-name="gr6" draw:text-style-name="P6" draw:layer="layout" svg:width="3.023cm" svg:height="3.277cm" svg:x="3.284cm" svg:y="19.568cm" svg:viewBox="0 0 3024 3278" draw:points="1511,0 3024,3278 0,3278">
          <text:p/>
        </draw:polygon>
        <draw:polygon draw:style-name="gr6" draw:text-style-name="P6" draw:layer="layout" svg:width="0cm" svg:height="0cm" svg:x="3.284cm" svg:y="19.568cm" svg:viewBox="0 0 0 0" draw:points="0,0">
          <text:p/>
        </draw:polygon>
        <draw:polygon draw:style-name="gr6" draw:text-style-name="P6" draw:layer="layout" svg:width="0cm" svg:height="0cm" svg:x="6.307cm" svg:y="22.845cm" svg:viewBox="0 0 0 0" draw:points="0,0">
          <text:p/>
        </draw:polygon>
        <draw:frame draw:style-name="gr7" draw:text-style-name="P7" draw:layer="layout" svg:width="0.846cm" svg:height="0.983cm" svg:x="7.165cm" svg:y="17.513cm">
          <draw:text-box>
            <text:p text:style-name="P2"><text:span text:style-name="T5">b</text:span></text:p>
          </draw:text-box>
        </draw:frame>
        <draw:line draw:style-name="gr8" draw:text-style-name="P6" draw:layer="layout" svg:x1="6.95cm" svg:y1="18.383cm" svg:x2="4.967cm" svg:y2="19.477cm">
          <text:p/>
        </draw:line>
        <draw:polygon draw:style-name="gr9" draw:text-style-name="P8" draw:layer="layout" svg:width="0.236cm" svg:height="0.19cm" svg:x="4.794cm" svg:y="19.378cm" svg:viewBox="0 0 237 191" draw:points="0,191 135,0 237,184">
          <text:p/>
        </draw:polygon>
        <draw:path draw:style-name="gr6" draw:text-style-name="P6" draw:layer="layout" svg:width="1.21cm" svg:height="1.21cm" svg:x="9.736cm" svg:y="15.451cm" svg:viewBox="0 0 1211 1211" svg:d="M604 0c343 0 607 261 607 603 0 344-264 608-607 608s-604-264-604-608c0-342 261-603 604-603z">
          <text:p/>
        </draw:path>
        <draw:polygon draw:style-name="gr6" draw:text-style-name="P6" draw:layer="layout" svg:width="0cm" svg:height="0cm" svg:x="9.736cm" svg:y="15.451cm" svg:viewBox="0 0 0 0" draw:points="0,0">
          <text:p/>
        </draw:polygon>
        <draw:polygon draw:style-name="gr6" draw:text-style-name="P6" draw:layer="layout" svg:width="0cm" svg:height="0cm" svg:x="10.946cm" svg:y="16.661cm" svg:viewBox="0 0 0 0" draw:points="0,0">
          <text:p/>
        </draw:polygon>
        <draw:frame draw:style-name="gr7" draw:text-style-name="P7" draw:layer="layout" svg:width="0.846cm" svg:height="0.983cm" svg:x="4.396cm" svg:y="21.309cm">
          <draw:text-box>
            <text:p text:style-name="P2"><text:span text:style-name="T5">W</text:span></text:p>
          </draw:text-box>
        </draw:frame>
        <draw:line draw:style-name="gr8" draw:text-style-name="P6" draw:layer="layout" svg:x1="7.803cm" svg:y1="18.383cm" svg:x2="8.178cm" svg:y2="19.294cm">
          <text:p/>
        </draw:line>
        <draw:polygon draw:style-name="gr9" draw:text-style-name="P8" draw:layer="layout" svg:width="0.194cm" svg:height="0.233cm" svg:x="8.075cm" svg:y="19.24cm" svg:viewBox="0 0 195 234" draw:points="177,234 0,78 195,0">
          <text:p/>
        </draw:polygon>
        <draw:line draw:style-name="gr8" draw:text-style-name="P6" draw:layer="layout" svg:x1="12.877cm" svg:y1="18.386cm" svg:x2="12.012cm" svg:y2="19.329cm">
          <text:p/>
        </draw:line>
        <draw:polygon draw:style-name="gr9" draw:text-style-name="P8" draw:layer="layout" svg:width="0.219cm" svg:height="0.226cm" svg:x="11.881cm" svg:y="19.247cm" svg:viewBox="0 0 220 227" draw:points="0,227 64,0 220,141">
          <text:p/>
        </draw:polygon>
        <draw:path draw:style-name="gr1" draw:text-style-name="P1" draw:layer="layout" svg:width="3.02cm" svg:height="3.376cm" svg:x="6.741cm" svg:y="19.473cm" svg:viewBox="0 0 3021 3377" svg:d="M1511 0l1510 3377h-3021zM0 0zM3021 3377z">
          <text:p/>
        </draw:path>
        <draw:polygon draw:style-name="gr6" draw:text-style-name="P6" draw:layer="layout" svg:width="3.02cm" svg:height="3.376cm" svg:x="6.741cm" svg:y="19.473cm" svg:viewBox="0 0 3021 3377" draw:points="1511,0 3021,3377 0,3377">
          <text:p/>
        </draw:polygon>
        <draw:polygon draw:style-name="gr6" draw:text-style-name="P6" draw:layer="layout" svg:width="0cm" svg:height="0cm" svg:x="6.741cm" svg:y="19.473cm" svg:viewBox="0 0 0 0" draw:points="0,0">
          <text:p/>
        </draw:polygon>
        <draw:polygon draw:style-name="gr6" draw:text-style-name="P6" draw:layer="layout" svg:width="0cm" svg:height="0cm" svg:x="9.761cm" svg:y="22.849cm" svg:viewBox="0 0 0 0" draw:points="0,0">
          <text:p/>
        </draw:polygon>
        <draw:frame draw:style-name="gr7" draw:text-style-name="P7" draw:layer="layout" svg:width="0.846cm" svg:height="0.983cm" svg:x="10.153cm" svg:y="15.608cm">
          <draw:text-box>
            <text:p text:style-name="P2"><text:span text:style-name="T5">c</text:span></text:p>
          </draw:text-box>
        </draw:frame>
        <draw:path draw:style-name="gr1" draw:text-style-name="P1" draw:layer="layout" svg:width="3.016cm" svg:height="2.328cm" svg:x="10.371cm" svg:y="19.473cm" svg:viewBox="0 0 3017 2329" svg:d="M1511 0l1506 2329h-3017zM0 0zM3017 2329z">
          <text:p/>
        </draw:path>
        <draw:polygon draw:style-name="gr6" draw:text-style-name="P6" draw:layer="layout" svg:width="3.016cm" svg:height="2.328cm" svg:x="10.371cm" svg:y="19.473cm" svg:viewBox="0 0 3017 2329" draw:points="1511,0 3017,2329 0,2329">
          <text:p/>
        </draw:polygon>
        <draw:polygon draw:style-name="gr6" draw:text-style-name="P6" draw:layer="layout" svg:width="0cm" svg:height="0cm" svg:x="10.371cm" svg:y="19.473cm" svg:viewBox="0 0 0 0" draw:points="0,0">
          <text:p/>
        </draw:polygon>
        <draw:polygon draw:style-name="gr6" draw:text-style-name="P6" draw:layer="layout" svg:width="0cm" svg:height="0cm" svg:x="13.387cm" svg:y="21.801cm" svg:viewBox="0 0 0 0" draw:points="0,0">
          <text:p/>
        </draw:polygon>
        <draw:frame draw:style-name="gr7" draw:text-style-name="P7" draw:layer="layout" svg:width="0.846cm" svg:height="0.983cm" svg:x="7.948cm" svg:y="21.277cm">
          <draw:text-box>
            <text:p text:style-name="P2"><text:span text:style-name="T5">X</text:span></text:p>
          </draw:text-box>
        </draw:frame>
        <draw:frame draw:style-name="gr7" draw:text-style-name="P7" draw:layer="layout" svg:width="0.846cm" svg:height="0.983cm" svg:x="11.575cm" svg:y="20.579cm">
          <draw:text-box>
            <text:p text:style-name="P2"><text:span text:style-name="T5">Y</text:span></text:p>
          </draw:text-box>
        </draw:frame>
        <draw:frame draw:style-name="gr15" draw:text-style-name="P11" draw:layer="layout" svg:width="1.153cm" svg:height="0.822cm" svg:x="9.987cm" svg:y="20.078cm">
          <draw:text-box>
            <text:p text:style-name="P2"><text:span text:style-name="T10">h-1</text:span></text:p>
          </draw:text-box>
        </draw:frame>
        <draw:frame draw:style-name="gr15" draw:text-style-name="P11" draw:layer="layout" svg:width="0.705cm" svg:height="0.822cm" svg:x="16.972cm" svg:y="20.501cm">
          <draw:text-box>
            <text:p text:style-name="P2"><text:span text:style-name="T10">h</text:span></text:p>
          </draw:text-box>
        </draw:frame>
        <draw:frame draw:style-name="gr15" draw:text-style-name="P11" draw:layer="layout" svg:width="0.705cm" svg:height="0.822cm" svg:x="3.429cm" svg:y="20.501cm">
          <draw:text-box>
            <text:p text:style-name="P2"><text:span text:style-name="T10">h</text:span></text:p>
          </draw:text-box>
        </draw:frame>
        <draw:frame draw:style-name="gr15" draw:text-style-name="P11" draw:layer="layout" svg:width="0.705cm" svg:height="0.822cm" svg:x="6.816cm" svg:y="20.501cm">
          <draw:text-box>
            <text:p text:style-name="P2"><text:span text:style-name="T10">h</text:span></text:p>
          </draw:text-box>
        </draw:frame>
        <draw:frame draw:style-name="gr15" draw:text-style-name="P11" draw:layer="layout" svg:width="3.969cm" svg:height="0.822cm" svg:x="2.579cm" svg:y="15.21cm">
          <draw:text-box>
            <text:p text:style-name="P2"><text:span text:style-name="T13">height </text:span><text:span text:style-name="T14">h+2</text:span></text:p>
          </draw:text-box>
        </draw:frame>
        <draw:frame draw:style-name="gr15" draw:text-style-name="P11" draw:layer="layout" svg:width="3.914cm" svg:height="0.822cm" svg:x="2.579cm" svg:y="16.056cm">
          <draw:text-box>
            <text:p text:style-name="P2"><text:span text:style-name="T13">after </text:span><text:span text:style-name="T13">insert</text:span></text:p>
          </draw:text-box>
        </draw:frame>
        <draw:frame draw:style-name="gr15" draw:text-style-name="P11" draw:layer="layout" svg:width="0.705cm" svg:height="0.822cm" svg:x="1.732cm" svg:y="6.955cm">
          <draw:text-box>
            <text:p text:style-name="P2"><text:span text:style-name="T10">h </text:span></text:p>
          </draw:text-box>
        </draw:frame>
        <draw:frame draw:style-name="gr15" draw:text-style-name="P11" draw:layer="layout" svg:width="0.705cm" svg:height="0.705cm" svg:x="2.265cm" svg:y="7.12cm">
          <draw:text-box>
            <text:p text:style-name="P2"><text:span text:style-name="T12"></text:span></text:p>
          </draw:text-box>
        </draw:frame>
        <draw:frame draw:style-name="gr15" draw:text-style-name="P11" draw:layer="layout" svg:width="0.705cm" svg:height="0.822cm" svg:x="2.829cm" svg:y="6.955cm">
          <draw:text-box>
            <text:p text:style-name="P2"><text:span text:style-name="T10"><text:s/></text:span></text:p>
          </draw:text-box>
        </draw:frame>
        <draw:frame draw:style-name="gr15" draw:text-style-name="P11" draw:layer="layout" svg:width="0.705cm" svg:height="0.822cm" svg:x="1.732cm" svg:y="7.801cm">
          <draw:text-box>
            <text:p text:style-name="P2"><text:span text:style-name="T10">0</text:span></text:p>
          </draw:text-box>
        </draw:frame>
        <draw:frame draw:style-name="gr7" draw:text-style-name="P7" draw:layer="layout" svg:width="11.288cm" svg:height="0.983cm" svg:x="5.965cm" svg:y="13.526cm">
          <draw:text-box>
            <text:p text:style-name="P2"><text:span text:style-name="T5">W &lt; </text:span><text:span text:style-name="T5">b &lt;X </text:span><text:span text:style-name="T5">&lt; c </text:span><text:span text:style-name="T5">&lt; Y </text:span><text:span text:style-name="T5">&lt; a </text:span><text:span text:style-name="T5">&lt; Z</text:span></text:p>
          </draw:text-box>
        </draw:frame>
      </draw:page>
      <draw:page draw:name="page11" draw:style-name="dp1" draw:master-page-name="master-page3">
        <draw:polygon draw:style-name="gr1" draw:text-style-name="P1" draw:layer="layout" svg:width="19.05cm" svg:height="25.4cm" svg:x="0cm" svg:y="0cm" svg:viewBox="0 0 19051 25401" draw:points="0,0 19051,0 19051,25401 0,25401">
          <text:p/>
        </draw:polygon>
        <draw:polygon draw:style-name="gr2" draw:text-style-name="P1" draw:layer="layout" svg:width="19.05cm" svg:height="25.4cm" svg:x="0cm" svg:y="0cm" svg:viewBox="0 0 19051 25401" draw:points="0,0 19051,0 19051,25401 0,25401">
          <text:p>11/STR/TRE/XPL/1/A</text:p>
        </draw:polygon>
        <draw:frame draw:style-name="gr3" draw:text-style-name="P3" draw:layer="layout" svg:width="6.106cm" svg:height="0.573cm" svg:x="6.872cm" svg:y="23.308cm">
          <draw:text-box>
            <text:p text:style-name="P2"><text:span text:style-name="T1">TCSS </text:span><text:span text:style-name="T1">342 AVL </text:span><text:span text:style-name="T1">Trees </text:span><text:span text:style-name="T1">v1.0</text:span></text:p>
          </draw:text-box>
        </draw:frame>
        <draw:frame draw:style-name="gr3" draw:text-style-name="P3" draw:layer="layout" svg:width="0.629cm" svg:height="0.573cm" svg:x="16.873cm" svg:y="23.308cm">
          <draw:text-box>
            <text:p text:style-name="P2"><text:span text:style-name="T1">11</text:span></text:p>
          </draw:text-box>
        </draw:frame>
        <draw:frame draw:style-name="gr4" draw:text-style-name="P4" draw:layer="layout" svg:width="16.178cm" svg:height="1.804cm" svg:x="1.52cm" svg:y="1.085cm">
          <draw:text-box>
            <text:p text:style-name="P2"><text:span text:style-name="T2">De</text:span><text:span text:style-name="T2">pt</text:span><text:span text:style-name="T2">h </text:span><text:span text:style-name="T2">of </text:span><text:span text:style-name="T2">an </text:span><text:span text:style-name="T2">AV</text:span><text:span text:style-name="T2">L </text:span><text:span text:style-name="T2">tre</text:span><text:span text:style-name="T2">e</text:span></text:p>
          </draw:text-box>
        </draw:frame>
        <draw:frame draw:style-name="gr5" draw:text-style-name="P5" draw:layer="layout" svg:width="16.144cm" svg:height="1.309cm" svg:x="1.732cm" svg:y="4.233cm">
          <draw:text-box>
            <text:p text:style-name="P2"><text:span text:style-name="T4">The</text:span><text:span text:style-name="T4">ore</text:span><text:span text:style-name="T4">m: </text:span><text:span text:style-name="T3">Any </text:span><text:span text:style-name="T3">AVL </text:span><text:span text:style-name="T3">tree </text:span><text:span text:style-name="T3">wit</text:span><text:span text:style-name="T3">h </text:span></text:p>
          </draw:text-box>
        </draw:frame>
        <draw:frame draw:style-name="gr5" draw:text-style-name="P5" draw:layer="layout" svg:width="1.128cm" svg:height="1.128cm" svg:x="15.388cm" svg:y="4.51cm">
          <draw:text-box>
            <text:p text:style-name="P2"><text:span text:style-name="T7">n </text:span></text:p>
          </draw:text-box>
        </draw:frame>
        <draw:frame draw:style-name="gr5" draw:text-style-name="P5" draw:layer="layout" svg:width="15.195cm" svg:height="1.309cm" svg:x="2.685cm" svg:y="5.592cm">
          <draw:text-box>
            <text:p text:style-name="P2"><text:span text:style-name="T3">nod</text:span><text:span text:style-name="T3">es </text:span><text:span text:style-name="T3">has </text:span><text:span text:style-name="T3">hei</text:span><text:span text:style-name="T3">ght </text:span><text:span text:style-name="T3">less </text:span><text:span text:style-name="T3">tha</text:span><text:span text:style-name="T3">n</text:span></text:p>
          </draw:text-box>
        </draw:frame>
        <draw:frame draw:style-name="gr5" draw:text-style-name="P5" draw:layer="layout" svg:width="5.679cm" svg:height="1.309cm" svg:x="2.685cm" svg:y="7.229cm">
          <draw:text-box>
            <text:p text:style-name="P2"><text:span text:style-name="T3">1.4</text:span><text:span text:style-name="T3">41 </text:span><text:span text:style-name="T3">log </text:span></text:p>
          </draw:text-box>
        </draw:frame>
        <draw:frame draw:style-name="gr5" draw:text-style-name="P5" draw:layer="layout" svg:width="1.128cm" svg:height="1.128cm" svg:x="7.225cm" svg:y="7.505cm">
          <draw:text-box>
            <text:p text:style-name="P2"><text:span text:style-name="T7">n.</text:span></text:p>
          </draw:text-box>
        </draw:frame>
        <draw:frame draw:style-name="gr5" draw:text-style-name="P5" draw:layer="layout" svg:width="8.977cm" svg:height="1.309cm" svg:x="1.732cm" svg:y="8.865cm">
          <draw:text-box>
            <text:p text:style-name="P2"><text:span text:style-name="T4">Pro</text:span><text:span text:style-name="T4">of: </text:span><text:span text:style-name="T3">Giv</text:span><text:span text:style-name="T3">en </text:span><text:span text:style-name="T3">an </text:span></text:p>
          </draw:text-box>
        </draw:frame>
        <draw:frame draw:style-name="gr5" draw:text-style-name="P5" draw:layer="layout" svg:width="1.128cm" svg:height="1.128cm" svg:x="9.14cm" svg:y="9.142cm">
          <draw:text-box>
            <text:p text:style-name="P2"><text:span text:style-name="T7">n</text:span></text:p>
          </draw:text-box>
        </draw:frame>
        <draw:frame draw:style-name="gr5" draw:text-style-name="P5" draw:layer="layout" svg:width="9.044cm" svg:height="1.309cm" svg:x="9.708cm" svg:y="8.865cm">
          <draw:text-box>
            <text:p text:style-name="P2"><text:span text:style-name="T3">-</text:span><text:span text:style-name="T3">nod</text:span><text:span text:style-name="T3">e </text:span><text:span text:style-name="T3">AVL </text:span><text:span text:style-name="T3">tree</text:span><text:span text:style-name="T3">, </text:span></text:p>
          </draw:text-box>
        </draw:frame>
        <draw:frame draw:style-name="gr5" draw:text-style-name="P5" draw:layer="layout" svg:width="18.459cm" svg:height="1.309cm" svg:x="2.685cm" svg:y="10.224cm">
          <draw:text-box>
            <text:p text:style-name="P2"><text:span text:style-name="T3">we </text:span><text:span text:style-name="T3">wan</text:span><text:span text:style-name="T3">t to </text:span><text:span text:style-name="T3">find </text:span><text:span text:style-name="T3">an </text:span><text:span text:style-name="T3">upp</text:span><text:span text:style-name="T3">er </text:span><text:span text:style-name="T3">bou</text:span><text:span text:style-name="T3">nd </text:span></text:p>
          </draw:text-box>
        </draw:frame>
        <draw:frame draw:style-name="gr5" draw:text-style-name="P5" draw:layer="layout" svg:width="14.234cm" svg:height="1.309cm" svg:x="2.685cm" svg:y="11.578cm">
          <draw:text-box>
            <text:p text:style-name="P2"><text:span text:style-name="T3">on </text:span><text:span text:style-name="T3">the </text:span><text:span text:style-name="T3">hei</text:span><text:span text:style-name="T3">ght </text:span><text:span text:style-name="T3">of </text:span><text:span text:style-name="T3">the </text:span><text:span text:style-name="T3">tree</text:span><text:span text:style-name="T3">.</text:span></text:p>
          </draw:text-box>
        </draw:frame>
        <draw:frame draw:style-name="gr5" draw:text-style-name="P5" draw:layer="layout" svg:width="1.911cm" svg:height="1.309cm" svg:x="2.685cm" svg:y="13.215cm">
          <draw:text-box>
            <text:p text:style-name="P2"><text:span text:style-name="T3">Fix </text:span></text:p>
          </draw:text-box>
        </draw:frame>
        <draw:frame draw:style-name="gr5" draw:text-style-name="P5" draw:layer="layout" svg:width="1.128cm" svg:height="1.128cm" svg:x="4.463cm" svg:y="13.492cm">
          <draw:text-box>
            <text:p text:style-name="P2"><text:span text:style-name="T15">h</text:span></text:p>
          </draw:text-box>
        </draw:frame>
        <draw:frame draw:style-name="gr5" draw:text-style-name="P5" draw:layer="layout" svg:width="12.986cm" svg:height="1.309cm" svg:x="5.031cm" svg:y="13.215cm">
          <draw:text-box>
            <text:p text:style-name="P2"><text:span text:style-name="T3">. <text:s/></text:span><text:span text:style-name="T3">Wh</text:span><text:span text:style-name="T3">at </text:span><text:span text:style-name="T3">is </text:span><text:span text:style-name="T3">the </text:span><text:span text:style-name="T3">sm</text:span><text:span text:style-name="T3">alle</text:span><text:span text:style-name="T3">st </text:span></text:p>
          </draw:text-box>
        </draw:frame>
        <draw:frame draw:style-name="gr5" draw:text-style-name="P5" draw:layer="layout" svg:width="1.128cm" svg:height="1.128cm" svg:x="15.307cm" svg:y="13.492cm">
          <draw:text-box>
            <text:p text:style-name="P2"><text:span text:style-name="T7">n</text:span></text:p>
          </draw:text-box>
        </draw:frame>
        <draw:frame draw:style-name="gr5" draw:text-style-name="P5" draw:layer="layout" svg:width="1.128cm" svg:height="1.309cm" svg:x="15.875cm" svg:y="13.215cm">
          <draw:text-box>
            <text:p text:style-name="P2"><text:span text:style-name="T3"><text:s/></text:span></text:p>
          </draw:text-box>
        </draw:frame>
        <draw:frame draw:style-name="gr5" draw:text-style-name="P5" draw:layer="layout" svg:width="18.591cm" svg:height="1.309cm" svg:x="2.685cm" svg:y="14.573cm">
          <draw:text-box>
            <text:p text:style-name="P2"><text:span text:style-name="T3">suc</text:span><text:span text:style-name="T3">h </text:span><text:span text:style-name="T3">that </text:span><text:span text:style-name="T3">ther</text:span><text:span text:style-name="T3">e is </text:span><text:span text:style-name="T3">an </text:span><text:span text:style-name="T3">AVL </text:span><text:span text:style-name="T3">tree </text:span><text:span text:style-name="T3">of </text:span></text:p>
          </draw:text-box>
        </draw:frame>
        <draw:frame draw:style-name="gr5" draw:text-style-name="P5" draw:layer="layout" svg:width="3.96cm" svg:height="1.309cm" svg:x="2.685cm" svg:y="15.928cm">
          <draw:text-box>
            <text:p text:style-name="P2"><text:span text:style-name="T3">hei</text:span><text:span text:style-name="T3">ght </text:span></text:p>
          </draw:text-box>
        </draw:frame>
        <draw:frame draw:style-name="gr5" draw:text-style-name="P5" draw:layer="layout" svg:width="1.128cm" svg:height="1.128cm" svg:x="5.764cm" svg:y="16.205cm">
          <draw:text-box>
            <text:p text:style-name="P2"><text:span text:style-name="T7">h</text:span></text:p>
          </draw:text-box>
        </draw:frame>
        <draw:frame draw:style-name="gr5" draw:text-style-name="P5" draw:layer="layout" svg:width="3.118cm" svg:height="1.309cm" svg:x="6.332cm" svg:y="15.928cm">
          <draw:text-box>
            <text:p text:style-name="P2"><text:span text:style-name="T3"><text:s/></text:span><text:span text:style-name="T3">wit</text:span><text:span text:style-name="T3">h </text:span></text:p>
          </draw:text-box>
        </draw:frame>
        <draw:frame draw:style-name="gr5" draw:text-style-name="P5" draw:layer="layout" svg:width="1.128cm" svg:height="1.128cm" svg:x="8.922cm" svg:y="16.205cm">
          <draw:text-box>
            <text:p text:style-name="P2"><text:span text:style-name="T7">n</text:span></text:p>
          </draw:text-box>
        </draw:frame>
        <draw:frame draw:style-name="gr5" draw:text-style-name="P5" draw:layer="layout" svg:width="4.367cm" svg:height="1.309cm" svg:x="9.486cm" svg:y="15.928cm">
          <draw:text-box>
            <text:p text:style-name="P2"><text:span text:style-name="T3"><text:s/></text:span><text:span text:style-name="T3">nod</text:span><text:span text:style-name="T3">es?</text:span></text:p>
          </draw:text-box>
        </draw:frame>
        <draw:frame draw:style-name="gr5" draw:text-style-name="P5" draw:layer="layout" svg:width="2.825cm" svg:height="1.309cm" svg:x="2.685cm" svg:y="17.565cm">
          <draw:text-box>
            <text:p text:style-name="P2"><text:span text:style-name="T3">Let </text:span><text:span text:style-name="T4">S</text:span></text:p>
          </draw:text-box>
        </draw:frame>
        <draw:frame draw:style-name="gr16" draw:text-style-name="P12" draw:layer="layout" svg:width="0.652cm" svg:height="0.755cm" svg:x="5.101cm" svg:y="18.173cm">
          <draw:text-box>
            <text:p text:style-name="P2"><text:span text:style-name="T16">h</text:span></text:p>
          </draw:text-box>
        </draw:frame>
        <draw:frame draw:style-name="gr5" draw:text-style-name="P5" draw:layer="layout" svg:width="12.029cm" svg:height="1.309cm" svg:x="5.429cm" svg:y="17.565cm">
          <draw:text-box>
            <text:p text:style-name="P2"><text:span text:style-name="T3"><text:s/></text:span><text:span text:style-name="T3">be </text:span><text:span text:style-name="T3">the </text:span><text:span text:style-name="T3">set </text:span><text:span text:style-name="T3">of </text:span><text:span text:style-name="T3">all </text:span><text:span text:style-name="T3">AVL </text:span></text:p>
          </draw:text-box>
        </draw:frame>
        <draw:frame draw:style-name="gr5" draw:text-style-name="P5" draw:layer="layout" svg:width="8.63cm" svg:height="1.309cm" svg:x="2.685cm" svg:y="18.99cm">
          <draw:text-box>
            <text:p text:style-name="P2"><text:span text:style-name="T3">tree</text:span><text:span text:style-name="T3">s of </text:span><text:span text:style-name="T3">hei</text:span><text:span text:style-name="T3">ght </text:span></text:p>
          </draw:text-box>
        </draw:frame>
        <draw:frame draw:style-name="gr5" draw:text-style-name="P5" draw:layer="layout" svg:width="1.128cm" svg:height="1.128cm" svg:x="9.412cm" svg:y="19.267cm">
          <draw:text-box>
            <text:p text:style-name="P2"><text:span text:style-name="T7">h</text:span></text:p>
          </draw:text-box>
        </draw:frame>
        <draw:frame draw:style-name="gr5" draw:text-style-name="P5" draw:layer="layout" svg:width="7.796cm" svg:height="1.309cm" svg:x="9.977cm" svg:y="18.99cm">
          <draw:text-box>
            <text:p text:style-name="P2"><text:span text:style-name="T3"><text:s/></text:span><text:span text:style-name="T3">that </text:span><text:span text:style-name="T3">hav</text:span><text:span text:style-name="T3">e as </text:span></text:p>
          </draw:text-box>
        </draw:frame>
        <draw:frame draw:style-name="gr5" draw:text-style-name="P5" draw:layer="layout" svg:width="12.761cm" svg:height="1.309cm" svg:x="2.685cm" svg:y="20.345cm">
          <draw:text-box>
            <text:p text:style-name="P2"><text:span text:style-name="T3">few </text:span><text:span text:style-name="T3">nod</text:span><text:span text:style-name="T3">es </text:span><text:span text:style-name="T3">as </text:span><text:span text:style-name="T3">pos</text:span><text:span text:style-name="T3">sibl</text:span><text:span text:style-name="T3">e.</text:span></text:p>
          </draw:text-box>
        </draw:frame>
      </draw:page>
      <draw:page draw:name="page12" draw:style-name="dp1" draw:master-page-name="master-page3">
        <draw:polygon draw:style-name="gr1" draw:text-style-name="P1" draw:layer="layout" svg:width="19.05cm" svg:height="25.4cm" svg:x="0cm" svg:y="0cm" svg:viewBox="0 0 19051 25401" draw:points="0,0 19051,0 19051,25401 0,25401">
          <text:p/>
        </draw:polygon>
        <draw:polygon draw:style-name="gr2" draw:text-style-name="P1" draw:layer="layout" svg:width="19.05cm" svg:height="25.4cm" svg:x="0cm" svg:y="0cm" svg:viewBox="0 0 19051 25401" draw:points="0,0 19051,0 19051,25401 0,25401">
          <text:p>12/EXP/TRE/XPL/3/A</text:p>
        </draw:polygon>
        <draw:frame draw:style-name="gr3" draw:text-style-name="P3" draw:layer="layout" svg:width="6.106cm" svg:height="0.573cm" svg:x="6.872cm" svg:y="23.308cm">
          <draw:text-box>
            <text:p text:style-name="P2"><text:span text:style-name="T1">TCSS </text:span><text:span text:style-name="T1">342 AVL </text:span><text:span text:style-name="T1">Trees </text:span><text:span text:style-name="T1">v1.0</text:span></text:p>
          </draw:text-box>
        </draw:frame>
        <draw:frame draw:style-name="gr3" draw:text-style-name="P3" draw:layer="layout" svg:width="0.629cm" svg:height="0.573cm" svg:x="16.873cm" svg:y="23.308cm">
          <draw:text-box>
            <text:p text:style-name="P2"><text:span text:style-name="T1">12</text:span></text:p>
          </draw:text-box>
        </draw:frame>
        <draw:frame draw:style-name="gr17" draw:text-style-name="P13" draw:layer="layout" svg:width="2.974cm" svg:height="1.288cm" svg:x="2.663cm" svg:y="1.269cm">
          <draw:text-box>
            <text:p text:style-name="P2"><text:span text:style-name="T17">Let </text:span><text:span text:style-name="T18">w</text:span></text:p>
          </draw:text-box>
        </draw:frame>
        <draw:frame draw:style-name="gr18" draw:text-style-name="P14" draw:layer="layout" svg:width="0.638cm" svg:height="0.742cm" svg:x="5.214cm" svg:y="1.863cm">
          <draw:text-box>
            <text:p text:style-name="P2"><text:span text:style-name="T19">h</text:span></text:p>
          </draw:text-box>
        </draw:frame>
        <draw:frame draw:style-name="gr17" draw:text-style-name="P13" draw:layer="layout" svg:width="15.415cm" svg:height="1.288cm" svg:x="5.535cm" svg:y="1.269cm">
          <draw:text-box>
            <text:p text:style-name="P2"><text:span text:style-name="T17"><text:s/></text:span><text:span text:style-name="T17">be </text:span><text:span text:style-name="T17">the </text:span><text:span text:style-name="T17">nu</text:span><text:span text:style-name="T17">mb</text:span><text:span text:style-name="T17">er </text:span><text:span text:style-name="T17">of </text:span><text:span text:style-name="T17">nod</text:span><text:span text:style-name="T17">es </text:span><text:span text:style-name="T17">in </text:span></text:p>
          </draw:text-box>
        </draw:frame>
        <draw:frame draw:style-name="gr17" draw:text-style-name="P13" draw:layer="layout" svg:width="12.821cm" svg:height="1.288cm" svg:x="2.663cm" svg:y="2.659cm">
          <draw:text-box>
            <text:p text:style-name="P2"><text:span text:style-name="T17">any </text:span><text:span text:style-name="T17">one </text:span><text:span text:style-name="T17">of </text:span><text:span text:style-name="T17">the</text:span><text:span text:style-name="T17">se </text:span><text:span text:style-name="T17">tree</text:span><text:span text:style-name="T17">s.</text:span></text:p>
          </draw:text-box>
        </draw:frame>
        <draw:frame draw:style-name="gr17" draw:text-style-name="P13" draw:layer="layout" svg:width="1.107cm" svg:height="1.288cm" svg:x="2.663cm" svg:y="4.264cm">
          <draw:text-box>
            <text:p text:style-name="P2"><text:span text:style-name="T17">w</text:span></text:p>
          </draw:text-box>
        </draw:frame>
        <draw:frame draw:style-name="gr18" draw:text-style-name="P14" draw:layer="layout" svg:width="0.638cm" svg:height="0.742cm" svg:x="3.461cm" svg:y="4.858cm">
          <draw:text-box>
            <text:p text:style-name="P2"><text:span text:style-name="T20">0</text:span></text:p>
          </draw:text-box>
        </draw:frame>
        <draw:frame draw:style-name="gr17" draw:text-style-name="P13" draw:layer="layout" svg:width="3.951cm" svg:height="1.288cm" svg:x="3.782cm" svg:y="4.264cm">
          <draw:text-box>
            <text:p text:style-name="P2"><text:span text:style-name="T17"><text:s/></text:span><text:span text:style-name="T17">= </text:span><text:span text:style-name="T17">1, w</text:span></text:p>
          </draw:text-box>
        </draw:frame>
        <draw:frame draw:style-name="gr18" draw:text-style-name="P14" draw:layer="layout" svg:width="0.638cm" svg:height="0.742cm" svg:x="6.854cm" svg:y="4.858cm">
          <draw:text-box>
            <text:p text:style-name="P2"><text:span text:style-name="T20">1</text:span></text:p>
          </draw:text-box>
        </draw:frame>
        <draw:frame draw:style-name="gr17" draw:text-style-name="P13" draw:layer="layout" svg:width="2.343cm" svg:height="1.288cm" svg:x="7.176cm" svg:y="4.264cm">
          <draw:text-box>
            <text:p text:style-name="P2"><text:span text:style-name="T17"><text:s/></text:span><text:span text:style-name="T17">= 2</text:span></text:p>
          </draw:text-box>
        </draw:frame>
        <draw:frame draw:style-name="gr17" draw:text-style-name="P13" draw:layer="layout" svg:width="6.132cm" svg:height="1.288cm" svg:x="1.732cm" svg:y="7.537cm">
          <draw:text-box>
            <text:p text:style-name="P2"><text:span text:style-name="T17">Sup</text:span><text:span text:style-name="T17">pos</text:span><text:span text:style-name="T17">e T </text:span></text:p>
          </draw:text-box>
        </draw:frame>
        <draw:frame draw:style-name="gr17" draw:text-style-name="P13" draw:layer="layout" svg:width="1.107cm" svg:height="1.107cm" svg:x="6.71cm" svg:y="7.798cm">
          <draw:text-box>
            <text:p text:style-name="P2"><text:span text:style-name="T21"></text:span></text:p>
          </draw:text-box>
        </draw:frame>
        <draw:frame draw:style-name="gr17" draw:text-style-name="P13" draw:layer="layout" svg:width="1.107cm" svg:height="1.288cm" svg:x="7.497cm" svg:y="7.537cm">
          <draw:text-box>
            <text:p text:style-name="P2"><text:span text:style-name="T17"><text:s/></text:span><text:span text:style-name="T17">S</text:span></text:p>
          </draw:text-box>
        </draw:frame>
        <draw:frame draw:style-name="gr18" draw:text-style-name="P14" draw:layer="layout" svg:width="0.638cm" svg:height="0.742cm" svg:x="8.386cm" svg:y="8.132cm">
          <draw:text-box>
            <text:p text:style-name="P2"><text:span text:style-name="T20">h</text:span></text:p>
          </draw:text-box>
        </draw:frame>
        <draw:frame draw:style-name="gr17" draw:text-style-name="P13" draw:layer="layout" svg:width="5.514cm" svg:height="1.288cm" svg:x="8.707cm" svg:y="7.537cm">
          <draw:text-box>
            <text:p text:style-name="P2"><text:span text:style-name="T17">, </text:span><text:span text:style-name="T17">whe</text:span><text:span text:style-name="T17">re h </text:span></text:p>
          </draw:text-box>
        </draw:frame>
        <draw:frame draw:style-name="gr17" draw:text-style-name="P13" draw:layer="layout" svg:width="1.107cm" svg:height="1.107cm" svg:x="13.056cm" svg:y="7.798cm">
          <draw:text-box>
            <text:p text:style-name="P2"><text:span text:style-name="T21"></text:span></text:p>
          </draw:text-box>
        </draw:frame>
        <draw:frame draw:style-name="gr17" draw:text-style-name="P13" draw:layer="layout" svg:width="4.18cm" svg:height="1.288cm" svg:x="13.931cm" svg:y="7.537cm">
          <draw:text-box>
            <text:p text:style-name="P2"><text:span text:style-name="T17"><text:s/></text:span><text:span text:style-name="T17">2. <text:s/></text:span><text:span text:style-name="T17">Let </text:span></text:p>
          </draw:text-box>
        </draw:frame>
        <draw:frame draw:style-name="gr17" draw:text-style-name="P13" draw:layer="layout" svg:width="1.107cm" svg:height="1.288cm" svg:x="2.663cm" svg:y="8.931cm">
          <draw:text-box>
            <text:p text:style-name="P2"><text:span text:style-name="T18">T</text:span></text:p>
          </draw:text-box>
        </draw:frame>
        <draw:frame draw:style-name="gr18" draw:text-style-name="P14" draw:layer="layout" svg:width="0.638cm" svg:height="0.742cm" svg:x="3.337cm" svg:y="9.525cm">
          <draw:text-box>
            <text:p text:style-name="P2"><text:span text:style-name="T19">L</text:span></text:p>
          </draw:text-box>
        </draw:frame>
        <draw:frame draw:style-name="gr17" draw:text-style-name="P13" draw:layer="layout" svg:width="3.468cm" svg:height="1.288cm" svg:x="3.725cm" svg:y="8.931cm">
          <draw:text-box>
            <text:p text:style-name="P2"><text:span text:style-name="T17"><text:s/></text:span><text:span text:style-name="T17">and </text:span><text:span text:style-name="T18">T</text:span></text:p>
          </draw:text-box>
        </draw:frame>
        <draw:frame draw:style-name="gr18" draw:text-style-name="P14" draw:layer="layout" svg:width="0.65cm" svg:height="0.742cm" svg:x="6.551cm" svg:y="9.525cm">
          <draw:text-box>
            <text:p text:style-name="P2"><text:span text:style-name="T19">R</text:span><text:span text:style-name="T20"> </text:span></text:p>
          </draw:text-box>
        </draw:frame>
        <draw:frame draw:style-name="gr17" draw:text-style-name="P13" draw:layer="layout" svg:width="11.246cm" svg:height="1.288cm" svg:x="7.14cm" svg:y="8.931cm">
          <draw:text-box>
            <text:p text:style-name="P2"><text:span text:style-name="T17">be </text:span><text:span text:style-name="T17">T’s </text:span><text:span text:style-name="T17">left </text:span><text:span text:style-name="T17">and </text:span><text:span text:style-name="T17">righ</text:span><text:span text:style-name="T17">t </text:span></text:p>
          </draw:text-box>
        </draw:frame>
        <draw:frame draw:style-name="gr17" draw:text-style-name="P13" draw:layer="layout" svg:width="16.44cm" svg:height="1.288cm" svg:x="2.663cm" svg:y="10.324cm">
          <draw:text-box>
            <text:p text:style-name="P2"><text:span text:style-name="T17">sub</text:span><text:span text:style-name="T17">tree</text:span><text:span text:style-name="T17">s. <text:s/></text:span><text:span text:style-name="T17">Sin</text:span><text:span text:style-name="T17">ce T </text:span><text:span text:style-name="T17">has </text:span><text:span text:style-name="T17">hei</text:span><text:span text:style-name="T17">ght </text:span></text:p>
          </draw:text-box>
        </draw:frame>
        <draw:frame draw:style-name="gr17" draw:text-style-name="P13" draw:layer="layout" svg:width="1.107cm" svg:height="1.107cm" svg:x="15.515cm" svg:y="10.596cm">
          <draw:text-box>
            <text:p text:style-name="P2"><text:span text:style-name="T22">h</text:span></text:p>
          </draw:text-box>
        </draw:frame>
        <draw:frame draw:style-name="gr17" draw:text-style-name="P13" draw:layer="layout" svg:width="1.107cm" svg:height="1.288cm" svg:x="16.073cm" svg:y="10.324cm">
          <draw:text-box>
            <text:p text:style-name="P2"><text:span text:style-name="T17">, </text:span></text:p>
          </draw:text-box>
        </draw:frame>
        <draw:frame draw:style-name="gr17" draw:text-style-name="P13" draw:layer="layout" svg:width="4.299cm" svg:height="1.288cm" svg:x="2.663cm" svg:y="11.651cm">
          <draw:text-box>
            <text:p text:style-name="P2"><text:span text:style-name="T17">eith</text:span><text:span text:style-name="T17">er T</text:span></text:p>
          </draw:text-box>
        </draw:frame>
        <draw:frame draw:style-name="gr18" draw:text-style-name="P14" draw:layer="layout" svg:width="0.638cm" svg:height="0.742cm" svg:x="6.145cm" svg:y="12.245cm">
          <draw:text-box>
            <text:p text:style-name="P2"><text:span text:style-name="T20">L</text:span></text:p>
          </draw:text-box>
        </draw:frame>
        <draw:frame draw:style-name="gr17" draw:text-style-name="P13" draw:layer="layout" svg:width="2.516cm" svg:height="1.288cm" svg:x="6.533cm" svg:y="11.651cm">
          <draw:text-box>
            <text:p text:style-name="P2"><text:span text:style-name="T17"><text:s/></text:span><text:span text:style-name="T17">or </text:span><text:span text:style-name="T17">T</text:span></text:p>
          </draw:text-box>
        </draw:frame>
        <draw:frame draw:style-name="gr18" draw:text-style-name="P14" draw:layer="layout" svg:width="0.638cm" svg:height="0.742cm" svg:x="8.678cm" svg:y="12.245cm">
          <draw:text-box>
            <text:p text:style-name="P2"><text:span text:style-name="T20">R</text:span></text:p>
          </draw:text-box>
        </draw:frame>
        <draw:frame draw:style-name="gr17" draw:text-style-name="P13" draw:layer="layout" svg:width="6.555cm" svg:height="1.288cm" svg:x="9.109cm" svg:y="11.651cm">
          <draw:text-box>
            <text:p text:style-name="P2"><text:span text:style-name="T17"><text:s/></text:span><text:span text:style-name="T17">has </text:span><text:span text:style-name="T17">hei</text:span><text:span text:style-name="T17">ght </text:span></text:p>
          </draw:text-box>
        </draw:frame>
        <draw:frame draw:style-name="gr17" draw:text-style-name="P13" draw:layer="layout" svg:width="1.107cm" svg:height="1.107cm" svg:x="14.146cm" svg:y="11.922cm">
          <draw:text-box>
            <text:p text:style-name="P2"><text:span text:style-name="T22">h</text:span></text:p>
          </draw:text-box>
        </draw:frame>
        <draw:frame draw:style-name="gr17" draw:text-style-name="P13" draw:layer="layout" svg:width="2.165cm" svg:height="1.288cm" svg:x="14.7cm" svg:y="11.651cm">
          <draw:text-box>
            <text:p text:style-name="P2"><text:span text:style-name="T17">-1. <text:s/></text:span></text:p>
          </draw:text-box>
        </draw:frame>
        <draw:frame draw:style-name="gr17" draw:text-style-name="P13" draw:layer="layout" svg:width="7.808cm" svg:height="1.288cm" svg:x="2.663cm" svg:y="13.044cm">
          <draw:text-box>
            <text:p text:style-name="P2"><text:span text:style-name="T17">Sup</text:span><text:span text:style-name="T17">pos</text:span><text:span text:style-name="T17">e </text:span><text:span text:style-name="T17">it’s </text:span><text:span text:style-name="T17">T</text:span></text:p>
          </draw:text-box>
        </draw:frame>
        <draw:frame draw:style-name="gr18" draw:text-style-name="P14" draw:layer="layout" svg:width="0.638cm" svg:height="0.742cm" svg:x="8.971cm" svg:y="13.639cm">
          <draw:text-box>
            <text:p text:style-name="P2"><text:span text:style-name="T20">R</text:span></text:p>
          </draw:text-box>
        </draw:frame>
        <draw:frame draw:style-name="gr17" draw:text-style-name="P13" draw:layer="layout" svg:width="1.107cm" svg:height="1.288cm" svg:x="9.402cm" svg:y="13.044cm">
          <draw:text-box>
            <text:p text:style-name="P2"><text:span text:style-name="T17">.</text:span></text:p>
          </draw:text-box>
        </draw:frame>
        <draw:frame draw:style-name="gr17" draw:text-style-name="P13" draw:layer="layout" svg:width="11.242cm" svg:height="1.288cm" svg:x="1.732cm" svg:y="14.713cm">
          <draw:text-box>
            <text:p text:style-name="P2"><text:span text:style-name="T17">By </text:span><text:span text:style-name="T17">defi</text:span><text:span text:style-name="T17">niti</text:span><text:span text:style-name="T17">on, </text:span><text:span text:style-name="T17">bot</text:span><text:span text:style-name="T17">h T</text:span></text:p>
          </draw:text-box>
        </draw:frame>
        <draw:frame draw:style-name="gr18" draw:text-style-name="P14" draw:layer="layout" svg:width="0.638cm" svg:height="0.742cm" svg:x="10.986cm" svg:y="15.307cm">
          <draw:text-box>
            <text:p text:style-name="P2"><text:span text:style-name="T20">L</text:span></text:p>
          </draw:text-box>
        </draw:frame>
        <draw:frame draw:style-name="gr17" draw:text-style-name="P13" draw:layer="layout" svg:width="3.469cm" svg:height="1.288cm" svg:x="11.374cm" svg:y="14.713cm">
          <draw:text-box>
            <text:p text:style-name="P2"><text:span text:style-name="T17"><text:s/></text:span><text:span text:style-name="T17">and </text:span><text:span text:style-name="T17">T</text:span></text:p>
          </draw:text-box>
        </draw:frame>
        <draw:frame draw:style-name="gr18" draw:text-style-name="P14" draw:layer="layout" svg:width="0.638cm" svg:height="0.742cm" svg:x="14.199cm" svg:y="15.307cm">
          <draw:text-box>
            <text:p text:style-name="P2"><text:span text:style-name="T20">R</text:span></text:p>
          </draw:text-box>
        </draw:frame>
        <draw:frame draw:style-name="gr17" draw:text-style-name="P13" draw:layer="layout" svg:width="2.499cm" svg:height="1.288cm" svg:x="14.626cm" svg:y="14.713cm">
          <draw:text-box>
            <text:p text:style-name="P2"><text:span text:style-name="T17"><text:s/></text:span><text:span text:style-name="T17">are </text:span></text:p>
          </draw:text-box>
        </draw:frame>
        <draw:frame draw:style-name="gr17" draw:text-style-name="P13" draw:layer="layout" svg:width="11.157cm" svg:height="1.288cm" svg:x="2.663cm" svg:y="16.106cm">
          <draw:text-box>
            <text:p text:style-name="P2"><text:span text:style-name="T17">AVL </text:span><text:span text:style-name="T17">tree</text:span><text:span text:style-name="T17">s. <text:s/></text:span><text:span text:style-name="T17">In </text:span><text:span text:style-name="T17">fact</text:span><text:span text:style-name="T17">, T</text:span></text:p>
          </draw:text-box>
        </draw:frame>
        <draw:frame draw:style-name="gr18" draw:text-style-name="P14" draw:layer="layout" svg:width="0.638cm" svg:height="0.742cm" svg:x="12.016cm" svg:y="16.701cm">
          <draw:text-box>
            <text:p text:style-name="P2"><text:span text:style-name="T20">R</text:span></text:p>
          </draw:text-box>
        </draw:frame>
        <draw:frame draw:style-name="gr17" draw:text-style-name="P13" draw:layer="layout" svg:width="1.107cm" svg:height="1.288cm" svg:x="12.442cm" svg:y="16.106cm">
          <draw:text-box>
            <text:p text:style-name="P2"><text:span text:style-name="T17"><text:s/></text:span></text:p>
          </draw:text-box>
        </draw:frame>
        <draw:frame draw:style-name="gr17" draw:text-style-name="P13" draw:layer="layout" svg:width="1.107cm" svg:height="1.107cm" svg:x="12.718cm" svg:y="16.367cm">
          <draw:text-box>
            <text:p text:style-name="P2"><text:span text:style-name="T21"></text:span></text:p>
          </draw:text-box>
        </draw:frame>
        <draw:frame draw:style-name="gr17" draw:text-style-name="P13" draw:layer="layout" svg:width="1.107cm" svg:height="1.288cm" svg:x="13.504cm" svg:y="16.106cm">
          <draw:text-box>
            <text:p text:style-name="P2"><text:span text:style-name="T17"><text:s/></text:span><text:span text:style-name="T17">S</text:span></text:p>
          </draw:text-box>
        </draw:frame>
        <draw:frame draw:style-name="gr18" draw:text-style-name="P14" draw:layer="layout" svg:width="1.247cm" svg:height="0.742cm" svg:x="14.393cm" svg:y="16.701cm">
          <draw:text-box>
            <text:p text:style-name="P2"><text:span text:style-name="T20">h-1 </text:span></text:p>
          </draw:text-box>
        </draw:frame>
        <draw:frame draw:style-name="gr17" draw:text-style-name="P13" draw:layer="layout" svg:width="1.488cm" svg:height="1.288cm" svg:x="15.409cm" svg:y="16.106cm">
          <draw:text-box>
            <text:p text:style-name="P2"><text:span text:style-name="T17">or </text:span></text:p>
          </draw:text-box>
        </draw:frame>
        <draw:frame draw:style-name="gr17" draw:text-style-name="P13" draw:layer="layout" svg:width="16.686cm" svg:height="1.288cm" svg:x="2.663cm" svg:y="17.5cm">
          <draw:text-box>
            <text:p text:style-name="P2"><text:span text:style-name="T17">else </text:span><text:span text:style-name="T17">it </text:span><text:span text:style-name="T17">coul</text:span><text:span text:style-name="T17">d </text:span><text:span text:style-name="T17">be </text:span><text:span text:style-name="T17">repl</text:span><text:span text:style-name="T17">ace</text:span><text:span text:style-name="T17">d </text:span><text:span text:style-name="T17">by </text:span><text:span text:style-name="T17">a </text:span></text:p>
          </draw:text-box>
        </draw:frame>
        <draw:frame draw:style-name="gr17" draw:text-style-name="P13" draw:layer="layout" svg:width="14.751cm" svg:height="1.288cm" svg:x="2.663cm" svg:y="18.826cm">
          <draw:text-box>
            <text:p text:style-name="P2"><text:span text:style-name="T17">sm</text:span><text:span text:style-name="T17">alle</text:span><text:span text:style-name="T17">r </text:span><text:span text:style-name="T17">AVL </text:span><text:span text:style-name="T17">tree </text:span><text:span text:style-name="T17">of </text:span><text:span text:style-name="T17">hei</text:span><text:span text:style-name="T17">ght </text:span></text:p>
          </draw:text-box>
        </draw:frame>
        <draw:frame draw:style-name="gr17" draw:text-style-name="P13" draw:layer="layout" svg:width="1.107cm" svg:height="1.107cm" svg:x="14.76cm" svg:y="19.098cm">
          <draw:text-box>
            <text:p text:style-name="P2"><text:span text:style-name="T22">h</text:span></text:p>
          </draw:text-box>
        </draw:frame>
        <draw:frame draw:style-name="gr17" draw:text-style-name="P13" draw:layer="layout" svg:width="2.927cm" svg:height="1.288cm" svg:x="15.314cm" svg:y="18.826cm">
          <draw:text-box>
            <text:p text:style-name="P2"><text:span text:style-name="T17">-1 </text:span><text:span text:style-name="T17">to </text:span></text:p>
          </draw:text-box>
        </draw:frame>
        <draw:frame draw:style-name="gr17" draw:text-style-name="P13" draw:layer="layout" svg:width="14.738cm" svg:height="1.288cm" svg:x="2.663cm" svg:y="20.156cm">
          <draw:text-box>
            <text:p text:style-name="P2"><text:span text:style-name="T17">giv</text:span><text:span text:style-name="T17">e </text:span><text:span text:style-name="T17">an </text:span><text:span text:style-name="T17">AVL </text:span><text:span text:style-name="T17">tree </text:span><text:span text:style-name="T17">of </text:span><text:span text:style-name="T17">hei</text:span><text:span text:style-name="T17">ght </text:span></text:p>
          </draw:text-box>
        </draw:frame>
        <draw:frame draw:style-name="gr17" draw:text-style-name="P13" draw:layer="layout" svg:width="1.107cm" svg:height="1.107cm" svg:x="14.654cm" svg:y="20.428cm">
          <draw:text-box>
            <text:p text:style-name="P2"><text:span text:style-name="T22">h</text:span></text:p>
          </draw:text-box>
        </draw:frame>
        <draw:frame draw:style-name="gr17" draw:text-style-name="P13" draw:layer="layout" svg:width="2.961cm" svg:height="1.288cm" svg:x="15.208cm" svg:y="20.156cm">
          <draw:text-box>
            <text:p text:style-name="P2"><text:span text:style-name="T17"><text:s/></text:span><text:span text:style-name="T17">that </text:span></text:p>
          </draw:text-box>
        </draw:frame>
        <draw:path draw:style-name="gr19" draw:text-style-name="P15" draw:layer="layout" svg:width="0.423cm" svg:height="0.423cm" svg:x="12.065cm" svg:y="4.868cm" svg:viewBox="0 0 424 424" svg:d="M211 0c120 0 213 92 213 212 0 119-93 212-213 212s-211-93-211-212c0-120 91-212 211-212zM0 0zM424 424z">
          <text:p/>
        </draw:path>
        <draw:path draw:style-name="gr8" draw:text-style-name="P6" draw:layer="layout" svg:width="0.423cm" svg:height="0.423cm" svg:x="12.065cm" svg:y="4.868cm" svg:viewBox="0 0 424 424" svg:d="M211 0c120 0 213 92 213 212 0 119-93 212-213 212s-211-93-211-212c0-120 91-212 211-212z">
          <text:p/>
        </draw:path>
        <draw:polygon draw:style-name="gr8" draw:text-style-name="P6" draw:layer="layout" svg:width="0cm" svg:height="0cm" svg:x="12.065cm" svg:y="4.868cm" svg:viewBox="0 0 0 0" draw:points="0,0">
          <text:p/>
        </draw:polygon>
        <draw:polygon draw:style-name="gr8" draw:text-style-name="P6" draw:layer="layout" svg:width="0cm" svg:height="0cm" svg:x="12.488cm" svg:y="5.291cm" svg:viewBox="0 0 0 0" draw:points="0,0">
          <text:p/>
        </draw:polygon>
        <draw:path draw:style-name="gr19" draw:text-style-name="P15" draw:layer="layout" svg:width="0.423cm" svg:height="0.423cm" svg:x="15.028cm" svg:y="4.233cm" svg:viewBox="0 0 424 424" svg:d="M212 0c119 0 212 92 212 213 0 119-93 211-212 211-120 0-212-92-212-211 0-121 92-213 212-213zM0 0zM424 424z">
          <text:p/>
        </draw:path>
        <draw:path draw:style-name="gr8" draw:text-style-name="P6" draw:layer="layout" svg:width="0.423cm" svg:height="0.423cm" svg:x="15.028cm" svg:y="4.233cm" svg:viewBox="0 0 424 424" svg:d="M212 0c119 0 212 92 212 213 0 119-93 211-212 211-120 0-212-92-212-211 0-121 92-213 212-213z">
          <text:p/>
        </draw:path>
        <draw:polygon draw:style-name="gr8" draw:text-style-name="P6" draw:layer="layout" svg:width="0cm" svg:height="0cm" svg:x="15.028cm" svg:y="4.233cm" svg:viewBox="0 0 0 0" draw:points="0,0">
          <text:p/>
        </draw:polygon>
        <draw:polygon draw:style-name="gr8" draw:text-style-name="P6" draw:layer="layout" svg:width="0cm" svg:height="0cm" svg:x="15.451cm" svg:y="4.656cm" svg:viewBox="0 0 0 0" draw:points="0,0">
          <text:p/>
        </draw:polygon>
        <draw:path draw:style-name="gr19" draw:text-style-name="P15" draw:layer="layout" svg:width="0.424cm" svg:height="0.423cm" svg:x="16.086cm" svg:y="5.503cm" svg:viewBox="0 0 425 424" svg:d="M213 0c120 0 212 92 212 213 0 119-92 211-212 211-121 0-213-92-213-211 0-121 92-213 213-213zM0 0zM425 424z">
          <text:p/>
        </draw:path>
        <draw:path draw:style-name="gr8" draw:text-style-name="P6" draw:layer="layout" svg:width="0.424cm" svg:height="0.423cm" svg:x="16.086cm" svg:y="5.503cm" svg:viewBox="0 0 425 424" svg:d="M213 0c120 0 212 92 212 213 0 119-92 211-212 211-121 0-213-92-213-211 0-121 92-213 213-213z">
          <text:p/>
        </draw:path>
        <draw:polygon draw:style-name="gr8" draw:text-style-name="P6" draw:layer="layout" svg:width="0cm" svg:height="0cm" svg:x="16.086cm" svg:y="5.503cm" svg:viewBox="0 0 0 0" draw:points="0,0">
          <text:p/>
        </draw:polygon>
        <draw:polygon draw:style-name="gr8" draw:text-style-name="P6" draw:layer="layout" svg:width="0cm" svg:height="0cm" svg:x="16.51cm" svg:y="5.926cm" svg:viewBox="0 0 0 0" draw:points="0,0">
          <text:p/>
        </draw:polygon>
        <draw:line draw:style-name="gr8" draw:text-style-name="P6" draw:layer="layout" svg:x1="15.391cm" svg:y1="4.596cm" svg:x2="16.151cm" svg:y2="5.564cm">
          <text:p/>
        </draw:line>
        <draw:frame draw:style-name="gr17" draw:text-style-name="P13" draw:layer="layout" svg:width="9.464cm" svg:height="1.288cm" svg:x="2.663cm" svg:y="21.483cm">
          <draw:text-box>
            <text:p text:style-name="P2"><text:span text:style-name="T17">is </text:span><text:span text:style-name="T17">sm</text:span><text:span text:style-name="T17">alle</text:span><text:span text:style-name="T17">r </text:span><text:span text:style-name="T17">tha</text:span><text:span text:style-name="T17">n T.</text:span></text:p>
          </draw:text-box>
        </draw:frame>
      </draw:page>
      <draw:page draw:name="page13" draw:style-name="dp1" draw:master-page-name="master-page3">
        <draw:polygon draw:style-name="gr1" draw:text-style-name="P1" draw:layer="layout" svg:width="19.05cm" svg:height="25.4cm" svg:x="0cm" svg:y="0cm" svg:viewBox="0 0 19051 25401" draw:points="0,0 19051,0 19051,25401 0,25401">
          <text:p/>
        </draw:polygon>
        <draw:polygon draw:style-name="gr1" draw:text-style-name="P1" draw:layer="layout" svg:width="19.05cm" svg:height="25.4cm" svg:x="0cm" svg:y="0cm" svg:viewBox="0 0 19051 25401" draw:points="0,0 19051,0 19051,25401 0,25401">
          <text:p/>
        </draw:polygon>
        <draw:frame draw:style-name="gr3" draw:text-style-name="P3" draw:layer="layout" svg:width="6.106cm" svg:height="0.573cm" svg:x="6.872cm" svg:y="23.308cm">
          <draw:text-box>
            <text:p text:style-name="P2"><text:span text:style-name="T1">TCSS </text:span><text:span text:style-name="T1">342 AVL </text:span><text:span text:style-name="T1">Trees </text:span><text:span text:style-name="T1">v1.0</text:span></text:p>
          </draw:text-box>
        </draw:frame>
        <draw:frame draw:style-name="gr3" draw:text-style-name="P3" draw:layer="layout" svg:width="0.629cm" svg:height="0.573cm" svg:x="16.873cm" svg:y="23.308cm">
          <draw:text-box>
            <text:p text:style-name="P2"><text:span text:style-name="T1">13</text:span></text:p>
          </draw:text-box>
        </draw:frame>
        <draw:frame draw:style-name="gr5" draw:text-style-name="P5" draw:layer="layout" svg:width="6.31cm" svg:height="1.309cm" svg:x="1.52cm" svg:y="1.27cm">
          <draw:text-box>
            <text:p text:style-name="P2"><text:span text:style-name="T3">Sim</text:span><text:span text:style-name="T3">ilarl</text:span><text:span text:style-name="T3">y, T</text:span></text:p>
          </draw:text-box>
        </draw:frame>
        <draw:frame draw:style-name="gr16" draw:text-style-name="P12" draw:layer="layout" svg:width="0.652cm" svg:height="0.755cm" svg:x="6.83cm" svg:y="1.878cm">
          <draw:text-box>
            <text:p text:style-name="P2"><text:span text:style-name="T23">L</text:span></text:p>
          </draw:text-box>
        </draw:frame>
        <draw:frame draw:style-name="gr5" draw:text-style-name="P5" draw:layer="layout" svg:width="1.128cm" svg:height="1.309cm" svg:x="7.228cm" svg:y="1.27cm">
          <draw:text-box>
            <text:p text:style-name="P2"><text:span text:style-name="T3"><text:s/></text:span></text:p>
          </draw:text-box>
        </draw:frame>
        <draw:frame draw:style-name="gr5" draw:text-style-name="P5" draw:layer="layout" svg:width="1.128cm" svg:height="1.128cm" svg:x="7.511cm" svg:y="1.535cm">
          <draw:text-box>
            <text:p text:style-name="P2"><text:span text:style-name="T24"></text:span></text:p>
          </draw:text-box>
        </draw:frame>
        <draw:frame draw:style-name="gr5" draw:text-style-name="P5" draw:layer="layout" svg:width="1.128cm" svg:height="1.309cm" svg:x="8.315cm" svg:y="1.27cm">
          <draw:text-box>
            <text:p text:style-name="P2"><text:span text:style-name="T3"><text:s/></text:span><text:span text:style-name="T3">S</text:span></text:p>
          </draw:text-box>
        </draw:frame>
        <draw:frame draw:style-name="gr16" draw:text-style-name="P12" draw:layer="layout" svg:width="1.069cm" svg:height="0.755cm" svg:x="9.225cm" svg:y="1.878cm">
          <draw:text-box>
            <text:p text:style-name="P2"><text:span text:style-name="T23">h-2</text:span></text:p>
          </draw:text-box>
        </draw:frame>
        <draw:frame draw:style-name="gr5" draw:text-style-name="P5" draw:layer="layout" svg:width="1.128cm" svg:height="1.309cm" svg:x="10.093cm" svg:y="1.27cm">
          <draw:text-box>
            <text:p text:style-name="P2"><text:span text:style-name="T3">.</text:span></text:p>
          </draw:text-box>
        </draw:frame>
        <draw:frame draw:style-name="gr5" draw:text-style-name="P5" draw:layer="layout" svg:width="7.101cm" svg:height="1.309cm" svg:x="1.52cm" svg:y="2.974cm">
          <draw:text-box>
            <text:p text:style-name="P2"><text:span text:style-name="T3">The</text:span><text:span text:style-name="T3">refo</text:span><text:span text:style-name="T3">re, </text:span><text:span text:style-name="T3">w</text:span></text:p>
          </draw:text-box>
        </draw:frame>
        <draw:frame draw:style-name="gr16" draw:text-style-name="P12" draw:layer="layout" svg:width="0.652cm" svg:height="0.755cm" svg:x="7.295cm" svg:y="3.582cm">
          <draw:text-box>
            <text:p text:style-name="P2"><text:span text:style-name="T23">h</text:span></text:p>
          </draw:text-box>
        </draw:frame>
        <draw:frame draw:style-name="gr5" draw:text-style-name="P5" draw:layer="layout" svg:width="4.981cm" svg:height="1.309cm" svg:x="7.62cm" svg:y="2.974cm">
          <draw:text-box>
            <text:p text:style-name="P2"><text:span text:style-name="T3"><text:s/></text:span><text:span text:style-name="T3">= </text:span><text:span text:style-name="T3">1 + </text:span><text:span text:style-name="T3">w</text:span></text:p>
          </draw:text-box>
        </draw:frame>
        <draw:frame draw:style-name="gr16" draw:text-style-name="P12" draw:layer="layout" svg:width="1.069cm" svg:height="0.755cm" svg:x="11.416cm" svg:y="3.582cm">
          <draw:text-box>
            <text:p text:style-name="P2"><text:span text:style-name="T23">h-2</text:span></text:p>
          </draw:text-box>
        </draw:frame>
        <draw:frame draw:style-name="gr5" draw:text-style-name="P5" draw:layer="layout" svg:width="2.593cm" svg:height="1.309cm" svg:x="12.284cm" svg:y="2.974cm">
          <draw:text-box>
            <text:p text:style-name="P2"><text:span text:style-name="T3"><text:s/></text:span><text:span text:style-name="T3">+ </text:span><text:span text:style-name="T3">w</text:span></text:p>
          </draw:text-box>
        </draw:frame>
        <draw:frame draw:style-name="gr16" draw:text-style-name="P12" draw:layer="layout" svg:width="1.276cm" svg:height="0.755cm" svg:x="14.309cm" svg:y="3.582cm">
          <draw:text-box>
            <text:p text:style-name="P2"><text:span text:style-name="T23">h-1 </text:span></text:p>
          </draw:text-box>
        </draw:frame>
        <draw:frame draw:style-name="gr5" draw:text-style-name="P5" draw:layer="layout" svg:width="1.128cm" svg:height="1.309cm" svg:x="15.342cm" svg:y="2.974cm">
          <draw:text-box>
            <text:p text:style-name="P2"><text:span text:style-name="T3">.</text:span></text:p>
          </draw:text-box>
        </draw:frame>
        <draw:frame draw:style-name="gr5" draw:text-style-name="P5" draw:layer="layout" svg:width="7.152cm" svg:height="1.309cm" svg:x="1.52cm" svg:y="6.318cm">
          <draw:text-box>
            <text:p text:style-name="P2"><text:span text:style-name="T4">Clai</text:span><text:span text:style-name="T4">m:</text:span><text:span text:style-name="T3"> </text:span><text:span text:style-name="T3">For </text:span><text:span text:style-name="T3">h </text:span></text:p>
          </draw:text-box>
        </draw:frame>
        <draw:frame draw:style-name="gr5" draw:text-style-name="P5" draw:layer="layout" svg:width="1.128cm" svg:height="1.128cm" svg:x="7.567cm" svg:y="6.584cm">
          <draw:text-box>
            <text:p text:style-name="P2"><text:span text:style-name="T24"></text:span></text:p>
          </draw:text-box>
        </draw:frame>
        <draw:frame draw:style-name="gr5" draw:text-style-name="P5" draw:layer="layout" svg:width="2.724cm" svg:height="1.309cm" svg:x="8.463cm" svg:y="6.318cm">
          <draw:text-box>
            <text:p text:style-name="P2"><text:span text:style-name="T3"><text:s/></text:span><text:span text:style-name="T3">0, </text:span><text:span text:style-name="T3">w</text:span></text:p>
          </draw:text-box>
        </draw:frame>
        <draw:frame draw:style-name="gr16" draw:text-style-name="P12" draw:layer="layout" svg:width="0.652cm" svg:height="0.755cm" svg:x="10.7cm" svg:y="6.923cm">
          <draw:text-box>
            <text:p text:style-name="P2"><text:span text:style-name="T23">h</text:span></text:p>
          </draw:text-box>
        </draw:frame>
        <draw:frame draw:style-name="gr5" draw:text-style-name="P5" draw:layer="layout" svg:width="1.128cm" svg:height="1.309cm" svg:x="11.024cm" svg:y="6.318cm">
          <draw:text-box>
            <text:p text:style-name="P2"><text:span text:style-name="T3"><text:s/></text:span></text:p>
          </draw:text-box>
        </draw:frame>
        <draw:frame draw:style-name="gr5" draw:text-style-name="P5" draw:layer="layout" svg:width="1.128cm" svg:height="1.128cm" svg:x="11.307cm" svg:y="6.584cm">
          <draw:text-box>
            <text:p text:style-name="P2"><text:span text:style-name="T24"></text:span></text:p>
          </draw:text-box>
        </draw:frame>
        <draw:frame draw:style-name="gr5" draw:text-style-name="P5" draw:layer="layout" svg:width="1.128cm" svg:height="1.309cm" svg:x="12.206cm" svg:y="6.318cm">
          <draw:text-box>
            <text:p text:style-name="P2"><text:span text:style-name="T3"><text:s/></text:span></text:p>
          </draw:text-box>
        </draw:frame>
        <draw:frame draw:style-name="gr5" draw:text-style-name="P5" draw:layer="layout" svg:width="1.128cm" svg:height="1.128cm" svg:x="12.488cm" svg:y="6.584cm">
          <draw:text-box>
            <text:p text:style-name="P2"><text:span text:style-name="T24"></text:span></text:p>
          </draw:text-box>
        </draw:frame>
        <draw:frame draw:style-name="gr16" draw:text-style-name="P12" draw:layer="layout" svg:width="0.652cm" svg:height="0.755cm" svg:x="13.173cm" svg:y="6.563cm">
          <draw:text-box>
            <text:p text:style-name="P2"><text:span text:style-name="T23">h</text:span></text:p>
          </draw:text-box>
        </draw:frame>
        <draw:frame draw:style-name="gr5" draw:text-style-name="P5" draw:layer="layout" svg:width="4.909cm" svg:height="1.309cm" svg:x="13.497cm" svg:y="6.318cm">
          <draw:text-box>
            <text:p text:style-name="P2"><text:span text:style-name="T3"><text:s/></text:span><text:span text:style-name="T3">, </text:span><text:span text:style-name="T3">whe</text:span><text:span text:style-name="T3">re </text:span></text:p>
          </draw:text-box>
        </draw:frame>
        <draw:frame draw:style-name="gr5" draw:text-style-name="P5" draw:layer="layout" svg:width="1.128cm" svg:height="1.128cm" svg:x="2.473cm" svg:y="8.005cm">
          <draw:text-box>
            <text:p text:style-name="P2"><text:span text:style-name="T24"></text:span></text:p>
          </draw:text-box>
        </draw:frame>
        <draw:frame draw:style-name="gr5" draw:text-style-name="P5" draw:layer="layout" svg:width="4.498cm" svg:height="1.309cm" svg:x="3.154cm" svg:y="7.74cm">
          <draw:text-box>
            <text:p text:style-name="P2"><text:span text:style-name="T3"><text:s/></text:span><text:span text:style-name="T3">= </text:span><text:span text:style-name="T3">(1 </text:span><text:span text:style-name="T3">+ </text:span></text:p>
          </draw:text-box>
        </draw:frame>
        <draw:frame draw:style-name="gr5" draw:text-style-name="P5" draw:layer="layout" svg:width="1.128cm" svg:height="1.128cm" svg:x="6.512cm" svg:y="8.005cm">
          <draw:text-box>
            <text:p text:style-name="P2"><text:span text:style-name="T24"></text:span></text:p>
          </draw:text-box>
        </draw:frame>
        <draw:frame draw:style-name="gr5" draw:text-style-name="P5" draw:layer="layout" svg:width="3.342cm" svg:height="1.309cm" svg:x="7.112cm" svg:y="7.74cm">
          <draw:text-box>
            <text:p text:style-name="P2"><text:span text:style-name="T3">5) / </text:span><text:span text:style-name="T3">2 </text:span></text:p>
          </draw:text-box>
        </draw:frame>
        <draw:frame draw:style-name="gr5" draw:text-style-name="P5" draw:layer="layout" svg:width="1.128cm" svg:height="1.128cm" svg:x="9.786cm" svg:y="8.005cm">
          <draw:text-box>
            <text:p text:style-name="P2"><text:span text:style-name="T24"></text:span></text:p>
          </draw:text-box>
        </draw:frame>
        <draw:frame draw:style-name="gr5" draw:text-style-name="P5" draw:layer="layout" svg:width="2.521cm" svg:height="1.309cm" svg:x="10.686cm" svg:y="7.74cm">
          <draw:text-box>
            <text:p text:style-name="P2"><text:span text:style-name="T3"><text:s/></text:span><text:span text:style-name="T3">1.6.</text:span></text:p>
          </draw:text-box>
        </draw:frame>
        <draw:frame draw:style-name="gr5" draw:text-style-name="P5" draw:layer="layout" svg:width="17.943cm" svg:height="1.309cm" svg:x="1.52cm" svg:y="9.381cm">
          <draw:text-box>
            <text:p text:style-name="P2"><text:span text:style-name="T4">Pro</text:span><text:span text:style-name="T4">of:</text:span><text:span text:style-name="T3"> </text:span><text:span text:style-name="T3">The </text:span><text:span text:style-name="T3">pro</text:span><text:span text:style-name="T3">of </text:span><text:span text:style-name="T3">is </text:span><text:span text:style-name="T3">by </text:span><text:span text:style-name="T3">ind</text:span><text:span text:style-name="T3">ucti</text:span><text:span text:style-name="T3">on </text:span></text:p>
          </draw:text-box>
        </draw:frame>
        <draw:frame draw:style-name="gr5" draw:text-style-name="P5" draw:layer="layout" svg:width="1.767cm" svg:height="1.309cm" svg:x="2.473cm" svg:y="10.735cm">
          <draw:text-box>
            <text:p text:style-name="P2"><text:span text:style-name="T3">on </text:span></text:p>
          </draw:text-box>
        </draw:frame>
        <draw:frame draw:style-name="gr5" draw:text-style-name="P5" draw:layer="layout" svg:width="1.128cm" svg:height="1.128cm" svg:x="3.891cm" svg:y="11.012cm">
          <draw:text-box>
            <text:p text:style-name="P2"><text:span text:style-name="T7">h</text:span></text:p>
          </draw:text-box>
        </draw:frame>
        <draw:frame draw:style-name="gr5" draw:text-style-name="P5" draw:layer="layout" svg:width="1.128cm" svg:height="1.309cm" svg:x="4.456cm" svg:y="10.735cm">
          <draw:text-box>
            <text:p text:style-name="P2"><text:span text:style-name="T3">.</text:span></text:p>
          </draw:text-box>
        </draw:frame>
        <draw:frame draw:style-name="gr5" draw:text-style-name="P5" draw:layer="layout" svg:width="4.544cm" svg:height="1.128cm" svg:x="2.473cm" svg:y="12.649cm">
          <draw:text-box>
            <text:p text:style-name="P2"><text:span text:style-name="T25">Basi</text:span><text:span text:style-name="T25">s </text:span><text:span text:style-name="T25">step</text:span></text:p>
          </draw:text-box>
        </draw:frame>
        <draw:frame draw:style-name="gr5" draw:text-style-name="P5" draw:layer="layout" svg:width="1.128cm" svg:height="1.309cm" svg:x="7.02cm" svg:y="12.372cm">
          <draw:text-box>
            <text:p text:style-name="P2"><text:span text:style-name="T3">: </text:span></text:p>
          </draw:text-box>
        </draw:frame>
        <draw:frame draw:style-name="gr5" draw:text-style-name="P5" draw:layer="layout" svg:width="1.128cm" svg:height="1.128cm" svg:x="7.616cm" svg:y="12.649cm">
          <draw:text-box>
            <text:p text:style-name="P2"><text:span text:style-name="T7">h</text:span></text:p>
          </draw:text-box>
        </draw:frame>
        <draw:frame draw:style-name="gr5" draw:text-style-name="P5" draw:layer="layout" svg:width="3.672cm" svg:height="1.309cm" svg:x="8.184cm" svg:y="12.372cm">
          <draw:text-box>
            <text:p text:style-name="P2"><text:span text:style-name="T3">=0. </text:span><text:span text:style-name="T3"><text:s/>w</text:span></text:p>
          </draw:text-box>
        </draw:frame>
        <draw:frame draw:style-name="gr16" draw:text-style-name="P12" draw:layer="layout" svg:width="0.652cm" svg:height="0.755cm" svg:x="11.056cm" svg:y="12.98cm">
          <draw:text-box>
            <text:p text:style-name="P2"><text:span text:style-name="T23">0</text:span></text:p>
          </draw:text-box>
        </draw:frame>
        <draw:frame draw:style-name="gr5" draw:text-style-name="P5" draw:layer="layout" svg:width="4.058cm" svg:height="1.309cm" svg:x="11.384cm" svg:y="12.372cm">
          <draw:text-box>
            <text:p text:style-name="P2"><text:span text:style-name="T3"><text:s/></text:span><text:span text:style-name="T3">= </text:span><text:span text:style-name="T3">1 = </text:span></text:p>
          </draw:text-box>
        </draw:frame>
        <draw:frame draw:style-name="gr5" draw:text-style-name="P5" draw:layer="layout" svg:width="1.128cm" svg:height="1.128cm" svg:x="14.362cm" svg:y="12.637cm">
          <draw:text-box>
            <text:p text:style-name="P2"><text:span text:style-name="T24"></text:span></text:p>
          </draw:text-box>
        </draw:frame>
        <draw:frame draw:style-name="gr16" draw:text-style-name="P12" draw:layer="layout" svg:width="0.652cm" svg:height="0.755cm" svg:x="15.046cm" svg:y="12.62cm">
          <draw:text-box>
            <text:p text:style-name="P2"><text:span text:style-name="T23">0</text:span></text:p>
          </draw:text-box>
        </draw:frame>
        <draw:frame draw:style-name="gr5" draw:text-style-name="P5" draw:layer="layout" svg:width="1.128cm" svg:height="1.309cm" svg:x="15.371cm" svg:y="12.372cm">
          <draw:text-box>
            <text:p text:style-name="P2"><text:span text:style-name="T3">.</text:span></text:p>
          </draw:text-box>
        </draw:frame>
        <draw:frame draw:style-name="gr5" draw:text-style-name="P5" draw:layer="layout" svg:width="1.441cm" svg:height="1.309cm" svg:x="6.6cm" svg:y="14.08cm">
          <draw:text-box>
            <text:p text:style-name="P2"><text:span text:style-name="T3"><text:s text:c="4"/></text:span></text:p>
          </draw:text-box>
        </draw:frame>
        <draw:frame draw:style-name="gr5" draw:text-style-name="P5" draw:layer="layout" svg:width="1.128cm" svg:height="1.128cm" svg:x="7.733cm" svg:y="14.356cm">
          <draw:text-box>
            <text:p text:style-name="P2"><text:span text:style-name="T7">h</text:span></text:p>
          </draw:text-box>
        </draw:frame>
        <draw:frame draw:style-name="gr5" draw:text-style-name="P5" draw:layer="layout" svg:width="3.672cm" svg:height="1.309cm" svg:x="8.301cm" svg:y="14.08cm">
          <draw:text-box>
            <text:p text:style-name="P2"><text:span text:style-name="T3">=1. </text:span><text:span text:style-name="T3"><text:s/>w</text:span></text:p>
          </draw:text-box>
        </draw:frame>
        <draw:frame draw:style-name="gr16" draw:text-style-name="P12" draw:layer="layout" svg:width="0.652cm" svg:height="0.755cm" svg:x="11.176cm" svg:y="14.684cm">
          <draw:text-box>
            <text:p text:style-name="P2"><text:span text:style-name="T23">1</text:span></text:p>
          </draw:text-box>
        </draw:frame>
        <draw:frame draw:style-name="gr5" draw:text-style-name="P5" draw:layer="layout" svg:width="4.058cm" svg:height="1.309cm" svg:x="11.501cm" svg:y="14.08cm">
          <draw:text-box>
            <text:p text:style-name="P2"><text:span text:style-name="T3"><text:s/></text:span><text:span text:style-name="T3">= </text:span><text:span text:style-name="T3">2 &gt; </text:span></text:p>
          </draw:text-box>
        </draw:frame>
        <draw:frame draw:style-name="gr5" draw:text-style-name="P5" draw:layer="layout" svg:width="1.128cm" svg:height="1.128cm" svg:x="14.482cm" svg:y="14.345cm">
          <draw:text-box>
            <text:p text:style-name="P2"><text:span text:style-name="T24"></text:span></text:p>
          </draw:text-box>
        </draw:frame>
        <draw:frame draw:style-name="gr16" draw:text-style-name="P12" draw:layer="layout" svg:width="0.652cm" svg:height="0.755cm" svg:x="15.162cm" svg:y="14.324cm">
          <draw:text-box>
            <text:p text:style-name="P2"><text:span text:style-name="T23">1</text:span></text:p>
          </draw:text-box>
        </draw:frame>
        <draw:frame draw:style-name="gr5" draw:text-style-name="P5" draw:layer="layout" svg:width="1.128cm" svg:height="1.309cm" svg:x="15.49cm" svg:y="14.08cm">
          <draw:text-box>
            <text:p text:style-name="P2"><text:span text:style-name="T3">.</text:span></text:p>
          </draw:text-box>
        </draw:frame>
        <draw:frame draw:style-name="gr5" draw:text-style-name="P5" draw:layer="layout" svg:width="6.428cm" svg:height="1.128cm" svg:x="2.473cm" svg:y="16.06cm">
          <draw:text-box>
            <text:p text:style-name="P2"><text:span text:style-name="T25">Indu</text:span><text:span text:style-name="T25">ction </text:span><text:span text:style-name="T25">step</text:span></text:p>
          </draw:text-box>
        </draw:frame>
        <draw:frame draw:style-name="gr5" draw:text-style-name="P5" draw:layer="layout" svg:width="8.511cm" svg:height="1.309cm" svg:x="8.897cm" svg:y="15.783cm">
          <draw:text-box>
            <text:p text:style-name="P2"><text:span text:style-name="T3">: <text:s/></text:span><text:span text:style-name="T3">Sup</text:span><text:span text:style-name="T3">pos</text:span><text:span text:style-name="T3">e </text:span><text:span text:style-name="T3">the </text:span></text:p>
          </draw:text-box>
        </draw:frame>
        <draw:frame draw:style-name="gr5" draw:text-style-name="P5" draw:layer="layout" svg:width="10.34cm" svg:height="1.309cm" svg:x="2.473cm" svg:y="17.138cm">
          <draw:text-box>
            <text:p text:style-name="P2"><text:span text:style-name="T3">clai</text:span><text:span text:style-name="T3">m </text:span><text:span text:style-name="T3">is </text:span><text:span text:style-name="T3">true </text:span><text:span text:style-name="T3">for </text:span><text:span text:style-name="T3">0 </text:span></text:p>
          </draw:text-box>
        </draw:frame>
        <draw:frame draw:style-name="gr5" draw:text-style-name="P5" draw:layer="layout" svg:width="1.128cm" svg:height="1.128cm" svg:x="10.77cm" svg:y="17.403cm">
          <draw:text-box>
            <text:p text:style-name="P2"><text:span text:style-name="T24"></text:span></text:p>
          </draw:text-box>
        </draw:frame>
        <draw:frame draw:style-name="gr5" draw:text-style-name="P5" draw:layer="layout" svg:width="1.823cm" svg:height="1.309cm" svg:x="11.666cm" svg:y="17.138cm">
          <draw:text-box>
            <text:p text:style-name="P2"><text:span text:style-name="T3"><text:s/></text:span><text:span text:style-name="T3">m </text:span></text:p>
          </draw:text-box>
        </draw:frame>
        <draw:frame draw:style-name="gr5" draw:text-style-name="P5" draw:layer="layout" svg:width="1.128cm" svg:height="1.128cm" svg:x="13.113cm" svg:y="17.403cm">
          <draw:text-box>
            <text:p text:style-name="P2"><text:span text:style-name="T24"></text:span></text:p>
          </draw:text-box>
        </draw:frame>
        <draw:frame draw:style-name="gr5" draw:text-style-name="P5" draw:layer="layout" svg:width="1.128cm" svg:height="1.309cm" svg:x="14.012cm" svg:y="17.138cm">
          <draw:text-box>
            <text:p text:style-name="P2"><text:span text:style-name="T3"><text:s/></text:span></text:p>
          </draw:text-box>
        </draw:frame>
        <draw:frame draw:style-name="gr5" draw:text-style-name="P5" draw:layer="layout" svg:width="1.128cm" svg:height="1.128cm" svg:x="14.295cm" svg:y="17.415cm">
          <draw:text-box>
            <text:p text:style-name="P2"><text:span text:style-name="T7">h</text:span></text:p>
          </draw:text-box>
        </draw:frame>
        <draw:frame draw:style-name="gr5" draw:text-style-name="P5" draw:layer="layout" svg:width="1.128cm" svg:height="1.309cm" svg:x="14.863cm" svg:y="17.138cm">
          <draw:text-box>
            <text:p text:style-name="P2"><text:span text:style-name="T3">, </text:span></text:p>
          </draw:text-box>
        </draw:frame>
        <draw:frame draw:style-name="gr5" draw:text-style-name="P5" draw:layer="layout" svg:width="3.829cm" svg:height="1.309cm" svg:x="2.473cm" svg:y="18.496cm">
          <draw:text-box>
            <text:p text:style-name="P2"><text:span text:style-name="T3">whe</text:span><text:span text:style-name="T3">re </text:span></text:p>
          </draw:text-box>
        </draw:frame>
        <draw:frame draw:style-name="gr5" draw:text-style-name="P5" draw:layer="layout" svg:width="1.128cm" svg:height="1.128cm" svg:x="5.517cm" svg:y="18.773cm">
          <draw:text-box>
            <text:p text:style-name="P2"><text:span text:style-name="T7">h</text:span></text:p>
          </draw:text-box>
        </draw:frame>
        <draw:frame draw:style-name="gr5" draw:text-style-name="P5" draw:layer="layout" svg:width="1.128cm" svg:height="1.309cm" svg:x="6.082cm" svg:y="18.496cm">
          <draw:text-box>
            <text:p text:style-name="P2"><text:span text:style-name="T3"><text:s/></text:span></text:p>
          </draw:text-box>
        </draw:frame>
        <draw:frame draw:style-name="gr5" draw:text-style-name="P5" draw:layer="layout" svg:width="1.128cm" svg:height="1.128cm" svg:x="6.368cm" svg:y="18.762cm">
          <draw:text-box>
            <text:p text:style-name="P2"><text:span text:style-name="T24"></text:span></text:p>
          </draw:text-box>
        </draw:frame>
        <draw:line draw:style-name="gr20" draw:text-style-name="P6" draw:layer="layout" svg:x1="7.196cm" svg:y1="7.408cm" svg:x2="7.62cm" svg:y2="7.408cm">
          <text:p/>
        </draw:line>
        <draw:frame draw:style-name="gr5" draw:text-style-name="P5" draw:layer="layout" svg:width="1.442cm" svg:height="1.309cm" svg:x="7.264cm" svg:y="18.496cm">
          <draw:text-box>
            <text:p text:style-name="P2"><text:span text:style-name="T3"><text:s/></text:span><text:span text:style-name="T3">1.</text:span></text:p>
          </draw:text-box>
        </draw:frame>
      </draw:page>
      <draw:page draw:name="page14" draw:style-name="dp1" draw:master-page-name="master-page3">
        <draw:polygon draw:style-name="gr1" draw:text-style-name="P1" draw:layer="layout" svg:width="19.05cm" svg:height="25.4cm" svg:x="0cm" svg:y="0cm" svg:viewBox="0 0 19051 25401" draw:points="0,0 19051,0 19051,25401 0,25401">
          <text:p/>
        </draw:polygon>
        <draw:polygon draw:style-name="gr1" draw:text-style-name="P1" draw:layer="layout" svg:width="19.05cm" svg:height="25.4cm" svg:x="0cm" svg:y="0cm" svg:viewBox="0 0 19051 25401" draw:points="0,0 19051,0 19051,25401 0,25401">
          <text:p/>
        </draw:polygon>
        <draw:frame draw:style-name="gr3" draw:text-style-name="P3" draw:layer="layout" svg:width="6.106cm" svg:height="0.573cm" svg:x="6.872cm" svg:y="23.308cm">
          <draw:text-box>
            <text:p text:style-name="P2"><text:span text:style-name="T1">TCSS </text:span><text:span text:style-name="T1">342 AVL </text:span><text:span text:style-name="T1">Trees </text:span><text:span text:style-name="T1">v1.0</text:span></text:p>
          </draw:text-box>
        </draw:frame>
        <draw:frame draw:style-name="gr3" draw:text-style-name="P3" draw:layer="layout" svg:width="0.629cm" svg:height="0.573cm" svg:x="16.873cm" svg:y="23.308cm">
          <draw:text-box>
            <text:p text:style-name="P2"><text:span text:style-name="T1">14</text:span></text:p>
          </draw:text-box>
        </draw:frame>
        <draw:frame draw:style-name="gr21" draw:text-style-name="P16" draw:layer="layout" svg:width="2.733cm" svg:height="1.267cm" svg:x="1.732cm" svg:y="1.483cm">
          <draw:text-box>
            <text:p text:style-name="P2"><text:span text:style-name="T26">The</text:span><text:span text:style-name="T26">n</text:span></text:p>
          </draw:text-box>
        </draw:frame>
        <draw:frame draw:style-name="gr21" draw:text-style-name="P16" draw:layer="layout" svg:width="1.093cm" svg:height="1.267cm" svg:x="2.656cm" svg:y="3.07cm">
          <draw:text-box>
            <text:p text:style-name="P2"><text:span text:style-name="T26">w</text:span></text:p>
          </draw:text-box>
        </draw:frame>
        <draw:frame draw:style-name="gr22" draw:text-style-name="P17" draw:layer="layout" svg:width="1.34cm" svg:height="0.738cm" svg:x="3.447cm" svg:y="3.655cm">
          <draw:text-box>
            <text:p text:style-name="P2"><text:span text:style-name="T27">h+1</text:span></text:p>
          </draw:text-box>
        </draw:frame>
        <draw:frame draw:style-name="gr21" draw:text-style-name="P16" draw:layer="layout" svg:width="4.807cm" svg:height="1.267cm" svg:x="4.438cm" svg:y="3.07cm">
          <draw:text-box>
            <text:p text:style-name="P2"><text:span text:style-name="T26"><text:s/></text:span><text:span text:style-name="T26">= 1 </text:span><text:span text:style-name="T26">+ w</text:span></text:p>
          </draw:text-box>
        </draw:frame>
        <draw:frame draw:style-name="gr22" draw:text-style-name="P17" draw:layer="layout" svg:width="1.035cm" svg:height="0.738cm" svg:x="8.117cm" svg:y="3.655cm">
          <draw:text-box>
            <text:p text:style-name="P2"><text:span text:style-name="T27">h-1</text:span></text:p>
          </draw:text-box>
        </draw:frame>
        <draw:frame draw:style-name="gr21" draw:text-style-name="P16" draw:layer="layout" svg:width="2.504cm" svg:height="1.267cm" svg:x="8.964cm" svg:y="3.07cm">
          <draw:text-box>
            <text:p text:style-name="P2"><text:span text:style-name="T26"><text:s/></text:span><text:span text:style-name="T26">+ </text:span><text:span text:style-name="T26">w</text:span></text:p>
          </draw:text-box>
        </draw:frame>
        <draw:frame draw:style-name="gr22" draw:text-style-name="P17" draw:layer="layout" svg:width="0.634cm" svg:height="0.738cm" svg:x="10.926cm" svg:y="3.655cm">
          <draw:text-box>
            <text:p text:style-name="P2"><text:span text:style-name="T27">h</text:span></text:p>
          </draw:text-box>
        </draw:frame>
        <draw:frame draw:style-name="gr21" draw:text-style-name="P16" draw:layer="layout" svg:width="1.093cm" svg:height="1.093cm" svg:x="2.656cm" svg:y="4.978cm">
          <draw:text-box>
            <text:p text:style-name="P2"><text:span text:style-name="T28"></text:span></text:p>
          </draw:text-box>
        </draw:frame>
        <draw:frame draw:style-name="gr21" draw:text-style-name="P16" draw:layer="layout" svg:width="2.652cm" svg:height="1.267cm" svg:x="3.528cm" svg:y="4.721cm">
          <draw:text-box>
            <text:p text:style-name="P2"><text:span text:style-name="T26"><text:s/></text:span><text:span text:style-name="T26">1 + </text:span></text:p>
          </draw:text-box>
        </draw:frame>
        <draw:frame draw:style-name="gr21" draw:text-style-name="P16" draw:layer="layout" svg:width="1.093cm" svg:height="1.093cm" svg:x="5.521cm" svg:y="4.978cm">
          <draw:text-box>
            <text:p text:style-name="P2"><text:span text:style-name="T28"></text:span></text:p>
          </draw:text-box>
        </draw:frame>
        <draw:frame draw:style-name="gr22" draw:text-style-name="P17" draw:layer="layout" svg:width="1.035cm" svg:height="0.738cm" svg:x="6.181cm" svg:y="4.956cm">
          <draw:text-box>
            <text:p text:style-name="P2"><text:span text:style-name="T27">h-1</text:span></text:p>
          </draw:text-box>
        </draw:frame>
        <draw:frame draw:style-name="gr21" draw:text-style-name="P16" draw:layer="layout" svg:width="1.611cm" svg:height="1.267cm" svg:x="7.027cm" svg:y="4.721cm">
          <draw:text-box>
            <text:p text:style-name="P2"><text:span text:style-name="T26"><text:s/></text:span><text:span text:style-name="T26">+ </text:span></text:p>
          </draw:text-box>
        </draw:frame>
        <draw:frame draw:style-name="gr21" draw:text-style-name="P16" draw:layer="layout" svg:width="1.093cm" svg:height="1.093cm" svg:x="8.195cm" svg:y="4.978cm">
          <draw:text-box>
            <text:p text:style-name="P2"><text:span text:style-name="T28"></text:span></text:p>
          </draw:text-box>
        </draw:frame>
        <draw:frame draw:style-name="gr22" draw:text-style-name="P17" draw:layer="layout" svg:width="0.634cm" svg:height="0.738cm" svg:x="8.855cm" svg:y="4.956cm">
          <draw:text-box>
            <text:p text:style-name="P2"><text:span text:style-name="T27">h</text:span></text:p>
          </draw:text-box>
        </draw:frame>
        <draw:frame draw:style-name="gr21" draw:text-style-name="P16" draw:layer="layout" svg:width="7.423cm" svg:height="1.267cm" svg:x="9.176cm" svg:y="4.721cm">
          <draw:text-box>
            <text:p text:style-name="P2"><text:span text:style-name="T26"><text:s text:c="3"/></text:span><text:span text:style-name="T26">(by </text:span><text:span text:style-name="T26">the </text:span><text:span text:style-name="T26">i.h.)</text:span></text:p>
          </draw:text-box>
        </draw:frame>
        <draw:frame draw:style-name="gr21" draw:text-style-name="P16" draw:layer="layout" svg:width="3.566cm" svg:height="1.267cm" svg:x="2.656cm" svg:y="6.376cm">
          <draw:text-box>
            <text:p text:style-name="P2"><text:span text:style-name="T26">= 1 </text:span><text:span text:style-name="T26">+ </text:span></text:p>
          </draw:text-box>
        </draw:frame>
        <draw:frame draw:style-name="gr21" draw:text-style-name="P16" draw:layer="layout" svg:width="1.093cm" svg:height="1.093cm" svg:x="5.267cm" svg:y="6.633cm">
          <draw:text-box>
            <text:p text:style-name="P2"><text:span text:style-name="T28"></text:span></text:p>
          </draw:text-box>
        </draw:frame>
        <draw:frame draw:style-name="gr22" draw:text-style-name="P17" draw:layer="layout" svg:width="1.035cm" svg:height="0.738cm" svg:x="5.927cm" svg:y="6.611cm">
          <draw:text-box>
            <text:p text:style-name="P2"><text:span text:style-name="T27">h-1</text:span></text:p>
          </draw:text-box>
        </draw:frame>
        <draw:frame draw:style-name="gr21" draw:text-style-name="P16" draw:layer="layout" svg:width="3.08cm" svg:height="1.267cm" svg:x="6.773cm" svg:y="6.376cm">
          <draw:text-box>
            <text:p text:style-name="P2"><text:span text:style-name="T26"><text:s/></text:span><text:span text:style-name="T26">(1 </text:span><text:span text:style-name="T26">+ </text:span></text:p>
          </draw:text-box>
        </draw:frame>
        <draw:frame draw:style-name="gr21" draw:text-style-name="P16" draw:layer="layout" svg:width="1.093cm" svg:height="1.093cm" svg:x="9.133cm" svg:y="6.633cm">
          <draw:text-box>
            <text:p text:style-name="P2"><text:span text:style-name="T28"></text:span></text:p>
          </draw:text-box>
        </draw:frame>
        <draw:frame draw:style-name="gr21" draw:text-style-name="P16" draw:layer="layout" svg:width="1.093cm" svg:height="1.267cm" svg:x="9.793cm" svg:y="6.376cm">
          <draw:text-box>
            <text:p text:style-name="P2"><text:span text:style-name="T26">)</text:span></text:p>
          </draw:text-box>
        </draw:frame>
        <draw:frame draw:style-name="gr21" draw:text-style-name="P16" draw:layer="layout" svg:width="3.566cm" svg:height="1.267cm" svg:x="2.656cm" svg:y="7.963cm">
          <draw:text-box>
            <text:p text:style-name="P2"><text:span text:style-name="T26">= 1 </text:span><text:span text:style-name="T26">+ </text:span></text:p>
          </draw:text-box>
        </draw:frame>
        <draw:frame draw:style-name="gr21" draw:text-style-name="P16" draw:layer="layout" svg:width="1.093cm" svg:height="1.093cm" svg:x="5.267cm" svg:y="8.22cm">
          <draw:text-box>
            <text:p text:style-name="P2"><text:span text:style-name="T28"></text:span></text:p>
          </draw:text-box>
        </draw:frame>
        <draw:frame draw:style-name="gr22" draw:text-style-name="P17" draw:layer="layout" svg:width="3.778cm" svg:height="0.738cm" svg:x="5.927cm" svg:y="8.198cm">
          <draw:text-box>
            <text:p text:style-name="P2"><text:span text:style-name="T27">h+1 <text:s text:c="4"/></text:span><text:span text:style-name="T27"><text:s text:c="7"/></text:span></text:p>
          </draw:text-box>
        </draw:frame>
        <draw:frame draw:style-name="gr21" draw:text-style-name="P16" draw:layer="layout" svg:width="3.079cm" svg:height="1.267cm" svg:x="8.798cm" svg:y="7.963cm">
          <draw:text-box>
            <text:p text:style-name="P2"><text:span text:style-name="T26"><text:s text:c="3"/></text:span><text:span text:style-name="T26">(1+</text:span></text:p>
          </draw:text-box>
        </draw:frame>
        <draw:frame draw:style-name="gr21" draw:text-style-name="P16" draw:layer="layout" svg:width="1.093cm" svg:height="1.093cm" svg:x="11.155cm" svg:y="8.22cm">
          <draw:text-box>
            <text:p text:style-name="P2"><text:span text:style-name="T28"></text:span></text:p>
          </draw:text-box>
        </draw:frame>
        <draw:frame draw:style-name="gr21" draw:text-style-name="P16" draw:layer="layout" svg:width="1.611cm" svg:height="1.267cm" svg:x="11.815cm" svg:y="7.963cm">
          <draw:text-box>
            <text:p text:style-name="P2"><text:span text:style-name="T26"><text:s/></text:span><text:span text:style-name="T26">= </text:span></text:p>
          </draw:text-box>
        </draw:frame>
        <draw:frame draw:style-name="gr21" draw:text-style-name="P16" draw:layer="layout" svg:width="1.093cm" svg:height="1.093cm" svg:x="12.982cm" svg:y="8.22cm">
          <draw:text-box>
            <text:p text:style-name="P2"><text:span text:style-name="T28"></text:span></text:p>
          </draw:text-box>
        </draw:frame>
        <draw:frame draw:style-name="gr22" draw:text-style-name="P17" draw:layer="layout" svg:width="0.634cm" svg:height="0.738cm" svg:x="13.642cm" svg:y="8.198cm">
          <draw:text-box>
            <text:p text:style-name="P2"><text:span text:style-name="T27">2</text:span></text:p>
          </draw:text-box>
        </draw:frame>
        <draw:frame draw:style-name="gr21" draw:text-style-name="P16" draw:layer="layout" svg:width="1.093cm" svg:height="1.267cm" svg:x="13.959cm" svg:y="7.963cm">
          <draw:text-box>
            <text:p text:style-name="P2"><text:span text:style-name="T26">)</text:span></text:p>
          </draw:text-box>
        </draw:frame>
        <draw:frame draw:style-name="gr21" draw:text-style-name="P16" draw:layer="layout" svg:width="1.264cm" svg:height="1.267cm" svg:x="2.656cm" svg:y="9.551cm">
          <draw:text-box>
            <text:p text:style-name="P2"><text:span text:style-name="T26">&gt; </text:span></text:p>
          </draw:text-box>
        </draw:frame>
        <draw:frame draw:style-name="gr21" draw:text-style-name="P16" draw:layer="layout" svg:width="1.093cm" svg:height="1.093cm" svg:x="3.549cm" svg:y="9.808cm">
          <draw:text-box>
            <text:p text:style-name="P2"><text:span text:style-name="T28"></text:span></text:p>
          </draw:text-box>
        </draw:frame>
        <draw:frame draw:style-name="gr22" draw:text-style-name="P17" draw:layer="layout" svg:width="1.34cm" svg:height="0.738cm" svg:x="4.209cm" svg:y="9.786cm">
          <draw:text-box>
            <text:p text:style-name="P2"><text:span text:style-name="T27">h+1</text:span></text:p>
          </draw:text-box>
        </draw:frame>
        <draw:frame draw:style-name="gr21" draw:text-style-name="P16" draw:layer="layout" svg:width="12.562cm" svg:height="1.267cm" svg:x="1.732cm" svg:y="11.138cm">
          <draw:text-box>
            <text:p text:style-name="P2"><text:span text:style-name="T26">Thu</text:span><text:span text:style-name="T26">s, </text:span><text:span text:style-name="T26">the </text:span><text:span text:style-name="T26">clai</text:span><text:span text:style-name="T26">m is </text:span><text:span text:style-name="T26">true</text:span><text:span text:style-name="T26">.</text:span></text:p>
          </draw:text-box>
        </draw:frame>
        <draw:frame draw:style-name="gr21" draw:text-style-name="P16" draw:layer="layout" svg:width="11.889cm" svg:height="1.267cm" svg:x="1.732cm" svg:y="12.726cm">
          <draw:text-box>
            <text:p text:style-name="P2"><text:span text:style-name="T26">Fro</text:span><text:span text:style-name="T26">m </text:span><text:span text:style-name="T26">the </text:span><text:span text:style-name="T26">clai</text:span><text:span text:style-name="T26">m, </text:span><text:span text:style-name="T26">in </text:span><text:span text:style-name="T26">an </text:span></text:p>
          </draw:text-box>
        </draw:frame>
        <draw:frame draw:style-name="gr21" draw:text-style-name="P16" draw:layer="layout" svg:width="1.093cm" svg:height="1.093cm" svg:x="11.391cm" svg:y="12.994cm">
          <draw:text-box>
            <text:p text:style-name="P2"><text:span text:style-name="T29">n</text:span></text:p>
          </draw:text-box>
        </draw:frame>
        <draw:frame draw:style-name="gr21" draw:text-style-name="P16" draw:layer="layout" svg:width="5.852cm" svg:height="1.267cm" svg:x="11.942cm" svg:y="12.726cm">
          <draw:text-box>
            <text:p text:style-name="P2"><text:span text:style-name="T26">-</text:span><text:span text:style-name="T26">nod</text:span><text:span text:style-name="T26">e </text:span><text:span text:style-name="T26">AVL </text:span></text:p>
          </draw:text-box>
        </draw:frame>
        <draw:frame draw:style-name="gr21" draw:text-style-name="P16" draw:layer="layout" svg:width="7.783cm" svg:height="1.267cm" svg:x="2.656cm" svg:y="14.042cm">
          <draw:text-box>
            <text:p text:style-name="P2"><text:span text:style-name="T26">tree </text:span><text:span text:style-name="T26">of </text:span><text:span text:style-name="T26">heig</text:span><text:span text:style-name="T26">ht </text:span></text:p>
          </draw:text-box>
        </draw:frame>
        <draw:frame draw:style-name="gr21" draw:text-style-name="P16" draw:layer="layout" svg:width="1.093cm" svg:height="1.093cm" svg:x="8.759cm" svg:y="14.31cm">
          <draw:text-box>
            <text:p text:style-name="P2"><text:span text:style-name="T29">h</text:span></text:p>
          </draw:text-box>
        </draw:frame>
        <draw:frame draw:style-name="gr21" draw:text-style-name="P16" draw:layer="layout" svg:width="1.093cm" svg:height="1.267cm" svg:x="9.31cm" svg:y="14.042cm">
          <draw:text-box>
            <text:p text:style-name="P2"><text:span text:style-name="T26">,</text:span></text:p>
          </draw:text-box>
        </draw:frame>
        <draw:frame draw:style-name="gr21" draw:text-style-name="P16" draw:layer="layout" svg:width="1.093cm" svg:height="1.093cm" svg:x="2.656cm" svg:y="15.897cm">
          <draw:text-box>
            <text:p text:style-name="P2"><text:span text:style-name="T29">n</text:span></text:p>
          </draw:text-box>
        </draw:frame>
        <draw:frame draw:style-name="gr21" draw:text-style-name="P16" draw:layer="layout" svg:width="1.093cm" svg:height="1.267cm" svg:x="3.207cm" svg:y="15.629cm">
          <draw:text-box>
            <text:p text:style-name="P2"><text:span text:style-name="T26"><text:s/></text:span></text:p>
          </draw:text-box>
        </draw:frame>
        <draw:frame draw:style-name="gr21" draw:text-style-name="P16" draw:layer="layout" svg:width="1.093cm" svg:height="1.093cm" svg:x="3.478cm" svg:y="15.886cm">
          <draw:text-box>
            <text:p text:style-name="P2"><text:span text:style-name="T28"></text:span></text:p>
          </draw:text-box>
        </draw:frame>
        <draw:frame draw:style-name="gr21" draw:text-style-name="P16" draw:layer="layout" svg:width="1.242cm" svg:height="1.267cm" svg:x="4.353cm" svg:y="15.629cm">
          <draw:text-box>
            <text:p text:style-name="P2"><text:span text:style-name="T26"><text:s/></text:span><text:span text:style-name="T26">w</text:span></text:p>
          </draw:text-box>
        </draw:frame>
        <draw:frame draw:style-name="gr22" draw:text-style-name="P17" draw:layer="layout" svg:width="0.634cm" svg:height="0.738cm" svg:x="5.419cm" svg:y="16.214cm">
          <draw:text-box>
            <text:p text:style-name="P2"><text:span text:style-name="T27">h </text:span></text:p>
          </draw:text-box>
        </draw:frame>
        <draw:frame draw:style-name="gr21" draw:text-style-name="P16" draw:layer="layout" svg:width="1.093cm" svg:height="1.093cm" svg:x="5.891cm" svg:y="15.886cm">
          <draw:text-box>
            <text:p text:style-name="P2"><text:span text:style-name="T28"></text:span></text:p>
          </draw:text-box>
        </draw:frame>
        <draw:frame draw:style-name="gr21" draw:text-style-name="P16" draw:layer="layout" svg:width="1.093cm" svg:height="1.267cm" svg:x="6.766cm" svg:y="15.629cm">
          <draw:text-box>
            <text:p text:style-name="P2"><text:span text:style-name="T26"><text:s/></text:span></text:p>
          </draw:text-box>
        </draw:frame>
        <draw:frame draw:style-name="gr21" draw:text-style-name="P16" draw:layer="layout" svg:width="1.093cm" svg:height="1.093cm" svg:x="7.041cm" svg:y="15.886cm">
          <draw:text-box>
            <text:p text:style-name="P2"><text:span text:style-name="T28"></text:span></text:p>
          </draw:text-box>
        </draw:frame>
        <draw:frame draw:style-name="gr22" draw:text-style-name="P17" draw:layer="layout" svg:width="0.634cm" svg:height="0.738cm" svg:x="7.701cm" svg:y="15.864cm">
          <draw:text-box>
            <text:p text:style-name="P2"><text:span text:style-name="T27">h</text:span></text:p>
          </draw:text-box>
        </draw:frame>
        <draw:frame draw:style-name="gr21" draw:text-style-name="P16" draw:layer="layout" svg:width="11.419cm" svg:height="1.267cm" svg:x="8.019cm" svg:y="15.629cm">
          <draw:text-box>
            <text:p text:style-name="P2"><text:span text:style-name="T26"><text:s text:c="7"/></text:span><text:span text:style-name="T26">(fro</text:span><text:span text:style-name="T26">m </text:span><text:span text:style-name="T26">the </text:span><text:span text:style-name="T26">Clai</text:span><text:span text:style-name="T26">m)</text:span></text:p>
          </draw:text-box>
        </draw:frame>
        <draw:frame draw:style-name="gr21" draw:text-style-name="P16" draw:layer="layout" svg:width="1.093cm" svg:height="1.093cm" svg:x="2.656cm" svg:y="17.552cm">
          <draw:text-box>
            <text:p text:style-name="P2"><text:span text:style-name="T29">h</text:span></text:p>
          </draw:text-box>
        </draw:frame>
        <draw:frame draw:style-name="gr21" draw:text-style-name="P16" draw:layer="layout" svg:width="1.093cm" svg:height="1.267cm" svg:x="3.207cm" svg:y="17.284cm">
          <draw:text-box>
            <text:p text:style-name="P2"><text:span text:style-name="T26"><text:s/></text:span></text:p>
          </draw:text-box>
        </draw:frame>
        <draw:frame draw:style-name="gr21" draw:text-style-name="P16" draw:layer="layout" svg:width="1.093cm" svg:height="1.093cm" svg:x="3.478cm" svg:y="17.541cm">
          <draw:text-box>
            <text:p text:style-name="P2"><text:span text:style-name="T28"></text:span></text:p>
          </draw:text-box>
        </draw:frame>
        <draw:frame draw:style-name="gr21" draw:text-style-name="P16" draw:layer="layout" svg:width="2.017cm" svg:height="1.267cm" svg:x="4.353cm" svg:y="17.284cm">
          <draw:text-box>
            <text:p text:style-name="P2"><text:span text:style-name="T26"><text:s/></text:span><text:span text:style-name="T26">log</text:span></text:p>
          </draw:text-box>
        </draw:frame>
        <draw:frame draw:style-name="gr22" draw:text-style-name="P17" draw:layer="layout" svg:width="0.634cm" svg:height="0.738cm" svg:x="6.008cm" svg:y="17.868cm">
          <draw:text-box>
            <text:p text:style-name="P2"><text:span text:style-name="T27"><text:s/></text:span></text:p>
          </draw:text-box>
        </draw:frame>
        <draw:frame draw:style-name="gr22" draw:text-style-name="P17" draw:layer="layout" svg:width="0.634cm" svg:height="0.634cm" svg:x="6.163cm" svg:y="18.017cm">
          <draw:text-box>
            <text:p text:style-name="P2"><text:span text:style-name="T30"></text:span></text:p>
          </draw:text-box>
        </draw:frame>
        <draw:frame draw:style-name="gr22" draw:text-style-name="P17" draw:layer="layout" svg:width="0.634cm" svg:height="0.738cm" svg:x="6.544cm" svg:y="17.868cm">
          <draw:text-box>
            <text:p text:style-name="P2"><text:span text:style-name="T27"><text:s/></text:span></text:p>
          </draw:text-box>
        </draw:frame>
        <draw:frame draw:style-name="gr21" draw:text-style-name="P16" draw:layer="layout" svg:width="1.093cm" svg:height="1.093cm" svg:x="6.703cm" svg:y="17.552cm">
          <draw:text-box>
            <text:p text:style-name="P2"><text:span text:style-name="T29">n</text:span></text:p>
          </draw:text-box>
        </draw:frame>
        <draw:frame draw:style-name="gr21" draw:text-style-name="P16" draw:layer="layout" svg:width="3.706cm" svg:height="1.267cm" svg:x="2.656cm" svg:y="18.935cm">
          <draw:text-box>
            <text:p text:style-name="P2"><text:span text:style-name="T26">= </text:span><text:span text:style-name="T26">(log </text:span></text:p>
          </draw:text-box>
        </draw:frame>
        <draw:frame draw:style-name="gr21" draw:text-style-name="P16" draw:layer="layout" svg:width="1.093cm" svg:height="1.093cm" svg:x="5.563cm" svg:y="19.203cm">
          <draw:text-box>
            <text:p text:style-name="P2"><text:span text:style-name="T29">n</text:span></text:p>
          </draw:text-box>
        </draw:frame>
        <draw:frame draw:style-name="gr21" draw:text-style-name="P16" draw:layer="layout" svg:width="3.935cm" svg:height="1.267cm" svg:x="6.114cm" svg:y="18.935cm">
          <draw:text-box>
            <text:p text:style-name="P2"><text:span text:style-name="T26">) / </text:span><text:span text:style-name="T26">(log </text:span></text:p>
          </draw:text-box>
        </draw:frame>
        <draw:frame draw:style-name="gr21" draw:text-style-name="P16" draw:layer="layout" svg:width="1.093cm" svg:height="1.093cm" svg:x="9.349cm" svg:y="19.192cm">
          <draw:text-box>
            <text:p text:style-name="P2"><text:span text:style-name="T28"></text:span></text:p>
          </draw:text-box>
        </draw:frame>
        <draw:frame draw:style-name="gr21" draw:text-style-name="P16" draw:layer="layout" svg:width="1.093cm" svg:height="1.267cm" svg:x="10.008cm" svg:y="18.935cm">
          <draw:text-box>
            <text:p text:style-name="P2"><text:span text:style-name="T26">)</text:span></text:p>
          </draw:text-box>
        </draw:frame>
        <draw:frame draw:style-name="gr21" draw:text-style-name="P16" draw:layer="layout" svg:width="6.75cm" svg:height="1.267cm" svg:x="2.656cm" svg:y="20.526cm">
          <draw:text-box>
            <text:p text:style-name="P2"><text:span text:style-name="T26">&lt; </text:span><text:span text:style-name="T26">1.4</text:span><text:span text:style-name="T26">41 </text:span><text:span text:style-name="T26">log </text:span></text:p>
          </draw:text-box>
        </draw:frame>
        <draw:frame draw:style-name="gr21" draw:text-style-name="P16" draw:layer="layout" svg:width="1.093cm" svg:height="1.093cm" svg:x="7.955cm" svg:y="20.794cm">
          <draw:text-box>
            <text:p text:style-name="P2"><text:span text:style-name="T29">n</text:span></text:p>
          </draw:text-box>
        </draw:frame>
      </draw:page>
      <draw:page draw:name="page15" draw:style-name="dp1" draw:master-page-name="master-page3">
        <draw:polygon draw:style-name="gr1" draw:text-style-name="P1" draw:layer="layout" svg:width="19.05cm" svg:height="25.4cm" svg:x="0cm" svg:y="0cm" svg:viewBox="0 0 19051 25401" draw:points="0,0 19051,0 19051,25401 0,25401">
          <text:p/>
        </draw:polygon>
        <draw:polygon draw:style-name="gr1" draw:text-style-name="P1" draw:layer="layout" svg:width="19.05cm" svg:height="25.4cm" svg:x="0cm" svg:y="0cm" svg:viewBox="0 0 19051 25401" draw:points="0,0 19051,0 19051,25401 0,25401">
          <text:p>15/STR/TRE/XPL/1/A</text:p>
        </draw:polygon>
        <draw:frame draw:style-name="gr3" draw:text-style-name="P3" draw:layer="layout" svg:width="6.106cm" svg:height="0.573cm" svg:x="6.872cm" svg:y="23.308cm">
          <draw:text-box>
            <text:p text:style-name="P2"><text:span text:style-name="T1">TCSS 342 </text:span><text:span text:style-name="T1">AVL Trees </text:span><text:span text:style-name="T1">v1.0</text:span></text:p>
          </draw:text-box>
        </draw:frame>
        <draw:frame draw:style-name="gr3" draw:text-style-name="P3" draw:layer="layout" svg:width="0.629cm" svg:height="0.573cm" svg:x="16.873cm" svg:y="23.308cm">
          <draw:text-box>
            <text:p text:style-name="P2"><text:span text:style-name="T1">1</text:span><text:span text:style-name="T1">5</text:span></text:p>
          </draw:text-box>
        </draw:frame>
        <draw:frame draw:style-name="gr4" draw:text-style-name="P4" draw:layer="layout" svg:width="18.73cm" svg:height="1.804cm" svg:x="1.52cm" svg:y="1.085cm">
          <draw:text-box>
            <text:p text:style-name="P2"><text:span text:style-name="T2">AVL tree: </text:span><text:span text:style-name="T2">Running </text:span><text:span text:style-name="T2">times</text:span></text:p>
          </draw:text-box>
        </draw:frame>
        <draw:frame draw:style-name="gr5" draw:text-style-name="P5" draw:layer="layout" svg:width="1.128cm" svg:height="1.309cm" svg:x="1.732cm" svg:y="3.987cm">
          <draw:text-box>
            <text:p text:style-name="P2"><text:span text:style-name="T4">•</text:span></text:p>
          </draw:text-box>
        </draw:frame>
        <draw:frame draw:style-name="gr5" draw:text-style-name="P5" draw:layer="layout" svg:width="9.307cm" svg:height="1.309cm" svg:x="2.685cm" svg:y="4.233cm">
          <draw:text-box>
            <text:p text:style-name="P2"><text:span text:style-name="T4">f</text:span><text:span text:style-name="T4">i</text:span><text:span text:style-name="T4">n</text:span><text:span text:style-name="T4">d</text:span><text:span text:style-name="T3"> </text:span><text:span text:style-name="T3">t</text:span><text:span text:style-name="T3">a</text:span><text:span text:style-name="T3">k</text:span><text:span text:style-name="T3">e</text:span><text:span text:style-name="T3">s</text:span><text:span text:style-name="T3"> </text:span><text:span text:style-name="T3">O</text:span><text:span text:style-name="T3">(</text:span><text:span text:style-name="T3">l</text:span><text:span text:style-name="T3">o</text:span><text:span text:style-name="T3">g</text:span><text:span text:style-name="T3"> </text:span></text:p>
          </draw:text-box>
        </draw:frame>
        <draw:frame draw:style-name="gr5" draw:text-style-name="P5" draw:layer="layout" svg:width="1.128cm" svg:height="1.128cm" svg:x="10.216cm" svg:y="4.51cm">
          <draw:text-box>
            <text:p text:style-name="P2"><text:span text:style-name="T7">n</text:span></text:p>
          </draw:text-box>
        </draw:frame>
        <draw:frame draw:style-name="gr5" draw:text-style-name="P5" draw:layer="layout" svg:width="4.074cm" svg:height="1.309cm" svg:x="10.781cm" svg:y="4.233cm">
          <draw:text-box>
            <text:p text:style-name="P2"><text:span text:style-name="T3">) </text:span><text:span text:style-name="T3">tim</text:span><text:span text:style-name="T3">e, </text:span></text:p>
          </draw:text-box>
        </draw:frame>
        <draw:frame draw:style-name="gr5" draw:text-style-name="P5" draw:layer="layout" svg:width="16.601cm" svg:height="1.309cm" svg:x="2.685cm" svg:y="5.592cm">
          <draw:text-box>
            <text:p text:style-name="P2"><text:span text:style-name="T3">b</text:span><text:span text:style-name="T3">e</text:span><text:span text:style-name="T3">c</text:span><text:span text:style-name="T3">a</text:span><text:span text:style-name="T3">u</text:span><text:span text:style-name="T3">s</text:span><text:span text:style-name="T3">e</text:span><text:span text:style-name="T3"> </text:span><text:span text:style-name="T3">h</text:span><text:span text:style-name="T3">e</text:span><text:span text:style-name="T3">i</text:span><text:span text:style-name="T3">g</text:span><text:span text:style-name="T3">h</text:span><text:span text:style-name="T3">t </text:span><text:span text:style-name="T3">o</text:span><text:span text:style-name="T3">f </text:span><text:span text:style-name="T3">t</text:span><text:span text:style-name="T3">h</text:span><text:span text:style-name="T3">e</text:span><text:span text:style-name="T3"> </text:span><text:span text:style-name="T3">t</text:span><text:span text:style-name="T3">r</text:span><text:span text:style-name="T3">e</text:span><text:span text:style-name="T3">e</text:span><text:span text:style-name="T3"> </text:span><text:span text:style-name="T3">i</text:span><text:span text:style-name="T3">s</text:span><text:span text:style-name="T3"> </text:span></text:p>
          </draw:text-box>
        </draw:frame>
        <draw:frame draw:style-name="gr5" draw:text-style-name="P5" draw:layer="layout" svg:width="7.652cm" svg:height="1.309cm" svg:x="2.685cm" svg:y="6.946cm">
          <draw:text-box>
            <text:p text:style-name="P2"><text:span text:style-name="T3">always </text:span><text:span text:style-name="T3">O(log </text:span></text:p>
          </draw:text-box>
        </draw:frame>
        <draw:frame draw:style-name="gr5" draw:text-style-name="P5" draw:layer="layout" svg:width="1.128cm" svg:height="1.128cm" svg:x="8.848cm" svg:y="7.223cm">
          <draw:text-box>
            <text:p text:style-name="P2"><text:span text:style-name="T7">n</text:span></text:p>
          </draw:text-box>
        </draw:frame>
        <draw:frame draw:style-name="gr5" draw:text-style-name="P5" draw:layer="layout" svg:width="1.128cm" svg:height="1.309cm" svg:x="9.416cm" svg:y="6.946cm">
          <draw:text-box>
            <text:p text:style-name="P2"><text:span text:style-name="T3">).</text:span></text:p>
          </draw:text-box>
        </draw:frame>
        <draw:frame draw:style-name="gr5" draw:text-style-name="P5" draw:layer="layout" svg:width="1.128cm" svg:height="1.309cm" svg:x="1.732cm" svg:y="8.336cm">
          <draw:text-box>
            <text:p text:style-name="P2"><text:span text:style-name="T4">•</text:span></text:p>
          </draw:text-box>
        </draw:frame>
        <draw:frame draw:style-name="gr5" draw:text-style-name="P5" draw:layer="layout" svg:width="7.373cm" svg:height="1.309cm" svg:x="2.685cm" svg:y="8.583cm">
          <draw:text-box>
            <text:p text:style-name="P2"><text:span text:style-name="T4">insert</text:span><text:span text:style-name="T3">: </text:span><text:span text:style-name="T3">O(log </text:span></text:p>
          </draw:text-box>
        </draw:frame>
        <draw:frame draw:style-name="gr5" draw:text-style-name="P5" draw:layer="layout" svg:width="1.128cm" svg:height="1.128cm" svg:x="8.717cm" svg:y="8.86cm">
          <draw:text-box>
            <text:p text:style-name="P2"><text:span text:style-name="T7">n</text:span></text:p>
          </draw:text-box>
        </draw:frame>
        <draw:frame draw:style-name="gr5" draw:text-style-name="P5" draw:layer="layout" svg:width="10.776cm" svg:height="1.309cm" svg:x="9.285cm" svg:y="8.583cm">
          <draw:text-box>
            <text:p text:style-name="P2"><text:span text:style-name="T3">) </text:span><text:span text:style-name="T3">t</text:span><text:span text:style-name="T3">i</text:span><text:span text:style-name="T3">m</text:span><text:span text:style-name="T3">e</text:span><text:span text:style-name="T3"> </text:span><text:span text:style-name="T3">b</text:span><text:span text:style-name="T3">e</text:span><text:span text:style-name="T3">c</text:span><text:span text:style-name="T3">a</text:span><text:span text:style-name="T3">u</text:span><text:span text:style-name="T3">s</text:span><text:span text:style-name="T3">e</text:span><text:span text:style-name="T3"> </text:span><text:span text:style-name="T3">w</text:span><text:span text:style-name="T3">e</text:span><text:span text:style-name="T3"> </text:span></text:p>
          </draw:text-box>
        </draw:frame>
        <draw:frame draw:style-name="gr5" draw:text-style-name="P5" draw:layer="layout" svg:width="9.171cm" svg:height="1.309cm" svg:x="2.685cm" svg:y="9.941cm">
          <draw:text-box>
            <text:p text:style-name="P2"><text:span text:style-name="T3">do a find (O(log </text:span></text:p>
          </draw:text-box>
        </draw:frame>
        <draw:frame draw:style-name="gr5" draw:text-style-name="P5" draw:layer="layout" svg:width="1.128cm" svg:height="1.128cm" svg:x="10.206cm" svg:y="10.218cm">
          <draw:text-box>
            <text:p text:style-name="P2"><text:span text:style-name="T7">n</text:span></text:p>
          </draw:text-box>
        </draw:frame>
        <draw:frame draw:style-name="gr5" draw:text-style-name="P5" draw:layer="layout" svg:width="7cm" svg:height="1.309cm" svg:x="10.774cm" svg:y="9.941cm">
          <draw:text-box>
            <text:p text:style-name="P2"><text:span text:style-name="T3">) </text:span><text:span text:style-name="T3">t</text:span><text:span text:style-name="T3">i</text:span><text:span text:style-name="T3">m</text:span><text:span text:style-name="T3">e</text:span><text:span text:style-name="T3">)</text:span><text:span text:style-name="T3">, </text:span><text:span text:style-name="T3">a</text:span><text:span text:style-name="T3">n</text:span><text:span text:style-name="T3">d</text:span><text:span text:style-name="T3"> </text:span></text:p>
          </draw:text-box>
        </draw:frame>
        <draw:frame draw:style-name="gr5" draw:text-style-name="P5" draw:layer="layout" svg:width="18.599cm" svg:height="1.309cm" svg:x="2.685cm" svg:y="11.296cm">
          <draw:text-box>
            <text:p text:style-name="P2"><text:span text:style-name="T3">the</text:span><text:span text:style-name="T3">n </text:span><text:span text:style-name="T3">we </text:span><text:span text:style-name="T3">may </text:span><text:span text:style-name="T3">hav</text:span><text:span text:style-name="T3">e to </text:span><text:span text:style-name="T3">visit </text:span><text:span text:style-name="T3">eve</text:span><text:span text:style-name="T3">ry </text:span></text:p>
          </draw:text-box>
        </draw:frame>
        <draw:frame draw:style-name="gr5" draw:text-style-name="P5" draw:layer="layout" svg:width="16.842cm" svg:height="1.309cm" svg:x="2.685cm" svg:y="12.651cm">
          <draw:text-box>
            <text:p text:style-name="P2"><text:span text:style-name="T3">n</text:span><text:span text:style-name="T3">o</text:span><text:span text:style-name="T3">d</text:span><text:span text:style-name="T3">e</text:span><text:span text:style-name="T3"> </text:span><text:span text:style-name="T3">o</text:span><text:span text:style-name="T3">n</text:span><text:span text:style-name="T3"> </text:span><text:span text:style-name="T3">t</text:span><text:span text:style-name="T3">h</text:span><text:span text:style-name="T3">e</text:span><text:span text:style-name="T3"> </text:span><text:span text:style-name="T3">p</text:span><text:span text:style-name="T3">a</text:span><text:span text:style-name="T3">t</text:span><text:span text:style-name="T3">h</text:span><text:span text:style-name="T3"> </text:span><text:span text:style-name="T3">b</text:span><text:span text:style-name="T3">a</text:span><text:span text:style-name="T3">c</text:span><text:span text:style-name="T3">k</text:span><text:span text:style-name="T3"> </text:span><text:span text:style-name="T3">t</text:span><text:span text:style-name="T3">o</text:span><text:span text:style-name="T3"> </text:span><text:span text:style-name="T3">t</text:span><text:span text:style-name="T3">h</text:span><text:span text:style-name="T3">e</text:span><text:span text:style-name="T3"> </text:span></text:p>
          </draw:text-box>
        </draw:frame>
        <draw:frame draw:style-name="gr5" draw:text-style-name="P5" draw:layer="layout" svg:width="17.663cm" svg:height="1.309cm" svg:x="2.685cm" svg:y="14.009cm">
          <draw:text-box>
            <text:p text:style-name="P2"><text:span text:style-name="T3">r</text:span><text:span text:style-name="T3">o</text:span><text:span text:style-name="T3">o</text:span><text:span text:style-name="T3">t</text:span><text:span text:style-name="T3">, </text:span><text:span text:style-name="T3">p</text:span><text:span text:style-name="T3">e</text:span><text:span text:style-name="T3">r</text:span><text:span text:style-name="T3">f</text:span><text:span text:style-name="T3">o</text:span><text:span text:style-name="T3">r</text:span><text:span text:style-name="T3">m</text:span><text:span text:style-name="T3">i</text:span><text:span text:style-name="T3">n</text:span><text:span text:style-name="T3">g</text:span><text:span text:style-name="T3"> </text:span><text:span text:style-name="T3">u</text:span><text:span text:style-name="T3">p</text:span><text:span text:style-name="T3"> </text:span><text:span text:style-name="T3">t</text:span><text:span text:style-name="T3">o </text:span><text:span text:style-name="T3">2</text:span><text:span text:style-name="T3"> </text:span><text:span text:style-name="T3">s</text:span><text:span text:style-name="T3">i</text:span><text:span text:style-name="T3">n</text:span><text:span text:style-name="T3">g</text:span><text:span text:style-name="T3">l</text:span><text:span text:style-name="T3">e </text:span></text:p>
          </draw:text-box>
        </draw:frame>
        <draw:frame draw:style-name="gr5" draw:text-style-name="P5" draw:layer="layout" svg:width="18.345cm" svg:height="1.309cm" svg:x="2.685cm" svg:y="15.364cm">
          <draw:text-box>
            <text:p text:style-name="P2"><text:span text:style-name="T3">rotatio</text:span><text:span text:style-name="T3">ns </text:span><text:span text:style-name="T3">(O(1) </text:span><text:span text:style-name="T3">time </text:span><text:span text:style-name="T3">each) </text:span><text:span text:style-name="T3">to fix </text:span></text:p>
          </draw:text-box>
        </draw:frame>
        <draw:frame draw:style-name="gr5" draw:text-style-name="P5" draw:layer="layout" svg:width="4.849cm" svg:height="1.309cm" svg:x="2.685cm" svg:y="16.722cm">
          <draw:text-box>
            <text:p text:style-name="P2"><text:span text:style-name="T3">t</text:span><text:span text:style-name="T3">h</text:span><text:span text:style-name="T3">e</text:span><text:span text:style-name="T3"> </text:span><text:span text:style-name="T3">t</text:span><text:span text:style-name="T3">r</text:span><text:span text:style-name="T3">e</text:span><text:span text:style-name="T3">e</text:span><text:span text:style-name="T3">.</text:span></text:p>
          </draw:text-box>
        </draw:frame>
        <draw:frame draw:style-name="gr5" draw:text-style-name="P5" draw:layer="layout" svg:width="1.128cm" svg:height="1.309cm" svg:x="1.732cm" svg:y="19.749cm">
          <draw:text-box>
            <text:p text:style-name="P2"><text:span text:style-name="T4">•</text:span></text:p>
          </draw:text-box>
        </draw:frame>
        <draw:frame draw:style-name="gr5" draw:text-style-name="P5" draw:layer="layout" svg:width="8.439cm" svg:height="1.309cm" svg:x="2.685cm" svg:y="19.996cm">
          <draw:text-box>
            <text:p text:style-name="P2"><text:span text:style-name="T4">r</text:span><text:span text:style-name="T4">e</text:span><text:span text:style-name="T4">m</text:span><text:span text:style-name="T4">o</text:span><text:span text:style-name="T4">v</text:span><text:span text:style-name="T4">e</text:span><text:span text:style-name="T3">: </text:span><text:span text:style-name="T3">O</text:span><text:span text:style-name="T3">(</text:span><text:span text:style-name="T3">l</text:span><text:span text:style-name="T3">o</text:span><text:span text:style-name="T3">g</text:span><text:span text:style-name="T3"> </text:span></text:p>
          </draw:text-box>
        </draw:frame>
        <draw:frame draw:style-name="gr5" draw:text-style-name="P5" draw:layer="layout" svg:width="1.128cm" svg:height="1.128cm" svg:x="9.476cm" svg:y="20.272cm">
          <draw:text-box>
            <text:p text:style-name="P2"><text:span text:style-name="T7">n</text:span></text:p>
          </draw:text-box>
        </draw:frame>
        <draw:frame draw:style-name="gr5" draw:text-style-name="P5" draw:layer="layout" svg:width="8.562cm" svg:height="1.309cm" svg:x="10.044cm" svg:y="19.996cm">
          <draw:text-box>
            <text:p text:style-name="P2"><text:span text:style-name="T3">)</text:span><text:span text:style-name="T3"> </text:span><text:span text:style-name="T3">t</text:span><text:span text:style-name="T3">i</text:span><text:span text:style-name="T3">m</text:span><text:span text:style-name="T3">e</text:span><text:span text:style-name="T3">. </text:span><text:span text:style-name="T3"><text:s/></text:span><text:span text:style-name="T3">L</text:span><text:span text:style-name="T3">e</text:span><text:span text:style-name="T3">f</text:span><text:span text:style-name="T3">t</text:span><text:span text:style-name="T3"> </text:span><text:span text:style-name="T3">a</text:span><text:span text:style-name="T3">s</text:span><text:span text:style-name="T3"> </text:span></text:p>
          </draw:text-box>
        </draw:frame>
        <draw:frame draw:style-name="gr5" draw:text-style-name="P5" draw:layer="layout" svg:width="6.797cm" svg:height="1.309cm" svg:x="2.685cm" svg:y="21.354cm">
          <draw:text-box>
            <text:p text:style-name="P2"><text:span text:style-name="T3">an </text:span><text:span text:style-name="T3">exercise.</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Roman" svg:font-family="NimbusRoman"/>
    <style:font-face style:name="NimbusRomanRegular" svg:font-family="NimbusRomanRegular"/>
    <style:font-face style:name="OpenSymbol" svg:font-family="OpenSymbol"/>
    <style:font-face style:name="DejaVu Sans" svg:font-family="'DejaVu Sans'" style:font-family-generic="roman" style:font-pitch="variable"/>
    <style:font-face style:name="DejaVu Serif" svg:font-family="'DejaVu Serif'" style:font-family-generic="roman" style:font-pitch="variable"/>
    <style:font-face style:name="DejaVu Sans1" svg:font-family="'DejaVu 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DejaVu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19.05cm" fo:page-height="25.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7-04-09T11:23:51.057259216</dc:date>
    <meta:editing-duration>PT6M14S</meta:editing-duration>
    <meta:editing-cycles>1</meta:editing-cycles>
    <meta:document-statistic meta:object-count="1108"/>
    <meta:generator>LibreOffice/5.3.1.2$Linux_X86_64 LibreOffice_project/30m0$Build-2</meta:generator>
  </office:meta>
</office:document-meta>
</file>